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1.1278in"/>
    </style:style>
    <style:style style:name="Tabelle43.B" style:family="table-column">
      <style:table-column-properties style:column-width="5.5569in"/>
    </style:style>
    <style:style style:name="Tabelle43.C" style:family="table-column">
      <style:table-column-properties style:column-width="0.404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3.A2" style:family="table-cell">
      <style:table-cell-properties style:vertical-align="middle" fo:padding-left="0.0375in" fo:padding-right="0.0375in" fo:padding-top="0in" fo:padding-bottom="0in" fo:border="0.0007in solid #000000"/>
    </style:style>
    <style:style style:name="Tabelle45" style:family="table">
      <style:table-properties style:width="7.0896in" table:align="left" style:writing-mode="lr-tb"/>
    </style:style>
    <style:style style:name="Tabelle45.A" style:family="table-column">
      <style:table-column-properties style:column-width="1.0854in"/>
    </style:style>
    <style:style style:name="Tabelle45.B" style:family="table-column">
      <style:table-column-properties style:column-width="5.5993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0.6708in"/>
    </style:style>
    <style:style style:name="Tabelle46.B" style:family="table-column">
      <style:table-column-properties style:column-width="6.0458in"/>
    </style:style>
    <style:style style:name="Tabelle46.C" style:family="table-column">
      <style:table-column-properties style:column-width="0.372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6.A2" style:family="table-cell">
      <style:table-cell-properties fo:padding-left="0.0389in" fo:padding-right="0.0389in" fo:padding-top="0in" fo:padding-bottom="0in" fo:border="0.0007in solid #000000"/>
    </style:style>
    <style:style style:name="Tabelle46.C2" style:family="table-cell">
      <style:table-cell-properties style:vertical-align="middle" fo:padding-left="0.0389in" fo:padding-right="0.0389in" fo:padding-top="0in" fo:padding-bottom="0in" fo:border="0.0007in solid #000000"/>
    </style:style>
    <style:style style:name="Tabel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6.7167in"/>
    </style:style>
    <style:style style:name="Tabelle50.B"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7.0896in"/>
    </style:style>
    <style:style style:name="Tabelle52.1" style:family="table-row">
      <style:table-row-properties style:keep-together="false" fo:keep-together="always"/>
    </style:style>
    <style:style style:name="Tabel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2.2" style:family="table-row">
      <style:table-row-properties style:keep-together="true" fo:keep-together="auto"/>
    </style:style>
    <style:style style:name="Tabelle52.A2" style:family="table-cell">
      <style:table-cell-properties style:vertical-align="middle" fo:padding-left="0.0375in" fo:padding-right="0.0375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0.6708in"/>
    </style:style>
    <style:style style:name="Tabelle54.B" style:family="table-column">
      <style:table-column-properties style:column-width="6.0458in"/>
    </style:style>
    <style:style style:name="Tabelle54.C"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C2" style:family="table-cell">
      <style:table-cell-properties style:vertical-align="middle" fo:padding-left="0.0389in" fo:padding-right="0.0389in" fo:padding-top="0in" fo:padding-bottom="0in" fo:border="0.0007in solid #000000"/>
    </style:style>
    <style:style style:name="Tabelle5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6" style:family="table">
      <style:table-properties style:width="7.0896in" table:align="left" style:writing-mode="lr-tb"/>
    </style:style>
    <style:style style:name="Tabelle56.A" style:family="table-column">
      <style:table-column-properties style:column-width="6.7167in"/>
    </style:style>
    <style:style style:name="Tabelle56.B"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B2" style:family="table-cell">
      <style:table-cell-properties style:vertical-align="middle" fo:padding-left="0.0389in" fo:padding-right="0.0389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7.0896in"/>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7.0896in"/>
    </style:style>
    <style:style style:name="Tabelle62.1" style:family="table-row">
      <style:table-row-properties style:keep-together="false" fo:keep-together="always"/>
    </style:style>
    <style:style style:name="Tabel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2.2" style:family="table-row">
      <style:table-row-properties style:keep-together="true" fo:keep-together="auto"/>
    </style:style>
    <style:style style:name="Tabelle62.A2" style:family="table-cell">
      <style:table-cell-properties style:vertical-align="middle" fo:padding-left="0.0375in" fo:padding-right="0.0375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0.6708in"/>
    </style:style>
    <style:style style:name="Tabelle63.B" style:family="table-column">
      <style:table-column-properties style:column-width="6.0458in"/>
    </style:style>
    <style:style style:name="Tabelle63.C"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C2" style:family="table-cell">
      <style:table-cell-properties style:vertical-align="middle" fo:padding-left="0.0389in" fo:padding-right="0.0389in" fo:padding-top="0in" fo:padding-bottom="0in" fo:border="0.0007in solid #000000"/>
    </style:style>
    <style:style style:name="Tabel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5" style:family="table">
      <style:table-properties style:width="7.0896in" table:align="left" style:writing-mode="lr-tb"/>
    </style:style>
    <style:style style:name="Tabelle65.A" style:family="table-column">
      <style:table-column-properties style:column-width="6.7167in"/>
    </style:style>
    <style:style style:name="Tabelle65.B"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B2" style:family="table-cell">
      <style:table-cell-properties style:vertical-align="middle" fo:padding-left="0.0389in" fo:padding-right="0.0389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7.0896in"/>
    </style:style>
    <style:style style:name="Tabelle66.1" style:family="table-row">
      <style:table-row-properties style:keep-together="false" fo:keep-together="always"/>
    </style:style>
    <style:style style:name="Tabelle6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6.2" style:family="table-row">
      <style:table-row-properties style:keep-together="true" fo:keep-together="auto"/>
    </style:style>
    <style:style style:name="Tabelle66.A2" style:family="table-cell">
      <style:table-cell-properties style:vertical-align="middle" fo:padding-left="0.0375in" fo:padding-right="0.0375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0.6708in"/>
    </style:style>
    <style:style style:name="Tabelle68.B" style:family="table-column">
      <style:table-column-properties style:column-width="6.0458in"/>
    </style:style>
    <style:style style:name="Tabelle68.C"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C2" style:family="table-cell">
      <style:table-cell-properties style:vertical-align="middle" fo:padding-left="0.0389in" fo:padding-right="0.0389in" fo:padding-top="0in" fo:padding-bottom="0in" fo:border="0.0007in solid #000000"/>
    </style:style>
    <style:style style:name="Tabel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Heading_20_2">
      <style:text-properties fo:color="#ff0000" fo:font-style="italic" style:font-style-asian="italic"/>
    </style:style>
    <style:style style:name="P2" style:family="paragraph" style:parent-style-name="Quotations">
      <style:text-properties fo:color="#ff0000" fo:font-style="italic" style:font-style-asian="italic"/>
    </style:style>
    <style:style style:name="P3" style:family="paragraph" style:parent-style-name="Body">
      <style:text-properties style:use-window-font-color="true" style:font-name="Helvetica1" fo:font-size="10pt" style:font-name-asian="Helvetica1" style:font-size-asian="10pt" style:font-name-complex="Helvetica1" style:font-size-complex="10pt"/>
    </style:style>
    <style:style style:name="P4" style:family="paragraph" style:parent-style-name="Preformatted_20_Text">
      <style:text-properties fo:color="#646464" style:font-name="Courier New1" fo:font-size="10pt" style:font-size-asian="10pt" style:font-size-complex="10pt"/>
    </style:style>
    <style:style style:name="P5" style:family="paragraph" style:parent-style-name="Body">
      <style:paragraph-properties fo:margin-left="0in" fo:margin-right="0in" fo:text-align="start" style:justify-single-word="false" fo:text-indent="0in" style:auto-text-indent="false" style:text-autospace="none"/>
    </style:style>
    <style:style style:name="P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 style:family="paragraph" style:parent-style-name="Standard">
      <style:paragraph-properties fo:margin-top="0.111in" fo:margin-bottom="0in"/>
    </style:style>
    <style:style style:name="P8"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Body">
      <style:paragraph-properties fo:margin-left="0in" fo:margin-right="0in" fo:text-indent="0in" style:auto-text-indent="false"/>
    </style:style>
    <style:style style:name="P12" style:family="paragraph" style:parent-style-name="Body">
      <style:paragraph-properties fo:margin-left="0in" fo:margin-right="0in" fo:text-align="start" style:justify-single-word="false" fo:text-indent="0in" style:auto-text-indent="false" style:text-autospace="none"/>
    </style:style>
    <style:style style:name="P13" style:family="paragraph" style:parent-style-name="Standard">
      <style:paragraph-properties fo:margin-left="0in" fo:margin-right="0in" fo:text-align="start" style:justify-single-word="false" fo:text-indent="0in" style:auto-text-indent="false" style:text-autospace="none"/>
    </style:style>
    <style:style style:name="P14"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paragraph-properties fo:text-align="center" style:justify-single-word="false"/>
      <style:text-properties style:use-window-font-color="true" fo:font-style="normal" style:font-style-asian="normal" style:font-style-complex="normal"/>
    </style:style>
    <style:style style:name="P17" style:family="paragraph" style:parent-style-name="Body">
      <style:text-properties fo:color="#b80047" fo:font-style="italic" fo:font-weight="bold" style:font-style-asian="italic" style:font-weight-asian="bold" style:font-style-complex="italic" style:font-weight-complex="bold"/>
    </style:style>
    <style:style style:name="P18" style:family="paragraph" style:parent-style-name="Body">
      <style:text-properties fo:color="#ff0000" fo:font-style="italic" style:font-style-asian="italic"/>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Preformatted_20_Text">
      <style:text-properties fo:color="#646464" style:font-name="Courier New1" fo:font-size="10pt" style:font-size-asian="10pt" style:font-size-complex="10pt"/>
    </style:style>
    <style:style style:name="P23" style:family="paragraph" style:parent-style-name="Preformatted_20_Text">
      <style:text-properties style:font-name="Courier New1" fo:font-size="10pt" style:font-size-asian="10pt" style:font-size-complex="10pt"/>
    </style:style>
    <style:style style:name="P24" style:family="paragraph" style:parent-style-name="Preformatted_20_Text">
      <style:text-properties fo:color="#000000" style:font-name="Courier New1" fo:font-size="10pt" style:font-name-asian="Monaco" style:font-size-asian="10pt" style:font-name-complex="Monaco" style:font-size-complex="10pt"/>
    </style:style>
    <style:style style:name="P25" style:family="paragraph" style:parent-style-name="Preformatted_20_Text">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style>
    <style:style style:name="P27" style:family="paragraph" style:parent-style-name="CellBody">
      <style:paragraph-properties fo:keep-with-next="always" style:snap-to-layout-grid="false"/>
    </style:style>
    <style:style style:name="P28" style:family="paragraph" style:parent-style-name="CellHeading">
      <style:paragraph-properties fo:text-align="center" style:justify-single-word="false" fo:keep-with-next="always" style:snap-to-layout-grid="false"/>
    </style:style>
    <style:style style:name="P29" style:family="paragraph" style:parent-style-name="Body">
      <style:paragraph-properties fo:margin-left="0.6063in" fo:margin-right="0in" fo:text-indent="-0.6063in" style:auto-text-indent="false">
        <style:tab-stops>
          <style:tab-stop style:position="3.9374in"/>
        </style:tab-stops>
      </style:paragraph-properties>
    </style:style>
    <style:style style:name="P30"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1" style:family="paragraph" style:parent-style-name="Document_20_Title">
      <style:text-properties fo:font-size="16pt" fo:font-weight="bold" style:font-size-asian="16pt" style:font-weight-asian="bold"/>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paragraph-properties fo:line-height="0.1846in"/>
      <style:text-properties style:use-window-font-color="true"/>
    </style:style>
    <style:style style:name="P41" style:family="paragraph" style:parent-style-name="Standard" style:list-style-nam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
      <style:paragraph-properties fo:keep-together="always"/>
    </style:style>
    <style:style style:name="P44"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6"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7"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9"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0"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51" style:family="paragraph" style:parent-style-name="Standard" style:list-style-name="">
      <style:paragraph-properties fo:margin-top="0in" fo:margin-bottom="0.1945in"/>
      <style:text-properties fo:font-size="9pt" style:font-size-asian="9pt" style:font-size-complex="9pt"/>
    </style:style>
    <style:style style:name="P52" style:family="paragraph" style:parent-style-name="Standard" style:list-style-name="">
      <style:paragraph-properties fo:margin-top="0in" fo:margin-bottom="0.1945in" fo:keep-together="always"/>
    </style:style>
    <style:style style:name="P53" style:family="paragraph" style:parent-style-name="Standard" style:list-style-name="">
      <style:paragraph-properties fo:margin-top="0in" fo:margin-bottom="0.1945in"/>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0374in" fo:margin-bottom="0.0374in"/>
      <style:text-properties fo:font-size="9pt" style:font-size-asian="9pt" style:font-size-complex="9pt"/>
    </style:style>
    <style:style style:name="P5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7" style:family="paragraph" style:parent-style-name="Standard" style:list-style-name="">
      <style:paragraph-properties fo:margin-top="0.0374in" fo:margin-bottom="0.0374in"/>
    </style:style>
    <style:style style:name="P58" style:family="paragraph" style:parent-style-name="Standard" style:list-style-name="">
      <style:paragraph-properties fo:margin-top="0.0374in" fo:margin-bottom="0.0374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style:text-properties fo:color="#000000" fo:font-size="10pt" style:font-size-asian="10pt" style:font-size-complex="10pt"/>
    </style:style>
    <style:style style:name="P63" style:family="paragraph" style:parent-style-name="Standard" style:list-style-name="">
      <style:paragraph-properties fo:margin-top="0.0374in" fo:margin-bottom="0.0374in" fo:text-align="center" style:justify-single-word="false"/>
      <style:text-properties style:use-window-font-color="true"/>
    </style:style>
    <style:style style:name="P64" style:family="paragraph" style:parent-style-name="Standard" style:list-style-name="">
      <style:paragraph-properties fo:margin-top="0.0374in" fo:margin-bottom="0.0374in"/>
      <style:text-properties style:use-window-font-color="true"/>
    </style:style>
    <style:style style:name="P6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keep-with-next="always"/>
      <style:text-properties style:use-window-font-color="true"/>
    </style:style>
    <style:style style:name="P68"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9"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style:style>
    <style:style style:name="P71" style:family="paragraph" style:parent-style-name="Standard" style:list-style-name="">
      <style:paragraph-properties fo:margin-top="0.1945in" fo:margin-bottom="0in"/>
      <style:text-properties fo:font-size="10pt" style:font-size-asian="10pt" style:font-size-complex="10pt"/>
    </style:style>
    <style:style style:name="P7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4" style:family="paragraph" style:parent-style-name="Standard" style:list-style-name="">
      <style:paragraph-properties fo:margin-top="0.1945in" fo:margin-bottom="0in" fo:keep-together="always" fo:keep-with-next="always"/>
    </style:style>
    <style:style style:name="P75" style:family="paragraph" style:parent-style-name="Standard" style:list-style-name="">
      <style:paragraph-properties fo:margin-left="0.5in" fo:margin-right="0in" fo:margin-top="0in" fo:margin-bottom="0.1945in" fo:text-indent="0in" style:auto-text-indent="false"/>
    </style:style>
    <style:style style:name="P7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8" style:family="paragraph" style:parent-style-name="Standard" style:list-style-name="">
      <style:paragraph-properties fo:margin-left="0.5in" fo:margin-right="0in" fo:margin-top="0in" fo:margin-bottom="0.1665in" fo:text-indent="0in" style:auto-text-indent="false"/>
    </style:style>
    <style:style style:name="P7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style>
    <style:style style:name="P8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3" style:family="paragraph" style:parent-style-name="Standard" style:list-style-name="">
      <style:paragraph-properties fo:margin-top="0in" fo:margin-bottom="0.1665in"/>
      <style:text-properties fo:font-size="10pt" style:font-size-asian="10pt" style:font-size-complex="10pt"/>
    </style:style>
    <style:style style:name="P84" style:family="paragraph" style:parent-style-name="Standard" style:list-style-name="">
      <style:paragraph-properties fo:margin-top="0in" fo:margin-bottom="0.1665in"/>
    </style:style>
    <style:style style:name="P85" style:family="paragraph" style:parent-style-name="Standard" style:list-style-name="">
      <style:paragraph-properties fo:keep-with-next="always"/>
    </style:style>
    <style:style style:name="P8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keep-together="always" fo:keep-with-next="always"/>
    </style:style>
    <style:style style:name="P88" style:family="paragraph" style:parent-style-name="Standard" style:list-style-name="">
      <style:paragraph-properties fo:margin-top="0.1736in" fo:margin-bottom="0.1945in" fo:keep-together="always"/>
    </style:style>
    <style:style style:name="P8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0" style:family="paragraph" style:parent-style-name="Standard" style:list-style-name="">
      <style:paragraph-properties fo:margin-top="0.0319in" fo:margin-bottom="0.0319in" fo:keep-with-next="always"/>
      <style:text-properties style:use-window-font-color="true"/>
    </style:style>
    <style:style style:name="P9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2" style:family="paragraph" style:parent-style-name="Standard" style:list-style-name="">
      <style:paragraph-properties fo:margin-top="0.0319in" fo:margin-bottom="0.0319in" fo:text-align="end" style:justify-single-word="false"/>
      <style:text-properties style:use-window-font-color="true"/>
    </style:style>
    <style:style style:name="P93" style:family="paragraph" style:parent-style-name="Standard" style:list-style-name="">
      <style:paragraph-properties fo:margin-top="0.0319in" fo:margin-bottom="0.0319in" fo:text-align="center" style:justify-single-word="false"/>
      <style:text-properties style:use-window-font-color="true"/>
    </style:style>
    <style:style style:name="P94" style:family="paragraph" style:parent-style-name="Standard" style:list-style-name="">
      <style:paragraph-properties fo:margin-top="0.0319in" fo:margin-bottom="0.0319in" fo:text-align="end" style:justify-single-word="false"/>
    </style:style>
    <style:style style:name="P95" style:family="paragraph" style:parent-style-name="Standard" style:list-style-name="">
      <style:paragraph-properties fo:margin-top="0.0319in" fo:margin-bottom="0.0319in" fo:text-align="center" style:justify-single-word="false"/>
    </style:style>
    <style:style style:name="P96" style:family="paragraph" style:parent-style-name="Standard" style:list-style-name="">
      <style:paragraph-properties fo:margin-top="0.0319in" fo:margin-bottom="0.0319in"/>
    </style:style>
    <style:style style:name="P97" style:family="paragraph" style:parent-style-name="Standard" style:list-style-name="">
      <style:paragraph-properties fo:margin-top="0.0319in" fo:margin-bottom="0in"/>
    </style:style>
    <style:style style:name="P98"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9"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3" style:family="paragraph" style:parent-style-name="Standard" style:list-style-name="">
      <style:paragraph-properties fo:margin-left="1in" fo:margin-right="0in" fo:text-indent="0in" style:auto-text-indent="false"/>
    </style:style>
    <style:style style:name="P104"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top="0.1736in" fo:margin-bottom="0in" fo:keep-together="always" fo:keep-with-next="always"/>
    </style:style>
    <style:style style:name="P10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8" style:family="paragraph" style:parent-style-name="Heading_20_2">
      <style:text-properties fo:color="#ff0000" fo:font-style="italic" style:font-style-asian="italic"/>
    </style:style>
    <style:style style:name="P109" style:family="paragraph" style:parent-style-name="Heading_20_2">
      <style:text-properties fo:language="en" fo:country="US" style:language-complex="ar" style:country-complex="SA"/>
    </style:style>
    <style:style style:name="P110" style:family="paragraph" style:parent-style-name="Heading_20_2">
      <style:text-properties fo:font-variant="normal" fo:text-transform="none" fo:color="#000000" fo:letter-spacing="normal" fo:font-style="normal" fo:font-weight="normal"/>
    </style:style>
    <style:style style:name="P111" style:family="paragraph" style:parent-style-name="Body" style:list-style-name="L6"/>
    <style:style style:name="P112" style:family="paragraph" style:parent-style-name="Body">
      <style:text-properties style:use-window-font-color="true" style:font-name="Helvetica1" fo:font-size="10pt" style:font-name-asian="Helvetica1" style:font-size-asian="10pt" style:font-name-complex="Helvetica1" style:font-size-complex="10pt"/>
    </style:style>
    <style:style style:name="P113" style:family="paragraph" style:parent-style-name="Body" style:list-style-name="L6">
      <style:text-properties style:use-window-font-color="true" style:font-name="Helvetica1" fo:font-size="10pt" style:font-name-asian="Helvetica1" style:font-size-asian="10pt" style:font-name-complex="Helvetica1" style:font-size-complex="10pt"/>
    </style:style>
    <style:style style:name="P114" style:family="paragraph" style:parent-style-name="Body" style:list-style-name="L6">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5" style:family="paragraph" style:parent-style-name="Body" style:list-style-name="L7"/>
    <style:style style:name="P116" style:family="paragraph" style:parent-style-name="Body" style:list-style-name="L8"/>
    <style:style style:name="P117" style:family="paragraph" style:parent-style-name="Body" style:list-style-name="L8">
      <style:text-properties style:font-name="Arial" fo:font-size="10pt" style:font-size-asian="10pt" style:font-size-complex="10pt"/>
    </style:style>
    <style:style style:name="P118" style:family="paragraph" style:parent-style-name="Body" style:list-style-name="L9"/>
    <style:style style:name="P119" style:family="paragraph" style:parent-style-name="Body" style:list-style-name="L10"/>
    <style:style style:name="P120" style:family="paragraph" style:parent-style-name="Body" style:list-style-name="L11"/>
    <style:style style:name="P121" style:family="paragraph" style:parent-style-name="Body" style:list-style-name="L12"/>
    <style:style style:name="P122" style:family="paragraph" style:parent-style-name="Body" style:list-style-name="L13"/>
    <style:style style:name="P1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24" style:family="paragraph" style:parent-style-name="Body">
      <style:paragraph-properties fo:margin-left="0in" fo:margin-right="0in" fo:text-align="start" style:justify-single-word="false" fo:text-indent="0in" style:auto-text-indent="false" style:text-autospace="none"/>
    </style:style>
    <style:style style:name="P125" style:family="paragraph" style:parent-style-name="Document_20_Title" style:master-page-name="First_20_Page">
      <style:paragraph-properties fo:text-align="center" style:justify-single-word="false" style:page-number="auto"/>
    </style:style>
    <style:style style:name="P126" style:family="paragraph" style:parent-style-name="CellBody" style:list-style-name="L1">
      <style:paragraph-properties style:snap-to-layout-grid="false"/>
      <style:text-properties style:use-window-font-color="true" fo:font-style="normal" style:font-style-asian="normal" style:font-style-complex="normal"/>
    </style:style>
    <style:style style:name="P127" style:family="paragraph" style:parent-style-name="CellBody" style:list-style-name="L2">
      <style:paragraph-properties style:snap-to-layout-grid="false"/>
      <style:text-properties style:use-window-font-color="true" fo:font-style="normal" style:font-style-asian="normal" style:font-style-complex="normal"/>
    </style:style>
    <style:style style:name="P128" style:family="paragraph" style:parent-style-name="CellBody" style:list-style-name="L3">
      <style:paragraph-properties style:snap-to-layout-grid="false"/>
      <style:text-properties style:use-window-font-color="true" fo:font-style="normal" style:font-style-asian="normal" style:font-style-complex="normal"/>
    </style:style>
    <style:style style:name="P129" style:family="paragraph" style:parent-style-name="CellBody" style:list-style-name="L4">
      <style:paragraph-properties style:snap-to-layout-grid="false"/>
      <style:text-properties style:use-window-font-color="true" fo:font-style="normal" style:font-style-asian="normal" style:font-style-complex="normal"/>
    </style:style>
    <style:style style:name="P130" style:family="paragraph" style:parent-style-name="CellBody" style:list-style-name="L5">
      <style:paragraph-properties style:snap-to-layout-grid="false"/>
      <style:text-properties style:use-window-font-color="true" fo:font-style="normal" style:font-style-asian="normal" style:font-style-complex="normal"/>
    </style:style>
    <style:style style:name="P131" style:family="paragraph" style:parent-style-name="Preformatted_20_Text">
      <style:text-properties fo:color="#646464" style:font-name="Courier New1" fo:font-size="10pt" style:font-size-asian="10pt" style:font-size-complex="10pt"/>
    </style:style>
    <style:style style:name="P132" style:family="paragraph" style:parent-style-name="Quotations">
      <style:text-properties fo:color="#ff0000" fo:font-style="italic" style:font-style-asian="italic"/>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Package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List_20_Heading_20__28_user_29_" style:list-style-name="">
      <style:text-properties fo:color="#000000" fo:font-size="10pt" style:font-size-asian="10pt" style:font-size-complex="10pt"/>
    </style:style>
    <style:style style:name="P159" style:family="paragraph" style:parent-style-name="Detail_20_Heading" style:list-style-name="">
      <style:paragraph-properties fo:padding="0.0236in" fo:border="0.0008in solid #666666"/>
      <style:text-properties fo:color="#000000"/>
    </style:style>
    <style:style style:name="P160" style:family="paragraph" style:parent-style-name="Detail_20_Heading" style:list-style-name="">
      <style:paragraph-properties fo:margin-top="0.0807in" fo:margin-bottom="0.0193in" fo:padding="0.0236in" fo:border="0.0008in solid #666666"/>
      <style:text-properties fo:color="#000000"/>
    </style:style>
    <style:style style:name="P161" style:family="paragraph" style:parent-style-name="Item_20_Heading" style:list-style-name="">
      <style:text-properties fo:color="#000000"/>
    </style:style>
    <style:style style:name="P162"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663366" fo:letter-spacing="normal" fo:font-style="normal" fo:font-weight="normal"/>
    </style:style>
    <style:style style:name="T4" style:family="text">
      <style:text-properties style:use-window-font-color="true" fo:font-style="italic" style:font-style-asian="italic"/>
    </style:style>
    <style:style style:name="T5" style:family="text">
      <style:text-properties fo:color="#000000"/>
    </style:style>
    <style:style style:name="T6" style:family="text">
      <style:text-properties fo:color="#7f0055" fo:font-weight="bold" style:font-weight-asian="bold" style:font-weight-complex="bold"/>
    </style:style>
    <style:style style:name="T7" style:family="text">
      <style:text-properties fo:color="#000000" style:font-name="Arial" fo:font-size="10pt" style:font-name-asian="Monaco" style:font-size-asian="10pt" style:font-name-complex="Monaco" style:font-size-complex="10pt"/>
    </style:style>
    <style:style style:name="T8" style:family="text">
      <style:text-properties fo:color="#000000" style:font-name="Courier New1" fo:font-size="10pt" style:font-name-asian="Monaco" style:font-size-asian="10pt" style:font-name-complex="Monaco" style:font-size-complex="10pt"/>
    </style:style>
    <style:style style:name="T9"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0" style:family="text">
      <style:text-properties fo:font-style="normal" style:font-style-asian="normal" style:font-style-complex="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13" style:family="text">
      <style:text-properties fo:font-variant="normal" fo:text-transform="none" fo:color="#000000" fo:font-size="10pt" fo:letter-spacing="normal" fo:font-style="normal" fo:font-weight="normal" style:font-size-asian="10pt" style:font-size-complex="10pt"/>
    </style:style>
    <style:style style:name="T14" style:family="text">
      <style:text-properties fo:font-variant="normal" fo:text-transform="none" fo:color="#663366" fo:letter-spacing="normal" fo:font-style="normal" fo:font-weight="normal"/>
    </style:style>
    <style:style style:name="T15" style:family="text">
      <style:text-properties style:use-window-font-color="true"/>
    </style:style>
    <style:style style:name="T16" style:family="text">
      <style:text-properties style:use-window-font-color="true" fo:font-style="italic" style:font-style-asian="italic"/>
    </style:style>
    <style:style style:name="T17" style:family="text">
      <style:text-properties style:use-window-font-color="true" style:font-name="Helvetica1" fo:font-size="10pt" style:font-name-asian="Helvetica1" style:font-size-asian="10pt" style:font-name-complex="Helvetica1" style:font-size-complex="10pt"/>
    </style:style>
    <style:style style:name="T18" style:family="text">
      <style:text-properties fo:color="#000000"/>
    </style:style>
    <style:style style:name="T19" style:family="text">
      <style:text-properties fo:color="#000000" style:font-name="Arial" fo:font-size="10pt" style:font-name-asian="Monaco" style:font-size-asian="10pt" style:font-name-complex="Monaco" style:font-size-complex="10pt"/>
    </style:style>
    <style:style style:name="T20"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21" style:family="text">
      <style:text-properties fo:color="#000000" style:font-name="Arial" fo:font-size="10pt" style:font-size-asian="10pt" style:font-size-complex="10pt"/>
    </style:style>
    <style:style style:name="T22" style:family="text">
      <style:text-properties fo:color="#000000" style:font-name="Courier New1" fo:font-size="10pt" style:font-name-asian="Monaco" style:font-size-asian="10pt" style:font-name-complex="Monaco" style:font-size-complex="10pt"/>
    </style:style>
    <style:style style:name="T23" style:family="text">
      <style:text-properties fo:color="#000000" style:font-name="Courier New1" fo:font-size="10pt" fo:font-style="normal" style:font-size-asian="10pt" style:font-style-asian="normal" style:font-size-complex="10pt" style:font-style-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size="10pt" fo:font-style="italic" style:font-size-asian="10pt" style:font-style-asian="italic" style:font-size-complex="10pt" style:font-style-complex="italic"/>
    </style:style>
    <style:style style:name="T27" style:family="text">
      <style:text-properties fo:color="#000000" style:font-name="Monaco" fo:font-size="11pt" style:font-name-asian="Monaco" style:font-size-asian="11pt" style:font-name-complex="Monaco" style:font-size-complex="11pt"/>
    </style:style>
    <style:style style:name="T28" style:family="text">
      <style:text-properties fo:color="#000000" fo:font-weight="bold" style:font-weight-asian="bold" style:font-weight-complex="bold"/>
    </style:style>
    <style:style style:name="T29" style:family="text">
      <style:text-properties fo:color="#7f0055" fo:font-weight="bold" style:font-weight-asian="bold" style:font-weight-complex="bold"/>
    </style:style>
    <style:style style:name="T30"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1" style:family="text">
      <style:text-properties fo:font-style="normal" style:font-style-asian="normal" style:font-style-complex="normal"/>
    </style:style>
    <style:style style:name="T32" style:family="text">
      <style:text-properties fo:color="#646464"/>
    </style:style>
    <style:style style:name="T33" style:family="text">
      <style:text-properties fo:color="#646464" style:font-name="Courier New1" fo:font-size="10pt" style:font-name-asian="Monaco" style:font-size-asian="10pt" style:font-name-complex="Monaco" style:font-size-complex="10pt"/>
    </style:style>
    <style:style style:name="T34" style:family="text">
      <style:text-properties style:font-name="Courier New1" fo:font-size="10pt" style:font-size-asian="10pt" style:font-size-complex="10pt"/>
    </style:style>
    <style:style style:name="T35" style:family="text">
      <style:text-properties fo:font-size="10pt" style:font-size-asian="10pt" style:font-size-complex="10pt"/>
    </style:style>
    <style:style style:name="T36" style:family="text">
      <style:text-properties fo:font-size="10pt" fo:font-style="normal" style:font-size-asian="10pt" style:font-style-asian="normal" style:font-size-complex="10pt" style:font-style-complex="normal"/>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font-size="9pt"/>
    </style:style>
    <style:style style:name="T43" style:family="text">
      <style:text-properties fo:font-size="9pt" fo:font-style="normal" style:font-style-asian="normal" style:font-style-complex="normal"/>
    </style:style>
    <style:style style:name="T4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5" style:family="text">
      <style:text-properties fo:color="#0000ff" fo:font-size="10pt" style:text-underline-style="solid" style:text-underline-width="auto" style:text-underline-color="font-color" style:font-size-asian="10pt" style:font-size-complex="10pt"/>
    </style:style>
    <style:style style:name="T4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8" style:family="text">
      <style:text-properties fo:color="#0000ff" style:text-underline-style="solid" style:text-underline-width="auto" style:text-underline-color="font-color"/>
    </style:style>
    <style:style style:name="T49" style:family="text">
      <style:text-properties fo:color="#0000ff" style:text-underline-style="solid" style:text-underline-width="auto" style:text-underline-color="font-color" fo:font-weight="bold" style:font-weight-asian="bold" style:font-weight-complex="bold"/>
    </style:style>
    <style:style style:name="T50" style:family="text">
      <style:text-properties fo:color="#0000ff" style:text-underline-style="solid" style:text-underline-width="auto" style:text-underline-color="font-color" fo:font-weight="normal" style:font-weight-asian="normal" style:font-weight-complex="normal"/>
    </style:style>
    <style:style style:name="T51" style:family="text">
      <style:text-properties fo:color="#0000ff" fo:font-style="italic" style:text-underline-style="solid" style:text-underline-width="auto" style:text-underline-color="font-color" style:font-style-asian="italic" style:font-style-complex="italic"/>
    </style:style>
    <style:style style:name="T5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fo:font-style="italic" style:font-style-asian="italic" style:font-style-complex="italic"/>
    </style:style>
    <style:style style:name="T55" style:family="text">
      <style:text-properties fo:color="#2a00ff"/>
    </style:style>
    <style:style style:name="T56" style:family="text">
      <style:text-properties fo:color="#0000c0" fo:font-style="italic" style:font-style-asian="italic" style:font-style-complex="italic"/>
    </style:style>
    <style:style style:name="T57" style:family="text">
      <style:text-properties style:text-underline-style="solid" style:text-underline-width="auto" style:text-underline-color="font-color"/>
    </style:style>
    <style:style style:name="T58" style:family="text">
      <style:text-properties fo:language="en" fo:country="US" style:language-complex="ar" style:country-complex="SA"/>
    </style:style>
    <style:style style:name="T59" style:family="text">
      <style:text-properties fo:font-weight="bold" style:font-weight-asian="bold" style:font-weight-complex="bold"/>
    </style:style>
    <style:style style:name="T60" style:family="text">
      <style:text-properties fo:font-weight="normal" style:font-weight-asian="normal" style:font-weight-complex="normal"/>
    </style:style>
    <style:style style:name="T61" style:family="text">
      <style:text-properties style:font-name="Arial" fo:font-size="10pt" style:font-size-asian="10pt" style:font-size-complex="10pt"/>
    </style:style>
    <style:style style:name="T62"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7614768" text:id="ct577614768">
          <text:format-change>
            <office:change-info>
              <dc:creator>Carsten Ziegeler</dc:creator>
              <dc:date>2013-09-18T16:22:00</dc:date>
            </office:change-info>
          </text:format-change>
        </text:changed-region>
        <text:changed-region xml:id="ct577611440" text:id="ct577611440">
          <text:insertion>
            <office:change-info>
              <dc:creator>Carsten Ziegeler</dc:creator>
              <dc:date>2013-09-18T16:22:00</dc:date>
            </office:change-info>
          </text:insertion>
        </text:changed-region>
        <text:changed-region xml:id="ct577614864" text:id="ct577614864">
          <text:insertion>
            <office:change-info>
              <dc:creator>Carsten Ziegeler</dc:creator>
              <dc:date>2013-09-18T16:22:00</dc:date>
            </office:change-info>
          </text:insertion>
        </text:changed-region>
        <text:changed-region xml:id="ct577610848" text:id="ct577610848">
          <text:insertion>
            <office:change-info>
              <dc:creator>Carsten Ziegeler</dc:creator>
              <dc:date>2013-09-18T16:22:00</dc:date>
            </office:change-info>
          </text:insertion>
        </text:changed-region>
        <text:changed-region xml:id="ct577617248" text:id="ct577617248">
          <text:insertion>
            <office:change-info>
              <dc:creator>Carsten Ziegeler</dc:creator>
              <dc:date>2013-09-18T16:23:00</dc:date>
            </office:change-info>
          </text:insertion>
        </text:changed-region>
        <text:changed-region xml:id="ct577617376" text:id="ct577617376">
          <text:insertion>
            <office:change-info>
              <dc:creator>Carsten Ziegeler</dc:creator>
              <dc:date>2013-09-18T16:24:00</dc:date>
            </office:change-info>
          </text:insertion>
        </text:changed-region>
        <text:changed-region xml:id="ct577623584" text:id="ct577623584">
          <text:deletion>
            <office:change-info>
              <dc:creator>Carsten Ziegeler</dc:creator>
              <dc:date>2013-09-06T11:51:00</dc:date>
            </office:change-info>
            <text:h text:style-name="P1"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2">This is very error prone and forbids to use J</text:span><text:span text:style-name="Default_20_Paragraph_20_Font"><text:span text:style-name="T2">ava co</text:span></text:span><text:span text:style-name="T2">nstants for the key or the value. In addition this notation easily clutters the </text:span><text:span text:style-name="Source_20_Text"><text:span text:style-name="T2">@Component</text:span></text:span><text:span text:style-name="T2"> annotation if more than a small handful of properties is defined.</text:span></text:p>
            <text:p text:style-name="Body"><text:span text:style-name="T2">In the Apache Felix SCR annotations we have created a separate Property annotation (see </text:span><text:a xlink:type="simple" xlink:href="http://felix.apache.org/site/scr-annotations.html#SCRAnnotations-Property"><text:span text:style-name="T3">http://felix.apache.org/site/scr-annotations.html#SCRAnnotations-Property</text:span></text:a><text:span text:style-name="T2">)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text:span text:style-name="T4"><text:tab/></text:span><text:span text:style-name="Source_20_Text"><text:span text:style-name="T4">@Property(value=DEFAULT_VALUE)<text:tab/><text:line-break/><text:tab/>public static String SOME_KEY = “key.name”;</text:span></text:span></text:p>
          </text:deletion>
        </text:changed-region>
        <text:changed-region xml:id="ct577633184" text:id="ct577633184">
          <text:insertion>
            <office:change-info>
              <dc:creator>Carsten Ziegeler</dc:creator>
              <dc:date>2013-09-06T11:54:00</dc:date>
            </office:change-info>
          </text:insertion>
        </text:changed-region>
        <text:changed-region xml:id="ct577627088" text:id="ct577627088">
          <text:insertion>
            <office:change-info>
              <dc:creator>Carsten Ziegeler</dc:creator>
              <dc:date>2013-09-06T11:55:00</dc:date>
            </office:change-info>
          </text:insertion>
        </text:changed-region>
        <text:changed-region xml:id="ct577627184" text:id="ct577627184">
          <text:deletion>
            <office:change-info>
              <dc:creator>Carsten Ziegeler</dc:creator>
              <dc:date>2013-09-06T11:55:00</dc:date>
            </office:change-info>
            <text:p text:style-name="P3">DS Annotation to declare component properties for a component in addition to the existing <text:span text:style-name="Source_20_Text">property</text:span> attribute to the <text:span text:style-name="Source_20_Text">@Component</text:span> annotation.</text:p>
          </text:deletion>
        </text:changed-region>
        <text:changed-region xml:id="ct577643216" text:id="ct577643216">
          <text:insertion>
            <office:change-info>
              <dc:creator>Carsten Ziegeler</dc:creator>
              <dc:date>2013-09-06T12:00:00</dc:date>
            </office:change-info>
          </text:insertion>
        </text:changed-region>
        <text:changed-region xml:id="ct577638368" text:id="ct577638368">
          <text:insertion>
            <office:change-info>
              <dc:creator>Carsten Ziegeler</dc:creator>
              <dc:date>2013-09-06T12:00:00</dc:date>
            </office:change-info>
          </text:insertion>
        </text:changed-region>
        <text:changed-region xml:id="ct577636128" text:id="ct577636128">
          <text:insertion>
            <office:change-info>
              <dc:creator>Carsten Ziegeler</dc:creator>
              <dc:date>2013-09-06T12:00:00</dc:date>
            </office:change-info>
          </text:insertion>
        </text:changed-region>
        <text:changed-region xml:id="ct577651376" text:id="ct577651376">
          <text:deletion>
            <office:change-info>
              <dc:creator>Carsten Ziegeler</dc:creator>
              <dc:date>2013-09-06T12:01:00</dc:date>
            </office:change-info>
            <text:p text:style-name="Body"><text:s/>as well as the new <text:s/><text:span text:style-name="Source_20_Text">ComponentContext.setServiceProperties</text:span><text:span text:style-name="Default_20_Paragraph_20_Font"> method</text:span></text:p>
          </text:deletion>
        </text:changed-region>
        <text:changed-region xml:id="ct577651536" text:id="ct577651536">
          <text:insertion>
            <office:change-info>
              <dc:creator>Carsten Ziegeler</dc:creator>
              <dc:date>2013-09-06T12:06:00</dc:date>
            </office:change-info>
          </text:insertion>
        </text:changed-region>
        <text:changed-region xml:id="ct577651712" text:id="ct577651712">
          <text:deletion>
            <office:change-info>
              <dc:creator>Carsten Ziegeler</dc:creator>
              <dc:date>2013-09-17T09:53:00</dc:date>
            </office:change-info>
            <text:p text:style-name="Body"><text:span text:style-name="Default_20_Paragraph_20_Font">a </text:span></text:p>
          </text:deletion>
        </text:changed-region>
        <text:changed-region xml:id="ct577654656" text:id="ct577654656">
          <text:insertion>
            <office:change-info>
              <dc:creator>Carsten Ziegeler</dc:creator>
              <dc:date>2013-09-17T09:53:00</dc:date>
            </office:change-info>
          </text:insertion>
        </text:changed-region>
        <text:changed-region xml:id="ct577654752" text:id="ct577654752">
          <text:deletion>
            <office:change-info>
              <dc:creator>Carsten Ziegeler</dc:creator>
              <dc:date>2013-09-18T15:33:00</dc:date>
            </office:change-info>
            <text:p text:style-name="P4"><text:span text:style-name="T5">(props=</text:span>Config<text:span text:style-name="T5">.</text:span><text:span text:style-name="T6">class</text:span><text:span text:style-name="T5">)</text:span></text:p>
          </text:deletion>
        </text:changed-region>
        <text:changed-region xml:id="ct577541664" text:id="ct577541664">
          <text:deletion>
            <office:change-info>
              <dc:creator>Carsten Ziegeler</dc:creator>
              <dc:date>2013-09-18T15:33:00</dc:date>
            </office:change-info>
            <text:p text:style-name="Body"><text:span text:style-name="Default_20_Paragraph_20_Font"><text:span text:style-name="T7">The attribute props of the </text:span></text:span><text:span text:style-name="Default_20_Paragraph_20_Font"><text:span text:style-name="T8">@Component</text:span></text:span><text:span text:style-name="Default_20_Paragraph_20_Font"><text:span text:style-name="T7"> annotation can be configured with an annotation class. </text:span></text:span></text:p>
          </text:deletion>
        </text:changed-region>
        <text:changed-region xml:id="ct577657856" text:id="ct577657856">
          <text:insertion>
            <office:change-info>
              <dc:creator>Carsten Ziegeler</dc:creator>
              <dc:date>2013-09-17T09:54:00</dc:date>
            </office:change-info>
          </text:insertion>
        </text:changed-region>
        <text:changed-region xml:id="ct577635792" text:id="ct577635792">
          <text:insertion>
            <office:change-info>
              <dc:creator>Carsten Ziegeler</dc:creator>
              <dc:date>2013-09-17T09:55:00</dc:date>
            </office:change-info>
          </text:insertion>
        </text:changed-region>
        <text:changed-region xml:id="ct577542080" text:id="ct577542080">
          <text:deletion>
            <office:change-info>
              <dc:creator>Carsten Ziegeler</dc:creator>
              <dc:date>2013-09-17T09:55:00</dc:date>
            </office:change-info>
            <text:p text:style-name="Body"><text:span text:style-name="Default_20_Paragraph_20_Font"><text:span text:style-name="T7">In that case f</text:span></text:span></text:p>
          </text:deletion>
        </text:changed-region>
        <text:changed-region xml:id="ct577548880" text:id="ct577548880">
          <text:deletion>
            <office:change-info>
              <dc:creator>Carsten Ziegeler</dc:creator>
              <dc:date>2013-09-18T15:35:00</dc:date>
            </office:change-info>
            <text:p text:style-name="Body"><text:span text:style-name="Default_20_Paragraph_20_Font"><text:span text:style-name="T7">or e</text:span></text:span></text:p>
          </text:deletion>
        </text:changed-region>
        <text:changed-region xml:id="ct577653888" text:id="ct577653888">
          <text:insertion>
            <office:change-info>
              <dc:creator>Carsten Ziegeler</dc:creator>
              <dc:date>2013-09-18T15:35:00</dc:date>
            </office:change-info>
          </text:insertion>
        </text:changed-region>
        <text:changed-region xml:id="ct577637984" text:id="ct577637984">
          <text:deletion>
            <office:change-info>
              <dc:creator>Carsten Ziegeler</dc:creator>
              <dc:date>2013-09-17T09:55:00</dc:date>
            </office:change-info>
            <text:p text:style-name="Body"><text:span text:style-name="Default_20_Paragraph_20_Font"><text:span text:style-name="T7">the</text:span></text:span></text:p>
          </text:deletion>
        </text:changed-region>
        <text:changed-region xml:id="ct577657360" text:id="ct577657360">
          <text:insertion>
            <office:change-info>
              <dc:creator>Carsten Ziegeler</dc:creator>
              <dc:date>2013-09-17T09:55:00</dc:date>
            </office:change-info>
          </text:insertion>
        </text:changed-region>
        <text:changed-region xml:id="ct577658864" text:id="ct577658864">
          <text:deletion>
            <office:change-info>
              <dc:creator>Carsten Ziegeler</dc:creator>
              <dc:date>2013-09-18T15:35:00</dc:date>
            </office:change-info>
            <text:p text:style-name="Body"><text:span text:style-name="Default_20_Paragraph_20_Font"><text:span text:style-name="T7">a</text:span></text:span></text:p>
          </text:deletion>
        </text:changed-region>
        <text:changed-region xml:id="ct577659536" text:id="ct577659536">
          <text:insertion>
            <office:change-info>
              <dc:creator>Carsten Ziegeler</dc:creator>
              <dc:date>2013-09-18T15:35:00</dc:date>
            </office:change-info>
          </text:insertion>
        </text:changed-region>
        <text:changed-region xml:id="ct577660256" text:id="ct577660256">
          <text:deletion>
            <office:change-info>
              <dc:creator>Carsten Ziegeler</dc:creator>
              <dc:date>2013-09-18T15:35:00</dc:date>
            </office:change-info>
            <text:p text:style-name="Body"><text:span text:style-name="Default_20_Paragraph_20_Font"><text:span text:style-name="T7"><text:s/>definition is generated</text:span></text:span></text:p>
          </text:deletion>
        </text:changed-region>
        <text:changed-region xml:id="ct577660368" text:id="ct577660368">
          <text:deletion>
            <office:change-info>
              <dc:creator>Carsten Ziegeler</dc:creator>
              <dc:date>2013-09-18T15:35:00</dc:date>
            </office:change-info>
            <text:p text:style-name="Body"><text:span text:style-name="Default_20_Paragraph_20_Font"><text:span text:style-name="T7">of the property </text:span></text:span></text:p>
          </text:deletion>
        </text:changed-region>
        <text:changed-region xml:id="ct577658368" text:id="ct577658368">
          <text:deletion>
            <office:change-info>
              <dc:creator>Carsten Ziegeler</dc:creator>
              <dc:date>2013-09-06T13:31:00</dc:date>
            </office:change-info>
            <text:p text:style-name="Body"><text:span text:style-name="Default_20_Paragraph_20_Font"><text:span text:style-name="T7">If the field is of type Class the property will be of type String.</text:span></text:span></text:p>
          </text:deletion>
        </text:changed-region>
        <text:changed-region xml:id="ct577659968" text:id="ct577659968">
          <text:insertion>
            <office:change-info>
              <dc:creator>Carsten Ziegeler</dc:creator>
              <dc:date>2013-09-06T13:31:00</dc:date>
            </office:change-info>
          </text:insertion>
        </text:changed-region>
        <text:changed-region xml:id="ct89778976" text:id="ct89778976">
          <text:insertion>
            <office:change-info>
              <dc:creator>Carsten Ziegeler</dc:creator>
              <dc:date>2013-09-19T09:20:00</dc:date>
            </office:change-info>
          </text:insertion>
        </text:changed-region>
        <text:changed-region xml:id="ct577659392" text:id="ct577659392">
          <text:insertion>
            <office:change-info>
              <dc:creator>Carsten Ziegeler</dc:creator>
              <dc:date>2013-09-06T13:32:00</dc:date>
            </office:change-info>
          </text:insertion>
        </text:changed-region>
        <text:changed-region xml:id="ct577662576" text:id="ct577662576">
          <text:insertion>
            <office:change-info>
              <dc:creator>Carsten Ziegeler</dc:creator>
              <dc:date>2013-09-06T13:33:00</dc:date>
            </office:change-info>
          </text:insertion>
        </text:changed-region>
        <text:changed-region xml:id="ct89864240" text:id="ct89864240">
          <text:insertion>
            <office:change-info>
              <dc:creator>Carsten Ziegeler</dc:creator>
              <dc:date>2013-09-19T09:21:00</dc:date>
            </office:change-info>
          </text:insertion>
        </text:changed-region>
        <text:changed-region xml:id="ct577662320" text:id="ct577662320">
          <text:deletion>
            <office:change-info>
              <dc:creator>Carsten Ziegeler</dc:creator>
              <dc:date>2013-09-18T15:36:00</dc:date>
            </office:change-info>
            <text:p text:style-name="Body"><text:span text:style-name="Default_20_Paragraph_20_Font"><text:span text:style-name="T7">If the field has a default value this is used as the default value for the property annotation</text:span></text:span></text:p>
          </text:deletion>
        </text:changed-region>
        <text:changed-region xml:id="ct577662672" text:id="ct577662672">
          <text:deletion>
            <office:change-info>
              <dc:creator>Carsten Ziegeler</dc:creator>
              <dc:date>2013-09-06T13:28:00</dc:date>
            </office:change-info>
            <text:p text:style-name="Body"><text:span text:style-name="Default_20_Paragraph_20_Font"><text:span text:style-name="T7">.</text:span></text:span></text:p>
          </text:deletion>
        </text:changed-region>
        <text:changed-region xml:id="ct577660464" text:id="ct577660464">
          <text:insertion>
            <office:change-info>
              <dc:creator>Carsten Ziegeler</dc:creator>
              <dc:date>2013-09-18T15:37:00</dc:date>
            </office:change-info>
          </text:insertion>
        </text:changed-region>
        <text:changed-region xml:id="ct577549296" text:id="ct577549296">
          <text:deletion>
            <office:change-info>
              <dc:creator>Carsten Ziegeler</dc:creator>
              <dc:date>2013-09-18T15:37:00</dc:date>
            </office:change-info>
            <text:p text:style-name="Body"><text:span text:style-name="Default_20_Paragraph_20_Font"><text:span text:style-name="T7">The a</text:span></text:span></text:p>
          </text:deletion>
        </text:changed-region>
        <text:changed-region xml:id="ct577543696" text:id="ct577543696">
          <text:insertion>
            <office:change-info>
              <dc:creator>Carsten Ziegeler</dc:creator>
              <dc:date>2013-09-18T15:37:00</dc:date>
            </office:change-info>
          </text:insertion>
        </text:changed-region>
        <text:changed-region xml:id="ct577659744" text:id="ct577659744">
          <text:deletion>
            <office:change-info>
              <dc:creator>Carsten Ziegeler</dc:creator>
              <dc:date>2013-09-17T09:56:00</dc:date>
            </office:change-info>
            <text:p text:style-name="Body"><text:span text:style-name="Default_20_Paragraph_20_Font"><text:span text:style-name="T7"><text:s text:c="2"/></text:span></text:span></text:p>
          </text:deletion>
        </text:changed-region>
        <text:changed-region xml:id="ct577659040" text:id="ct577659040">
          <text:deletion>
            <office:change-info>
              <dc:creator>Carsten Ziegeler</dc:creator>
              <dc:date>2013-09-17T09:56:00</dc:date>
            </office:change-info>
            <text:p text:style-name="Body"><text:span text:style-name="Default_20_Paragraph_20_Font"><text:span text:style-name="T7">an</text:span></text:span></text:p>
          </text:deletion>
        </text:changed-region>
        <text:changed-region xml:id="ct577657216" text:id="ct577657216">
          <text:insertion>
            <office:change-info>
              <dc:creator>Carsten Ziegeler</dc:creator>
              <dc:date>2013-09-17T09:56:00</dc:date>
            </office:change-info>
          </text:insertion>
        </text:changed-region>
        <text:changed-region xml:id="ct577664880" text:id="ct577664880">
          <text:insertion>
            <office:change-info>
              <dc:creator>Carsten Ziegeler</dc:creator>
              <dc:date>2013-09-17T09:56:00</dc:date>
            </office:change-info>
          </text:insertion>
        </text:changed-region>
        <text:changed-region xml:id="ct577665616" text:id="ct577665616">
          <text:deletion>
            <office:change-info>
              <dc:creator>Carsten Ziegeler</dc:creator>
              <dc:date>2013-09-17T09:56:00</dc:date>
            </office:change-info>
            <text:p text:style-name="Body"><text:span text:style-name="Default_20_Paragraph_20_Font"><text:span text:style-name="T7">the </text:span></text:span></text:p>
          </text:deletion>
        </text:changed-region>
        <text:changed-region xml:id="ct577667056" text:id="ct577667056">
          <text:insertion>
            <office:change-info>
              <dc:creator>Carsten Ziegeler</dc:creator>
              <dc:date>2013-09-17T09:56:00</dc:date>
            </office:change-info>
          </text:insertion>
        </text:changed-region>
        <text:changed-region xml:id="ct577668496" text:id="ct577668496">
          <text:insertion>
            <office:change-info>
              <dc:creator>Carsten Ziegeler</dc:creator>
              <dc:date>2013-09-17T09:56:00</dc:date>
            </office:change-info>
          </text:insertion>
        </text:changed-region>
        <text:changed-region xml:id="ct577668592" text:id="ct577668592">
          <text:deletion>
            <office:change-info>
              <dc:creator>Carsten Ziegeler</dc:creator>
              <dc:date>2013-09-17T09:56:00</dc:date>
            </office:change-info>
            <text:p text:style-name="Body"><text:span text:style-name="Default_20_Paragraph_20_Font"><text:span text:style-name="T7">is</text:span></text:span></text:p>
          </text:deletion>
        </text:changed-region>
        <text:changed-region xml:id="ct577669264" text:id="ct577669264">
          <text:deletion>
            <office:change-info>
              <dc:creator>Carsten Ziegeler</dc:creator>
              <dc:date>2013-09-17T09:56:00</dc:date>
            </office:change-info>
            <text:p text:style-name="Body"><text:span text:style-name="Default_20_Paragraph_20_Font"><text:span text:style-name="T7">is an</text:span></text:span></text:p>
          </text:deletion>
        </text:changed-region>
        <text:changed-region xml:id="ct577670000" text:id="ct577670000">
          <text:insertion>
            <office:change-info>
              <dc:creator>Carsten Ziegeler</dc:creator>
              <dc:date>2013-09-17T09:56:00</dc:date>
            </office:change-info>
          </text:insertion>
        </text:changed-region>
        <text:changed-region xml:id="ct577671440" text:id="ct577671440">
          <text:insertion>
            <office:change-info>
              <dc:creator>Carsten Ziegeler</dc:creator>
              <dc:date>2013-09-17T09:56:00</dc:date>
            </office:change-info>
          </text:insertion>
        </text:changed-region>
        <text:changed-region xml:id="ct577672176" text:id="ct577672176">
          <text:deletion>
            <office:change-info>
              <dc:creator>Carsten Ziegeler</dc:creator>
              <dc:date>2013-09-18T15:43:00</dc:date>
            </office:change-info>
            <text:p text:style-name="Body"><text:span text:style-name="Default_20_Paragraph_20_Font"><text:span text:style-name="T7">If used as the single argument for a lifecycle method, it has higher precedence than a method using a map as the argument.</text:span></text:span></text:p>
          </text:deletion>
        </text:changed-region>
        <text:changed-region xml:id="ct577672000" text:id="ct577672000">
          <text:insertion>
            <office:change-info>
              <dc:creator>Carsten Ziegeler</dc:creator>
              <dc:date>2013-09-18T15:43:00</dc:date>
            </office:change-info>
          </text:insertion>
        </text:changed-region>
        <text:changed-region xml:id="ct577662096" text:id="ct577662096">
          <text:format-change>
            <office:change-info>
              <dc:creator>Carsten Ziegeler</dc:creator>
              <dc:date>2013-09-18T15:44:00</dc:date>
            </office:change-info>
          </text:format-change>
        </text:changed-region>
        <text:changed-region xml:id="ct577676768" text:id="ct577676768">
          <text:insertion>
            <office:change-info>
              <dc:creator>Carsten Ziegeler</dc:creator>
              <dc:date>2013-09-06T13:36:00</dc:date>
            </office:change-info>
          </text:insertion>
        </text:changed-region>
        <text:changed-region xml:id="ct577665808" text:id="ct577665808">
          <text:deletion>
            <office:change-info>
              <dc:creator>Carsten Ziegeler</dc:creator>
              <dc:date>2013-09-06T13:37:00</dc:date>
            </office:change-info>
            <text:p text:style-name="Body"><text:span text:style-name="Default_20_Paragraph_20_Font"><text:span text:style-name="T7">handled like an exception during the activate method and the component won't be activated.</text:span></text:span></text:p>
          </text:deletion>
        </text:changed-region>
        <text:changed-region xml:id="ct577676096" text:id="ct577676096">
          <text:insertion>
            <office:change-info>
              <dc:creator>Carsten Ziegeler</dc:creator>
              <dc:date>2013-09-06T13:37:00</dc:date>
            </office:change-info>
          </text:insertion>
        </text:changed-region>
        <text:changed-region xml:id="ct577676192" text:id="ct577676192">
          <text:insertion>
            <office:change-info>
              <dc:creator>Carsten Ziegeler</dc:creator>
              <dc:date>2013-09-17T10:07:00</dc:date>
            </office:change-info>
          </text:insertion>
        </text:changed-region>
        <text:changed-region xml:id="ct577677648" text:id="ct577677648">
          <text:insertion>
            <office:change-info>
              <dc:creator>Carsten Ziegeler</dc:creator>
              <dc:date>2013-09-17T10:08:00</dc:date>
            </office:change-info>
          </text:insertion>
        </text:changed-region>
        <text:changed-region xml:id="ct577678240" text:id="ct577678240">
          <text:insertion>
            <office:change-info>
              <dc:creator>Carsten Ziegeler</dc:creator>
              <dc:date>2013-09-17T10:09:00</dc:date>
            </office:change-info>
          </text:insertion>
        </text:changed-region>
        <text:changed-region xml:id="ct577677280" text:id="ct577677280">
          <text:insertion>
            <office:change-info>
              <dc:creator>Carsten Ziegeler</dc:creator>
              <dc:date>2013-09-18T15:38:00</dc:date>
            </office:change-info>
          </text:insertion>
        </text:changed-region>
        <text:changed-region xml:id="ct577680560" text:id="ct577680560">
          <text:deletion>
            <office:change-info>
              <dc:creator>Carsten Ziegeler</dc:creator>
              <dc:date>2013-09-18T15:39:00</dc:date>
            </office:change-info>
            <text:p text:style-name="P5"><text:span text:style-name="Default_20_Paragraph_20_Font"><text:span text:style-name="T9">The signature can be used with or without using annotations to define a component and its properties.</text:span></text:span></text:p>
          </text:deletion>
        </text:changed-region>
        <text:changed-region xml:id="ct577553536" text:id="ct577553536">
          <text:insertion>
            <office:change-info>
              <dc:creator>Carsten Ziegeler</dc:creator>
              <dc:date>2013-07-08T09:08:00</dc:date>
            </office:change-info>
          </text:insertion>
        </text:changed-region>
        <text:changed-region xml:id="ct577666928" text:id="ct577666928">
          <text:insertion>
            <office:change-info>
              <dc:creator>Carsten Ziegeler</dc:creator>
              <dc:date>2013-07-19T10:06:00</dc:date>
            </office:change-info>
          </text:insertion>
        </text:changed-region>
        <text:changed-region xml:id="ct577550640" text:id="ct577550640">
          <text:insertion>
            <office:change-info>
              <dc:creator>Carsten Ziegeler</dc:creator>
              <dc:date>2013-07-19T10:07:00</dc:date>
            </office:change-info>
          </text:insertion>
        </text:changed-region>
        <text:changed-region xml:id="ct577666064" text:id="ct577666064">
          <text:insertion>
            <office:change-info>
              <dc:creator>Carsten Ziegeler</dc:creator>
              <dc:date>2013-07-19T10:08:00</dc:date>
            </office:change-info>
          </text:insertion>
        </text:changed-region>
        <text:changed-region xml:id="ct577551360" text:id="ct577551360">
          <text:insertion>
            <office:change-info>
              <dc:creator>Carsten Ziegeler</dc:creator>
              <dc:date>2013-07-19T10:09:00</dc:date>
            </office:change-info>
          </text:insertion>
        </text:changed-region>
        <text:changed-region xml:id="ct577680016" text:id="ct577680016">
          <text:insertion>
            <office:change-info>
              <dc:creator>Carsten Ziegeler</dc:creator>
              <dc:date>2013-07-19T10:10:00</dc:date>
            </office:change-info>
          </text:insertion>
        </text:changed-region>
        <text:changed-region xml:id="ct577553760" text:id="ct577553760">
          <text:insertion>
            <office:change-info>
              <dc:creator>Carsten Ziegeler</dc:creator>
              <dc:date>2013-07-26T17:06:00</dc:date>
            </office:change-info>
          </text:insertion>
        </text:changed-region>
        <text:changed-region xml:id="ct577553856" text:id="ct577553856">
          <text:insertion>
            <office:change-info>
              <dc:creator>Carsten Ziegeler</dc:creator>
              <dc:date>2013-07-26T17:07:00</dc:date>
            </office:change-info>
          </text:insertion>
        </text:changed-region>
        <text:changed-region xml:id="ct577688832" text:id="ct577688832">
          <text:insertion>
            <office:change-info>
              <dc:creator>Carsten Ziegeler</dc:creator>
              <dc:date>2013-08-13T19:35:00</dc:date>
            </office:change-info>
          </text:insertion>
        </text:changed-region>
        <text:changed-region xml:id="ct577688928" text:id="ct577688928">
          <text:deletion>
            <office:change-info>
              <dc:creator>Carsten Ziegeler</dc:creator>
              <dc:date>2013-08-13T19:35:00</dc:date>
            </office:change-info>
            <text:p text:style-name="Body"><text:span text:style-name="T10"><text:s/></text:span></text:p>
          </text:deletion>
        </text:changed-region>
        <text:changed-region xml:id="ct577689248" text:id="ct577689248">
          <text:insertion>
            <office:change-info>
              <dc:creator>Carsten Ziegeler</dc:creator>
              <dc:date>2013-08-13T19:35:00</dc:date>
            </office:change-info>
          </text:insertion>
        </text:changed-region>
        <text:changed-region xml:id="ct577689344" text:id="ct577689344">
          <text:deletion>
            <office:change-info>
              <dc:creator>Carsten Ziegeler</dc:creator>
              <dc:date>2013-08-13T19:37:00</dc:date>
            </office:change-info>
            <text:p text:style-name="Body"><text:span text:style-name="T10">either by registered </text:span><text:span text:style-name="Source_20_Text"><text:span text:style-name="T10">ManagedService</text:span></text:span><text:span text:style-name="Default_20_Paragraph_20_Font"><text:span text:style-name="T10"> or </text:span></text:span><text:span text:style-name="Source_20_Text"><text:span text:style-name="T10">ManagedServiceFactory</text:span></text:span><text:span text:style-name="Default_20_Paragraph_20_Font"><text:span text:style-name="T10"> services on behalf of the components or by applying the configuration binding checks as defined by the Configuration Admin Service specification before providing configuration to components.</text:span></text:span></text:p>
          </text:deletion>
        </text:changed-region>
        <text:changed-region xml:id="ct577690512" text:id="ct577690512">
          <text:deletion>
            <office:change-info>
              <dc:creator>Carsten Ziegeler</dc:creator>
              <dc:date>2013-09-17T10:11:00</dc:date>
            </office:change-info>
            <text:p text:style-name="Body"><text:span text:style-name="Source_20_Text">Reference</text:span></text:p>
          </text:deletion>
        </text:changed-region>
        <text:changed-region xml:id="ct577690384" text:id="ct577690384">
          <text:insertion>
            <office:change-info>
              <dc:creator>Carsten Ziegeler</dc:creator>
              <dc:date>2013-09-17T10:11:00</dc:date>
            </office:change-info>
          </text:insertion>
        </text:changed-region>
        <text:changed-region xml:id="ct577694368" text:id="ct577694368">
          <text:insertion>
            <office:change-info>
              <dc:creator>Carsten Ziegeler</dc:creator>
              <dc:date>2013-08-13T19:49:00</dc:date>
            </office:change-info>
          </text:insertion>
        </text:changed-region>
        <text:changed-region xml:id="ct577691344" text:id="ct577691344">
          <text:insertion>
            <office:change-info>
              <dc:creator>Carsten Ziegeler</dc:creator>
              <dc:date>2013-09-18T16:24:00</dc:date>
            </office:change-info>
          </text:insertion>
        </text:changed-region>
        <text:changed-region xml:id="ct577559808" text:id="ct577559808">
          <text:insertion>
            <office:change-info>
              <dc:creator>Carsten Ziegeler</dc:creator>
              <dc:date>2013-08-13T19:50:00</dc:date>
            </office:change-info>
          </text:insertion>
        </text:changed-region>
        <text:changed-region xml:id="ct577694016" text:id="ct577694016">
          <text:insertion>
            <office:change-info>
              <dc:creator>Carsten Ziegeler</dc:creator>
              <dc:date>2013-08-13T19:51:00</dc:date>
            </office:change-info>
          </text:insertion>
        </text:changed-region>
        <text:changed-region xml:id="ct577693616" text:id="ct577693616">
          <text:insertion>
            <office:change-info>
              <dc:creator>Carsten Ziegeler</dc:creator>
              <dc:date>2013-08-13T19:52:00</dc:date>
            </office:change-info>
          </text:insertion>
        </text:changed-region>
        <text:changed-region xml:id="ct577556736" text:id="ct577556736">
          <text:insertion>
            <office:change-info>
              <dc:creator>Carsten Ziegeler</dc:creator>
              <dc:date>2013-08-13T19:53:00</dc:date>
            </office:change-info>
          </text:insertion>
        </text:changed-region>
        <text:changed-region xml:id="ct577552800" text:id="ct577552800">
          <text:insertion>
            <office:change-info>
              <dc:creator>Carsten Ziegeler</dc:creator>
              <dc:date>2013-08-13T19:54:00</dc:date>
            </office:change-info>
          </text:insertion>
        </text:changed-region>
        <text:changed-region xml:id="ct577690048" text:id="ct577690048">
          <text:insertion>
            <office:change-info>
              <dc:creator>Carsten Ziegeler</dc:creator>
              <dc:date>2013-08-13T19:55:00</dc:date>
            </office:change-info>
          </text:insertion>
        </text:changed-region>
        <text:changed-region xml:id="ct577552928" text:id="ct577552928">
          <text:insertion>
            <office:change-info>
              <dc:creator>Carsten Ziegeler</dc:creator>
              <dc:date>2013-08-13T19:56:00</dc:date>
            </office:change-info>
          </text:insertion>
        </text:changed-region>
        <text:changed-region xml:id="ct577553024" text:id="ct577553024">
          <text:insertion>
            <office:change-info>
              <dc:creator>Carsten Ziegeler</dc:creator>
              <dc:date>2013-09-18T16:25:00</dc:date>
            </office:change-info>
          </text:insertion>
        </text:changed-region>
        <text:changed-region xml:id="ct577553184" text:id="ct577553184">
          <text:deletion>
            <office:change-info>
              <dc:creator>Carsten Ziegeler</dc:creator>
              <dc:date>2013-09-18T15:52:00</dc:date>
            </office:change-info>
            <text:p text:style-name="P6">RFC 185 defines Data Transfer Objects as a generic means for management solutions to interact with runtime entities in an OSGi Framework. DTOs provides a common, easily serializable representation of the technology.</text:p>
            <text:p text:style-name="P6">For all new functionality added to the OSGi Framework the question should be asked: would this feature benefit from a DTO? The expectation is that in most cases it would.</text:p>
            <text:p text:style-name="P6">The DTOs for the design in this RFC should be described here and if there are no DTOs being defined an explanation should be given explaining why this is not applicable in this case.</text:p>
            <text:p text:style-name="P6">This section is optional and could also be provided in a separate RFC.</text:p>
          </text:deletion>
        </text:changed-region>
        <text:changed-region xml:id="ct582372240" text:id="ct582372240">
          <text:insertion>
            <office:change-info>
              <dc:creator>Carsten Ziegeler</dc:creator>
              <dc:date>2013-09-06T11:51:00</dc:date>
            </office:change-info>
          </text:insertion>
        </text:changed-region>
        <text:changed-region xml:id="ct582372448" text:id="ct582372448">
          <text:insertion>
            <office:change-info>
              <dc:creator>Carsten Ziegeler</dc:creator>
              <dc:date>2013-09-06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72</text:page-count></text:span><text:span text:style-name="T40"> Pages</text:span></text:p>
      <text:p text:style-name="P31">Abstract</text:p>
      <text:p text:style-name="P16">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09" text:outline-level="2">License</text:h>
      <text:p text:style-name="P20">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109"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9" text:outline-level="2">Feedback</text:h>
      <text:p text:style-name="Body"><text:span text:style-name="T58">This document can be downloaded from the OSGi Alliance design repository at </text:span><text:a xlink:type="simple" xlink:href="https://github.com/osgi/design"><text:span text:style-name="T58">https://github.com/osgi/design</text:span></text:a><text:span text:style-name="T5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6">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36">1 Introduction<text:tab/>5</text:p>
          <text:p text:style-name="P36">2 Application Domain<text:tab/>6</text:p>
          <text:p text:style-name="P38">2.1 Terminology + Abbreviations<text:tab/>6</text:p>
          <text:p text:style-name="P36">3 Problem Description<text:tab/>6</text:p>
          <text:p text:style-name="P38">3.1 Management<text:tab/>6</text:p>
          <text:p text:style-name="P38">3.2 Bound Service Properties<text:tab/>6</text:p>
          <text:p text:style-name="P38">3.3 Create separate Property annocation (Bug 2141)<text:tab/>7</text:p>
          <text:p text:style-name="P36">4 Requirements<text:tab/>7</text:p>
          <text:p text:style-name="P36">5 Technical Solution<text:tab/>8</text:p>
          <text:p text:style-name="P38">5.1 Diagnostic API<text:tab/>8</text:p>
          <text:p text:style-name="P38">5.2 Event Method Signature<text:tab/>8</text:p>
          <text:p text:style-name="P38">5.3 API version<text:tab/>9</text:p>
          <text:p text:style-name="P38">5.4 XML Descriptor Namespace<text:tab/>9</text:p>
          <text:p text:style-name="P38">5.5 Extender Capability<text:tab/>9</text:p>
          <text:p text:style-name="P38">5.6 Extension to Annotation Support<text:tab/>9</text:p>
          <text:p text:style-name="P37">5.6.1 Custom annotations as properties<text:tab/>9</text:p>
          <text:p text:style-name="P37"><text:soft-page-break/>5.6.2 Clarification of @Component annotation<text:tab/>10</text:p>
          <text:p text:style-name="P38">5.7 Integration with the Configuration Admin Service<text:tab/>11</text:p>
          <text:p text:style-name="P38">5.8 Service Scopes<text:tab/>11</text:p>
          <text:p text:style-name="P36">6 Data Transfer Objects<text:tab/>12</text:p>
          <text:p text:style-name="P36">7 Java API<text:tab/>12</text:p>
          <text:p text:style-name="P36">8 Considered Alternatives<text:tab/>71</text:p>
          <text:p text:style-name="P38">8.1 Diagnostic API<text:tab/>71</text:p>
          <text:p text:style-name="P38">8.2 @Component annotation inheritance<text:tab/>72</text:p>
          <text:p text:style-name="P38">8.3 Create separate Service annotation (Bug 2140)<text:tab/>72</text:p>
          <text:p text:style-name="P38">8.4 Component provided service properties (Bug 2250)<text:tab/>72</text:p>
          <text:p text:style-name="P36">9 Security Considerations<text:tab/>72</text:p>
          <text:p text:style-name="P36">10 Document Support<text:tab/>73</text:p>
          <text:p text:style-name="P38">10.1 References<text:tab/>73</text:p>
          <text:p text:style-name="P38">10.2 Author’s Address<text:tab/>73</text:p>
          <text:p text:style-name="P38">10.3 Acronyms and Abbreviations<text:tab/>73</text:p>
          <text:p text:style-name="P38">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1">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8">Revision</text:p>
            </table:table-cell>
            <table:table-cell table:style-name="Tabelle2.A1" office:value-type="string">
              <text:p text:style-name="P28">Date</text:p>
            </table:table-cell>
            <table:table-cell table:style-name="Tabelle2.C1" office:value-type="string">
              <text:p text:style-name="P28">Comments</text:p>
            </table:table-cell>
          </table:table-row>
        </table:table-header-rows>
        <table:table-row table:style-name="Tabelle2.2">
          <table:table-cell table:style-name="Tabelle2.A1" office:value-type="string">
            <text:p text:style-name="P32">Initial</text:p>
          </table:table-cell>
          <table:table-cell table:style-name="Tabelle2.A1" office:value-type="string">
            <text:p text:style-name="P33">Sept. 17 2012</text:p>
          </table:table-cell>
          <table:table-cell table:style-name="Tabelle2.C1" office:value-type="string">
            <text:p text:style-name="P33">Initial version from RFP</text:p>
            <text:p text:style-name="P33">Felix Meschberger, Adobe Systems Incorporated, <text:a xlink:type="simple" xlink:href="mailto:fmeschbe@adobe.com">fmeschbe@adobe.com</text:a></text:p>
          </table:table-cell>
        </table:table-row>
        <table:table-row table:style-name="Tabelle2.2">
          <table:table-cell table:style-name="Tabelle2.A3" office:value-type="string">
            <text:p text:style-name="P32">Update</text:p>
          </table:table-cell>
          <table:table-cell table:style-name="Tabelle2.A3" office:value-type="string">
            <text:p text:style-name="P33">Sept. 24 2012</text:p>
          </table:table-cell>
          <table:table-cell table:style-name="Tabelle2.C3" office:value-type="string">
            <text:p text:style-name="P33">Updates from Basel F2F:</text:p>
            <text:list xml:id="list6564052769625371623" text:style-name="L1">
              <text:list-item>
                <text:p text:style-name="P126">Integrate Administrative API and design it to be DTO-style</text:p>
              </text:list-item>
              <text:list-item>
                <text:p text:style-name="P126">Simplify security (ServicePermission [ServiceComponentRuntime, GET] is enough)</text:p>
              </text:list-item>
            </text:list>
            <text:p text:style-name="P33">Felix Meschberger, Adobe Systems Incorporated, fmeschbe@adobe.com</text:p>
          </table:table-cell>
        </table:table-row>
        <text:soft-page-break/>
        <table:table-row table:style-name="Tabelle2.2">
          <table:table-cell table:style-name="Tabelle2.A3" office:value-type="string">
            <text:p text:style-name="P32">Update</text:p>
          </table:table-cell>
          <table:table-cell table:style-name="Tabelle2.B4" office:value-type="date" office:date-value="2013-06-06">
            <text:p text:style-name="P33">06/06/13</text:p>
          </table:table-cell>
          <table:table-cell table:style-name="Tabelle2.C3" office:value-type="string">
            <text:p text:style-name="P33">Update from Orlando F2F and BJ's feedback on the CPEG mailing list</text:p>
            <text:list xml:id="list2464955457988086301" text:style-name="L2">
              <text:list-item>
                <text:p text:style-name="P127">Relable the administrative API as the diagnostic API</text:p>
              </text:list-item>
              <text:list-item>
                <text:p text:style-name="P127">Fleshed out annotation inheritance but suggest to actually remove it (section 5.7.4, Supporting Inheritance)</text:p>
              </text:list-item>
              <text:list-item>
                <text:p text:style-name="P127">Added section 5.9, Service Scopes</text:p>
              </text:list-item>
            </text:list>
            <text:p text:style-name="P33">Felix Meschberger, Adobe Systems Incorporated, <text:a xlink:type="simple" xlink:href="mailto:fmeschbe@adobe.com">fmeschbe@adobe.com</text:a></text:p>
          </table:table-cell>
        </table:table-row>
        <table:table-row table:style-name="Tabelle2.2">
          <table:table-cell table:style-name="Tabelle2.A3" office:value-type="string">
            <text:p text:style-name="P32">Update</text:p>
          </table:table-cell>
          <table:table-cell table:style-name="Tabelle2.B4" office:value-type="date" office:date-value="2013-08-07">
            <text:p text:style-name="P33">08/07/13</text:p>
          </table:table-cell>
          <table:table-cell table:style-name="Tabelle2.C3" office:value-type="string">
            <text:p text:style-name="P33">Update from Palo Alto F2F</text:p>
            <text:list xml:id="list8331707422991023766" text:style-name="L3">
              <text:list-item>
                <text:p text:style-name="P128">Removed separate service annotations</text:p>
              </text:list-item>
              <text:list-item>
                <text:p text:style-name="P128">Removed annotation inheritance</text:p>
              </text:list-item>
              <text:list-item>
                <text:p text:style-name="P128">Removed setting properties through the component</text:p>
              </text:list-item>
              <text:list-item>
                <text:p text:style-name="P128">Updated DTOs</text:p>
              </text:list-item>
              <text:list-item>
                <text:p text:style-name="P128">New suggestion for property annotation</text:p>
              </text:list-item>
            </text:list>
            <text:p text:style-name="P33">Carsten Ziegeler, Adobe Systems Incorporated, cziegele@adobe.com</text:p>
          </table:table-cell>
        </table:table-row>
        <table:table-row table:style-name="Tabelle2.2">
          <table:table-cell table:style-name="Tabelle2.A3" office:value-type="string">
            <text:p text:style-name="P32">Update</text:p>
          </table:table-cell>
          <table:table-cell table:style-name="Tabelle2.A3" office:value-type="string">
            <text:p text:style-name="P33">19/07/13</text:p>
          </table:table-cell>
          <table:table-cell table:style-name="Tabelle2.C3" office:value-type="string">
            <text:p text:style-name="P33">Update from CPEG Call (18/07/13)</text:p>
            <text:list xml:id="list8182809460358983551" text:style-name="L4">
              <text:list-item>
                <text:p text:style-name="P129">Removed alternative property annotation proposals</text:p>
              </text:list-item>
              <text:list-item>
                <text:p text:style-name="P129">Clarified annotation based approach</text:p>
              </text:list-item>
            </text:list>
            <text:p text:style-name="P33">Carsten Ziegeler, Adobe Systems Incorporated, <text:change-start text:change-id="ct577614768"/><text:a xlink:type="simple" xlink:href="mailto:cziegele@adobe.com">cziegele@adobe.com</text:a><text:change-end text:change-id="ct577614768"/></text:p>
          </table:table-cell>
        </table:table-row>
        <table:table-row table:style-name="Tabelle2.2">
          <table:table-cell table:style-name="Tabelle2.A3" office:value-type="string">
            <text:p text:style-name="P32"><text:change-start text:change-id="ct577611440"/>Update<text:change-end text:change-id="ct577611440"/></text:p>
          </table:table-cell>
          <table:table-cell table:style-name="Tabelle2.A3" office:value-type="string">
            <text:p text:style-name="P33"><text:change-start text:change-id="ct577614864"/>18/09/13<text:change-end text:change-id="ct577614864"/></text:p>
          </table:table-cell>
          <table:table-cell table:style-name="Tabelle2.C3" office:value-type="string">
            <text:p text:style-name="P33"><text:change-start text:change-id="ct577610848"/>Update aft<text:change-end text:change-id="ct577610848"/><text:change-start text:change-id="ct577617248"/>er BJs review, major changes:</text:p>
            <text:list xml:id="list1052971301929498200" text:style-name="L5">
              <text:list-item>
                <text:p text:style-name="P130">Removed props attribute from @Component annotation and allow multiple annotation arguments in the lifecycle methods</text:p>
              </text:list-item>
              <text:list-item>
                <text:p text:style-name="P130">Remove DISPOSED state<text:change-end text:change-id="ct577617248"/><text:change-start text:change-id="ct577617376"/></text:p>
              </text:list-item>
            </text:list>
            <text:p text:style-name="P33">Carsten Ziegeler, Adobe Systems Incorporated, cziegele@adobe.com<text:change-end text:change-id="ct577617376"/></text:p>
          </table:table-cell>
        </table:table-row>
      </table:table>
      <text:p text:style-name="Body"/>
      <text:h text:style-name="Heading_20_1" text:outline-level="1"><text:soft-page-break/>Introduction</text:h>
      <text:p text:style-name="P15">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5">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9">DS<text:tab/>Declarative Services</text:p>
      <text:p text:style-name="P29">POJO<text:tab/>Plain old Java Object; term use for objects not implementing and framework specific plumbing such as Servlet API, Spring API, or OSGi API.</text:p>
      <text:p text:style-name="P30">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text:soft-page-break/></text:h>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
      <text:h text:style-name="P110" text:outline-level="2" text:is-list-header="true"/>
      <text:h text:style-name="P1" text:outline-level="2"><text:change text:change-id="ct577623584"/><text:span text:style-name="Source_20_Text"><text:span text:style-name="T15"/></text:span></text:h>
      <text:h text:style-name="Heading_20_1" text:outline-level="1"><text:soft-page-break/>Requirements</text:h>
      <text:list xml:id="list3813999050802592625" text:style-name="L6">
        <text:list-item>
          <text:p text:style-name="P111">The solution MUST define a diagnosis API to introspect declared components.</text:p>
        </text:list-item>
        <text:list-item>
          <text:p text:style-name="P111">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11"><text:span text:style-name="Source_20_Text">void &lt;method-name&gt;(&lt;parameter-type&gt;, ServiceReference);</text:span></text:p>
                </text:list-header>
              </text:list>
            </text:list-item>
          </text:list>
        </text:list-item>
      </text:list>
      <text:p text:style-name="Body"><text:soft-page-break/><text:span text:style-name="Source_20_Text"><text:span text:style-name="T17"/></text:span></text:p>
      <text:list xml:id="list1475914613" text:continue-numbering="true" text:style-name="L6">
        <text:list-item>
          <text:p text:style-name="P113">The solution MUST define a new <text:change-start text:change-id="ct577633184"/>way to define component properties b<text:change-end text:change-id="ct577633184"/><text:change-start text:change-id="ct577627088"/>y referencing a java annotation class. The fields of this annotation class are used to define properties for the component.<text:change-end text:change-id="ct577627088"/><text:change text:change-id="ct577627184"/></text:p>
        </text:list-item>
        <text:list-item>
          <text:p text:style-name="P111"><text:span text:style-name="T12">The solution MUST define the </text:span><text:span text:style-name="Source_20_Text"><text:span text:style-name="T13">osgi.extender </text:span></text:span><text:span text:style-name="T12">capability for DS in </text:span><text:span text:style-name="T2">accordance with the core specification rules for the </text:span><text:span text:style-name="Source_20_Text"><text:span text:style-name="T2">osgi.extender</text:span></text:span><text:span text:style-name="T2"> name space.</text:span></text:p>
        </text:list-item>
        <text:list-item>
          <text:p text:style-name="P114">The solution MUST support targeted PIDs according to Configuration Admin 1.5.</text:p>
        </text:list-item>
      </text:list>
      <text:h text:style-name="Heading_20_1" text:outline-level="1">Technical Solution</text:h>
      <text:p text:style-name="P18"/>
      <text:h text:style-name="Heading_20_2" text:outline-level="2">Diagnostic API</text:h>
      <text:p text:style-name="Body"><text:span text:style-name="T35">The diagnostic API is structured after the component descriptor within its own package </text:span><text:span text:style-name="T34">org.osgi.service.component.runtime. The ServiceComponentRuntime</text:span><text:span text:style-name="T35"> service interface is the API entry point. </text:span><text:span text:style-name="Source_20_Text"><text:span text:style-name="T35">It</text:span></text:span><text:span text:style-name="T35">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35">ServiceComponentRuntime</text:span></text:span><text:span text:style-name="T35"> service.</text:span></text:p>
      <text:p text:style-name="Body"><text:span text:style-name="T35">Each component declaration is accessible through the </text:span><text:span text:style-name="Source_20_Text"><text:span text:style-name="T35">ServiceComponentRuntime</text:span></text:span><text:span text:style-name="Default_20_Paragraph_20_Font"><text:span text:style-name="T35"> as an instance of the </text:span></text:span><text:span text:style-name="Source_20_Text"><text:span text:style-name="T35">ComponentDescription</text:span></text:span><text:span text:style-name="Default_20_Paragraph_20_Font"><text:span text:style-name="T35"> class. The </text:span></text:span><text:span text:style-name="Source_20_Text"><text:span text:style-name="T35">ComponentDescription</text:span></text:span><text:span text:style-name="Default_20_Paragraph_20_Font"><text:span text:style-name="T35"> provides access to the static declaration.</text:span></text:span></text:p>
      <text:p text:style-name="Body"><text:span text:style-name="Default_20_Paragraph_20_Font"><text:span text:style-name="T35">Components actually are available from the </text:span></text:span><text:span text:style-name="Source_20_Text"><text:span text:style-name="T35">ServiceComponentRuntime</text:span></text:span><text:span text:style-name="Default_20_Paragraph_20_Font"><text:span text:style-name="T35"> as </text:span></text:span><text:span text:style-name="Source_20_Text"><text:span text:style-name="T35">ComponentConfiguration</text:span></text:span><text:span text:style-name="Default_20_Paragraph_20_Font"><text:span text:style-name="T35"> instances. Each </text:span></text:span><text:span text:style-name="Source_20_Text"><text:span text:style-name="T35">ComponentConfiguration</text:span></text:span><text:span text:style-name="Default_20_Paragraph_20_Font"><text:span text:style-name="T35"> links back to its declaring </text:span></text:span><text:span text:style-name="Source_20_Text"><text:span text:style-name="T35">Component</text:span></text:span><text:span text:style-name="Source_20_Text"><text:span text:style-name="T35">Description</text:span></text:span><text:span text:style-name="Default_20_Paragraph_20_Font"><text:span text:style-name="T35">.</text:span></text:span></text:p>
      <text:p text:style-name="Body"><text:span text:style-name="Default_20_Paragraph_20_Font"><text:span text:style-name="T35">Since a single declaration may be activated multiple times – for example due to multiple factory configurations – a single </text:span></text:span><text:span text:style-name="Source_20_Text"><text:span text:style-name="T35">ComponentDescription</text:span></text:span><text:span text:style-name="Default_20_Paragraph_20_Font"><text:span text:style-name="T35"> instance may </text:span></text:span><text:change-start text:change-id="ct577643216"/><text:span text:style-name="Default_20_Paragraph_20_Font"><text:span text:style-name="T35">be </text:span></text:span><text:change-end text:change-id="ct577643216"/><text:span text:style-name="Default_20_Paragraph_20_Font"><text:span text:style-name="T35">refer</text:span></text:span><text:change-start text:change-id="ct577638368"/><text:span text:style-name="Default_20_Paragraph_20_Font"><text:span text:style-name="T35">red</text:span></text:span><text:change-end text:change-id="ct577638368"/><text:span text:style-name="Default_20_Paragraph_20_Font"><text:span text:style-name="T35"> to </text:span></text:span><text:change-start text:change-id="ct577636128"/><text:span text:style-name="Default_20_Paragraph_20_Font"><text:span text:style-name="T35">by </text:span></text:span><text:change-end text:change-id="ct577636128"/><text:span text:style-name="Default_20_Paragraph_20_Font"><text:span text:style-name="T35">multiple </text:span></text:span><text:span text:style-name="Source_20_Text"><text:span text:style-name="T35">ComponentConfiguration</text:span></text:span><text:span text:style-name="Default_20_Paragraph_20_Font"><text:span text:style-name="T35"> instances.</text:span></text:span></text:p>
      <text:p text:style-name="Body"><text:span text:style-name="Default_20_Paragraph_20_Font"><text:span text:style-name="T35">To cover the same difference between the declaration of references and actually bound references, the </text:span></text:span><text:span text:style-name="Source_20_Text"><text:span text:style-name="T35">Component</text:span></text:span><text:span text:style-name="Source_20_Text"><text:span text:style-name="T35">D</text:span></text:span><text:span text:style-name="Source_20_Text"><text:span text:style-name="T35">escription</text:span></text:span><text:span text:style-name="Default_20_Paragraph_20_Font"><text:span text:style-name="T35"> object provides the declared references as </text:span></text:span><text:span text:style-name="Source_20_Text"><text:span text:style-name="T35">Reference</text:span></text:span><text:span text:style-name="Default_20_Paragraph_20_Font"><text:span text:style-name="T35"> objects while the </text:span></text:span><text:span text:style-name="Source_20_Text"><text:span text:style-name="T35">ComponentConfiguration</text:span></text:span><text:span text:style-name="Default_20_Paragraph_20_Font"><text:span text:style-name="T35"> returns </text:span></text:span><text:span text:style-name="Source_20_Text"><text:span text:style-name="T35">BoundReference</text:span></text:span><text:span text:style-name="Default_20_Paragraph_20_Font"><text:span text:style-name="T35"> object representing actually bound services.</text:span></text:span></text:p>
      <text:p text:style-name="Body"><text:span text:style-name="Default_20_Paragraph_20_Font"><text:span text:style-name="T35">To simplify remote management the </text:span></text:span><text:span text:style-name="Source_20_Text"><text:span text:style-name="T35">Component</text:span></text:span><text:span text:style-name="Source_20_Text"><text:span text:style-name="T35">Description</text:span></text:span><text:span text:style-name="Default_20_Paragraph_20_Font"><text:span text:style-name="T35">, </text:span></text:span><text:span text:style-name="Source_20_Text"><text:span text:style-name="T35">ComponentConfiguration</text:span></text:span><text:span text:style-name="Default_20_Paragraph_20_Font"><text:span text:style-name="T35">, </text:span></text:span><text:span text:style-name="Source_20_Text"><text:span text:style-name="T35">Reference</text:span></text:span><text:span text:style-name="Default_20_Paragraph_20_Font"><text:span text:style-name="T35">, and </text:span></text:span><text:span text:style-name="Source_20_Text"><text:span text:style-name="T35">BoundReference</text:span></text:span><text:span text:style-name="Default_20_Paragraph_20_Font"><text:span text:style-name="T35"> types are defined as DTO-style classes and integrate with the API defined by RFC-185, Data Transfer Objects </text:span></text:span><text:span text:style-name="Default_20_Paragraph_20_Font"><text:span text:style-name="T35"><text:bookmark-ref text:reference-format="number" text:ref-name="__RefNumPara__16042_1481569867">[3].</text:bookmark-ref></text:span></text:span><text:span text:style-name="Default_20_Paragraph_20_Font"><text:span text:style-name="T35">.</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oft-page-break/><text:span text:style-name="Default_20_Paragraph_20_Font"><text:span text:style-name="T10">Event Method Signature</text:span></text:span></text:h>
      <text:p text:style-name="Body"><text:span text:style-name="Default_20_Paragraph_20_Font"><text:span text:style-name="T10">A new supported signature for event strategy methods is added to the end of the list of supported signatures in Section 112.3.2, Event Methods:</text:span></text:span></text:p>
      <text:list xml:id="list8284901587724268151" text:style-name="L7">
        <text:list-item>
          <text:list>
            <text:list-item>
              <text:list>
                <text:list-header>
                  <text:p text:style-name="P115"><text:span text:style-name="Source_20_Text"><text:span text:style-name="T10">void &lt;method-name&gt;(&lt;parameter-type&gt;, ServiceReference);</text:span></text:span></text:p>
                </text:list-header>
              </text:list>
            </text:list-item>
          </text:list>
        </text:list-item>
      </text:list>
      <text:p text:style-name="Body"><text:span text:style-name="Default_20_Paragraph_20_Font"><text:span text:style-name="T10">This signature is only supported if the com</text:span></text:span><text:span text:style-name="Default_20_Paragraph_20_Font"><text:span text:style-name="T36">ponent is declared in a descriptor with namespace </text:span></text:span><text:span text:style-name="Source_20_Text"><text:span text:style-name="T36">http://www.osgi.org/xmlns/scr/v1.3.0</text:span></text:span><text:span text:style-name="Default_20_Paragraph_20_Font"><text:span text:style-name="T36"> or newer.</text:span></text:span></text:p>
      <text:h text:style-name="Heading_20_2" text:outline-level="2">API version</text:h>
      <text:p text:style-name="Body">The DS API is exported as version 1.3 to reflect these updates<text:change text:change-id="ct577651376"/><text:span text:style-name="Default_20_Paragraph_20_Font">.</text:span></text:p>
      <text:h text:style-name="Heading_20_2" text:outline-level="2">XML Descriptor Namespace</text:h>
      <text:p text:style-name="Body"><text:span text:style-name="Default_20_Paragraph_20_Font"><text:span text:style-name="T35">The XML descriptor namespace is changed to</text:span></text:span></text:p>
      <text:p text:style-name="P26"><text:a xlink:type="simple" xlink:href="http://www.osgi.org/xmlns/scr/v1.3.0"><text:span text:style-name="Source_20_Text"><text:span text:style-name="T36">http://www.osgi.org/xmlns/scr/v1.3.0</text:span></text:span></text:a></text:p>
      <text:p text:style-name="P11"><text:span text:style-name="Default_20_Paragraph_20_Font"><text:span text:style-name="T36">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11"><text:span text:style-name="Default_20_Paragraph_20_Font"><text:span text:style-name="T43">The DS implementation bundle must declare the following extender capability:</text:span></text:span></text:p>
      <text:p text:style-name="P25"><text:span text:style-name="Default_20_Paragraph_20_Font"><text:span text:style-name="T43">Provide-Capability: osgi.extender;</text:span></text:span></text:p>
      <text:p text:style-name="P25"><text:span text:style-name="Default_20_Paragraph_20_Font"><text:span text:style-name="T42"><text:s text:c="7"/>osgi.extender="osgi.component";</text:span></text:span></text:p>
      <text:p text:style-name="P25"><text:span text:style-name="Default_20_Paragraph_20_Font"><text:span text:style-name="T42"><text:s text:c="7"/>uses:="org.osgi.service.component</text:span></text:span><text:change-start text:change-id="ct577651536"/><text:span text:style-name="Default_20_Paragraph_20_Font"><text:span text:style-name="T42">,org.osgi.service.component.runtime</text:span></text:span><text:change-end text:change-id="ct577651536"/><text:span text:style-name="Default_20_Paragraph_20_Font"><text:span text:style-name="T42">";</text:span></text:span></text:p>
      <text:p text:style-name="P25"><text:span text:style-name="Default_20_Paragraph_20_Font"><text:span text:style-name="T42"><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text:span><text:change text:change-id="ct577651712"/><text:span text:style-name="Default_20_Paragraph_20_Font">custom annotation class</text:span><text:change-start text:change-id="ct577654656"/><text:span text:style-name="Default_20_Paragraph_20_Font">es</text:span><text:change-end text:change-id="ct577654656"/><text:span text:style-name="Default_20_Paragraph_20_Font"> containing the property names together with their default values:</text:span></text:p>
      <text:p text:style-name="Preformatted_20_Text"><text:span text:style-name="Default_20_Paragraph_20_Font"><text:span text:style-name="T30">@interface</text:span></text:span><text:span text:style-name="Default_20_Paragraph_20_Font"><text:span text:style-name="T8"> </text:span></text:span><text:span text:style-name="Default_20_Paragraph_20_Font"><text:span text:style-name="T33">Config</text:span></text:span><text:span text:style-name="Default_20_Paragraph_20_Font"><text:span text:style-name="T8"> {</text:span></text:span></text:p>
      <text:p text:style-name="P23"><text:span text:style-name="T5"><text:s text:c="4"/></text:span><text:span text:style-name="T6">boolean</text:span><text:span text:style-name="T5"> enabled() </text:span><text:span text:style-name="T6">default</text:span><text:span text:style-name="T5"> </text:span><text:span text:style-name="T6">true</text:span><text:span text:style-name="T5">;</text:span></text:p>
      <text:p text:style-name="P23"><text:span text:style-name="T5"><text:s text:c="4"/>String[] names() </text:span><text:span text:style-name="T6">default</text:span><text:span text:style-name="T5"> {</text:span><text:span text:style-name="T55">"a"</text:span><text:span text:style-name="T5">, </text:span><text:span text:style-name="T55">"b"</text:span><text:span text:style-name="T5">};</text:span></text:p>
      <text:p text:style-name="P23"><text:span text:style-name="T5"><text:s text:c="4"/>String topic() </text:span><text:span text:style-name="T6">default</text:span><text:span text:style-name="T5"> MyComponent.</text:span><text:span text:style-name="T56">DEFAULT_TOPIC_PREFIX</text:span><text:span text:style-name="T5"> + </text:span><text:span text:style-name="T55">"/topic"</text:span><text:span text:style-name="T5">;</text:span></text:p>
      <text:p text:style-name="P23">}</text:p>
      <text:p text:style-name="P4">@Component<text:change text:change-id="ct577654752"/></text:p>
      <text:p text:style-name="P23"><text:span text:style-name="T6">public</text:span><text:span text:style-name="T5"> </text:span><text:span text:style-name="T6">class</text:span><text:span text:style-name="T5"> MyComponent {</text:span></text:p>
      <text:p text:style-name="P23"/>
      <text:p text:style-name="P23"><text:span text:style-name="T5"><text:s text:c="4"/></text:span><text:span text:style-name="T6">static</text:span><text:span text:style-name="T5"> </text:span><text:span text:style-name="T6">final</text:span><text:span text:style-name="T5"> String </text:span><text:span text:style-name="T56">DEFAULT_TOPIC_PREFIX</text:span><text:span text:style-name="T5"> = </text:span><text:span text:style-name="T55">"topic.prefix"</text:span><text:span text:style-name="T5">;</text:span></text:p>
      <text:p text:style-name="P23"/>
      <text:p text:style-name="P23"><text:span text:style-name="T5"><text:s text:c="4"/></text:span><text:span text:style-name="T6">protected</text:span><text:span text:style-name="T5"> </text:span><text:span text:style-name="T6">void</text:span><text:span text:style-name="T5"> activate(</text:span><text:span text:style-name="T32">Config</text:span><text:span text:style-name="T5"> configuration) {</text:span></text:p>
      <text:p text:style-name="P23"><text:s text:c="8"/>String <text:span text:style-name="T57">t</text:span> = configuration.topic();</text:p>
      <text:p text:style-name="P23"/>
      <text:p text:style-name="P23"><text:s text:c="4"/>}</text:p>
      <text:p text:style-name="P24"><text:soft-page-break/>}</text:p>
      <text:p text:style-name="P13"><text:span text:style-name="Default_20_Paragraph_20_Font"><text:span text:style-name="T27"/></text:span></text:p>
      <text:p text:style-name="Body"><text:change text:change-id="ct577541664"/><text:change-start text:change-id="ct577657856"/><text:span text:style-name="Default_20_Paragraph_20_Font"><text:span text:style-name="T7">The lifecycle methods for activation, deactivation and modification can use a signature which allows to specify one or more annoation classes as arguments</text:span></text:span><text:change-end text:change-id="ct577657856"/><text:change-start text:change-id="ct577635792"/><text:span text:style-name="Default_20_Paragraph_20_Font"><text:span text:style-name="T7">. As fields of an annotation already can already contain a default value, there is no need to add the information from the annotation fields as properties to the component xml configuration file.</text:span></text:span></text:p>
      <text:p text:style-name="Body"><text:change-end text:change-id="ct577635792"/><text:change text:change-id="ct577542080"/><text:change text:change-id="ct577548880"/><text:change-start text:change-id="ct577653888"/><text:span text:style-name="Default_20_Paragraph_20_Font"><text:span text:style-name="T7">E</text:span></text:span><text:change-end text:change-id="ct577653888"/><text:span text:style-name="Default_20_Paragraph_20_Font"><text:span text:style-name="T7">ach field of </text:span></text:span><text:change text:change-id="ct577637984"/><text:change-start text:change-id="ct577657360"/><text:span text:style-name="Default_20_Paragraph_20_Font"><text:span text:style-name="T7">an</text:span></text:span><text:change-end text:change-id="ct577657360"/><text:span text:style-name="Default_20_Paragraph_20_Font"><text:span text:style-name="T7"> annotation </text:span></text:span><text:change text:change-id="ct577658864"/><text:change-start text:change-id="ct577659536"/><text:span text:style-name="Default_20_Paragraph_20_Font"><text:span text:style-name="T7">is mapped to a</text:span></text:span><text:change-end text:change-id="ct577659536"/><text:span text:style-name="Default_20_Paragraph_20_Font"><text:span text:style-name="T7"> property</text:span></text:span><text:change text:change-id="ct577660256"/><text:span text:style-name="Default_20_Paragraph_20_Font"><text:span text:style-name="T7">.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7">The type </text:span></text:span><text:change text:change-id="ct577660368"/><text:span text:style-name="Default_20_Paragraph_20_Font"><text:span text:style-name="T7">can directly be derived from the type of the field. </text:span></text:span><text:change text:change-id="ct577658368"/><text:span text:style-name="Default_20_Paragraph_20_Font"><text:span text:style-name="T7"><text:s/></text:span></text:span><text:change-start text:change-id="ct577659968"/><text:span text:style-name="Default_20_Paragraph_20_Font"><text:span text:style-name="T7">All types are supported, except Class, enum or an annotation type or </text:span></text:span><text:change-end text:change-id="ct577659968"/><text:change-start text:change-id="ct89778976"/><text:span text:style-name="Default_20_Paragraph_20_Font"><text:span text:style-name="T7">arrays of these three</text:span></text:span><text:change-end text:change-id="ct89778976"/><text:change-start text:change-id="ct577659392"/><text:span text:style-name="Default_20_Paragraph_20_Font"><text:span text:style-name="T7">. </text:span></text:span><text:change-end text:change-id="ct577659392"/><text:change-start text:change-id="ct577662576"/><text:span text:style-name="Default_20_Paragraph_20_Font"><text:span text:style-name="T7">At runtime a field of using one of these types always returns the default value</text:span></text:span><text:change-end text:change-id="ct577662576"/><text:change-start text:change-id="ct89864240"/><text:span text:style-name="Default_20_Paragraph_20_Font"><text:span text:style-name="T7">, if the field doesn't have one null is returned.</text:span></text:span><text:change-end text:change-id="ct89864240"/><text:change text:change-id="ct577662320"/><text:change text:change-id="ct577662672"/></text:p>
      <text:p text:style-name="Body"><text:change-start text:change-id="ct577660464"/><text:span text:style-name="Default_20_Paragraph_20_Font"><text:span text:style-name="T7">A</text:span></text:span><text:change-end text:change-id="ct577660464"/><text:change text:change-id="ct577549296"/><text:span text:style-name="Default_20_Paragraph_20_Font"><text:span text:style-name="T7">nnotation class</text:span></text:span><text:change-start text:change-id="ct577543696"/><text:span text:style-name="Default_20_Paragraph_20_Font"><text:span text:style-name="T7">es</text:span></text:span><text:change-end text:change-id="ct577543696"/><text:span text:style-name="Default_20_Paragraph_20_Font"><text:span text:style-name="T7"> can be used in the activate, deactivate and modified methods. Therefore new signatures for these methods</text:span></text:span><text:change text:change-id="ct577659744"/><text:span text:style-name="Default_20_Paragraph_20_Font"><text:span text:style-name="T7">are supported, taking </text:span></text:span><text:change text:change-id="ct577659040"/><text:change-start text:change-id="ct577657216"/><text:span text:style-name="Default_20_Paragraph_20_Font"><text:span text:style-name="T7">one or more</text:span></text:span><text:change-end text:change-id="ct577657216"/><text:span text:style-name="Default_20_Paragraph_20_Font"><text:span text:style-name="T7"> argument</text:span></text:span><text:change-start text:change-id="ct577664880"/><text:span text:style-name="Default_20_Paragraph_20_Font"><text:span text:style-name="T7">s</text:span></text:span><text:change-end text:change-id="ct577664880"/><text:span text:style-name="Default_20_Paragraph_20_Font"><text:span text:style-name="T7"> of </text:span></text:span><text:change text:change-id="ct577665616"/><text:span text:style-name="Default_20_Paragraph_20_Font"><text:span text:style-name="T7">annotation class</text:span></text:span><text:change-start text:change-id="ct577667056"/><text:span text:style-name="Default_20_Paragraph_20_Font"><text:span text:style-name="T7">es</text:span></text:span><text:change-end text:change-id="ct577667056"/><text:span text:style-name="Default_20_Paragraph_20_Font"><text:span text:style-name="T7">. Th</text:span></text:span><text:change-start text:change-id="ct577668496"/><text:span text:style-name="Default_20_Paragraph_20_Font"><text:span text:style-name="T7">ese</text:span></text:span><text:change-end text:change-id="ct577668496"/><text:change text:change-id="ct577668592"/><text:span text:style-name="Default_20_Paragraph_20_Font"><text:span text:style-name="T7"> </text:span></text:span><text:change text:change-id="ct577669264"/><text:change-start text:change-id="ct577670000"/><text:span text:style-name="Default_20_Paragraph_20_Font"><text:span text:style-name="T7">are</text:span></text:span><text:change-end text:change-id="ct577670000"/><text:span text:style-name="Default_20_Paragraph_20_Font"><text:span text:style-name="T7"> additional possible argument</text:span></text:span><text:change-start text:change-id="ct577671440"/><text:span text:style-name="Default_20_Paragraph_20_Font"><text:span text:style-name="T7">s</text:span></text:span><text:change-end text:change-id="ct577671440"/><text:span text:style-name="Default_20_Paragraph_20_Font"><text:span text:style-name="T7">. </text:span></text:span><text:change text:change-id="ct577672176"/><text:change-start text:change-id="ct577672000"/><text:span text:style-name="Default_20_Paragraph_20_Font"><text:span text:style-name="T7">The following details the search for a lifecycle method:</text:span></text:span></text:p>
      <text:list xml:id="list1914568460214392740" text:style-name="L8">
        <text:list-item>
          <text:p text:style-name="P116"><text:span text:style-name="Default_20_Paragraph_20_Font"><text:span text:style-name="T21">The method takes a single argument and the type of the argument is </text:span></text:span><text:span text:style-name="T61">org.osgi.service.component.ComponentContext.</text:span></text:p>
        </text:list-item>
        <text:list-item>
          <text:p text:style-name="P117">The method takes a single argument and the type of the argument is org.osgi.framework.BundleContext.</text:p>
        </text:list-item>
        <text:list-item>
          <text:p text:style-name="P117">The method takes one or more arguments and all arguments are annotation types.</text:p>
        </text:list-item>
        <text:list-item>
          <text:p text:style-name="P117">The method takes a single argument and the type of the argument is the java.util.Map.</text:p>
        </text:list-item>
        <text:list-item>
          <text:p text:style-name="P117">For deactivation methods only: The method takes a single argument and the type of the argument is the int.</text:p>
        </text:list-item>
        <text:list-item>
          <text:p text:style-name="P117">For deactivation methods only: The method takes a single argument and the type of the argument is the java.lang.Integer.</text:p>
        </text:list-item>
        <text:list-item>
          <text:p text:style-name="P117">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16"><text:span text:style-name="T61">The method takes zero arguments.</text:span><text:change-end text:change-id="ct577672000"/><text:change-start text:change-id="ct577662096"/><text:span text:style-name="Default_20_Paragraph_20_Font"><text:span text:style-name="T7"> </text:span></text:span><text:change-end text:change-id="ct577662096"/></text:p>
        </text:list-item>
      </text:list>
      <text:p text:style-name="Body"><text:span text:style-name="Default_20_Paragraph_20_Font"><text:span text:style-name="T7">If an annotation is used within a lifecycle method, DS creates an implementation conforming to this annotation and maps the available configuration properties to the fields:</text:span></text:span></text:p>
      <text:list xml:id="list3810164538914337259" text:style-name="L9">
        <text:list-item>
          <text:p text:style-name="P118"><text:span text:style-name="Default_20_Paragraph_20_Font"><text:span text:style-name="T7">the name is mapped as described above</text:span></text:span></text:p>
        </text:list-item>
        <text:list-item>
          <text:p text:style-name="P118"><text:soft-page-break/><text:span text:style-name="Default_20_Paragraph_20_Font"><text:span text:style-name="T7">If the configuration of a component contains a value, this value might need to be mapped to the value of the annotation field:</text:span></text:span></text:p>
          <text:list>
            <text:list-item>
              <text:p text:style-name="P118"><text:span text:style-name="Default_20_Paragraph_20_Font"><text:span text:style-name="T7">if cardinality and type are the same, the property value is used</text:span></text:span></text:p>
            </text:list-item>
            <text:list-item>
              <text:p text:style-name="P118"><text:span text:style-name="Default_20_Paragraph_20_Font"><text:span text:style-name="T7">if the type is the same, but the cardinality is different, a single property value is mapped to an array with exactly this value. If the property value is an array but the annotation field expects a single value, </text:span></text:span><text:span text:style-name="Default_20_Paragraph_20_Font"><text:span text:style-name="T7">the first value of the array is returned.</text:span></text:span><text:change-start text:change-id="ct577676768"/><text:span text:style-name="Default_20_Paragraph_20_Font"><text:span text:style-name="T7"> If the array is empty the default value of the annotation is returned.</text:span></text:span><text:change-end text:change-id="ct577676768"/></text:p>
            </text:list-item>
            <text:list-item>
              <text:p text:style-name="P118"><text:span text:style-name="Default_20_Paragraph_20_Font"><text:span text:style-name="T7">If the type differs, the property value is converted to a string using toString() on the value and then passed into the valueOf(String) method of the type class.</text:span></text:span></text:p>
            </text:list-item>
            <text:list-item>
              <text:p text:style-name="P118"><text:span text:style-name="Default_20_Paragraph_20_Font"><text:span text:style-name="T7">If an exception occurs during the conversion like a text is tried to be converted into a number, this error will be logged and </text:span></text:span><text:change text:change-id="ct577665808"/><text:change-start text:change-id="ct577676096"/><text:span text:style-name="Default_20_Paragraph_20_Font"><text:span text:style-name="T7">the default value of the annotation will be returned instead.</text:span></text:span><text:change-end text:change-id="ct577676096"/></text:p>
            </text:list-item>
          </text:list>
        </text:list-item>
        <text:list-item>
          <text:p text:style-name="P118"><text:span text:style-name="Default_20_Paragraph_20_Font"><text:span text:style-name="T7">If no configuration property is available, the defaults from the annotation are returned</text:span></text:span><text:change-start text:change-id="ct577676192"/><text:span text:style-name="Default_20_Paragraph_20_Font"><text:span text:style-name="T7">.</text:span></text:span></text:p>
        </text:list-item>
        <text:list-item>
          <text:p text:style-name="P118"><text:span text:style-name="Default_20_Paragraph_20_Font"><text:span text:style-name="T7">If the annotation has no default value, null is returned for arrays and type String and the equivalent</text:span></text:span><text:change-end text:change-id="ct577676192"/><text:change-start text:change-id="ct577677648"/><text:span text:style-name="Default_20_Paragraph_20_Font"><text:span text:style-name="T7"> of null for primitive types: false for boolean, zero for numbers and c</text:span></text:span><text:change-end text:change-id="ct577677648"/><text:change-start text:change-id="ct577678240"/><text:span text:style-name="Default_20_Paragraph_20_Font"><text:span text:style-name="T7">har.</text:span></text:span><text:change-end text:change-id="ct577678240"/></text:p>
        </text:list-item>
        <text:list-item>
          <text:p text:style-name="P118"><text:span text:style-name="Default_20_Paragraph_20_Font"><text:span text:style-name="T7">Additional properties not defined in the annotation are ignored </text:span></text:span><text:span text:style-name="Default_20_Paragraph_20_Font"><text:span text:style-name="T7">–</text:span></text:span><text:span text:style-name="Default_20_Paragraph_20_Font"><text:span text:style-name="T7"> if the implementation needs these additional properties, it can use a method signature which includes the properties map in addition to the annotation. </text:span></text:span></text:p>
        </text:list-item>
      </text:list>
      <text:p text:style-name="P5"><text:span text:style-name="Default_20_Paragraph_20_Font"><text:span text:style-name="T9">This new signature</text:span></text:span><text:change-start text:change-id="ct577677280"/><text:span text:style-name="Default_20_Paragraph_20_Font"><text:span text:style-name="T9"> with annotations</text:span></text:span><text:change-end text:change-id="ct577677280"/><text:span text:style-name="Default_20_Paragraph_20_Font"><text:span text:style-name="T9"> is only supported if the component is declared in a descriptor with namespace </text:span></text:span><text:span text:style-name="Source_20_Text"><text:span text:style-name="T23">http://www.osgi.org/xmlns/scr/v1.3.0</text:span></text:span><text:span text:style-name="Default_20_Paragraph_20_Font"><text:span text:style-name="T9"> or newer. </text:span></text:span><text:change text:change-id="ct577680560"/></text:p>
      <text:p text:style-name="Preformatted_20_Text"><text:change-start text:change-id="ct577553536"/></text:p>
      <text:h text:style-name="Heading_20_3" text:outline-level="3"><text:change-end text:change-id="ct577553536"/><text:change-start text:change-id="ct577666928"/><text:span text:style-name="Default_20_Paragraph_20_Font">Clarification of @Component annotation</text:span></text:h>
      <text:p text:style-name="Body"><text:span text:style-name="Default_20_Paragraph_20_Font">The @Component annotation contains two different approaches to define properties</text:span><text:change-end text:change-id="ct577666928"/><text:change-start text:change-id="ct577550640"/><text:span text:style-name="Default_20_Paragraph_20_Font"> through two different attributes: property and properties. As annotation properties to not have an order when they are</text:span><text:change-end text:change-id="ct577550640"/><text:change-start text:change-id="ct577666064"/><text:span text:style-name="Default_20_Paragraph_20_Font"> processed, the current specification does not define the order of the corresponding elements in the XML descriptor. However the order in the XML defines the order of processing.</text:span><text:change-end text:change-id="ct577666064"/><text:change-start text:change-id="ct577551360"/></text:p>
      <text:p text:style-name="Body"><text:span text:style-name="Default_20_Paragraph_20_Font">This should be clarified by defining an order </text:span><text:change-end text:change-id="ct577551360"/><text:change-start text:change-id="ct577680016"/><text:span text:style-name="Default_20_Paragraph_20_Font">of processing:</text:span></text:p>
      <text:list xml:id="list992307968978981772" text:style-name="L10">
        <text:list-item>
          <text:p text:style-name="P119"><text:span text:style-name="Default_20_Paragraph_20_Font">properties</text:span></text:p>
        </text:list-item>
        <text:list-item>
          <text:p text:style-name="P119"><text:span text:style-name="Default_20_Paragraph_20_Font">property</text:span></text:p>
        </text:list-item>
      </text:list>
      <text:p text:style-name="Body"><text:change-end text:change-id="ct577680016"/><text:change-start text:change-id="ct577553760"/>This means that <text:change-end text:change-id="ct577553760"/><text:change-start text:change-id="ct577553856"/>the properties directive is added first to the XML descriptor, followed by all properties defined through the property directory.<text:change-end text:change-id="ct577553856"/></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3179037762435581381" text:style-name="L11">
        <text:list-item>
          <text:p text:style-name="P120">Targeted PIDs have been introduced in Configuration Admin 1.5. Section 104.3.3, Extenders and Targeted PIDs, requires extenders such as DS to properly support Targeted PIDs.</text:p>
        </text:list-item>
        <text:list-item>
          <text:p text:style-name="P120">Configuration Admin 1.4 introduced <text:span text:style-name="T54">multi-location </text:span><text:span text:style-name="T10">binding. DS implementations must make sure these bindings are properly supported</text:span><text:change-start text:change-id="ct577688832"/><text:span text:style-name="T10">. If the multi</text:span><text:change-end text:change-id="ct577688832"/><text:change text:change-id="ct577688928"/><text:change-start text:change-id="ct577689248"/><text:span text:style-name="T10">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text:span><text:change-end text:change-id="ct577689248"/><text:change text:change-id="ct577689344"/></text:p>
        </text:list-item>
      </text:list>
      <text:h text:style-name="Heading_20_2" text:outline-level="2"><text:soft-page-break/>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8158935992723422996" text:style-name="L12">
        <text:list-item>
          <text:p text:style-name="P121">The <text:span text:style-name="Source_20_Text">service.servicefactory</text:span> attribute is replaced by a new <text:span text:style-name="Source_20_Text">service.scope</text:span> attribute defined in the DS descriptor.</text:p>
        </text:list-item>
        <text:list-item>
          <text:p text:style-name="P121">A new <text:span text:style-name="Source_20_Text">reference.scope</text:span> attribute to define the service reference scope is defined in the DS descriptor.</text:p>
        </text:list-item>
        <text:list-item>
          <text:p text:style-name="P121">A new bind and unbind signature <text:span text:style-name="Source_20_Text">void &lt;method-name&gt;(ServiceObjects);</text:span> is defined to support prototype scoped references.</text:p>
        </text:list-item>
        <text:list-item>
          <text:p text:style-name="P121"><text:span text:style-name="Source_20_Text">@Component.servicefactory()</text:span><text:span text:style-name="Default_20_Paragraph_20_Font"> is </text:span>deprecated in favor of the new <text:span text:style-name="Source_20_Text">@Component.scope()</text:span> of type <text:change text:change-id="ct577690512"/><text:change-start text:change-id="ct577690384"/><text:span text:style-name="Source_20_Text">Service</text:span><text:change-end text:change-id="ct577690384"/><text:span text:style-name="Source_20_Text">Scope</text:span>.</text:p>
        </text:list-item>
        <text:list-item>
          <text:p text:style-name="P121"><text:span text:style-name="Source_20_Text">@Reference.scope()</text:span> of type <text:span text:style-name="Source_20_Text">ReferenceScope</text:span> is added.</text:p>
        </text:list-item>
      </text:list>
      <text:p text:style-name="Body">These changes specified in RFC 195, Service Scope, form an integral part of this RFC.<text:change-start text:change-id="ct577694368"/></text:p>
      <text:h text:style-name="Heading_20_2" text:outline-level="2">New Life Cycle States</text:h>
      <text:p text:style-name="Body"><text:change-end text:change-id="ct577694368"/><text:change-start text:change-id="ct577691344"/>Two<text:change-end text:change-id="ct577691344"/><text:change-start text:change-id="ct577559808"/> addi<text:change-end text:change-id="ct577559808"/><text:change-start text:change-id="ct577694016"/>tional states describing the life cycle of a component are added: activating and deactivating. A<text:change-end text:change-id="ct577694016"/><text:change-start text:change-id="ct577693616"/> component is in the activating state when it is leaving the unsatisfied state while it is activated by calling the activate method of a component. This state is a transient state<text:change-end text:change-id="ct577693616"/><text:change-start text:change-id="ct577556736"/> and <text:change-end text:change-id="ct577556736"/><text:change-start text:change-id="ct577552800"/>an immediate component enters the active state once it's activated and a<text:change-end text:change-id="ct577552800"/><text:change-start text:change-id="ct577690048"/>ll other components enter the registered state. If activation fails, the component is back in the unsatisfied state.</text:p>
      <text:p text:style-name="Body">If a component is deactivated, it enters<text:change-end text:change-id="ct577690048"/><text:change-start text:change-id="ct577552928"/> the deactiving state during this process. Once deactivation is finished it <text:change-end text:change-id="ct577552928"/><text:change-start text:change-id="ct577553024"/>is disposed.<text:change-end text:change-id="ct577553024"/></text:p>
      <text:h text:style-name="Heading_20_1" text:outline-level="1">Data Transfer Objects</text:h>
      <text:p text:style-name="P6"><text:change text:change-id="ct577553184"/></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5"><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25"><text:span text:style-name="Default_20_Paragraph_20_Font">Collection&lt;ComponentDescription&gt; getComponentDescriptions(Bundle...)</text:span></text:p>
      <text:p text:style-name="P25"><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3">OSGi Javadoc</text:p>
        <text:p text:style-name="P51">18.09.13 16:39</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5"><text:span text:style-name="Summary_20_Heading_20_Font">Package Summary</text:span></text:p>
            </table:table-cell>
            <table:covered-table-cell/>
            <table:table-cell table:style-name="Tabelle3.A1" office:value-type="string">
              <text:p text:style-name="P56"><text:span text:style-name="Page_20_Reference_20_Font"><text:span text:style-name="T59">Page</text:span></text:span></text:p>
            </table:table-cell>
          </table:table-row>
          <table:table-row table:style-name="Tabelle3.1">
            <table:table-cell table:style-name="Tabelle3.A2" office:value-type="string">
              <text:p text:style-name="P57"><text:a xlink:type="simple" xlink:href="#r3"><text:span text:style-name="T44">org.osgi.service.component</text:span></text:a></text:p>
            </table:table-cell>
            <table:table-cell table:style-name="Tabelle3.A2" office:value-type="string">
              <text:p text:style-name="P58">Service Component Package Version 1.3.</text:p>
            </table:table-cell>
            <table:table-cell table:style-name="Tabelle3.A2" office:value-type="string">
              <text:p text:style-name="P56"><text:span text:style-name="Page_20_Reference_20_Font"><text:bookmark-ref text:reference-format="page" text:ref-name="r3"/></text:span></text:p>
            </table:table-cell>
          </table:table-row>
          <table:table-row table:style-name="Tabelle3.1">
            <table:table-cell table:style-name="Tabelle3.A3" office:value-type="string">
              <text:p text:style-name="P57"><text:a xlink:type="simple" xlink:href="#r40"><text:span text:style-name="T44">org.osgi.service.component.annotations</text:span></text:a></text:p>
            </table:table-cell>
            <table:table-cell table:style-name="Tabelle3.A3" office:value-type="string">
              <text:p text:style-name="P58">Service Component Annotations Package Version 1.3.</text:p>
            </table:table-cell>
            <table:table-cell table:style-name="Tabelle3.A3" office:value-type="string">
              <text:p text:style-name="P56"><text:span text:style-name="Page_20_Reference_20_Font"><text:bookmark-ref text:reference-format="page" text:ref-name="r40"/></text:span></text:p>
            </table:table-cell>
          </table:table-row>
          <table:table-row table:style-name="Tabelle3.1">
            <table:table-cell table:style-name="Tabelle3.A3" office:value-type="string">
              <text:p text:style-name="P57"><text:a xlink:type="simple" xlink:href="#r109"><text:span text:style-name="T44">org.osgi.service.component.runtime</text:span></text:a></text:p>
            </table:table-cell>
            <table:table-cell table:style-name="Tabelle3.A3" office:value-type="string">
              <text:p text:style-name="P58">Service Component Package Version 1.3.</text:p>
            </table:table-cell>
            <table:table-cell table:style-name="Tabelle3.A3" office:value-type="string">
              <text:p text:style-name="P56"><text:span text:style-name="Page_20_Reference_20_Font"><text:bookmark-ref text:reference-format="page" text:ref-name="r109"/></text:span></text:p>
            </table:table-cell>
          </table:table-row>
        </table:table>
        <text:p text:style-name="P134"><text:bookmark text:name="r3"/>Package org.osgi.service.component</text:p>
        <text:p text:style-name="P70"><text:span text:style-name="Code_20_Small">@org.osgi.annotation.versioning.Version(value="1.3")</text:span></text:p>
        <text:p text:style-name="P71">Service Component Package Version 1.3.</text:p>
        <text:p text:style-name="P72">See:</text:p>
        <text:p text:style-name="P75"><text:a xlink:type="simple" xlink:href="#r2"><text:span text:style-name="T44">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5"><text:span text:style-name="Summary_20_Heading_20_Font1">Interface Summary</text:span></text:p>
            </table:table-cell>
            <table:covered-table-cell/>
            <table:table-cell table:style-name="Tabelle4.A1" office:value-type="string">
              <text:p text:style-name="P66"><text:span text:style-name="Page_20_Reference_20_Font">Page</text:span></text:p>
            </table:table-cell>
          </table:table-row>
          <table:table-row table:style-name="Tabelle4.1">
            <table:table-cell table:style-name="Tabelle4.A2" office:value-type="string">
              <text:p text:style-name="P57"><text:a xlink:type="simple" xlink:href="#r16"><text:span text:style-name="T46">ComponentConstants</text:span></text:a></text:p>
            </table:table-cell>
            <table:table-cell table:style-name="Tabelle4.A2" office:value-type="string">
              <text:p text:style-name="P59">Defines standard names for Service Component constants.</text:p>
            </table:table-cell>
            <table:table-cell table:style-name="Tabelle4.A2" office:value-type="string">
              <text:p text:style-name="P60"><text:span text:style-name="Page_20_Reference_20_Font"><text:span text:style-name="T60"><text:bookmark-ref text:reference-format="page" text:ref-name="r16"/></text:span></text:span></text:p>
            </table:table-cell>
          </table:table-row>
          <table:table-row table:style-name="Tabelle4.1">
            <table:table-cell table:style-name="Tabelle4.A3" office:value-type="string">
              <text:p text:style-name="P57"><text:a xlink:type="simple" xlink:href="#r27"><text:span text:style-name="T46">ComponentContext</text:span></text:a></text:p>
            </table:table-cell>
            <table:table-cell table:style-name="Tabelle4.A3" office:value-type="string">
              <text:p text:style-name="P59">A Component Context object is used by a component instance to interact with its execution context including locating services by reference name.</text:p>
            </table:table-cell>
            <table:table-cell table:style-name="Tabelle4.A3" office:value-type="string">
              <text:p text:style-name="P60"><text:span text:style-name="Page_20_Reference_20_Font"><text:span text:style-name="T60"><text:bookmark-ref text:reference-format="page" text:ref-name="r27"/></text:span></text:span></text:p>
            </table:table-cell>
          </table:table-row>
          <table:table-row table:style-name="Tabelle4.1">
            <table:table-cell table:style-name="Tabelle4.A3" office:value-type="string">
              <text:p text:style-name="P57"><text:a xlink:type="simple" xlink:href="#r35"><text:span text:style-name="T46">ComponentFactory</text:span></text:a></text:p>
            </table:table-cell>
            <table:table-cell table:style-name="Tabelle4.A3" office:value-type="string">
              <text:p text:style-name="P61"><text:span text:style-name="T60">When a component is declared with the </text:span><text:span text:style-name="Code1"><text:span text:style-name="T60">factory</text:span></text:span><text:span text:style-name="Default_20_Paragraph_20_Font"><text:span text:style-name="T60"> attribute on its </text:span></text:span><text:span text:style-name="Code1"><text:span text:style-name="T60">component</text:span></text:span><text:span text:style-name="Default_20_Paragraph_20_Font"><text:span text:style-name="T60">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60"><text:span text:style-name="Page_20_Reference_20_Font"><text:span text:style-name="T60"><text:bookmark-ref text:reference-format="page" text:ref-name="r35"/></text:span></text:span></text:p>
            </table:table-cell>
          </table:table-row>
          <table:table-row table:style-name="Tabelle4.1">
            <table:table-cell table:style-name="Tabelle4.A3" office:value-type="string">
              <text:p text:style-name="P57"><text:a xlink:type="simple" xlink:href="#r38"><text:span text:style-name="T46">ComponentInstance</text:span></text:a></text:p>
            </table:table-cell>
            <table:table-cell table:style-name="Tabelle4.A3" office:value-type="string">
              <text:p text:style-name="P59">A ComponentInstance encapsulates a component instance of an activated component configuration.</text:p>
            </table:table-cell>
            <table:table-cell table:style-name="Tabelle4.A3" office:value-type="string">
              <text:p text:style-name="P60"><text:span text:style-name="Page_20_Reference_20_Font"><text:span text:style-name="T60"><text:bookmark-ref text:reference-format="page" text:ref-name="r38"/></text:span></text:span></text:p>
            </table:table-cell>
          </table:table-row>
        </table:table>
        <text:p text:style-name="P39"/>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7"><text:span text:style-name="Summary_20_Heading_20_Font1"><text:span text:style-name="T5">Exception Summary</text:span></text:span></text:p>
            </table:table-cell>
            <table:covered-table-cell/>
            <table:table-cell table:style-name="Tabelle6.A1" office:value-type="string">
              <text:p text:style-name="P68"><text:span text:style-name="Page_20_Reference_20_Font"><text:span text:style-name="T28">Page</text:span></text:span></text:p>
            </table:table-cell>
          </table:table-row>
          <table:table-row table:style-name="Tabelle6.1">
            <table:table-cell table:style-name="Tabelle6.A2" office:value-type="string">
              <text:p text:style-name="P57"><text:a xlink:type="simple" xlink:href="#r33"><text:span text:style-name="T44">ComponentException</text:span></text:a></text:p>
            </table:table-cell>
            <table:table-cell table:style-name="Tabelle6.A2" office:value-type="string">
              <text:p text:style-name="P62">Unchecked exception which may be thrown by the Service Component Runtime.</text:p>
            </table:table-cell>
            <table:table-cell table:style-name="Tabelle6.A2" office:value-type="string">
              <text:p text:style-name="P63"><text:span text:style-name="Page_20_Reference_20_Font"><text:span text:style-name="T5"><text:bookmark-ref text:reference-format="page" text:ref-name="r33"/></text:span></text:span></text:p>
            </table:table-cell>
          </table:table-row>
        </table:table>
        <text:p text:style-name="P82"><text:bookmark text:name="r2"/>Package org.osgi.service.component Description</text:p>
        <text:p text:style-name="P83">Service Component Package Version 1.3.</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component; version="[1.3,2.0)"</text:span></text:p>
        <text:p text:style-name="P83">Example import for providers implementing the API in this package:</text:p>
        <text:p text:style-name="P41"><text:span text:style-name="Code1">Import-Package: org.osgi.service.component; version="[1.3,1.4)"</text:span></text:p>
        <text:p text:style-name="P137"><text:bookmark text:name="r16"/>Interface ComponentConstants</text:p>
        <text:p text:style-name="P85"><text:a xlink:type="simple" xlink:href="#r3"><text:span text:style-name="T47">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9">ComponentConstants</text:span></text:span></text:p>
        <text:p text:style-name="P42">Defines standard names for Service Component constants.</text:p>
        <text:p text:style-name="P89"/>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0"><text:span text:style-name="Summary_20_Heading_20_Font2"><text:span text:style-name="T5">Field Summary</text:span></text:span></text:p>
            </table:table-cell>
            <table:covered-table-cell/>
            <table:table-cell table:style-name="Tabelle8.A1" office:value-type="string">
              <text:p text:style-name="P91"><text:span text:style-name="Page_20_Reference_20_Font"><text:span text:style-name="T28">Page</text:span></text:span></text:p>
            </table:table-cell>
          </table:table-row>
          <table:table-row table:style-name="Tabelle8.1">
            <table:table-cell table:style-name="Tabelle8.A2" office:value-type="string">
              <text:p text:style-name="P92"><text:span text:style-name="Code_20_Small1"><text:span text:style-name="T5">String</text:span></text:span></text:p>
            </table:table-cell>
            <table:table-cell table:style-name="Tabelle8.A2" office:value-type="string">
              <text:p text:style-name="P97"><text:a xlink:type="simple" xlink:href="#r7"><text:span text:style-name="Code2"><text:span text:style-name="T49">COMPONENT_FACTORY</text:span></text:span></text:a></text:p>
              <text:p text:style-name="P98"><text:span text:style-name="T24">A service registration property for a Component Factory that contains the value of the </text:span><text:span text:style-name="Code2"><text:span text:style-name="T5">factory</text:span></text:span><text:span text:style-name="Default_20_Paragraph_20_Font"><text:span text:style-name="T24"> attribute.</text:span></text:span></text:p>
            </table:table-cell>
            <table:table-cell table:style-name="Tabelle8.C2" office:value-type="string">
              <text:p text:style-name="P93"><text:span text:style-name="Page_20_Reference_20_Font"><text:span text:style-name="T5"><text:bookmark-ref text:reference-format="page" text:ref-name="r7"/></text:span></text:span></text:p>
            </table:table-cell>
          </table:table-row>
          <table:table-row table:style-name="Tabelle8.1">
            <table:table-cell table:style-name="Tabelle8.A3" office:value-type="string">
              <text:p text:style-name="P92"><text:span text:style-name="Code_20_Small1"><text:span text:style-name="T5">String</text:span></text:span></text:p>
            </table:table-cell>
            <table:table-cell table:style-name="Tabelle8.A3" office:value-type="string">
              <text:p text:style-name="P97"><text:a xlink:type="simple" xlink:href="#r6"><text:span text:style-name="Code2"><text:span text:style-name="T49">COMPONENT_ID</text:span></text:span></text:a></text:p>
              <text:p text:style-name="P99">A component property that contains the generated id for a component configuration.</text:p>
            </table:table-cell>
            <table:table-cell table:style-name="Tabelle8.C3" office:value-type="string">
              <text:p text:style-name="P93"><text:span text:style-name="Page_20_Reference_20_Font"><text:span text:style-name="T5"><text:bookmark-ref text:reference-format="page" text:ref-name="r6"/></text:span></text:span></text:p>
            </table:table-cell>
          </table:table-row>
          <table:table-row table:style-name="Tabelle8.1">
            <table:table-cell table:style-name="Tabelle8.A3" office:value-type="string">
              <text:p text:style-name="P92"><text:span text:style-name="Code_20_Small1"><text:span text:style-name="T5">String</text:span></text:span></text:p>
            </table:table-cell>
            <table:table-cell table:style-name="Tabelle8.A3" office:value-type="string">
              <text:p text:style-name="P97"><text:a xlink:type="simple" xlink:href="#r5"><text:span text:style-name="Code2"><text:span text:style-name="T49">COMPONENT_NAME</text:span></text:span></text:a></text:p>
              <text:p text:style-name="P98"><text:span text:style-name="T24">A component property for a component configuration that contains the name of the component as specified in the </text:span><text:span text:style-name="Code2"><text:span text:style-name="T5">name</text:span></text:span><text:span text:style-name="Default_20_Paragraph_20_Font"><text:span text:style-name="T24"> attribute of the </text:span></text:span><text:span text:style-name="Code2"><text:span text:style-name="T5">component</text:span></text:span><text:span text:style-name="Default_20_Paragraph_20_Font"><text:span text:style-name="T24"> element.</text:span></text:span></text:p>
            </table:table-cell>
            <table:table-cell table:style-name="Tabelle8.C3" office:value-type="string">
              <text:p text:style-name="P93"><text:span text:style-name="Page_20_Reference_20_Font"><text:span text:style-name="T5"><text:bookmark-ref text:reference-format="page" text:ref-name="r5"/></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15"><text:span text:style-name="Code2"><text:span text:style-name="T49">DEACTIVATION_REASON_BUNDLE_STOPPED</text:span></text:span></text:a></text:p>
              <text:p text:style-name="P99">The component configuration was deactivated because the bundle was stopped.</text:p>
            </table:table-cell>
            <table:table-cell table:style-name="Tabelle8.C3" office:value-type="string">
              <text:p text:style-name="P93"><text:span text:style-name="Page_20_Reference_20_Font"><text:span text:style-name="T5"><text:bookmark-ref text:reference-format="page" text:ref-name="r15"/></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13"><text:span text:style-name="Code2"><text:span text:style-name="T49">DEACTIVATION_REASON_CONFIGURATION_DELETED</text:span></text:span></text:a></text:p>
              <text:p text:style-name="P99">The component configuration was deactivated because its configuration was deleted.</text:p>
            </table:table-cell>
            <table:table-cell table:style-name="Tabelle8.C3" office:value-type="string">
              <text:p text:style-name="P93"><text:span text:style-name="Page_20_Reference_20_Font"><text:span text:style-name="T5"><text:bookmark-ref text:reference-format="page" text:ref-name="r13"/></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12"><text:span text:style-name="Code2"><text:span text:style-name="T49">DEACTIVATION_REASON_CONFIGURATION_MODIFIED</text:span></text:span></text:a></text:p>
              <text:p text:style-name="P99">The component configuration was deactivated because its configuration was changed.</text:p>
            </table:table-cell>
            <table:table-cell table:style-name="Tabelle8.C3" office:value-type="string">
              <text:p text:style-name="P93"><text:span text:style-name="Page_20_Reference_20_Font"><text:span text:style-name="T5"><text:bookmark-ref text:reference-format="page" text:ref-name="r12"/></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10"><text:span text:style-name="Code2"><text:span text:style-name="T49">DEACTIVATION_REASON_DISABLED</text:span></text:span></text:a></text:p>
              <text:p text:style-name="P99">The component configuration was deactivated because the component was disabled.</text:p>
            </table:table-cell>
            <table:table-cell table:style-name="Tabelle8.C3" office:value-type="string">
              <text:p text:style-name="P93"><text:span text:style-name="Page_20_Reference_20_Font"><text:span text:style-name="T5"><text:bookmark-ref text:reference-format="page" text:ref-name="r10"/></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14"><text:span text:style-name="Code2"><text:span text:style-name="T49">DEACTIVATION_REASON_DISPOSED</text:span></text:span></text:a></text:p>
              <text:p text:style-name="P99">The component configuration was deactivated because the component was disposed.</text:p>
            </table:table-cell>
            <table:table-cell table:style-name="Tabelle8.C3" office:value-type="string">
              <text:p text:style-name="P93"><text:span text:style-name="Page_20_Reference_20_Font"><text:span text:style-name="T5"><text:bookmark-ref text:reference-format="page" text:ref-name="r14"/></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11"><text:span text:style-name="Code2"><text:span text:style-name="T49">DEACTIVATION_REASON_REFERENCE</text:span></text:span></text:a></text:p>
              <text:p text:style-name="P99">The component configuration was deactivated because a reference became unsatisfied.</text:p>
            </table:table-cell>
            <table:table-cell table:style-name="Tabelle8.C3" office:value-type="string">
              <text:p text:style-name="P93"><text:span text:style-name="Page_20_Reference_20_Font"><text:span text:style-name="T5"><text:bookmark-ref text:reference-format="page" text:ref-name="r11"/></text:span></text:span></text:p>
            </table:table-cell>
          </table:table-row>
          <table:table-row table:style-name="Tabelle8.1">
            <table:table-cell table:style-name="Tabelle8.A3" office:value-type="string">
              <text:p text:style-name="P92"><text:span text:style-name="Code_20_Small1"><text:span text:style-name="T5">int</text:span></text:span></text:p>
            </table:table-cell>
            <table:table-cell table:style-name="Tabelle8.A3" office:value-type="string">
              <text:p text:style-name="P97"><text:a xlink:type="simple" xlink:href="#r9"><text:span text:style-name="Code2"><text:span text:style-name="T49">DEACTIVATION_REASON_UNSPECIFIED</text:span></text:span></text:a></text:p>
              <text:p text:style-name="P99">The reason the component configuration was deactivated is unspecified.</text:p>
            </table:table-cell>
            <table:table-cell table:style-name="Tabelle8.C3" office:value-type="string">
              <text:p text:style-name="P93"><text:span text:style-name="Page_20_Reference_20_Font"><text:span text:style-name="T5"><text:bookmark-ref text:reference-format="page" text:ref-name="r9"/></text:span></text:span></text:p>
            </table:table-cell>
          </table:table-row>
          <table:table-row table:style-name="Tabelle8.1">
            <table:table-cell table:style-name="Tabelle8.A3" office:value-type="string">
              <text:p text:style-name="P92"><text:span text:style-name="Code_20_Small1"><text:span text:style-name="T5">String</text:span></text:span></text:p>
            </table:table-cell>
            <table:table-cell table:style-name="Tabelle8.A3" office:value-type="string">
              <text:p text:style-name="P97"><text:a xlink:type="simple" xlink:href="#r8"><text:span text:style-name="Code2"><text:span text:style-name="T49">REFERENCE_TARGET_SUFFIX</text:span></text:span></text:a></text:p>
              <text:p text:style-name="P99">The suffix for reference target properties.</text:p>
            </table:table-cell>
            <table:table-cell table:style-name="Tabelle8.C3" office:value-type="string">
              <text:p text:style-name="P93"><text:span text:style-name="Page_20_Reference_20_Font"><text:span text:style-name="T5"><text:bookmark-ref text:reference-format="page" text:ref-name="r8"/></text:span></text:span></text:p>
            </table:table-cell>
          </table:table-row>
          <table:table-row table:style-name="Tabelle8.1">
            <table:table-cell table:style-name="Tabelle8.A3" office:value-type="string">
              <text:p text:style-name="P92"><text:span text:style-name="Code_20_Small1"><text:span text:style-name="T5">String</text:span></text:span></text:p>
            </table:table-cell>
            <table:table-cell table:style-name="Tabelle8.A3" office:value-type="string">
              <text:p text:style-name="P97"><text:a xlink:type="simple" xlink:href="#r4"><text:span text:style-name="Code2"><text:span text:style-name="T49">SERVICE_COMPONENT</text:span></text:span></text:a></text:p>
              <text:p text:style-name="P99">Manifest header specifying the XML documents within a bundle that contain the bundle's Service Component descriptions.</text:p>
            </table:table-cell>
            <table:table-cell table:style-name="Tabelle8.C3" office:value-type="string">
              <text:p text:style-name="P93"><text:span text:style-name="Page_20_Reference_20_Font"><text:span text:style-name="T5"><text:bookmark-ref text:reference-format="page" text:ref-name="r4"/></text:span></text:span></text:p>
            </table:table-cell>
          </table:table-row>
        </table:table>
        <text:p text:style-name="P159">Field Detail</text:p>
        <text:p text:style-name="P162"><text:bookmark text:name="r4"/>SERVICE_COMPONENT</text:p>
        <text:p text:style-name="P52"><text:span text:style-name="Code2">public static final String </text:span><text:span text:style-name="Code2"><text:span text:style-name="T59">SERVICE_COMPONENT</text:span></text:span><text:span text:style-name="Code2"> = "Service-Component"</text:span></text:p>
        <text:p text:style-name="P77">Manifest header specifying the XML documents within a bundle that contain the bundle's Service Component descriptions.</text:p>
        <text:p text:style-name="P75"><text:span text:style-name="T35">The attribute value may be retrieved from the </text:span><text:span text:style-name="Code2">Dictionary</text:span><text:span text:style-name="Default_20_Paragraph_20_Font"><text:span text:style-name="T35"> object returned by the </text:span></text:span><text:span text:style-name="Code2">Bundle.getHeaders</text:span><text:span text:style-name="Default_20_Paragraph_20_Font"><text:span text:style-name="T35"> method.</text:span></text:span></text:p>
        <text:p text:style-name="P101"/>
        <text:p text:style-name="P161"><text:bookmark text:name="r5"/>COMPONENT_NAME</text:p>
        <text:p text:style-name="P52"><text:span text:style-name="Code2">public static final String </text:span><text:span text:style-name="Code2"><text:span text:style-name="T59">COMPONENT_NAME</text:span></text:span><text:span text:style-name="Code2"> = "component.name"</text:span></text:p>
        <text:p text:style-name="P75"><text:span text:style-name="T35">A component property for a component configuration that contains the name of the component as specified in the </text:span><text:span text:style-name="Code2">name</text:span><text:span text:style-name="Default_20_Paragraph_20_Font"><text:span text:style-name="T35"> attribute of the </text:span></text:span><text:span text:style-name="Code2">component</text:span><text:span text:style-name="Default_20_Paragraph_20_Font"><text:span text:style-name="T35"> element. The value of this property must be of type </text:span></text:span><text:span text:style-name="Code2">String</text:span><text:span text:style-name="Default_20_Paragraph_20_Font"><text:span text:style-name="T35">.</text:span></text:span></text:p>
        <text:p text:style-name="P101"/>
        <text:p text:style-name="P161"><text:bookmark text:name="r6"/>COMPONENT_ID</text:p>
        <text:p text:style-name="P52"><text:span text:style-name="Code2">public static final String </text:span><text:span text:style-name="Code2"><text:span text:style-name="T59">COMPONENT_ID</text:span></text:span><text:span text:style-name="Code2"> = "component.id"</text:span></text:p>
        <text:p text:style-name="P78"><text:span text:style-name="T35">A component property that contains the generated id for a component configuration. The value of this property must be of type </text:span><text:span text:style-name="Code2">Long</text:span><text:span text:style-name="Default_20_Paragraph_20_Font"><text:span text:style-name="T35">.</text:span></text:span></text:p>
        <text:p text:style-name="P76">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1"/>
        <text:p text:style-name="P161"><text:bookmark text:name="r7"/>COMPONENT_FACTORY</text:p>
        <text:p text:style-name="P52"><text:span text:style-name="Code2">public static final String </text:span><text:span text:style-name="Code2"><text:span text:style-name="T59">COMPONENT_FACTORY</text:span></text:span><text:span text:style-name="Code2"> = "component.factory"</text:span></text:p>
        <text:p text:style-name="P75"><text:span text:style-name="T35">A service registration property for a Component Factory that contains the value of the </text:span><text:span text:style-name="Code2">factory</text:span><text:span text:style-name="Default_20_Paragraph_20_Font"><text:span text:style-name="T35"> attribute. The value of this property must be of type </text:span></text:span><text:span text:style-name="Code2">String</text:span><text:span text:style-name="Default_20_Paragraph_20_Font"><text:span text:style-name="T35">.</text:span></text:span></text:p>
        <text:p text:style-name="P101"/>
        <text:p text:style-name="P161"><text:bookmark text:name="r8"/>REFERENCE_TARGET_SUFFIX</text:p>
        <text:p text:style-name="P52"><text:span text:style-name="Code2">public static final String </text:span><text:span text:style-name="Code2"><text:span text:style-name="T59">REFERENCE_TARGET_SUFFIX</text:span></text:span><text:span text:style-name="Code2"> = ".target"</text:span></text:p>
        <text:p text:style-name="P75"><text:span text:style-name="T35">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35">.</text:span></text:span></text:p>
        <text:p text:style-name="P101"/>
        <text:p text:style-name="P161"><text:bookmark text:name="r9"/>DEACTIVATION_REASON_UNSPECIFIED</text:p>
        <text:p text:style-name="P52"><text:span text:style-name="Code2">public static final int </text:span><text:span text:style-name="Code2"><text:span text:style-name="T59">DEACTIVATION_REASON_UNSPECIFIED</text:span></text:span><text:span text:style-name="Code2"> = 0</text:span></text:p>
        <text:p text:style-name="P76"><text:soft-page-break/>The reason the component configuration was deactivated is unspecified.</text:p>
        <text:p text:style-name="P79">Since:</text:p>
        <text:p text:style-name="P102">1.1</text:p>
        <text:p text:style-name="P105"/>
        <text:p text:style-name="P161"><text:bookmark text:name="r10"/>DEACTIVATION_REASON_DISABLED</text:p>
        <text:p text:style-name="P52"><text:span text:style-name="Code2">public static final int </text:span><text:span text:style-name="Code2"><text:span text:style-name="T59">DEACTIVATION_REASON_DISABLED</text:span></text:span><text:span text:style-name="Code2"> = 1</text:span></text:p>
        <text:p text:style-name="P76">The component configuration was deactivated because the component was disabled.</text:p>
        <text:p text:style-name="P79">Since:</text:p>
        <text:p text:style-name="P102">1.1</text:p>
        <text:p text:style-name="P105"/>
        <text:p text:style-name="P161"><text:bookmark text:name="r11"/>DEACTIVATION_REASON_REFERENCE</text:p>
        <text:p text:style-name="P52"><text:span text:style-name="Code2">public static final int </text:span><text:span text:style-name="Code2"><text:span text:style-name="T59">DEACTIVATION_REASON_REFERENCE</text:span></text:span><text:span text:style-name="Code2"> = 2</text:span></text:p>
        <text:p text:style-name="P76">The component configuration was deactivated because a reference became unsatisfied.</text:p>
        <text:p text:style-name="P79">Since:</text:p>
        <text:p text:style-name="P102">1.1</text:p>
        <text:p text:style-name="P105"/>
        <text:p text:style-name="P161"><text:bookmark text:name="r12"/>DEACTIVATION_REASON_CONFIGURATION_MODIFIED</text:p>
        <text:p text:style-name="P52"><text:span text:style-name="Code2">public static final int </text:span><text:span text:style-name="Code2"><text:span text:style-name="T59">DEACTIVATION_REASON_CONFIGURATION_MODIFIED</text:span></text:span><text:span text:style-name="Code2"> = 3</text:span></text:p>
        <text:p text:style-name="P76">The component configuration was deactivated because its configuration was changed.</text:p>
        <text:p text:style-name="P79">Since:</text:p>
        <text:p text:style-name="P102">1.1</text:p>
        <text:p text:style-name="P105"/>
        <text:p text:style-name="P161"><text:bookmark text:name="r13"/>DEACTIVATION_REASON_CONFIGURATION_DELETED</text:p>
        <text:p text:style-name="P52"><text:span text:style-name="Code2">public static final int </text:span><text:span text:style-name="Code2"><text:span text:style-name="T59">DEACTIVATION_REASON_CONFIGURATION_DELETED</text:span></text:span><text:span text:style-name="Code2"> = 4</text:span></text:p>
        <text:p text:style-name="P76">The component configuration was deactivated because its configuration was deleted.</text:p>
        <text:p text:style-name="P79">Since:</text:p>
        <text:p text:style-name="P102"><text:soft-page-break/>1.1</text:p>
        <text:p text:style-name="P105"/>
        <text:p text:style-name="P161"><text:bookmark text:name="r14"/>DEACTIVATION_REASON_DISPOSED</text:p>
        <text:p text:style-name="P52"><text:span text:style-name="Code2">public static final int </text:span><text:span text:style-name="Code2"><text:span text:style-name="T59">DEACTIVATION_REASON_DISPOSED</text:span></text:span><text:span text:style-name="Code2"> = 5</text:span></text:p>
        <text:p text:style-name="P76">The component configuration was deactivated because the component was disposed.</text:p>
        <text:p text:style-name="P79">Since:</text:p>
        <text:p text:style-name="P102">1.1</text:p>
        <text:p text:style-name="P105"/>
        <text:p text:style-name="P161"><text:bookmark text:name="r15"/>DEACTIVATION_REASON_BUNDLE_STOPPED</text:p>
        <text:p text:style-name="P52"><text:span text:style-name="Code2">public static final int </text:span><text:span text:style-name="Code2"><text:span text:style-name="T59">DEACTIVATION_REASON_BUNDLE_STOPPED</text:span></text:span><text:span text:style-name="Code2"> = 6</text:span></text:p>
        <text:p text:style-name="P76">The component configuration was deactivated because the bundle was stopped.</text:p>
        <text:p text:style-name="P79">Since:</text:p>
        <text:p text:style-name="P102">1.1</text:p>
        <text:p text:style-name="P138"><text:bookmark text:name="r27"/>Interface ComponentContext</text:p>
        <text:p text:style-name="P85"><text:a xlink:type="simple" xlink:href="#r3"><text:span text:style-name="T47">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9">ComponentContext</text:span></text:span></text:p>
        <text:p text:style-name="P83">A Component Context object is used by a component instance to interact with its execution context including locating services by reference name. Each component instance has a unique Component Context.</text:p>
        <text:p text:style-name="P84"><text:span text:style-name="T35">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35"> argument, it will be passed the component instance's Component Context object. If the activate method takes a </text:span></text:span><text:span text:style-name="Code2">BundleContext</text:span><text:span text:style-name="Default_20_Paragraph_20_Font"><text:span text:style-name="T35"> argument, it will be passed the component instance's Bundle Context object. If the activate method takes a </text:span></text:span><text:span text:style-name="Code2">Map</text:span><text:span text:style-name="Default_20_Paragraph_20_Font"><text:span text:style-name="T35"> argument, it will be passed an unmodifiable Map containing the component properties.</text:span></text:span></text:p>
        <text:p text:style-name="P53"><text:span text:style-name="T35">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35"> argument, it will be passed the component instance's Component Context object. If the deactivate method takes a </text:span></text:span><text:span text:style-name="Code2">BundleContext</text:span><text:span text:style-name="Default_20_Paragraph_20_Font"><text:span text:style-name="T35"> argument, it will be passed the component instance's Bundle Context object. If the deactivate method takes a </text:span></text:span><text:span text:style-name="Code2">Map</text:span><text:span text:style-name="Default_20_Paragraph_20_Font"><text:span text:style-name="T35"> argument, it will be passed an unmodifiable Map containing the component properties. If the deactivate method takes an </text:span></text:span><text:span text:style-name="Code2">int</text:span><text:span text:style-name="Default_20_Paragraph_20_Font"><text:span text:style-name="T35"> or </text:span></text:span><text:span text:style-name="Code2">Integer</text:span><text:span text:style-name="Default_20_Paragraph_20_Font"><text:span text:style-name="T35"> argument, it will be passed the reason code for the component instance's deactivation.</text:span></text:span></text:p>
        <text:p text:style-name="P86">ThreadSafe</text:p>
        <text:p text:style-name="P89"/>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90"><text:span text:style-name="Summary_20_Heading_20_Font2"><text:span text:style-name="T5">Method Summary</text:span></text:span></text:p>
            </table:table-cell>
            <table:covered-table-cell/>
            <table:table-cell table:style-name="Tabelle9.A1" office:value-type="string">
              <text:p text:style-name="P91"><text:span text:style-name="Page_20_Reference_20_Font"><text:span text:style-name="T28">Page</text:span></text:span></text:p>
            </table:table-cell>
          </table:table-row>
          <table:table-row table:style-name="Tabelle9.1">
            <table:table-cell table:style-name="Tabelle9.A2" office:value-type="string">
              <text:p text:style-name="P92"><text:span text:style-name="Code_20_Small1"><text:span text:style-name="T5">void</text:span></text:span></text:p>
            </table:table-cell>
            <table:table-cell table:style-name="Tabelle9.A2" office:value-type="string">
              <text:p text:style-name="P97"><text:a xlink:type="simple" xlink:href="#r25"><text:span text:style-name="Code2"><text:span text:style-name="T49">disableComponent</text:span></text:span></text:a><text:span text:style-name="Code2"><text:span text:style-name="T5">(String name)</text:span></text:span></text:p>
              <text:p text:style-name="P99">Disables the specified component name.</text:p>
            </table:table-cell>
            <table:table-cell table:style-name="Tabelle9.C2" office:value-type="string">
              <text:p text:style-name="P93"><text:span text:style-name="Page_20_Reference_20_Font"><text:span text:style-name="T5"><text:bookmark-ref text:reference-format="page" text:ref-name="r25"/></text:span></text:span></text:p>
            </table:table-cell>
          </table:table-row>
          <table:table-row table:style-name="Tabelle9.1">
            <table:table-cell table:style-name="Tabelle9.A3" office:value-type="string">
              <text:p text:style-name="P92"><text:span text:style-name="Code_20_Small1"><text:span text:style-name="T5">void</text:span></text:span></text:p>
            </table:table-cell>
            <table:table-cell table:style-name="Tabelle9.A3" office:value-type="string">
              <text:p text:style-name="P97"><text:a xlink:type="simple" xlink:href="#r24"><text:span text:style-name="Code2"><text:span text:style-name="T49">enableComponent</text:span></text:span></text:a><text:span text:style-name="Code2"><text:span text:style-name="T5">(String name)</text:span></text:span></text:p>
              <text:p text:style-name="P99">Enables the specified component name.</text:p>
            </table:table-cell>
            <table:table-cell table:style-name="Tabelle9.C3" office:value-type="string">
              <text:p text:style-name="P93"><text:span text:style-name="Page_20_Reference_20_Font"><text:span text:style-name="T5"><text:bookmark-ref text:reference-format="page" text:ref-name="r24"/></text:span></text:span></text:p>
            </table:table-cell>
          </table:table-row>
          <table:table-row table:style-name="Tabelle9.1">
            <table:table-cell table:style-name="Tabelle9.A3" office:value-type="string">
              <text:p text:style-name="P92"><text:span text:style-name="Code_20_Small1"><text:span text:style-name="T5">org.osgi.framework.BundleContext</text:span></text:span></text:p>
            </table:table-cell>
            <table:table-cell table:style-name="Tabelle9.A3" office:value-type="string">
              <text:p text:style-name="P97"><text:a xlink:type="simple" xlink:href="#r21"><text:span text:style-name="Code2"><text:span text:style-name="T49">getBundleContext</text:span></text:span></text:a><text:span text:style-name="Code2"><text:span text:style-name="T5">()</text:span></text:span></text:p>
              <text:p text:style-name="P98"><text:span text:style-name="T24">Returns the </text:span><text:span text:style-name="Code2"><text:span text:style-name="T5">BundleContext</text:span></text:span><text:span text:style-name="Default_20_Paragraph_20_Font"><text:span text:style-name="T24"> of the bundle which contains this component.</text:span></text:span></text:p>
            </table:table-cell>
            <table:table-cell table:style-name="Tabelle9.C3" office:value-type="string">
              <text:p text:style-name="P93"><text:span text:style-name="Page_20_Reference_20_Font"><text:span text:style-name="T5"><text:bookmark-ref text:reference-format="page" text:ref-name="r21"/></text:span></text:span></text:p>
            </table:table-cell>
          </table:table-row>
          <table:table-row table:style-name="Tabelle9.1">
            <table:table-cell table:style-name="Tabelle9.A3" office:value-type="string">
              <text:p text:style-name="P94"><text:a xlink:type="simple" xlink:href="#r38"><text:span text:style-name="Code_20_Small1"><text:span text:style-name="T48">ComponentInstance</text:span></text:span></text:a></text:p>
            </table:table-cell>
            <table:table-cell table:style-name="Tabelle9.A3" office:value-type="string">
              <text:p text:style-name="P97"><text:a xlink:type="simple" xlink:href="#r23"><text:span text:style-name="Code2"><text:span text:style-name="T49">getComponentInstance</text:span></text:span></text:a><text:span text:style-name="Code2"><text:span text:style-name="T5">()</text:span></text:span></text:p>
              <text:p text:style-name="P99">Returns the Component Instance object for the component instance associated with this Component Context.</text:p>
            </table:table-cell>
            <table:table-cell table:style-name="Tabelle9.C3" office:value-type="string">
              <text:p text:style-name="P93"><text:span text:style-name="Page_20_Reference_20_Font"><text:span text:style-name="T5"><text:bookmark-ref text:reference-format="page" text:ref-name="r23"/></text:span></text:span></text:p>
            </table:table-cell>
          </table:table-row>
          <table:table-row table:style-name="Tabelle9.1">
            <table:table-cell table:style-name="Tabelle9.A3" office:value-type="string">
              <text:p text:style-name="P92"><text:span text:style-name="Code_20_Small1"><text:span text:style-name="T5">Dictionary&lt;String,Object&gt;</text:span></text:span></text:p>
            </table:table-cell>
            <table:table-cell table:style-name="Tabelle9.A3" office:value-type="string">
              <text:p text:style-name="P97"><text:a xlink:type="simple" xlink:href="#r17"><text:span text:style-name="Code2"><text:span text:style-name="T49">getProperties</text:span></text:span></text:a><text:span text:style-name="Code2"><text:span text:style-name="T5">()</text:span></text:span></text:p>
              <text:p text:style-name="P99">Returns the component properties for this Component Context.</text:p>
            </table:table-cell>
            <table:table-cell table:style-name="Tabelle9.C3" office:value-type="string">
              <text:p text:style-name="P93"><text:span text:style-name="Page_20_Reference_20_Font"><text:span text:style-name="T5"><text:bookmark-ref text:reference-format="page" text:ref-name="r17"/></text:span></text:span></text:p>
            </table:table-cell>
          </table:table-row>
          <table:table-row table:style-name="Tabelle9.1">
            <table:table-cell table:style-name="Tabelle9.A3" office:value-type="string">
              <text:p text:style-name="P92"><text:span text:style-name="Code_20_Small1"><text:span text:style-name="T5">org.osgi.framework.ServiceReference&lt;?&gt;</text:span></text:span></text:p>
            </table:table-cell>
            <table:table-cell table:style-name="Tabelle9.A3" office:value-type="string">
              <text:p text:style-name="P97"><text:a xlink:type="simple" xlink:href="#r26"><text:span text:style-name="Code2"><text:span text:style-name="T49">getServiceReference</text:span></text:span></text:a><text:span text:style-name="Code2"><text:span text:style-name="T5">()</text:span></text:span></text:p>
              <text:p text:style-name="P98"><text:span text:style-name="T24">If the component instance is registered as a service using the </text:span><text:span text:style-name="Code2"><text:span text:style-name="T5">service</text:span></text:span><text:span text:style-name="Default_20_Paragraph_20_Font"><text:span text:style-name="T24"> element, then this method returns the service reference of the service provided by this component instance.</text:span></text:span></text:p>
            </table:table-cell>
            <table:table-cell table:style-name="Tabelle9.C3" office:value-type="string">
              <text:p text:style-name="P93"><text:span text:style-name="Page_20_Reference_20_Font"><text:span text:style-name="T5"><text:bookmark-ref text:reference-format="page" text:ref-name="r26"/></text:span></text:span></text:p>
            </table:table-cell>
          </table:table-row>
          <table:table-row table:style-name="Tabelle9.1">
            <table:table-cell table:style-name="Tabelle9.A3" office:value-type="string">
              <text:p text:style-name="P92"><text:span text:style-name="Code_20_Small1"><text:span text:style-name="T5">org.osgi.framework.Bundle</text:span></text:span></text:p>
            </table:table-cell>
            <table:table-cell table:style-name="Tabelle9.A3" office:value-type="string">
              <text:p text:style-name="P97"><text:a xlink:type="simple" xlink:href="#r22"><text:span text:style-name="Code2"><text:span text:style-name="T49">getUsingBundle</text:span></text:span></text:a><text:span text:style-name="Code2"><text:span text:style-name="T5">()</text:span></text:span></text:p>
              <text:p text:style-name="P98"><text:span text:style-name="T24">If the component instance is registered as a service using the </text:span><text:span text:style-name="Code2"><text:span text:style-name="T5">servicescope="bundle"</text:span></text:span><text:span text:style-name="Default_20_Paragraph_20_Font"><text:span text:style-name="T24"> or </text:span></text:span><text:span text:style-name="Code2"><text:span text:style-name="T5">servicescope="prototype"</text:span></text:span><text:span text:style-name="Default_20_Paragraph_20_Font"><text:span text:style-name="T24"> attribute, then this method returns the bundle using the service provided by the component instance.</text:span></text:span></text:p>
            </table:table-cell>
            <table:table-cell table:style-name="Tabelle9.C3" office:value-type="string">
              <text:p text:style-name="P93"><text:span text:style-name="Page_20_Reference_20_Font"><text:span text:style-name="T5"><text:bookmark-ref text:reference-format="page" text:ref-name="r22"/></text:span></text:span></text:p>
            </table:table-cell>
          </table:table-row>
          <table:table-row table:style-name="Tabelle9.1">
            <table:table-cell table:style-name="Tabelle9.A3" office:value-type="string">
              <text:p text:style-name="P92"><text:span text:style-name="Code_20_Small1"><text:span text:style-name="T5">Object</text:span></text:span></text:p>
            </table:table-cell>
            <table:table-cell table:style-name="Tabelle9.A3" office:value-type="string">
              <text:p text:style-name="P97"><text:a xlink:type="simple" xlink:href="#r18"><text:span text:style-name="Code2"><text:span text:style-name="T49">locateService</text:span></text:span></text:a><text:span text:style-name="Code2"><text:span text:style-name="T5">(String name)</text:span></text:span></text:p>
              <text:p text:style-name="P99">Returns the service object for the specified reference name.</text:p>
            </table:table-cell>
            <table:table-cell table:style-name="Tabelle9.C3" office:value-type="string">
              <text:p text:style-name="P93"><text:span text:style-name="Page_20_Reference_20_Font"><text:span text:style-name="T5"><text:bookmark-ref text:reference-format="page" text:ref-name="r18"/></text:span></text:span></text:p>
            </table:table-cell>
          </table:table-row>
          <table:table-row table:style-name="Tabelle9.1">
            <table:table-cell table:style-name="Tabelle9.A3" office:value-type="string">
              <text:p text:style-name="P92"><text:span text:style-name="Code_20_Small1"><text:span text:style-name="T5">Object</text:span></text:span></text:p>
            </table:table-cell>
            <table:table-cell table:style-name="Tabelle9.A3" office:value-type="string">
              <text:p text:style-name="P97"><text:a xlink:type="simple" xlink:href="#r19"><text:span text:style-name="Code2"><text:span text:style-name="T49">locateService</text:span></text:span></text:a><text:span text:style-name="Code2"><text:span text:style-name="T5">(String name, org.osgi.framework.ServiceReference&lt;?&gt; reference)</text:span></text:span></text:p>
              <text:p text:style-name="P98"><text:span text:style-name="T24">Returns the service object for the specified reference name and </text:span><text:span text:style-name="Code2"><text:span text:style-name="T5">ServiceReference</text:span></text:span><text:span text:style-name="Default_20_Paragraph_20_Font"><text:span text:style-name="T24">.</text:span></text:span></text:p>
            </table:table-cell>
            <table:table-cell table:style-name="Tabelle9.C3" office:value-type="string">
              <text:p text:style-name="P93"><text:span text:style-name="Page_20_Reference_20_Font"><text:span text:style-name="T5"><text:bookmark-ref text:reference-format="page" text:ref-name="r19"/></text:span></text:span></text:p>
            </table:table-cell>
          </table:table-row>
          <table:table-row table:style-name="Tabelle9.1">
            <table:table-cell table:style-name="Tabelle9.A3" office:value-type="string">
              <text:p text:style-name="P92"><text:span text:style-name="Code_20_Small1"><text:span text:style-name="T5">Object[]</text:span></text:span></text:p>
            </table:table-cell>
            <table:table-cell table:style-name="Tabelle9.A3" office:value-type="string">
              <text:p text:style-name="P97"><text:a xlink:type="simple" xlink:href="#r20"><text:span text:style-name="Code2"><text:span text:style-name="T49">locateServices</text:span></text:span></text:a><text:span text:style-name="Code2"><text:span text:style-name="T5">(String name)</text:span></text:span></text:p>
              <text:p text:style-name="P99">Returns the service objects for the specified reference name.</text:p>
            </table:table-cell>
            <table:table-cell table:style-name="Tabelle9.C3" office:value-type="string">
              <text:p text:style-name="P93"><text:span text:style-name="Page_20_Reference_20_Font"><text:span text:style-name="T5"><text:bookmark-ref text:reference-format="page" text:ref-name="r20"/></text:span></text:span></text:p>
            </table:table-cell>
          </table:table-row>
        </table:table>
        <text:p text:style-name="P159">Method Detail</text:p>
        <text:p text:style-name="P162"><text:bookmark text:name="r17"/>getProperties</text:p>
        <text:p text:style-name="P52"><text:span text:style-name="Code2">Dictionary&lt;String,Object&gt; </text:span><text:span text:style-name="Code2"><text:span text:style-name="T59">getProperties</text:span></text:span><text:span text:style-name="Code2">()</text:span></text:p>
        <text:p text:style-name="P76">Returns the component properties for this Component Context.</text:p>
        <text:p text:style-name="P79">Returns:</text:p>
        <text:p text:style-name="P102">The properties for this Component Context. The Dictionary is read only and cannot be modified.</text:p>
        <text:p text:style-name="P105"/>
        <text:p text:style-name="P161"><text:bookmark text:name="r18"/>locateService</text:p>
        <text:p text:style-name="P52"><text:span text:style-name="Code2">Object </text:span><text:span text:style-name="Code2"><text:span text:style-name="T59">locateService</text:span></text:span><text:span text:style-name="Code2">(String name)</text:span></text:p>
        <text:p text:style-name="P77">Returns the service object for the specified reference name.</text:p>
        <text:p text:style-name="P75"><text:span text:style-name="T35">If the cardinality of the reference is </text:span><text:span text:style-name="Code2">0..n</text:span><text:span text:style-name="Default_20_Paragraph_20_Font"><text:span text:style-name="T35"> or </text:span></text:span><text:span text:style-name="Code2">1..n</text:span><text:span text:style-name="Default_20_Paragraph_20_Font"><text:span text:style-name="T35"> and multiple services are bound to the reference, the service with the highest ranking (as specified in its </text:span></text:span><text:span text:style-name="Code2">Constants.SERVICE_RANKING</text:span><text:span text:style-name="Default_20_Paragraph_20_Font"><text:span text:style-name="T35"> property) is returned. If there is a tie in ranking, the service with the lowest service ID (as specified in its </text:span></text:span><text:span text:style-name="Code2">Constants.SERVICE_ID</text:span><text:span text:style-name="Default_20_Paragraph_20_Font"><text:span text:style-name="T35"> property); that is, the service that was registered first is returned.</text:span></text:span></text:p>
        <text:p text:style-name="P79">Parameters:</text:p>
        <text:p text:style-name="P103"><text:span text:style-name="Code2">name</text:span><text:span text:style-name="Default_20_Paragraph_20_Font"><text:span text:style-name="T35"> - The name of a reference as specified in a </text:span></text:span><text:span text:style-name="Code2">reference</text:span><text:span text:style-name="Default_20_Paragraph_20_Font"><text:span text:style-name="T35"> element in this component's description.</text:span></text:span></text:p>
        <text:p text:style-name="P79">Returns:</text:p>
        <text:p text:style-name="P103"><text:span text:style-name="T35">A service object for the referenced service or </text:span><text:span text:style-name="Code2">null</text:span><text:span text:style-name="Default_20_Paragraph_20_Font"><text:span text:style-name="T35"> if the reference cardinality is </text:span></text:span><text:span text:style-name="Code2">0..1</text:span><text:span text:style-name="Default_20_Paragraph_20_Font"><text:span text:style-name="T35"> or </text:span></text:span><text:span text:style-name="Code2">0..n</text:span><text:span text:style-name="Default_20_Paragraph_20_Font"><text:span text:style-name="T35"> and no bound service is available.</text:span></text:span></text:p>
        <text:p text:style-name="P79">Throws:</text:p>
        <text:p text:style-name="P103"><text:a xlink:type="simple" xlink:href="#r33"><text:span text:style-name="Code2"><text:span text:style-name="T48">ComponentException</text:span></text:span></text:a><text:span text:style-name="Default_20_Paragraph_20_Font"><text:span text:style-name="T35"> - If the Service Component Runtime catches an exception while activating the bound service.</text:span></text:span></text:p>
        <text:p text:style-name="P105"/>
        <text:p text:style-name="P161"><text:bookmark text:name="r19"/>locateService</text:p>
        <text:p text:style-name="P52"><text:soft-page-break/><text:span text:style-name="Code2">Object </text:span><text:span text:style-name="Code2"><text:span text:style-name="T59">locateService</text:span></text:span><text:span text:style-name="Code2">(String name,<text:line-break/>                     org.osgi.framework.ServiceReference&lt;?&gt; reference)</text:span></text:p>
        <text:p text:style-name="P75"><text:span text:style-name="T35">Returns the service object for the specified reference name and </text:span><text:span text:style-name="Code2">ServiceReference</text:span><text:span text:style-name="Default_20_Paragraph_20_Font"><text:span text:style-name="T35">.</text:span></text:span></text:p>
        <text:p text:style-name="P79">Parameters:</text:p>
        <text:p text:style-name="P103"><text:span text:style-name="Code2">name</text:span><text:span text:style-name="Default_20_Paragraph_20_Font"><text:span text:style-name="T35"> - The name of a reference as specified in a </text:span></text:span><text:span text:style-name="Code2">reference</text:span><text:span text:style-name="Default_20_Paragraph_20_Font"><text:span text:style-name="T35"> element in this component's description.</text:span></text:span></text:p>
        <text:p text:style-name="P103"><text:span text:style-name="Code2">reference</text:span><text:span text:style-name="Default_20_Paragraph_20_Font"><text:span text:style-name="T35"> - The </text:span></text:span><text:span text:style-name="Code2">ServiceReference</text:span><text:span text:style-name="Default_20_Paragraph_20_Font"><text:span text:style-name="T35"> to a bound service. This must be a </text:span></text:span><text:span text:style-name="Code2">ServiceReference</text:span><text:span text:style-name="Default_20_Paragraph_20_Font"><text:span text:style-name="T35"> provided to the component via the bind or unbind method for the specified reference name.</text:span></text:span></text:p>
        <text:p text:style-name="P79">Returns:</text:p>
        <text:p text:style-name="P103"><text:span text:style-name="T35">A service object for the referenced service or </text:span><text:span text:style-name="Code2">null</text:span><text:span text:style-name="Default_20_Paragraph_20_Font"><text:span text:style-name="T35"> if the specified </text:span></text:span><text:span text:style-name="Code2">ServiceReference</text:span><text:span text:style-name="Default_20_Paragraph_20_Font"><text:span text:style-name="T35"> is not a bound service for the specified reference name.</text:span></text:span></text:p>
        <text:p text:style-name="P79">Throws:</text:p>
        <text:p text:style-name="P103"><text:a xlink:type="simple" xlink:href="#r33"><text:span text:style-name="Code2"><text:span text:style-name="T48">ComponentException</text:span></text:span></text:a><text:span text:style-name="Default_20_Paragraph_20_Font"><text:span text:style-name="T35"> - If the Service Component Runtime catches an exception while activating the bound service.</text:span></text:span></text:p>
        <text:p text:style-name="P105"/>
        <text:p text:style-name="P161"><text:bookmark text:name="r20"/>locateServices</text:p>
        <text:p text:style-name="P52"><text:span text:style-name="Code2">Object[] </text:span><text:span text:style-name="Code2"><text:span text:style-name="T59">locateServices</text:span></text:span><text:span text:style-name="Code2">(String name)</text:span></text:p>
        <text:p text:style-name="P76">Returns the service objects for the specified reference name.</text:p>
        <text:p text:style-name="P79">Parameters:</text:p>
        <text:p text:style-name="P103"><text:span text:style-name="Code2">name</text:span><text:span text:style-name="Default_20_Paragraph_20_Font"><text:span text:style-name="T35"> - The name of a reference as specified in a </text:span></text:span><text:span text:style-name="Code2">reference</text:span><text:span text:style-name="Default_20_Paragraph_20_Font"><text:span text:style-name="T35"> element in this component's description.</text:span></text:span></text:p>
        <text:p text:style-name="P79">Returns:</text:p>
        <text:p text:style-name="P103"><text:span text:style-name="T35">An array of service objects for the referenced service or </text:span><text:span text:style-name="Code2">null</text:span><text:span text:style-name="Default_20_Paragraph_20_Font"><text:span text:style-name="T35"> if the reference cardinality is </text:span></text:span><text:span text:style-name="Code2">0..1</text:span><text:span text:style-name="Default_20_Paragraph_20_Font"><text:span text:style-name="T35"> or </text:span></text:span><text:span text:style-name="Code2">0..n</text:span><text:span text:style-name="Default_20_Paragraph_20_Font"><text:span text:style-name="T35"> and no bound service is available. If the reference cardinality is </text:span></text:span><text:span text:style-name="Code2">0..1</text:span><text:span text:style-name="Default_20_Paragraph_20_Font"><text:span text:style-name="T35"> or </text:span></text:span><text:span text:style-name="Code2">1..1</text:span><text:span text:style-name="Default_20_Paragraph_20_Font"><text:span text:style-name="T35"> and a bound service is available, the array will have exactly one element.</text:span></text:span></text:p>
        <text:p text:style-name="P79">Throws:</text:p>
        <text:p text:style-name="P103"><text:a xlink:type="simple" xlink:href="#r33"><text:span text:style-name="Code2"><text:span text:style-name="T48">ComponentException</text:span></text:span></text:a><text:span text:style-name="Default_20_Paragraph_20_Font"><text:span text:style-name="T35"> - If the Service Component Runtime catches an exception while activating a bound service.</text:span></text:span></text:p>
        <text:p text:style-name="P105"/>
        <text:p text:style-name="P161"><text:bookmark text:name="r21"/>getBundleContext</text:p>
        <text:p text:style-name="P52"><text:span text:style-name="Code2">org.osgi.framework.BundleContext </text:span><text:span text:style-name="Code2"><text:span text:style-name="T59">getBundleContext</text:span></text:span><text:span text:style-name="Code2">()</text:span></text:p>
        <text:p text:style-name="P75"><text:span text:style-name="T35">Returns the </text:span><text:span text:style-name="Code2">BundleContext</text:span><text:span text:style-name="Default_20_Paragraph_20_Font"><text:span text:style-name="T35"> of the bundle which contains this component.</text:span></text:span></text:p>
        <text:p text:style-name="P79">Returns:</text:p>
        <text:p text:style-name="P103"><text:span text:style-name="T35">The </text:span><text:span text:style-name="Code2">BundleContext</text:span><text:span text:style-name="Default_20_Paragraph_20_Font"><text:span text:style-name="T35"> of the bundle containing this component.</text:span></text:span></text:p>
        <text:p text:style-name="P105"/>
        <text:p text:style-name="P161"><text:bookmark text:name="r22"/>getUsingBundle</text:p>
        <text:p text:style-name="P52"><text:span text:style-name="Code2">org.osgi.framework.Bundle </text:span><text:span text:style-name="Code2"><text:span text:style-name="T59">getUsingBundle</text:span></text:span><text:span text:style-name="Code2">()</text:span></text:p>
        <text:p text:style-name="P78"><text:span text:style-name="T35">If the component instance is registered as a service using the </text:span><text:span text:style-name="Code2">servicescope="bundle"</text:span><text:span text:style-name="Default_20_Paragraph_20_Font"><text:span text:style-name="T35"> or </text:span></text:span><text:span text:style-name="Code2">servicescope="prototype"</text:span><text:span text:style-name="Default_20_Paragraph_20_Font"><text:span text:style-name="T35"> attribute, then this method returns the bundle using the service provided by the component instance.</text:span></text:span></text:p>
        <text:p text:style-name="P78"><text:span text:style-name="T35">This method will return </text:span><text:span text:style-name="Code2">null</text:span><text:span text:style-name="Default_20_Paragraph_20_Font"><text:span text:style-name="T35"> if:</text:span></text:span></text:p>
        <text:list xml:id="list2306397446198319978" text:style-name="RTF_5f_Num_20_2">
          <text:list-item>
            <text:p text:style-name="P44">The component instance is not a service, then no bundle can be using it as a service.</text:p>
          </text:list-item>
          <text:list-item>
            <text:p text:style-name="P47"><text:span text:style-name="T24">The component instance is a service but did not specify the </text:span><text:span text:style-name="Code2"><text:span text:style-name="T5">servicescope="bundle"</text:span></text:span><text:span text:style-name="Default_20_Paragraph_20_Font"><text:span text:style-name="T24"> or </text:span></text:span><text:span text:style-name="Code2"><text:span text:style-name="T5">servicescope="prototype"</text:span></text:span><text:span text:style-name="Default_20_Paragraph_20_Font"><text:span text:style-name="T24"> attribute, then all bundles using the service provided by the component instance will share the same component instance.</text:span></text:span></text:p>
          </text:list-item>
          <text:list-item>
            <text:p text:style-name="P48">The service provided by the component instance is not currently being used by any bundle.</text:p>
          </text:list-item>
        </text:list>
        <text:p text:style-name="P79">Returns:</text:p>
        <text:p text:style-name="P103"><text:soft-page-break/><text:span text:style-name="T35">The bundle using the component instance as a service or </text:span><text:span text:style-name="Code2">null</text:span><text:span text:style-name="Default_20_Paragraph_20_Font"><text:span text:style-name="T35">.</text:span></text:span></text:p>
        <text:p text:style-name="P105"/>
        <text:p text:style-name="P161"><text:bookmark text:name="r23"/>getComponentInstance</text:p>
        <text:p text:style-name="P52"><text:a xlink:type="simple" xlink:href="#r38"><text:span text:style-name="Code2"><text:span text:style-name="T48">ComponentInstance</text:span></text:span></text:a><text:span text:style-name="Code2"> </text:span><text:span text:style-name="Code2"><text:span text:style-name="T59">getComponentInstance</text:span></text:span><text:span text:style-name="Code2">()</text:span></text:p>
        <text:p text:style-name="P76">Returns the Component Instance object for the component instance associated with this Component Context.</text:p>
        <text:p text:style-name="P79">Returns:</text:p>
        <text:p text:style-name="P102">The Component Instance object for the component instance.</text:p>
        <text:p text:style-name="P105"/>
        <text:p text:style-name="P161"><text:bookmark text:name="r24"/>enableComponent</text:p>
        <text:p text:style-name="P52"><text:span text:style-name="Code2">void </text:span><text:span text:style-name="Code2"><text:span text:style-name="T59">enableComponent</text:span></text:span><text:span text:style-name="Code2">(String name)</text:span></text:p>
        <text:p text:style-name="P76">Enables the specified component name. The specified component name must be in the same bundle as this component.</text:p>
        <text:p text:style-name="P79">Parameters:</text:p>
        <text:p text:style-name="P103"><text:span text:style-name="Code2">name</text:span><text:span text:style-name="Default_20_Paragraph_20_Font"><text:span text:style-name="T35"> - The name of a component or </text:span></text:span><text:span text:style-name="Code2">null</text:span><text:span text:style-name="Default_20_Paragraph_20_Font"><text:span text:style-name="T35"> to indicate all components in the bundle.</text:span></text:span></text:p>
        <text:p text:style-name="P105"><text:soft-page-break/></text:p>
        <text:p text:style-name="P161"><text:bookmark text:name="r25"/>disableComponent</text:p>
        <text:p text:style-name="P52"><text:span text:style-name="Code2">void </text:span><text:span text:style-name="Code2"><text:span text:style-name="T59">disableComponent</text:span></text:span><text:span text:style-name="Code2">(String name)</text:span></text:p>
        <text:p text:style-name="P76">Disables the specified component name. The specified component name must be in the same bundle as this component.</text:p>
        <text:p text:style-name="P79">Parameters:</text:p>
        <text:p text:style-name="P103"><text:span text:style-name="Code2">name</text:span><text:span text:style-name="Default_20_Paragraph_20_Font"><text:span text:style-name="T35"> - The name of a component.</text:span></text:span></text:p>
        <text:p text:style-name="P105"/>
        <text:p text:style-name="P161"><text:bookmark text:name="r26"/>getServiceReference</text:p>
        <text:p text:style-name="P52"><text:span text:style-name="Code2">org.osgi.framework.ServiceReference&lt;?&gt; </text:span><text:span text:style-name="Code2"><text:span text:style-name="T59">getServiceReference</text:span></text:span><text:span text:style-name="Code2">()</text:span></text:p>
        <text:p text:style-name="P78"><text:span text:style-name="T35">If the component instance is registered as a service using the </text:span><text:span text:style-name="Code2">service</text:span><text:span text:style-name="Default_20_Paragraph_20_Font"><text:span text:style-name="T35"> element, then this method returns the service reference of the service provided by this component instance.</text:span></text:span></text:p>
        <text:p text:style-name="P75"><text:span text:style-name="T35">This method will return </text:span><text:span text:style-name="Code2">null</text:span><text:span text:style-name="Default_20_Paragraph_20_Font"><text:span text:style-name="T35"> if the component instance is not registered as a service.</text:span></text:span></text:p>
        <text:p text:style-name="P79">Returns:</text:p>
        <text:p text:style-name="P103"><text:span text:style-name="T35">The </text:span><text:span text:style-name="Code2">ServiceReference</text:span><text:span text:style-name="Default_20_Paragraph_20_Font"><text:span text:style-name="T35"> object for the component instance or </text:span></text:span><text:span text:style-name="Code2">null</text:span><text:span text:style-name="Default_20_Paragraph_20_Font"><text:span text:style-name="T35"> if the component instance is not registered as a service.</text:span></text:span></text:p>
        <text:p text:style-name="P139"><text:bookmark text:name="r33"/>Class ComponentException</text:p>
        <text:p text:style-name="P85"><text:a xlink:type="simple" xlink:href="#r3"><text:span text:style-name="T47">org.osgi.service.component</text:span></text:a></text:p>
        <text:p text:style-name="P74"><text:span text:style-name="Code2">java.lang.Object</text:span></text:p>
        <text:p text:style-name="P87"><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java.lang.Throwable</text:span></text:p>
        <text:p text:style-name="P87"><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Exception</text:span></text:p>
        <text:p text:style-name="P87"><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RuntimeException</text:span></text:p>
        <text:p text:style-name="P43"><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59">org.osgi.service.component.ComponentException</text:span></text:span></text:p>
        <text:p text:style-name="P158">All Implemented Interfaces:</text:p>
        <text:p text:style-name="P80">Serializable</text:p>
        <text:p text:style-name="P73"/>
        <text:p text:style-name="P106"><text:span text:style-name="Code2">public class </text:span><text:span text:style-name="Code2"><text:span text:style-name="T59">ComponentException</text:span></text:span></text:p>
        <text:p text:style-name="P52"><text:span text:style-name="Code2">extends RuntimeException</text:span></text:p>
        <text:p text:style-name="P42">Unchecked exception which may be thrown by the Service Component Runtime.</text:p>
        <text:p text:style-name="P89"/>
        <table:table table:name="Tabelle11" table:style-name="Tabelle11">
          <table:table-column table:style-name="Tabelle11.A"/>
          <table:table-column table:style-name="Tabelle11.B"/>
          <table:table-row table:style-name="Tabelle11.1">
            <table:table-cell table:style-name="Tabelle11.A1" office:value-type="string">
              <text:p text:style-name="P90"><text:span text:style-name="Summary_20_Heading_20_Font2"><text:span text:style-name="T5">Constructor Summary</text:span></text:span></text:p>
            </table:table-cell>
            <table:table-cell table:style-name="Tabelle11.A1" office:value-type="string">
              <text:p text:style-name="P91"><text:span text:style-name="Page_20_Reference_20_Font"><text:span text:style-name="T28">Page</text:span></text:span></text:p>
            </table:table-cell>
          </table:table-row>
          <table:table-row table:style-name="Tabelle11.1">
            <table:table-cell table:style-name="Tabelle11.A2" office:value-type="string">
              <text:p text:style-name="P97"><text:a xlink:type="simple" xlink:href="#r29"><text:span text:style-name="Code2"><text:span text:style-name="T49">ComponentException</text:span></text:span></text:a><text:span text:style-name="Code2"><text:span text:style-name="T5">(String message)</text:span></text:span></text:p>
              <text:p text:style-name="P99">Construct a new ComponentException with the specified message.</text:p>
            </table:table-cell>
            <table:table-cell table:style-name="Tabelle11.B2" office:value-type="string">
              <text:p text:style-name="P93"><text:span text:style-name="Page_20_Reference_20_Font"><text:span text:style-name="T5"><text:bookmark-ref text:reference-format="page" text:ref-name="r29"/></text:span></text:span></text:p>
            </table:table-cell>
          </table:table-row>
          <table:table-row table:style-name="Tabelle11.1">
            <table:table-cell table:style-name="Tabelle11.A3" office:value-type="string">
              <text:p text:style-name="P97"><text:a xlink:type="simple" xlink:href="#r28"><text:span text:style-name="Code2"><text:span text:style-name="T49">ComponentException</text:span></text:span></text:a><text:span text:style-name="Code2"><text:span text:style-name="T5">(String message, Throwable cause)</text:span></text:span></text:p>
              <text:p text:style-name="P99">Construct a new ComponentException with the specified message and cause.</text:p>
            </table:table-cell>
            <table:table-cell table:style-name="Tabelle11.B3" office:value-type="string">
              <text:p text:style-name="P93"><text:span text:style-name="Page_20_Reference_20_Font"><text:span text:style-name="T5"><text:bookmark-ref text:reference-format="page" text:ref-name="r28"/></text:span></text:span></text:p>
            </table:table-cell>
          </table:table-row>
          <table:table-row table:style-name="Tabelle11.1">
            <table:table-cell table:style-name="Tabelle11.A3" office:value-type="string">
              <text:p text:style-name="P97"><text:a xlink:type="simple" xlink:href="#r30"><text:span text:style-name="Code2"><text:span text:style-name="T49">ComponentException</text:span></text:span></text:a><text:span text:style-name="Code2"><text:span text:style-name="T5">(Throwable cause)</text:span></text:span></text:p>
              <text:p text:style-name="P99">Construct a new ComponentException with the specified cause.</text:p>
            </table:table-cell>
            <table:table-cell table:style-name="Tabelle11.B3" office:value-type="string">
              <text:p text:style-name="P93"><text:span text:style-name="Page_20_Reference_20_Font"><text:span text:style-name="T5"><text:bookmark-ref text:reference-format="page" text:ref-name="r30"/></text:span></text:span></text:p>
            </table:table-cell>
          </table:table-row>
        </table:table>
        <text:p text:style-name="P40"/>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90"><text:span text:style-name="Summary_20_Heading_20_Font2"><text:span text:style-name="T5">Method Summary</text:span></text:span></text:p>
            </table:table-cell>
            <table:covered-table-cell/>
            <table:table-cell table:style-name="Tabelle12.A1" office:value-type="string">
              <text:p text:style-name="P91"><text:span text:style-name="Page_20_Reference_20_Font"><text:span text:style-name="T28">Page</text:span></text:span></text:p>
            </table:table-cell>
          </table:table-row>
          <table:table-row table:style-name="Tabelle12.1">
            <table:table-cell table:style-name="Tabelle12.A2" office:value-type="string">
              <text:p text:style-name="P92"><text:span text:style-name="Code_20_Small1"><text:span text:style-name="T5">Throwable</text:span></text:span></text:p>
            </table:table-cell>
            <table:table-cell table:style-name="Tabelle12.A2" office:value-type="string">
              <text:p text:style-name="P97"><text:a xlink:type="simple" xlink:href="#r31"><text:span text:style-name="Code2"><text:span text:style-name="T49">getCause</text:span></text:span></text:a><text:span text:style-name="Code2"><text:span text:style-name="T5">()</text:span></text:span></text:p>
              <text:p text:style-name="P98"><text:span text:style-name="T24">Returns the cause of this exception or </text:span><text:span text:style-name="Code2"><text:span text:style-name="T5">null</text:span></text:span><text:span text:style-name="Default_20_Paragraph_20_Font"><text:span text:style-name="T24"> if no cause was set.</text:span></text:span></text:p>
            </table:table-cell>
            <table:table-cell table:style-name="Tabelle12.C2" office:value-type="string">
              <text:p text:style-name="P93"><text:span text:style-name="Page_20_Reference_20_Font"><text:span text:style-name="T5"><text:bookmark-ref text:reference-format="page" text:ref-name="r31"/></text:span></text:span></text:p>
            </table:table-cell>
          </table:table-row>
          <table:table-row table:style-name="Tabelle12.1">
            <table:table-cell table:style-name="Tabelle12.A3" office:value-type="string">
              <text:p text:style-name="P92"><text:span text:style-name="Code_20_Small1"><text:span text:style-name="T5">Throwable</text:span></text:span></text:p>
            </table:table-cell>
            <table:table-cell table:style-name="Tabelle12.A3" office:value-type="string">
              <text:p text:style-name="P97"><text:a xlink:type="simple" xlink:href="#r32"><text:span text:style-name="Code2"><text:span text:style-name="T49">initCause</text:span></text:span></text:a><text:span text:style-name="Code2"><text:span text:style-name="T5">(Throwable cause)</text:span></text:span></text:p>
              <text:p text:style-name="P99">Initializes the cause of this exception to the specified value.</text:p>
            </table:table-cell>
            <table:table-cell table:style-name="Tabelle12.C3" office:value-type="string">
              <text:p text:style-name="P93"><text:span text:style-name="Page_20_Reference_20_Font"><text:span text:style-name="T5"><text:bookmark-ref text:reference-format="page" text:ref-name="r32"/></text:span></text:span></text:p>
            </table:table-cell>
          </table:table-row>
        </table:table>
        <text:p text:style-name="P159"><text:soft-page-break/>Constructor Detail</text:p>
        <text:p text:style-name="P162"><text:bookmark text:name="r28"/>ComponentException</text:p>
        <text:p text:style-name="P52"><text:span text:style-name="Code2">public </text:span><text:span text:style-name="Code2"><text:span text:style-name="T59">ComponentException</text:span></text:span><text:span text:style-name="Code2">(String message,<text:line-break/>                          Throwable cause)</text:span></text:p>
        <text:p text:style-name="P76">Construct a new ComponentException with the specified message and cause.</text:p>
        <text:p text:style-name="P79">Parameters:</text:p>
        <text:p text:style-name="P103"><text:span text:style-name="Code2">message</text:span><text:span text:style-name="Default_20_Paragraph_20_Font"><text:span text:style-name="T35"> - The message for the exception.</text:span></text:span></text:p>
        <text:p text:style-name="P103"><text:span text:style-name="Code2">cause</text:span><text:span text:style-name="Default_20_Paragraph_20_Font"><text:span text:style-name="T35"> - The cause of the exception. May be </text:span></text:span><text:span text:style-name="Code2">null</text:span><text:span text:style-name="Default_20_Paragraph_20_Font"><text:span text:style-name="T35">.</text:span></text:span></text:p>
        <text:p text:style-name="P105"/>
        <text:p text:style-name="P161"><text:bookmark text:name="r29"/>ComponentException</text:p>
        <text:p text:style-name="P52"><text:span text:style-name="Code2">public </text:span><text:span text:style-name="Code2"><text:span text:style-name="T59">ComponentException</text:span></text:span><text:span text:style-name="Code2">(String message)</text:span></text:p>
        <text:p text:style-name="P76">Construct a new ComponentException with the specified message.</text:p>
        <text:p text:style-name="P79">Parameters:</text:p>
        <text:p text:style-name="P103"><text:span text:style-name="Code2">message</text:span><text:span text:style-name="Default_20_Paragraph_20_Font"><text:span text:style-name="T35"> - The message for the exception.</text:span></text:span></text:p>
        <text:p text:style-name="P105"/>
        <text:p text:style-name="P161"><text:bookmark text:name="r30"/>ComponentException</text:p>
        <text:p text:style-name="P52"><text:span text:style-name="Code2">public </text:span><text:span text:style-name="Code2"><text:span text:style-name="T59">ComponentException</text:span></text:span><text:span text:style-name="Code2">(Throwable cause)</text:span></text:p>
        <text:p text:style-name="P76">Construct a new ComponentException with the specified cause.</text:p>
        <text:p text:style-name="P79">Parameters:</text:p>
        <text:p text:style-name="P103"><text:span text:style-name="Code2">cause</text:span><text:span text:style-name="Default_20_Paragraph_20_Font"><text:span text:style-name="T35"> - The cause of the exception. May be </text:span></text:span><text:span text:style-name="Code2">null</text:span><text:span text:style-name="Default_20_Paragraph_20_Font"><text:span text:style-name="T35">.</text:span></text:span></text:p>
        <text:p text:style-name="P159">Method Detail</text:p>
        <text:p text:style-name="P162"><text:bookmark text:name="r31"/>getCause</text:p>
        <text:p text:style-name="P52"><text:span text:style-name="Code2">public Throwable </text:span><text:span text:style-name="Code2"><text:span text:style-name="T59">getCause</text:span></text:span><text:span text:style-name="Code2">()</text:span></text:p>
        <text:p text:style-name="P75"><text:span text:style-name="T35">Returns the cause of this exception or </text:span><text:span text:style-name="Code2">null</text:span><text:span text:style-name="Default_20_Paragraph_20_Font"><text:span text:style-name="T35"> if no cause was set.</text:span></text:span></text:p>
        <text:p text:style-name="P79">Overrides:</text:p>
        <text:p text:style-name="P103"><text:span text:style-name="Code2">getCause</text:span><text:span text:style-name="Default_20_Paragraph_20_Font"><text:span text:style-name="T35"> in class </text:span></text:span><text:span text:style-name="Code2">Throwable</text:span></text:p>
        <text:p text:style-name="P79">Returns:</text:p>
        <text:p text:style-name="P103"><text:span text:style-name="T35">The cause of this exception or </text:span><text:span text:style-name="Code2">null</text:span><text:span text:style-name="Default_20_Paragraph_20_Font"><text:span text:style-name="T35"> if no cause was set.</text:span></text:span></text:p>
        <text:p text:style-name="P105"><text:soft-page-break/></text:p>
        <text:p text:style-name="P161"><text:bookmark text:name="r32"/>initCause</text:p>
        <text:p text:style-name="P52"><text:span text:style-name="Code2">public Throwable </text:span><text:span text:style-name="Code2"><text:span text:style-name="T59">initCause</text:span></text:span><text:span text:style-name="Code2">(Throwable cause)</text:span></text:p>
        <text:p text:style-name="P76">Initializes the cause of this exception to the specified value.</text:p>
        <text:p text:style-name="P79">Overrides:</text:p>
        <text:p text:style-name="P103"><text:span text:style-name="Code2">initCause</text:span><text:span text:style-name="Default_20_Paragraph_20_Font"><text:span text:style-name="T35"> in class </text:span></text:span><text:span text:style-name="Code2">Throwable</text:span></text:p>
        <text:p text:style-name="P79">Parameters:</text:p>
        <text:p text:style-name="P103"><text:span text:style-name="Code2">cause</text:span><text:span text:style-name="Default_20_Paragraph_20_Font"><text:span text:style-name="T35"> - The cause of this exception.</text:span></text:span></text:p>
        <text:p text:style-name="P79">Returns:</text:p>
        <text:p text:style-name="P102">This exception.</text:p>
        <text:p text:style-name="P79">Throws:</text:p>
        <text:p text:style-name="P103"><text:span text:style-name="Code2">IllegalArgumentException</text:span><text:span text:style-name="Default_20_Paragraph_20_Font"><text:span text:style-name="T35"> - If the specified cause is this exception.</text:span></text:span></text:p>
        <text:p text:style-name="P103"><text:span text:style-name="Code2">IllegalStateException</text:span><text:span text:style-name="Default_20_Paragraph_20_Font"><text:span text:style-name="T35"> - If the cause of this exception has already been set.</text:span></text:span></text:p>
        <text:p text:style-name="P140"><text:bookmark text:name="r35"/>Interface ComponentFactory</text:p>
        <text:p text:style-name="P85"><text:a xlink:type="simple" xlink:href="#r3"><text:span text:style-name="T47">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9">ComponentFactory</text:span></text:span></text:p>
        <text:p text:style-name="P53"><text:span text:style-name="T35">When a component is declared with the </text:span><text:span text:style-name="Code2">factory</text:span><text:span text:style-name="Default_20_Paragraph_20_Font"><text:span text:style-name="T35"> attribute on its </text:span></text:span><text:span text:style-name="Code2">component</text:span><text:span text:style-name="Default_20_Paragraph_20_Font"><text:span text:style-name="T35"> element, the Service Component Runtime will register a Component Factory service to allow new component configurations to be created and activated rather than automatically creating and activating component configuration as necessary.</text:span></text:span></text:p>
        <text:p text:style-name="P86">ThreadSafe</text:p>
        <text:p text:style-name="P89"/>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0"><text:span text:style-name="Summary_20_Heading_20_Font2"><text:span text:style-name="T5">Method Summary</text:span></text:span></text:p>
            </table:table-cell>
            <table:covered-table-cell/>
            <table:table-cell table:style-name="Tabelle14.A1" office:value-type="string">
              <text:p text:style-name="P91"><text:span text:style-name="Page_20_Reference_20_Font"><text:span text:style-name="T28">Page</text:span></text:span></text:p>
            </table:table-cell>
          </table:table-row>
          <table:table-row table:style-name="Tabelle14.1">
            <table:table-cell table:style-name="Tabelle14.A2" office:value-type="string">
              <text:p text:style-name="P94"><text:a xlink:type="simple" xlink:href="#r38"><text:span text:style-name="Code_20_Small1"><text:span text:style-name="T48">ComponentInstance</text:span></text:span></text:a></text:p>
            </table:table-cell>
            <table:table-cell table:style-name="Tabelle14.A2" office:value-type="string">
              <text:p text:style-name="P97"><text:a xlink:type="simple" xlink:href="#r34"><text:span text:style-name="Code2"><text:span text:style-name="T49">newInstance</text:span></text:span></text:a><text:span text:style-name="Code2"><text:span text:style-name="T5">(Dictionary&lt;String,?&gt; properties)</text:span></text:span></text:p>
              <text:p text:style-name="P99">Create and activate a new component configuration.</text:p>
            </table:table-cell>
            <table:table-cell table:style-name="Tabelle14.C2" office:value-type="string">
              <text:p text:style-name="P93"><text:span text:style-name="Page_20_Reference_20_Font"><text:span text:style-name="T5"><text:bookmark-ref text:reference-format="page" text:ref-name="r34"/></text:span></text:span></text:p>
            </table:table-cell>
          </table:table-row>
        </table:table>
        <text:p text:style-name="P159">Method Detail</text:p>
        <text:p text:style-name="P162"><text:bookmark text:name="r34"/>newInstance</text:p>
        <text:p text:style-name="P52"><text:a xlink:type="simple" xlink:href="#r38"><text:span text:style-name="Code2"><text:span text:style-name="T48">ComponentInstance</text:span></text:span></text:a><text:span text:style-name="Code2"> </text:span><text:span text:style-name="Code2"><text:span text:style-name="T59">newInstance</text:span></text:span><text:span text:style-name="Code2">(Dictionary&lt;String,?&gt; properties)</text:span></text:p>
        <text:p text:style-name="P76">Create and activate a new component configuration. Additional properties may be provided for the component configuration.</text:p>
        <text:p text:style-name="P79">Parameters:</text:p>
        <text:p text:style-name="P103"><text:span text:style-name="Code2">properties</text:span><text:span text:style-name="Default_20_Paragraph_20_Font"><text:span text:style-name="T35"> - Additional properties for the component configuration or </text:span></text:span><text:span text:style-name="Code2">null</text:span><text:span text:style-name="Default_20_Paragraph_20_Font"><text:span text:style-name="T35"> if there are no additional properties.</text:span></text:span></text:p>
        <text:p text:style-name="P79">Returns:</text:p>
        <text:p text:style-name="P103"><text:span text:style-name="T35">A </text:span><text:span text:style-name="Code2">ComponentInstance</text:span><text:span text:style-name="Default_20_Paragraph_20_Font"><text:span text:style-name="T35">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35"> element, the component instance has been registered as a service.</text:span></text:span></text:p>
        <text:p text:style-name="P79">Throws:</text:p>
        <text:p text:style-name="P103"><text:a xlink:type="simple" xlink:href="#r33"><text:span text:style-name="Code2"><text:span text:style-name="T48">ComponentException</text:span></text:span></text:a><text:span text:style-name="Default_20_Paragraph_20_Font"><text:span text:style-name="T35"> - If the Service Component Runtime is unable to activate the component configuration.</text:span></text:span></text:p>
        <text:p text:style-name="P141"><text:bookmark text:name="r38"/>Interface ComponentInstance</text:p>
        <text:p text:style-name="P85"><text:a xlink:type="simple" xlink:href="#r3"><text:span text:style-name="T47">org.osgi.service.component</text:span></text:a></text:p>
        <text:p text:style-name="P73"/>
        <text:p text:style-name="P88"><text:span text:style-name="Code_20_Small1">@org.osgi.annotation.versioning.ProviderType<text:line-break/></text:span><text:span text:style-name="Code2">public interface </text:span><text:span text:style-name="Code2"><text:span text:style-name="T59">ComponentInstance</text:span></text:span></text:p>
        <text:p text:style-name="P83">A ComponentInstance encapsulates a component instance of an activated component configuration. ComponentInstances are created whenever a component configuration is activated.</text:p>
        <text:p text:style-name="P54">ComponentInstances are never reused. A new ComponentInstance object will be created when the component configuration is activated again.</text:p>
        <text:p text:style-name="P86">ThreadSafe</text:p>
        <text:p text:style-name="P89"/>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0"><text:span text:style-name="Summary_20_Heading_20_Font2"><text:span text:style-name="T5">Method Summary</text:span></text:span></text:p>
            </table:table-cell>
            <table:covered-table-cell/>
            <table:table-cell table:style-name="Tabelle16.A1" office:value-type="string">
              <text:p text:style-name="P91"><text:span text:style-name="Page_20_Reference_20_Font"><text:span text:style-name="T28">Page</text:span></text:span></text:p>
            </table:table-cell>
          </table:table-row>
          <table:table-row table:style-name="Tabelle16.1">
            <table:table-cell table:style-name="Tabelle16.A2" office:value-type="string">
              <text:p text:style-name="P92"><text:span text:style-name="Code_20_Small1"><text:span text:style-name="T5">void</text:span></text:span></text:p>
            </table:table-cell>
            <table:table-cell table:style-name="Tabelle16.A2" office:value-type="string">
              <text:p text:style-name="P97"><text:a xlink:type="simple" xlink:href="#r36"><text:span text:style-name="Code2"><text:span text:style-name="T49">dispose</text:span></text:span></text:a><text:span text:style-name="Code2"><text:span text:style-name="T5">()</text:span></text:span></text:p>
              <text:p text:style-name="P99">Dispose of the component configuration for this component instance.</text:p>
            </table:table-cell>
            <table:table-cell table:style-name="Tabelle16.C2" office:value-type="string">
              <text:p text:style-name="P93"><text:span text:style-name="Page_20_Reference_20_Font"><text:span text:style-name="T5"><text:bookmark-ref text:reference-format="page" text:ref-name="r36"/></text:span></text:span></text:p>
            </table:table-cell>
          </table:table-row>
          <table:table-row table:style-name="Tabelle16.1">
            <table:table-cell table:style-name="Tabelle16.A3" office:value-type="string">
              <text:p text:style-name="P92"><text:span text:style-name="Code_20_Small1"><text:span text:style-name="T5">Object</text:span></text:span></text:p>
            </table:table-cell>
            <table:table-cell table:style-name="Tabelle16.A3" office:value-type="string">
              <text:p text:style-name="P97"><text:a xlink:type="simple" xlink:href="#r37"><text:span text:style-name="Code2"><text:span text:style-name="T49">getInstance</text:span></text:span></text:a><text:span text:style-name="Code2"><text:span text:style-name="T5">()</text:span></text:span></text:p>
              <text:p text:style-name="P99">Returns the component instance of the activated component configuration.</text:p>
            </table:table-cell>
            <table:table-cell table:style-name="Tabelle16.C3" office:value-type="string">
              <text:p text:style-name="P93"><text:span text:style-name="Page_20_Reference_20_Font"><text:span text:style-name="T5"><text:bookmark-ref text:reference-format="page" text:ref-name="r37"/></text:span></text:span></text:p>
            </table:table-cell>
          </table:table-row>
        </table:table>
        <text:p text:style-name="P159">Method Detail</text:p>
        <text:p text:style-name="P162"><text:bookmark text:name="r36"/>dispose</text:p>
        <text:p text:style-name="P52"><text:span text:style-name="Code2">void </text:span><text:span text:style-name="Code2"><text:span text:style-name="T59">dispose</text:span></text:span><text:span text:style-name="Code2">()</text:span></text:p>
        <text:p text:style-name="P76">Dispose of the component configuration for this component instance. The component configuration will be deactivated. If the component configuration has already been deactivated, this method does nothing.</text:p>
        <text:p text:style-name="P101"/>
        <text:p text:style-name="P161"><text:bookmark text:name="r37"/>getInstance</text:p>
        <text:p text:style-name="P52"><text:span text:style-name="Code2">Object </text:span><text:span text:style-name="Code2"><text:span text:style-name="T59">getInstance</text:span></text:span><text:span text:style-name="Code2">()</text:span></text:p>
        <text:p text:style-name="P76">Returns the component instance of the activated component configuration.</text:p>
        <text:p text:style-name="P79">Returns:</text:p>
        <text:p text:style-name="P103"><text:span text:style-name="T35">The component instance or </text:span><text:span text:style-name="Code2">null</text:span><text:span text:style-name="Default_20_Paragraph_20_Font"><text:span text:style-name="T35"> if the component configuration has been deactivated.</text:span></text:span></text:p>
        <text:p text:style-name="P135"><text:bookmark text:name="r40"/>Package org.osgi.service.component.annotations</text:p>
        <text:p text:style-name="P70"><text:span text:style-name="Code_20_Small">@org.osgi.annotation.versioning.Version(value="1.3")</text:span></text:p>
        <text:p text:style-name="P71">Service Component Annotations Package Version 1.3.</text:p>
        <text:p text:style-name="P72">See:</text:p>
        <text:p text:style-name="P75"><text:a xlink:type="simple" xlink:href="#r39"><text:span text:style-name="T44">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5"><text:span text:style-name="Summary_20_Heading_20_Font1">Enum Summary</text:span></text:p>
            </table:table-cell>
            <table:covered-table-cell/>
            <table:table-cell table:style-name="Tabelle17.A1" office:value-type="string">
              <text:p text:style-name="P66"><text:span text:style-name="Page_20_Reference_20_Font">Page</text:span></text:p>
            </table:table-cell>
          </table:table-row>
          <table:table-row table:style-name="Tabelle17.1">
            <table:table-cell table:style-name="Tabelle17.A2" office:value-type="string">
              <text:p text:style-name="P57"><text:a xlink:type="simple" xlink:href="#r61"><text:span text:style-name="T44">ConfigurationPolicy</text:span></text:a></text:p>
            </table:table-cell>
            <table:table-cell table:style-name="Tabelle17.A2" office:value-type="string">
              <text:p text:style-name="P57"><text:span text:style-name="T37">Configuration Policy for the </text:span><text:a xlink:type="simple" xlink:href="#r54"><text:span text:style-name="Code1"><text:span text:style-name="T50">Component</text:span></text:span></text:a><text:span text:style-name="Default_20_Paragraph_20_Font"><text:span text:style-name="T37"> annotation.</text:span></text:span></text:p>
            </table:table-cell>
            <table:table-cell table:style-name="Tabelle17.A2" office:value-type="string">
              <text:p text:style-name="P60"><text:span text:style-name="Page_20_Reference_20_Font"><text:span text:style-name="T60"><text:bookmark-ref text:reference-format="page" text:ref-name="r61"/></text:span></text:span></text:p>
            </table:table-cell>
          </table:table-row>
          <table:table-row table:style-name="Tabelle17.1">
            <table:table-cell table:style-name="Tabelle17.A3" office:value-type="string">
              <text:p text:style-name="P57"><text:a xlink:type="simple" xlink:href="#r81"><text:span text:style-name="T44">ReferenceCardinality</text:span></text:a></text:p>
            </table:table-cell>
            <table:table-cell table:style-name="Tabelle17.A3" office:value-type="string">
              <text:p text:style-name="P57"><text:span text:style-name="T37">Cardinality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60"><text:span text:style-name="Page_20_Reference_20_Font"><text:span text:style-name="T60"><text:bookmark-ref text:reference-format="page" text:ref-name="r81"/></text:span></text:span></text:p>
            </table:table-cell>
          </table:table-row>
          <table:table-row table:style-name="Tabelle17.1">
            <table:table-cell table:style-name="Tabelle17.A3" office:value-type="string">
              <text:p text:style-name="P57"><text:a xlink:type="simple" xlink:href="#r87"><text:span text:style-name="T44">ReferencePolicy</text:span></text:a></text:p>
            </table:table-cell>
            <table:table-cell table:style-name="Tabelle17.A3" office:value-type="string">
              <text:p text:style-name="P57"><text:span text:style-name="T37">Policy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60"><text:span text:style-name="Page_20_Reference_20_Font"><text:span text:style-name="T60"><text:bookmark-ref text:reference-format="page" text:ref-name="r87"/></text:span></text:span></text:p>
            </table:table-cell>
          </table:table-row>
          <table:table-row table:style-name="Tabelle17.1">
            <table:table-cell table:style-name="Tabelle17.A3" office:value-type="string">
              <text:p text:style-name="P57"><text:a xlink:type="simple" xlink:href="#r93"><text:span text:style-name="T44">ReferencePolicyOption</text:span></text:a></text:p>
            </table:table-cell>
            <table:table-cell table:style-name="Tabelle17.A3" office:value-type="string">
              <text:p text:style-name="P57"><text:span text:style-name="T37">Policy option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60"><text:span text:style-name="Page_20_Reference_20_Font"><text:span text:style-name="T60"><text:bookmark-ref text:reference-format="page" text:ref-name="r93"/></text:span></text:span></text:p>
            </table:table-cell>
          </table:table-row>
          <table:table-row table:style-name="Tabelle17.1">
            <table:table-cell table:style-name="Tabelle17.A3" office:value-type="string">
              <text:p text:style-name="P57"><text:a xlink:type="simple" xlink:href="#r99"><text:span text:style-name="T44">ReferenceScope</text:span></text:a></text:p>
            </table:table-cell>
            <table:table-cell table:style-name="Tabelle17.A3" office:value-type="string">
              <text:p text:style-name="P57"><text:span text:style-name="T37">Reference scope for the </text:span><text:a xlink:type="simple" xlink:href="#r73"><text:span text:style-name="Code1"><text:span text:style-name="T50">Reference</text:span></text:span></text:a><text:span text:style-name="Default_20_Paragraph_20_Font"><text:span text:style-name="T37"> annotation.</text:span></text:span></text:p>
            </table:table-cell>
            <table:table-cell table:style-name="Tabelle17.A3" office:value-type="string">
              <text:p text:style-name="P60"><text:span text:style-name="Page_20_Reference_20_Font"><text:span text:style-name="T60"><text:bookmark-ref text:reference-format="page" text:ref-name="r99"/></text:span></text:span></text:p>
            </table:table-cell>
          </table:table-row>
          <table:table-row table:style-name="Tabelle17.1">
            <table:table-cell table:style-name="Tabelle17.A3" office:value-type="string">
              <text:p text:style-name="P57"><text:a xlink:type="simple" xlink:href="#r107"><text:span text:style-name="T44">ServiceScope</text:span></text:a></text:p>
            </table:table-cell>
            <table:table-cell table:style-name="Tabelle17.A3" office:value-type="string">
              <text:p text:style-name="P57"><text:span text:style-name="T37">Service scope for the </text:span><text:a xlink:type="simple" xlink:href="#r54"><text:span text:style-name="Code1"><text:span text:style-name="T50">Component</text:span></text:span></text:a><text:span text:style-name="Default_20_Paragraph_20_Font"><text:span text:style-name="T37"> annotation.</text:span></text:span></text:p>
            </table:table-cell>
            <table:table-cell table:style-name="Tabelle17.A3" office:value-type="string">
              <text:p text:style-name="P60"><text:span text:style-name="Page_20_Reference_20_Font"><text:span text:style-name="T60"><text:bookmark-ref text:reference-format="page" text:ref-name="r107"/></text:span></text:span></text:p>
            </table:table-cell>
          </table:table-row>
        </table:table>
        <text:p text:style-name="P39"/>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7"><text:span text:style-name="Summary_20_Heading_20_Font1"><text:span text:style-name="T5">Annotation Types Summary</text:span></text:span></text:p>
            </table:table-cell>
            <table:covered-table-cell/>
            <table:table-cell table:style-name="Tabelle19.A1" office:value-type="string">
              <text:p text:style-name="P68"><text:span text:style-name="Page_20_Reference_20_Font"><text:span text:style-name="T28">Page</text:span></text:span></text:p>
            </table:table-cell>
          </table:table-row>
          <table:table-row table:style-name="Tabelle19.1">
            <table:table-cell table:style-name="Tabelle19.A2" office:value-type="string">
              <text:p text:style-name="P57"><text:a xlink:type="simple" xlink:href="#r41"><text:span text:style-name="T44">Activate</text:span></text:a></text:p>
            </table:table-cell>
            <table:table-cell table:style-name="Tabelle19.A2" office:value-type="string">
              <text:p text:style-name="P64"><text:span text:style-name="T24">Identify the annotated method as the </text:span><text:span text:style-name="Code1"><text:span text:style-name="T5">activate</text:span></text:span><text:span text:style-name="Default_20_Paragraph_20_Font"><text:span text:style-name="T24"> method of a Service Component.</text:span></text:span></text:p>
            </table:table-cell>
            <table:table-cell table:style-name="Tabelle19.A2" office:value-type="string">
              <text:p text:style-name="P63"><text:span text:style-name="Page_20_Reference_20_Font"><text:span text:style-name="T5"><text:bookmark-ref text:reference-format="page" text:ref-name="r41"/></text:span></text:span></text:p>
            </table:table-cell>
          </table:table-row>
          <table:table-row table:style-name="Tabelle19.1">
            <table:table-cell table:style-name="Tabelle19.A3" office:value-type="string">
              <text:p text:style-name="P57"><text:a xlink:type="simple" xlink:href="#r54"><text:span text:style-name="T44">Component</text:span></text:a></text:p>
            </table:table-cell>
            <table:table-cell table:style-name="Tabelle19.A3" office:value-type="string">
              <text:p text:style-name="P62">Identify the annotated class as a Service Component.</text:p>
            </table:table-cell>
            <table:table-cell table:style-name="Tabelle19.A3" office:value-type="string">
              <text:p text:style-name="P63"><text:span text:style-name="Page_20_Reference_20_Font"><text:span text:style-name="T5"><text:bookmark-ref text:reference-format="page" text:ref-name="r54"/></text:span></text:span></text:p>
            </table:table-cell>
          </table:table-row>
          <table:table-row table:style-name="Tabelle19.1">
            <table:table-cell table:style-name="Tabelle19.A3" office:value-type="string">
              <text:p text:style-name="P57"><text:a xlink:type="simple" xlink:href="#r62"><text:span text:style-name="T44">Deactivate</text:span></text:a></text:p>
            </table:table-cell>
            <table:table-cell table:style-name="Tabelle19.A3" office:value-type="string">
              <text:p text:style-name="P64"><text:span text:style-name="T24">Identify the annotated method as the </text:span><text:span text:style-name="Code1"><text:span text:style-name="T5">deactivate</text:span></text:span><text:span text:style-name="Default_20_Paragraph_20_Font"><text:span text:style-name="T24"> method of a Service Component.</text:span></text:span></text:p>
            </table:table-cell>
            <table:table-cell table:style-name="Tabelle19.A3" office:value-type="string">
              <text:p text:style-name="P63"><text:span text:style-name="Page_20_Reference_20_Font"><text:span text:style-name="T5"><text:bookmark-ref text:reference-format="page" text:ref-name="r62"/></text:span></text:span></text:p>
            </table:table-cell>
          </table:table-row>
          <table:table-row table:style-name="Tabelle19.1">
            <table:table-cell table:style-name="Tabelle19.A3" office:value-type="string">
              <text:p text:style-name="P57"><text:a xlink:type="simple" xlink:href="#r63"><text:span text:style-name="T44">Modified</text:span></text:a></text:p>
            </table:table-cell>
            <table:table-cell table:style-name="Tabelle19.A3" office:value-type="string">
              <text:p text:style-name="P64"><text:span text:style-name="T24">Identify the annotated method as the </text:span><text:span text:style-name="Code1"><text:span text:style-name="T5">modified</text:span></text:span><text:span text:style-name="Default_20_Paragraph_20_Font"><text:span text:style-name="T24"> method of a Service Component.</text:span></text:span></text:p>
            </table:table-cell>
            <table:table-cell table:style-name="Tabelle19.A3" office:value-type="string">
              <text:p text:style-name="P63"><text:span text:style-name="Page_20_Reference_20_Font"><text:span text:style-name="T5"><text:bookmark-ref text:reference-format="page" text:ref-name="r63"/></text:span></text:span></text:p>
            </table:table-cell>
          </table:table-row>
          <table:table-row table:style-name="Tabelle19.1">
            <table:table-cell table:style-name="Tabelle19.A3" office:value-type="string">
              <text:p text:style-name="P57"><text:a xlink:type="simple" xlink:href="#r73"><text:span text:style-name="T44">Reference</text:span></text:a></text:p>
            </table:table-cell>
            <table:table-cell table:style-name="Tabelle19.A3" office:value-type="string">
              <text:p text:style-name="P64"><text:span text:style-name="T24">Identify the annotated method as a </text:span><text:span text:style-name="Code1"><text:span text:style-name="T5">bind</text:span></text:span><text:span text:style-name="Default_20_Paragraph_20_Font"><text:span text:style-name="T24"> method of a Service Component.</text:span></text:span></text:p>
            </table:table-cell>
            <table:table-cell table:style-name="Tabelle19.A3" office:value-type="string">
              <text:p text:style-name="P63"><text:span text:style-name="Page_20_Reference_20_Font"><text:span text:style-name="T5"><text:bookmark-ref text:reference-format="page" text:ref-name="r73"/></text:span></text:span></text:p>
            </table:table-cell>
          </table:table-row>
        </table:table>
        <text:p text:style-name="P82"><text:bookmark text:name="r39"/>Package org.osgi.service.component.annotations Description</text:p>
        <text:p text:style-name="P83"><text:soft-page-break/>Service Component Annotations Package Version 1.3.</text:p>
        <text:p text:style-name="P42">This package is not used at runtime. Annotated classes are processed by tools to generate Component Descriptions which are used at runtime.</text:p>
        <text:p text:style-name="P142"><text:bookmark text:name="r41"/>Annotation Type Activate</text:p>
        <text:p text:style-name="P85"><text:a xlink:type="simple" xlink:href="#r40"><text:span text:style-name="T47">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9">Activate</text:span></text:span></text:p>
        <text:p text:style-name="P84"><text:span text:style-name="T35">Identify the annotated method as the </text:span><text:span text:style-name="Code2">activate</text:span><text:span text:style-name="Default_20_Paragraph_20_Font"><text:span text:style-name="T35"> method of a Service Component.</text:span></text:span></text:p>
        <text:p text:style-name="P83">The annotated method is the activate method of the Component.</text:p>
        <text:p text:style-name="P54">This annotation is not processed at runtime by a Service Component Runtime implementation. It must be processed by tools and used to add a Component Description to the bundle.</text:p>
        <text:p text:style-name="P86">Since:</text:p>
        <text:p text:style-name="P80">1.1</text:p>
        <text:p text:style-name="P86">See Also:</text:p>
        <text:p text:style-name="P80">"The activate attribute of the component element of a Component Description."</text:p>
        <text:p text:style-name="P143"><text:bookmark text:name="r54"/>Annotation Type Component</text:p>
        <text:p text:style-name="P85"><text:a xlink:type="simple" xlink:href="#r40"><text:span text:style-name="T47">org.osgi.service.component.annotations</text:span></text:a></text:p>
        <text:p text:style-name="P73"/>
        <text:p text:style-name="P88"><text:span text:style-name="Code_20_Small1">@Retention(value=RetentionPolicy.CLASS)<text:line-break/>@Target(value=ElementType.TYPE)<text:line-break/></text:span><text:span text:style-name="Code2">public @interface </text:span><text:span text:style-name="Code2"><text:span text:style-name="T59">Component</text:span></text:span></text:p>
        <text:p text:style-name="P83">Identify the annotated class as a Service Component.</text:p>
        <text:p text:style-name="P83">The annotated class is the implementation class of the Component.</text:p>
        <text:p text:style-name="P54">This annotation is not processed at runtime by a Service Component Runtime implementation. It must be processed by tools and used to add a Component Description to the bundle.</text:p>
        <text:p text:style-name="P86">See Also:</text:p>
        <text:p text:style-name="P80">"The component element of a Component Description."</text:p>
        <text:p text:style-name="P89"/>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90"><text:span text:style-name="Summary_20_Heading_20_Font2"><text:span text:style-name="T5">Required Element Summary</text:span></text:span></text:p>
            </table:table-cell>
            <table:covered-table-cell/>
            <table:table-cell table:style-name="Tabelle20.A1" office:value-type="string">
              <text:p text:style-name="P91"><text:span text:style-name="Page_20_Reference_20_Font"><text:span text:style-name="T28">Page</text:span></text:span></text:p>
            </table:table-cell>
          </table:table-row>
          <table:table-row table:style-name="Tabelle20.1">
            <table:table-cell table:style-name="Tabelle20.A2" office:value-type="string">
              <text:p text:style-name="P92"><text:span text:style-name="Code_20_Small1"><text:span text:style-name="T5">String</text:span></text:span></text:p>
            </table:table-cell>
            <table:table-cell table:style-name="Tabelle20.A2" office:value-type="string">
              <text:p text:style-name="P97"><text:a xlink:type="simple" xlink:href="#r52"><text:span text:style-name="Code2"><text:span text:style-name="T49">configurationPid</text:span></text:span></text:a></text:p>
              <text:p text:style-name="P99">The configuration PID for the configuration of this Component.</text:p>
            </table:table-cell>
            <table:table-cell table:style-name="Tabelle20.C2" office:value-type="string">
              <text:p text:style-name="P93"><text:span text:style-name="Page_20_Reference_20_Font"><text:span text:style-name="T5"><text:bookmark-ref text:reference-format="page" text:ref-name="r52"/></text:span></text:span></text:p>
            </table:table-cell>
          </table:table-row>
          <table:table-row table:style-name="Tabelle20.1">
            <table:table-cell table:style-name="Tabelle20.A3" office:value-type="string">
              <text:p text:style-name="P94"><text:a xlink:type="simple" xlink:href="#r61"><text:span text:style-name="Code_20_Small1"><text:span text:style-name="T48">ConfigurationPolicy</text:span></text:span></text:a></text:p>
            </table:table-cell>
            <table:table-cell table:style-name="Tabelle20.A3" office:value-type="string">
              <text:p text:style-name="P97"><text:a xlink:type="simple" xlink:href="#r51"><text:span text:style-name="Code2"><text:span text:style-name="T49">configurationPolicy</text:span></text:span></text:a></text:p>
              <text:p text:style-name="P99">The configuration policy of this Component.</text:p>
            </table:table-cell>
            <table:table-cell table:style-name="Tabelle20.C3" office:value-type="string">
              <text:p text:style-name="P93"><text:span text:style-name="Page_20_Reference_20_Font"><text:span text:style-name="T5"><text:bookmark-ref text:reference-format="page" text:ref-name="r51"/></text:span></text:span></text:p>
            </table:table-cell>
          </table:table-row>
          <table:table-row table:style-name="Tabelle20.1">
            <table:table-cell table:style-name="Tabelle20.A3" office:value-type="string">
              <text:p text:style-name="P92"><text:span text:style-name="Code_20_Small1"><text:span text:style-name="T5">boolean</text:span></text:span></text:p>
            </table:table-cell>
            <table:table-cell table:style-name="Tabelle20.A3" office:value-type="string">
              <text:p text:style-name="P97"><text:a xlink:type="simple" xlink:href="#r46"><text:span text:style-name="Code2"><text:span text:style-name="T49">enabled</text:span></text:span></text:a></text:p>
              <text:p text:style-name="P99">Declares whether this Component is enabled when the bundle containing it is started.</text:p>
            </table:table-cell>
            <table:table-cell table:style-name="Tabelle20.C3" office:value-type="string">
              <text:p text:style-name="P93"><text:span text:style-name="Page_20_Reference_20_Font"><text:span text:style-name="T5"><text:bookmark-ref text:reference-format="page" text:ref-name="r46"/></text:span></text:span></text:p>
            </table:table-cell>
          </table:table-row>
          <table:table-row table:style-name="Tabelle20.1">
            <table:table-cell table:style-name="Tabelle20.A3" office:value-type="string">
              <text:p text:style-name="P92"><text:span text:style-name="Code_20_Small1"><text:span text:style-name="T5">String</text:span></text:span></text:p>
            </table:table-cell>
            <table:table-cell table:style-name="Tabelle20.A3" office:value-type="string">
              <text:p text:style-name="P97"><text:a xlink:type="simple" xlink:href="#r44"><text:span text:style-name="Code2"><text:span text:style-name="T49">factory</text:span></text:span></text:a></text:p>
              <text:p text:style-name="P99">The factory identifier of this Component.</text:p>
            </table:table-cell>
            <table:table-cell table:style-name="Tabelle20.C3" office:value-type="string">
              <text:p text:style-name="P93"><text:span text:style-name="Page_20_Reference_20_Font"><text:span text:style-name="T5"><text:bookmark-ref text:reference-format="page" text:ref-name="r44"/></text:span></text:span></text:p>
            </table:table-cell>
          </table:table-row>
          <table:table-row table:style-name="Tabelle20.1">
            <table:table-cell table:style-name="Tabelle20.A3" office:value-type="string">
              <text:p text:style-name="P92"><text:span text:style-name="Code_20_Small1"><text:span text:style-name="T5">boolean</text:span></text:span></text:p>
            </table:table-cell>
            <table:table-cell table:style-name="Tabelle20.A3" office:value-type="string">
              <text:p text:style-name="P97"><text:a xlink:type="simple" xlink:href="#r47"><text:span text:style-name="Code2"><text:span text:style-name="T49">immediate</text:span></text:span></text:a></text:p>
              <text:p text:style-name="P99">Declares whether this Component must be immediately activated upon becoming satisfied or whether activation should be delayed.</text:p>
            </table:table-cell>
            <table:table-cell table:style-name="Tabelle20.C3" office:value-type="string">
              <text:p text:style-name="P93"><text:span text:style-name="Page_20_Reference_20_Font"><text:span text:style-name="T5"><text:bookmark-ref text:reference-format="page" text:ref-name="r47"/></text:span></text:span></text:p>
            </table:table-cell>
          </table:table-row>
          <table:table-row table:style-name="Tabelle20.1">
            <table:table-cell table:style-name="Tabelle20.A3" office:value-type="string">
              <text:p text:style-name="P92"><text:span text:style-name="Code_20_Small1"><text:span text:style-name="T5">String</text:span></text:span></text:p>
            </table:table-cell>
            <table:table-cell table:style-name="Tabelle20.A3" office:value-type="string">
              <text:p text:style-name="P97"><text:a xlink:type="simple" xlink:href="#r42"><text:span text:style-name="Code2"><text:span text:style-name="T49">name</text:span></text:span></text:a></text:p>
              <text:p text:style-name="P99">The name of this Component.</text:p>
            </table:table-cell>
            <table:table-cell table:style-name="Tabelle20.C3" office:value-type="string">
              <text:p text:style-name="P93"><text:span text:style-name="Page_20_Reference_20_Font"><text:span text:style-name="T5"><text:bookmark-ref text:reference-format="page" text:ref-name="r42"/></text:span></text:span></text:p>
            </table:table-cell>
          </table:table-row>
          <table:table-row table:style-name="Tabelle20.1">
            <table:table-cell table:style-name="Tabelle20.A3" office:value-type="string">
              <text:p text:style-name="P92"><text:span text:style-name="Code_20_Small1"><text:span text:style-name="T5">String[]</text:span></text:span></text:p>
            </table:table-cell>
            <table:table-cell table:style-name="Tabelle20.A3" office:value-type="string">
              <text:p text:style-name="P97"><text:a xlink:type="simple" xlink:href="#r49"><text:span text:style-name="Code2"><text:span text:style-name="T49">properties</text:span></text:span></text:a></text:p>
              <text:p text:style-name="P99">Property entries for this Component.</text:p>
            </table:table-cell>
            <table:table-cell table:style-name="Tabelle20.C3" office:value-type="string">
              <text:p text:style-name="P93"><text:span text:style-name="Page_20_Reference_20_Font"><text:span text:style-name="T5"><text:bookmark-ref text:reference-format="page" text:ref-name="r49"/></text:span></text:span></text:p>
            </table:table-cell>
          </table:table-row>
          <table:table-row table:style-name="Tabelle20.1">
            <table:table-cell table:style-name="Tabelle20.A3" office:value-type="string">
              <text:p text:style-name="P92"><text:span text:style-name="Code_20_Small1"><text:span text:style-name="T5">String[]</text:span></text:span></text:p>
            </table:table-cell>
            <table:table-cell table:style-name="Tabelle20.A3" office:value-type="string">
              <text:p text:style-name="P97"><text:a xlink:type="simple" xlink:href="#r48"><text:span text:style-name="Code2"><text:span text:style-name="T49">property</text:span></text:span></text:a></text:p>
              <text:p text:style-name="P99">Properties for this Component.</text:p>
            </table:table-cell>
            <table:table-cell table:style-name="Tabelle20.C3" office:value-type="string">
              <text:p text:style-name="P93"><text:span text:style-name="Page_20_Reference_20_Font"><text:span text:style-name="T5"><text:bookmark-ref text:reference-format="page" text:ref-name="r48"/></text:span></text:span></text:p>
            </table:table-cell>
          </table:table-row>
          <table:table-row table:style-name="Tabelle20.1">
            <table:table-cell table:style-name="Tabelle20.A3" office:value-type="string">
              <text:p text:style-name="P94"><text:a xlink:type="simple" xlink:href="#r107"><text:span text:style-name="Code_20_Small1"><text:span text:style-name="T48">ServiceScope</text:span></text:span></text:a></text:p>
            </table:table-cell>
            <table:table-cell table:style-name="Tabelle20.A3" office:value-type="string">
              <text:p text:style-name="P97"><text:a xlink:type="simple" xlink:href="#r53"><text:span text:style-name="Code2"><text:span text:style-name="T49">scope</text:span></text:span></text:a></text:p>
              <text:p text:style-name="P99">The service scope for the service of this Component.</text:p>
            </table:table-cell>
            <table:table-cell table:style-name="Tabelle20.C3" office:value-type="string">
              <text:p text:style-name="P93"><text:span text:style-name="Page_20_Reference_20_Font"><text:span text:style-name="T5"><text:bookmark-ref text:reference-format="page" text:ref-name="r53"/></text:span></text:span></text:p>
            </table:table-cell>
          </table:table-row>
          <table:table-row table:style-name="Tabelle20.1">
            <table:table-cell table:style-name="Tabelle20.A3" office:value-type="string">
              <text:p text:style-name="P92"><text:span text:style-name="Code_20_Small1"><text:span text:style-name="T5">Class&lt;?&gt;[]</text:span></text:span></text:p>
            </table:table-cell>
            <table:table-cell table:style-name="Tabelle20.A3" office:value-type="string">
              <text:p text:style-name="P97"><text:a xlink:type="simple" xlink:href="#r43"><text:span text:style-name="Code2"><text:span text:style-name="T49">service</text:span></text:span></text:a></text:p>
              <text:p text:style-name="P99">The types under which to register this Component as a service.</text:p>
            </table:table-cell>
            <table:table-cell table:style-name="Tabelle20.C3" office:value-type="string">
              <text:p text:style-name="P93"><text:span text:style-name="Page_20_Reference_20_Font"><text:span text:style-name="T5"><text:bookmark-ref text:reference-format="page" text:ref-name="r43"/></text:span></text:span></text:p>
            </table:table-cell>
          </table:table-row>
          <table:table-row table:style-name="Tabelle20.1">
            <table:table-cell table:style-name="Tabelle20.A3" office:value-type="string">
              <text:p text:style-name="P92"><text:span text:style-name="Code_20_Small1"><text:span text:style-name="T5">boolean</text:span></text:span></text:p>
            </table:table-cell>
            <table:table-cell table:style-name="Tabelle20.A3" office:value-type="string">
              <text:p text:style-name="P97"><text:a xlink:type="simple" xlink:href="#r45"><text:span text:style-name="Code2"><text:span text:style-name="T49">servicefactory</text:span></text:span></text:a></text:p>
              <text:p text:style-name="P98"><text:span text:style-name="T25">Deprecated.</text:span><text:span text:style-name="T24"> </text:span><text:span text:style-name="T26">Since 1.3.</text:span></text:p>
            </table:table-cell>
            <table:table-cell table:style-name="Tabelle20.C3" office:value-type="string">
              <text:p text:style-name="P93"><text:span text:style-name="Page_20_Reference_20_Font"><text:span text:style-name="T5"><text:bookmark-ref text:reference-format="page" text:ref-name="r45"/></text:span></text:span></text:p>
            </table:table-cell>
          </table:table-row>
          <table:table-row table:style-name="Tabelle20.1">
            <table:table-cell table:style-name="Tabelle20.A3" office:value-type="string">
              <text:p text:style-name="P92"><text:span text:style-name="Code_20_Small1"><text:span text:style-name="T5">String</text:span></text:span></text:p>
            </table:table-cell>
            <table:table-cell table:style-name="Tabelle20.A3" office:value-type="string">
              <text:p text:style-name="P97"><text:a xlink:type="simple" xlink:href="#r50"><text:span text:style-name="Code2"><text:span text:style-name="T49">xmlns</text:span></text:span></text:a></text:p>
              <text:p text:style-name="P99">The XML name space of the Component Description for this Component.</text:p>
            </table:table-cell>
            <table:table-cell table:style-name="Tabelle20.C3" office:value-type="string">
              <text:p text:style-name="P95"><text:span text:style-name="Page_20_Reference_20_Font"><text:span text:style-name="T5"><text:bookmark-ref text:reference-format="page" text:ref-name="r50"/></text:span></text:span></text:p>
            </table:table-cell>
          </table:table-row>
        </table:table>
        <text:p text:style-name="P159">Element Detail</text:p>
        <text:p text:style-name="P162"><text:bookmark text:name="r42"/>name</text:p>
        <text:p text:style-name="P52"><text:span text:style-name="Code2">public abstract String </text:span><text:span text:style-name="Code2"><text:span text:style-name="T59">name</text:span></text:span></text:p>
        <text:p text:style-name="P77">The name of this Component.</text:p>
        <text:p text:style-name="P76">If not specified, the name of this Component is the fully qualified type name of the class being annotated.</text:p>
        <text:p text:style-name="P79">Default:</text:p>
        <text:p text:style-name="P102">""</text:p>
        <text:p text:style-name="P79">See Also:</text:p>
        <text:p text:style-name="P102">"The name attribute of the component element of a Component Description."</text:p>
        <text:p text:style-name="P105"/>
        <text:p text:style-name="P161"><text:bookmark text:name="r43"/>service</text:p>
        <text:p text:style-name="P52"><text:span text:style-name="Code2">public abstract Class&lt;?&gt;[] </text:span><text:span text:style-name="Code2"><text:span text:style-name="T59">service</text:span></text:span></text:p>
        <text:p text:style-name="P77">The types under which to register this Component as a service.</text:p>
        <text:p text:style-name="P78"><text:span text:style-name="T35">If no service should be registered, the empty value </text:span><text:span text:style-name="T62">{}</text:span><text:span text:style-name="T35"> must be specified.</text:span></text:p>
        <text:p text:style-name="P75"><text:span text:style-name="T35">If not specified, the service types for this Component are all the </text:span><text:span text:style-name="T38">directly</text:span><text:span text:style-name="T35"> implemented interfaces of the class being annotated.</text:span></text:p>
        <text:p text:style-name="P79">Default:</text:p>
        <text:p text:style-name="P102">{}</text:p>
        <text:p text:style-name="P79">See Also:</text:p>
        <text:p text:style-name="P102">"The service element of a Component Description."</text:p>
        <text:p text:style-name="P105"/>
        <text:p text:style-name="P161"><text:bookmark text:name="r44"/>factory</text:p>
        <text:p text:style-name="P52"><text:span text:style-name="Code2">public abstract String </text:span><text:span text:style-name="Code2"><text:span text:style-name="T59">factory</text:span></text:span></text:p>
        <text:p text:style-name="P77">The factory identifier of this Component. Specifying a factory identifier makes this Component a Factory Component.</text:p>
        <text:p text:style-name="P76">If not specified, the default is that this Component is not a Factory Component.</text:p>
        <text:p text:style-name="P79">Default:</text:p>
        <text:p text:style-name="P102">""</text:p>
        <text:p text:style-name="P79">See Also:</text:p>
        <text:p text:style-name="P102"><text:soft-page-break/>"The factory attribute of the component element of a Component Description."</text:p>
        <text:p text:style-name="P105"/>
        <text:p text:style-name="P161"><text:bookmark text:name="r45"/>servicefactory</text:p>
        <text:p text:style-name="P52"><text:span text:style-name="Code_20_Small1">@Deprecated<text:line-break/></text:span><text:span text:style-name="Code2">public abstract boolean </text:span><text:span text:style-name="Code2"><text:span text:style-name="T59">servicefactory</text:span></text:span></text:p>
        <text:p text:style-name="P78"><text:span text:style-name="T39">Deprecated.</text:span><text:span text:style-name="T35"> </text:span><text:span text:style-name="T38">Declares whether this Component uses the OSGi ServiceFactory concept and each bundle using this Component's service will receive a different component instance.</text:span></text:p>
        <text:p text:style-name="P75"><text:span text:style-name="T38">This element is ignored when the </text:span><text:a xlink:type="simple" xlink:href="#r53"><text:span text:style-name="Code2"><text:span text:style-name="T51">scope()</text:span></text:span></text:a><text:span text:style-name="Default_20_Paragraph_20_Font"><text:span text:style-name="T38"> element does not have the default value. If </text:span></text:span><text:span text:style-name="Code2"><text:span text:style-name="T54">true</text:span></text:span><text:span text:style-name="Default_20_Paragraph_20_Font"><text:span text:style-name="T38">, this Component uses </text:span></text:span><text:a xlink:type="simple" xlink:href="#r101"><text:span text:style-name="Code2"><text:span text:style-name="T51">bundle</text:span></text:span></text:a><text:span text:style-name="Default_20_Paragraph_20_Font"><text:span text:style-name="T38"> service scope. If </text:span></text:span><text:span text:style-name="Code2"><text:span text:style-name="T54">false</text:span></text:span><text:span text:style-name="Default_20_Paragraph_20_Font"><text:span text:style-name="T38"> or not specified, this Component uses </text:span></text:span><text:a xlink:type="simple" xlink:href="#r100"><text:span text:style-name="Code2"><text:span text:style-name="T51">singleton</text:span></text:span></text:a><text:span text:style-name="Default_20_Paragraph_20_Font"><text:span text:style-name="T38"> service scope.</text:span></text:span></text:p>
        <text:p text:style-name="P77">Declares whether this Component uses the OSGi ServiceFactory concept and each bundle using this Component's service will receive a different component instance.</text:p>
        <text:p text:style-name="P75"><text:span text:style-name="T35">This element is ignored when the </text:span><text:a xlink:type="simple" xlink:href="#r53"><text:span text:style-name="Code2"><text:span text:style-name="T48">scope()</text:span></text:span></text:a><text:span text:style-name="Default_20_Paragraph_20_Font"><text:span text:style-name="T35"> element does not have the default value. If </text:span></text:span><text:span text:style-name="Code2">true</text:span><text:span text:style-name="Default_20_Paragraph_20_Font"><text:span text:style-name="T35">, this Component uses </text:span></text:span><text:a xlink:type="simple" xlink:href="#r101"><text:span text:style-name="Code2"><text:span text:style-name="T48">bundle</text:span></text:span></text:a><text:span text:style-name="Default_20_Paragraph_20_Font"><text:span text:style-name="T35"> service scope. If </text:span></text:span><text:span text:style-name="Code2">false</text:span><text:span text:style-name="Default_20_Paragraph_20_Font"><text:span text:style-name="T35"> or not specified, this Component uses </text:span></text:span><text:a xlink:type="simple" xlink:href="#r100"><text:span text:style-name="Code2"><text:span text:style-name="T48">singleton</text:span></text:span></text:a><text:span text:style-name="Default_20_Paragraph_20_Font"><text:span text:style-name="T35"> service scope.</text:span></text:span></text:p>
        <text:p text:style-name="P79">Default:</text:p>
        <text:p text:style-name="P102">false</text:p>
        <text:p text:style-name="P79">See Also:</text:p>
        <text:p text:style-name="P102">"The servicefactory attribute of the service element of a Component Description."</text:p>
        <text:p text:style-name="P105"/>
        <text:p text:style-name="P161"><text:bookmark text:name="r46"/>enabled</text:p>
        <text:p text:style-name="P52"><text:span text:style-name="Code2">public abstract boolean </text:span><text:span text:style-name="Code2"><text:span text:style-name="T59">enabled</text:span></text:span></text:p>
        <text:p text:style-name="P77">Declares whether this Component is enabled when the bundle containing it is started.</text:p>
        <text:p text:style-name="P75"><text:span text:style-name="T35">If </text:span><text:span text:style-name="Code2">true</text:span><text:span text:style-name="Default_20_Paragraph_20_Font"><text:span text:style-name="T35">, this Component is enabled. If </text:span></text:span><text:span text:style-name="Code2">false</text:span><text:span text:style-name="Default_20_Paragraph_20_Font"><text:span text:style-name="T35"> or not specified, this Component is disabled.</text:span></text:span></text:p>
        <text:p text:style-name="P79">Default:</text:p>
        <text:p text:style-name="P102">true</text:p>
        <text:p text:style-name="P79">See Also:</text:p>
        <text:p text:style-name="P102">"The enabled attribute of the component element of a Component Description."</text:p>
        <text:p text:style-name="P105"/>
        <text:p text:style-name="P161"><text:bookmark text:name="r47"/>immediate</text:p>
        <text:p text:style-name="P52"><text:span text:style-name="Code2">public abstract boolean </text:span><text:span text:style-name="Code2"><text:span text:style-name="T59">immediate</text:span></text:span></text:p>
        <text:p text:style-name="P77">Declares whether this Component must be immediately activated upon becoming satisfied or whether activation should be delayed.</text:p>
        <text:p text:style-name="P78"><text:span text:style-name="T35">If </text:span><text:span text:style-name="Code2">true</text:span><text:span text:style-name="Default_20_Paragraph_20_Font"><text:span text:style-name="T35">, this Component must be immediately activated upon becoming satisfied. If </text:span></text:span><text:span text:style-name="Code2">false</text:span><text:span text:style-name="Default_20_Paragraph_20_Font"><text:span text:style-name="T35">, activation of this Component is delayed. If this property is specified, its value must be </text:span></text:span><text:span text:style-name="Code2">false</text:span><text:span text:style-name="Default_20_Paragraph_20_Font"><text:span text:style-name="T35"> if the </text:span></text:span><text:a xlink:type="simple" xlink:href="#r44"><text:span text:style-name="Code2"><text:span text:style-name="T48">factory()</text:span></text:span></text:a><text:span text:style-name="Default_20_Paragraph_20_Font"><text:span text:style-name="T35"> property is also specified or must be </text:span></text:span><text:span text:style-name="Code2">true</text:span><text:span text:style-name="Default_20_Paragraph_20_Font"><text:span text:style-name="T35"> if the </text:span></text:span><text:a xlink:type="simple" xlink:href="#r43"><text:span text:style-name="Code2"><text:span text:style-name="T48">service()</text:span></text:span></text:a><text:span text:style-name="Default_20_Paragraph_20_Font"><text:span text:style-name="T35"> property is specified with an empty value.</text:span></text:span></text:p>
        <text:p text:style-name="P75"><text:span text:style-name="T35">If not specified, the default is </text:span><text:span text:style-name="Code2">false</text:span><text:span text:style-name="Default_20_Paragraph_20_Font"><text:span text:style-name="T35"> if the </text:span></text:span><text:a xlink:type="simple" xlink:href="#r44"><text:span text:style-name="Code2"><text:span text:style-name="T48">factory()</text:span></text:span></text:a><text:span text:style-name="Default_20_Paragraph_20_Font"><text:span text:style-name="T35"> property is specified or the </text:span></text:span><text:a xlink:type="simple" xlink:href="#r43"><text:span text:style-name="Code2"><text:span text:style-name="T48">service()</text:span></text:span></text:a><text:span text:style-name="Default_20_Paragraph_20_Font"><text:span text:style-name="T35"> property is not specified or specified with a non-empty value and </text:span></text:span><text:span text:style-name="Code2">true</text:span><text:span text:style-name="Default_20_Paragraph_20_Font"><text:span text:style-name="T35"> otherwise.</text:span></text:span></text:p>
        <text:p text:style-name="P79">Default:</text:p>
        <text:p text:style-name="P102">false</text:p>
        <text:p text:style-name="P79">See Also:</text:p>
        <text:p text:style-name="P102">"The immediate attribute of the component element of a Component Description."</text:p>
        <text:p text:style-name="P105"/>
        <text:p text:style-name="P161"><text:bookmark text:name="r48"/>property</text:p>
        <text:p text:style-name="P52"><text:soft-page-break/><text:span text:style-name="Code2">public abstract String[] </text:span><text:span text:style-name="Code2"><text:span text:style-name="T59">property</text:span></text:span></text:p>
        <text:p text:style-name="P77">Properties for this Component.</text:p>
        <text:p text:style-name="P78"><text:span text:style-name="T35">Each property string is specified as </text:span><text:span text:style-name="Code2">"key=value"</text:span><text:span text:style-name="Default_20_Paragraph_20_Font"><text:span text:style-name="T35">. The type of the property value can be specified in the key as </text:span></text:span><text:span text:style-name="Code2">key:type=value</text:span><text:span text:style-name="Default_20_Paragraph_20_Font"><text:span text:style-name="T35">. The type must be one of the property types supported by the type attribute of the property element of a Component Description.</text:span></text:span></text:p>
        <text:p text:style-name="P75"><text:span text:style-name="T35">To specify a property with multiple values, use multiple key, value pairs. For example, </text:span><text:span text:style-name="Code2">"foo=bar", "foo=baz"</text:span><text:span text:style-name="Default_20_Paragraph_20_Font"><text:span text:style-name="T35">.</text:span></text:span></text:p>
        <text:p text:style-name="P79">Default:</text:p>
        <text:p text:style-name="P102">{}</text:p>
        <text:p text:style-name="P79">See Also:</text:p>
        <text:p text:style-name="P102">"The property element of a Component Description."</text:p>
        <text:p text:style-name="P105"/>
        <text:p text:style-name="P161"><text:bookmark text:name="r49"/>properties</text:p>
        <text:p text:style-name="P52"><text:span text:style-name="Code2">public abstract String[] </text:span><text:span text:style-name="Code2"><text:span text:style-name="T59">properties</text:span></text:span></text:p>
        <text:p text:style-name="P77">Property entries for this Component.</text:p>
        <text:p text:style-name="P76">Specifies the name of an entry in the bundle whose contents conform to a standard Java Properties File. The entry is read and processed to obtain the properties and their values.</text:p>
        <text:p text:style-name="P79">Default:</text:p>
        <text:p text:style-name="P102">{}</text:p>
        <text:p text:style-name="P79">See Also:</text:p>
        <text:p text:style-name="P102">"The properties element of a Component Description."</text:p>
        <text:p text:style-name="P105"/>
        <text:p text:style-name="P161"><text:bookmark text:name="r50"/>xmlns</text:p>
        <text:p text:style-name="P52"><text:span text:style-name="Code2">public abstract String </text:span><text:span text:style-name="Code2"><text:span text:style-name="T59">xmlns</text:span></text:span></text:p>
        <text:p text:style-name="P77">The XML name space of the Component Description for this Component.</text:p>
        <text:p text:style-name="P76">If not specified, the XML name space of the Component Description for this Component should be the lowest Declarative Services XML name space which supports all the specification features used by this Component.</text:p>
        <text:p text:style-name="P79">Default:</text:p>
        <text:p text:style-name="P102">""</text:p>
        <text:p text:style-name="P79">See Also:</text:p>
        <text:p text:style-name="P102">"The XML name space specified for a Component Description."</text:p>
        <text:p text:style-name="P105"/>
        <text:p text:style-name="P161"><text:bookmark text:name="r51"/>configurationPolicy</text:p>
        <text:p text:style-name="P52"><text:span text:style-name="Code2">public abstract </text:span><text:a xlink:type="simple" xlink:href="#r61"><text:span text:style-name="Code2"><text:span text:style-name="T48">ConfigurationPolicy</text:span></text:span></text:a><text:span text:style-name="Code2"> </text:span><text:span text:style-name="Code2"><text:span text:style-name="T59">configurationPolicy</text:span></text:span></text:p>
        <text:p text:style-name="P77">The configuration policy of this Component.</text:p>
        <text:p text:style-name="P77">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5"><text:span text:style-name="T35">If not specified, the </text:span><text:a xlink:type="simple" xlink:href="#r55"><text:span text:style-name="Code2"><text:span text:style-name="T48">OPTIONAL</text:span></text:span></text:a><text:span text:style-name="Default_20_Paragraph_20_Font"><text:span text:style-name="T35"> configuration policy is used.</text:span></text:span></text:p>
        <text:p text:style-name="P79">Default:</text:p>
        <text:p text:style-name="P103"><text:a xlink:type="simple" xlink:href="#r55"><text:span text:style-name="T45">ConfigurationPolicy.OPTIONAL</text:span></text:a></text:p>
        <text:p text:style-name="P79">Since:</text:p>
        <text:p text:style-name="P102">1.1</text:p>
        <text:p text:style-name="P79">See Also:</text:p>
        <text:p text:style-name="P102">"The configuration-policy attribute of the component element of a Component Description."</text:p>
        <text:p text:style-name="P105"><text:soft-page-break/></text:p>
        <text:p text:style-name="P161"><text:bookmark text:name="r52"/>configurationPid</text:p>
        <text:p text:style-name="P52"><text:span text:style-name="Code2">public abstract String </text:span><text:span text:style-name="Code2"><text:span text:style-name="T59">configurationPid</text:span></text:span></text:p>
        <text:p text:style-name="P77">The configuration PID for the configuration of this Component.</text:p>
        <text:p text:style-name="P77">Allows the configuration PID for this Component to be different than the name of this Component.</text:p>
        <text:p text:style-name="P76">If not specified, the name of this Component is used as the configuration PID of this Component.</text:p>
        <text:p text:style-name="P79">Default:</text:p>
        <text:p text:style-name="P102">""</text:p>
        <text:p text:style-name="P79">Since:</text:p>
        <text:p text:style-name="P102">1.2</text:p>
        <text:p text:style-name="P79"><text:soft-page-break/>See Also:</text:p>
        <text:p text:style-name="P102">"The configuration-pid attribute of the component element of a Component Description."</text:p>
        <text:p text:style-name="P105"/>
        <text:p text:style-name="P161"><text:bookmark text:name="r53"/>scope</text:p>
        <text:p text:style-name="P52"><text:span text:style-name="Code2">public abstract </text:span><text:a xlink:type="simple" xlink:href="#r107"><text:span text:style-name="Code2"><text:span text:style-name="T48">ServiceScope</text:span></text:span></text:a><text:span text:style-name="Code2"> </text:span><text:span text:style-name="Code2"><text:span text:style-name="T59">scope</text:span></text:span></text:p>
        <text:p text:style-name="P77">The service scope for the service of this Component.</text:p>
        <text:p text:style-name="P75"><text:span text:style-name="T35">If not specified and the deprecated </text:span><text:a xlink:type="simple" xlink:href="#r45"><text:span text:style-name="Code2"><text:span text:style-name="T48">servicefactory()</text:span></text:span></text:a><text:span text:style-name="Default_20_Paragraph_20_Font"><text:span text:style-name="T35"> element is not specified, the </text:span></text:span><text:a xlink:type="simple" xlink:href="#r100"><text:span text:style-name="Code2"><text:span text:style-name="T48">singleton</text:span></text:span></text:a><text:span text:style-name="Default_20_Paragraph_20_Font"><text:span text:style-name="T35"> service scope is used.</text:span></text:span></text:p>
        <text:p text:style-name="P79">Default:</text:p>
        <text:p text:style-name="P103"><text:a xlink:type="simple" xlink:href="#r103"><text:span text:style-name="T45">ServiceScope.DEFAULT</text:span></text:a></text:p>
        <text:p text:style-name="P79">Since:</text:p>
        <text:p text:style-name="P102">1.3</text:p>
        <text:p text:style-name="P79">See Also:</text:p>
        <text:p text:style-name="P102">"The scope attribute of the service element of a Component Description."</text:p>
        <text:p text:style-name="P144"><text:bookmark text:name="r61"/>Enum ConfigurationPolicy</text:p>
        <text:p text:style-name="P85"><text:a xlink:type="simple" xlink:href="#r40"><text:span text:style-name="T47">org.osgi.service.component.annotations</text:span></text:a></text:p>
        <text:p text:style-name="P74"><text:span text:style-name="Code2">java.lang.Object</text:span></text:p>
        <text:p text:style-name="P87"><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java.lang.Enum&lt;</text:span><text:a xlink:type="simple" xlink:href="#r61"><text:span text:style-name="Code2"><text:span text:style-name="T48">ConfigurationPolicy</text:span></text:span></text:a><text:span text:style-name="Code2">&gt;</text:span></text:p>
        <text:p text:style-name="P43"><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text:span text:style-name="T59">org.osgi.service.component.annotations.ConfigurationPolicy</text:span></text:span></text:p>
        <text:p text:style-name="P158">All Implemented Interfaces:</text:p>
        <text:p text:style-name="P81"><text:span text:style-name="T35">Comparable&lt;</text:span><text:a xlink:type="simple" xlink:href="#r61"><text:span text:style-name="T45">ConfigurationPolicy</text:span></text:a><text:span text:style-name="Default_20_Paragraph_20_Font"><text:span text:style-name="T35">&gt;, Serializable</text:span></text:span></text:p>
        <text:p text:style-name="P73"/>
        <text:p text:style-name="P106"><text:span text:style-name="Code2">public enum </text:span><text:span text:style-name="Code2"><text:span text:style-name="T59">ConfigurationPolicy</text:span></text:span></text:p>
        <text:p text:style-name="P52"><text:span text:style-name="Code2">extends Enum&lt;</text:span><text:a xlink:type="simple" xlink:href="#r61"><text:span text:style-name="Code2"><text:span text:style-name="T48">ConfigurationPolicy</text:span></text:span></text:a><text:span text:style-name="Code2">&gt;</text:span></text:p>
        <text:p text:style-name="P84"><text:span text:style-name="T35">Configuration Policy for the </text:span><text:a xlink:type="simple" xlink:href="#r54"><text:span text:style-name="Code2"><text:span text:style-name="T48">Component</text:span></text:span></text:a><text:span text:style-name="Default_20_Paragraph_20_Font"><text:span text:style-name="T35"> annotation.</text:span></text:span></text:p>
        <text:p text:style-name="P54">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6">Since:</text:p>
        <text:p text:style-name="P80">1.1</text:p>
        <text:p text:style-name="P89"/>
        <table:table table:name="Tabelle22" table:style-name="Tabelle22">
          <table:table-column table:style-name="Tabelle22.A"/>
          <table:table-column table:style-name="Tabelle22.B"/>
          <table:table-row table:style-name="Tabelle22.1">
            <table:table-cell table:style-name="Tabelle22.A1" office:value-type="string">
              <text:p text:style-name="P90"><text:span text:style-name="Summary_20_Heading_20_Font2"><text:span text:style-name="T5">Enum Constant Summary</text:span></text:span></text:p>
            </table:table-cell>
            <table:table-cell table:style-name="Tabelle22.A1" office:value-type="string">
              <text:p text:style-name="P91"><text:span text:style-name="Page_20_Reference_20_Font"><text:span text:style-name="T28">Page</text:span></text:span></text:p>
            </table:table-cell>
          </table:table-row>
          <table:table-row table:style-name="Tabelle22.1">
            <table:table-cell table:style-name="Tabelle22.A2" office:value-type="string">
              <text:p text:style-name="P97"><text:a xlink:type="simple" xlink:href="#r57"><text:span text:style-name="Code2"><text:span text:style-name="T49">IGNORE</text:span></text:span></text:a></text:p>
              <text:p text:style-name="P99">Always allow the component configuration to be satisfied and do not use the corresponding Configuration object even if it is present.</text:p>
            </table:table-cell>
            <table:table-cell table:style-name="Tabelle22.B2" office:value-type="string">
              <text:p text:style-name="P93"><text:span text:style-name="Page_20_Reference_20_Font"><text:span text:style-name="T5"><text:bookmark-ref text:reference-format="page" text:ref-name="r57"/></text:span></text:span></text:p>
            </table:table-cell>
          </table:table-row>
          <table:table-row table:style-name="Tabelle22.1">
            <table:table-cell table:style-name="Tabelle22.A3" office:value-type="string">
              <text:p text:style-name="P97"><text:a xlink:type="simple" xlink:href="#r55"><text:span text:style-name="Code2"><text:span text:style-name="T49">OPTIONAL</text:span></text:span></text:a></text:p>
              <text:p text:style-name="P99">Use the corresponding Configuration object if present but allow the component to be satisfied even if the corresponding Configuration object is not present.</text:p>
            </table:table-cell>
            <table:table-cell table:style-name="Tabelle22.B3" office:value-type="string">
              <text:p text:style-name="P93"><text:span text:style-name="Page_20_Reference_20_Font"><text:span text:style-name="T5"><text:bookmark-ref text:reference-format="page" text:ref-name="r55"/></text:span></text:span></text:p>
            </table:table-cell>
          </table:table-row>
          <table:table-row table:style-name="Tabelle22.1">
            <table:table-cell table:style-name="Tabelle22.A3" office:value-type="string">
              <text:p text:style-name="P97"><text:a xlink:type="simple" xlink:href="#r56"><text:span text:style-name="Code2"><text:span text:style-name="T49">REQUIRE</text:span></text:span></text:a></text:p>
              <text:p text:style-name="P99">There must be a corresponding Configuration object for the component configuration to become satisfied.</text:p>
            </table:table-cell>
            <table:table-cell table:style-name="Tabelle22.B3" office:value-type="string">
              <text:p text:style-name="P93"><text:span text:style-name="Page_20_Reference_20_Font"><text:span text:style-name="T5"><text:bookmark-ref text:reference-format="page" text:ref-name="r56"/></text:span></text:span></text:p>
            </table:table-cell>
          </table:table-row>
        </table:table>
        <text:p text:style-name="P40"/>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90"><text:span text:style-name="Summary_20_Heading_20_Font2"><text:span text:style-name="T5">Method Summary</text:span></text:span></text:p>
            </table:table-cell>
            <table:covered-table-cell/>
            <table:table-cell table:style-name="Tabelle23.A1" office:value-type="string">
              <text:p text:style-name="P91"><text:span text:style-name="Page_20_Reference_20_Font"><text:span text:style-name="T28">Page</text:span></text:span></text:p>
            </table:table-cell>
          </table:table-row>
          <table:table-row table:style-name="Tabelle23.1">
            <table:table-cell table:style-name="Tabelle23.A2" office:value-type="string">
              <text:p text:style-name="P92"><text:span text:style-name="Code_20_Small1"><text:span text:style-name="T5">String</text:span></text:span></text:p>
            </table:table-cell>
            <table:table-cell table:style-name="Tabelle23.A2" office:value-type="string">
              <text:p text:style-name="P96"><text:a xlink:type="simple" xlink:href="#r60"><text:span text:style-name="Code2"><text:span text:style-name="T49">toString</text:span></text:span></text:a><text:span text:style-name="Code2"><text:span text:style-name="T5">()</text:span></text:span></text:p>
            </table:table-cell>
            <table:table-cell table:style-name="Tabelle23.C2" office:value-type="string">
              <text:p text:style-name="P93"><text:span text:style-name="Page_20_Reference_20_Font"><text:span text:style-name="T5"><text:bookmark-ref text:reference-format="page" text:ref-name="r60"/></text:span></text:span></text:p>
            </table:table-cell>
          </table:table-row>
          <table:table-row table:style-name="Tabelle23.1">
            <table:table-cell table:style-name="Tabelle23.A3" office:value-type="string">
              <text:p text:style-name="P94"><text:span text:style-name="Code_20_Small1"><text:span text:style-name="T5">static </text:span></text:span><text:a xlink:type="simple" xlink:href="#r61"><text:span text:style-name="Code_20_Small1"><text:span text:style-name="T48">ConfigurationPolicy</text:span></text:span></text:a></text:p>
            </table:table-cell>
            <table:table-cell table:style-name="Tabelle23.A3" office:value-type="string">
              <text:p text:style-name="P96"><text:a xlink:type="simple" xlink:href="#r59"><text:span text:style-name="Code2"><text:span text:style-name="T49">valueOf</text:span></text:span></text:a><text:span text:style-name="Code2"><text:span text:style-name="T5">(String name)</text:span></text:span></text:p>
            </table:table-cell>
            <table:table-cell table:style-name="Tabelle23.C3" office:value-type="string">
              <text:p text:style-name="P93"><text:span text:style-name="Page_20_Reference_20_Font"><text:span text:style-name="T5"><text:bookmark-ref text:reference-format="page" text:ref-name="r59"/></text:span></text:span></text:p>
            </table:table-cell>
          </table:table-row>
          <table:table-row table:style-name="Tabelle23.1">
            <table:table-cell table:style-name="Tabelle23.A3" office:value-type="string">
              <text:p text:style-name="P94"><text:span text:style-name="Code_20_Small1"><text:span text:style-name="T5">static </text:span></text:span><text:a xlink:type="simple" xlink:href="#r61"><text:span text:style-name="Code_20_Small1"><text:span text:style-name="T48">ConfigurationPolicy</text:span></text:span></text:a><text:span text:style-name="Code_20_Small1"><text:span text:style-name="T5">[]</text:span></text:span></text:p>
            </table:table-cell>
            <table:table-cell table:style-name="Tabelle23.A3" office:value-type="string">
              <text:p text:style-name="P96"><text:a xlink:type="simple" xlink:href="#r58"><text:span text:style-name="Code2"><text:span text:style-name="T49">values</text:span></text:span></text:a><text:span text:style-name="Code2"><text:span text:style-name="T5">()</text:span></text:span></text:p>
            </table:table-cell>
            <table:table-cell table:style-name="Tabelle23.C3" office:value-type="string">
              <text:p text:style-name="P93"><text:span text:style-name="Page_20_Reference_20_Font"><text:span text:style-name="T5"><text:bookmark-ref text:reference-format="page" text:ref-name="r58"/></text:span></text:span></text:p>
            </table:table-cell>
          </table:table-row>
        </table:table>
        <text:p text:style-name="P159">Enum Constant Detail</text:p>
        <text:p text:style-name="P162"><text:bookmark text:name="r55"/>OPTIONAL</text:p>
        <text:p text:style-name="P52"><text:span text:style-name="Code2">public static final </text:span><text:a xlink:type="simple" xlink:href="#r61"><text:span text:style-name="Code2"><text:span text:style-name="T48">ConfigurationPolicy</text:span></text:span></text:a><text:span text:style-name="Code2"> </text:span><text:span text:style-name="Code2"><text:span text:style-name="T59">OPTIONAL</text:span></text:span></text:p>
        <text:p text:style-name="P76">Use the corresponding Configuration object if present but allow the component to be satisfied even if the corresponding Configuration object is not present.</text:p>
        <text:p text:style-name="P101"/>
        <text:p text:style-name="P161"><text:bookmark text:name="r56"/>REQUIRE</text:p>
        <text:p text:style-name="P52"><text:span text:style-name="Code2">public static final </text:span><text:a xlink:type="simple" xlink:href="#r61"><text:span text:style-name="Code2"><text:span text:style-name="T48">ConfigurationPolicy</text:span></text:span></text:a><text:span text:style-name="Code2"> </text:span><text:span text:style-name="Code2"><text:span text:style-name="T59">REQUIRE</text:span></text:span></text:p>
        <text:p text:style-name="P76">There must be a corresponding Configuration object for the component configuration to become satisfied.</text:p>
        <text:p text:style-name="P101"/>
        <text:p text:style-name="P161"><text:bookmark text:name="r57"/>IGNORE</text:p>
        <text:p text:style-name="P52"><text:soft-page-break/><text:span text:style-name="Code2">public static final </text:span><text:a xlink:type="simple" xlink:href="#r61"><text:span text:style-name="Code2"><text:span text:style-name="T48">ConfigurationPolicy</text:span></text:span></text:a><text:span text:style-name="Code2"> </text:span><text:span text:style-name="Code2"><text:span text:style-name="T59">IGNORE</text:span></text:span></text:p>
        <text:p text:style-name="P76">Always allow the component configuration to be satisfied and do not use the corresponding Configuration object even if it is present.</text:p>
        <text:p text:style-name="P160">Method Detail</text:p>
        <text:p text:style-name="P162"><text:bookmark text:name="r58"/>values</text:p>
        <text:p text:style-name="P52"><text:span text:style-name="Code2">public static </text:span><text:a xlink:type="simple" xlink:href="#r61"><text:span text:style-name="Code2"><text:span text:style-name="T48">ConfigurationPolicy</text:span></text:span></text:a><text:span text:style-name="Code2">[] </text:span><text:span text:style-name="Code2"><text:span text:style-name="T59">values</text:span></text:span><text:span text:style-name="Code2">()</text:span></text:p>
        <text:p text:style-name="P101"/>
        <text:p text:style-name="P161"><text:bookmark text:name="r59"/>valueOf</text:p>
        <text:p text:style-name="P52"><text:span text:style-name="Code2">public static </text:span><text:a xlink:type="simple" xlink:href="#r61"><text:span text:style-name="Code2"><text:span text:style-name="T48">ConfigurationPolicy</text:span></text:span></text:a><text:span text:style-name="Code2"> </text:span><text:span text:style-name="Code2"><text:span text:style-name="T59">valueOf</text:span></text:span><text:span text:style-name="Code2">(String name)</text:span></text:p>
        <text:p text:style-name="P101"/>
        <text:p text:style-name="P161"><text:bookmark text:name="r60"/>toString</text:p>
        <text:p text:style-name="P52"><text:span text:style-name="Code2">public String </text:span><text:span text:style-name="Code2"><text:span text:style-name="T59">toString</text:span></text:span><text:span text:style-name="Code2">()</text:span></text:p>
        <text:p text:style-name="P79"><text:soft-page-break/>Overrides:</text:p>
        <text:p text:style-name="P103"><text:span text:style-name="Code2">toString</text:span><text:span text:style-name="Default_20_Paragraph_20_Font"><text:span text:style-name="T35"> in class </text:span></text:span><text:span text:style-name="Code2">Enum</text:span></text:p>
        <text:p text:style-name="P145"><text:bookmark text:name="r62"/>Annotation Type Deactivate</text:p>
        <text:p text:style-name="P85"><text:a xlink:type="simple" xlink:href="#r40"><text:span text:style-name="T47">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9">Deactivate</text:span></text:span></text:p>
        <text:p text:style-name="P84"><text:span text:style-name="T35">Identify the annotated method as the </text:span><text:span text:style-name="Code2">deactivate</text:span><text:span text:style-name="Default_20_Paragraph_20_Font"><text:span text:style-name="T35"> method of a Service Component.</text:span></text:span></text:p>
        <text:p text:style-name="P83">The annotated method is the deactivate method of the Component.</text:p>
        <text:p text:style-name="P54">This annotation is not processed at runtime by a Service Component Runtime implementation. It must be processed by tools and used to add a Component Description to the bundle.</text:p>
        <text:p text:style-name="P86">Since:</text:p>
        <text:p text:style-name="P80">1.1</text:p>
        <text:p text:style-name="P86"><text:soft-page-break/>See Also:</text:p>
        <text:p text:style-name="P80">"The deactivate attribute of the component element of a Component Description."</text:p>
        <text:p text:style-name="P146"><text:bookmark text:name="r63"/>Annotation Type Modified</text:p>
        <text:p text:style-name="P85"><text:a xlink:type="simple" xlink:href="#r40"><text:span text:style-name="T47">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9">Modified</text:span></text:span></text:p>
        <text:p text:style-name="P84"><text:span text:style-name="T35">Identify the annotated method as the </text:span><text:span text:style-name="Code2">modified</text:span><text:span text:style-name="Default_20_Paragraph_20_Font"><text:span text:style-name="T35"> method of a Service Component.</text:span></text:span></text:p>
        <text:p text:style-name="P83">The annotated method is the modified method of the Component.</text:p>
        <text:p text:style-name="P54">This annotation is not processed at runtime by a Service Component Runtime implementation. It must be processed by tools and used to add a Component Description to the bundle.</text:p>
        <text:p text:style-name="P86">Since:</text:p>
        <text:p text:style-name="P80">1.1</text:p>
        <text:p text:style-name="P86">See Also:</text:p>
        <text:p text:style-name="P80">"The modified attribute of the component element of a Component Description."</text:p>
        <text:p text:style-name="P147"><text:bookmark text:name="r73"/>Annotation Type Reference</text:p>
        <text:p text:style-name="P85"><text:a xlink:type="simple" xlink:href="#r40"><text:span text:style-name="T47">org.osgi.service.component.annotations</text:span></text:a></text:p>
        <text:p text:style-name="P73"/>
        <text:p text:style-name="P88"><text:span text:style-name="Code_20_Small1">@Retention(value=RetentionPolicy.CLASS)<text:line-break/>@Target(value=ElementType.METHOD)<text:line-break/></text:span><text:span text:style-name="Code2">public @interface </text:span><text:span text:style-name="Code2"><text:span text:style-name="T59">Reference</text:span></text:span></text:p>
        <text:p text:style-name="P84"><text:span text:style-name="T35">Identify the annotated method as a </text:span><text:span text:style-name="Code2">bind</text:span><text:span text:style-name="Default_20_Paragraph_20_Font"><text:span text:style-name="T35"> method of a Service Component.</text:span></text:span></text:p>
        <text:p text:style-name="P83">The annotated method is a bind method of the Component.</text:p>
        <text:p text:style-name="P83">This annotation is not processed at runtime by a Service Component Runtime implementation. It must be processed by tools and used to add a Component Description to the bundle.</text:p>
        <text:p text:style-name="P53"><text:span text:style-name="T35">In the generated Component Description for a component, the references must be ordered in ascending lexicographical order (using </text:span><text:span text:style-name="Code2">String.compareTo</text:span><text:span text:style-name="Default_20_Paragraph_20_Font"><text:span text:style-name="T35"> ) of the reference </text:span></text:span><text:a xlink:type="simple" xlink:href="#r64"><text:span text:style-name="Code2"><text:span text:style-name="T48">name</text:span></text:span></text:a><text:span text:style-name="Default_20_Paragraph_20_Font"><text:span text:style-name="T35">s.</text:span></text:span></text:p>
        <text:p text:style-name="P86">See Also:</text:p>
        <text:p text:style-name="P80">"The reference element of a Component Description."</text:p>
        <text:p text:style-name="P89"/>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0"><text:span text:style-name="Summary_20_Heading_20_Font2"><text:span text:style-name="T5">Required Element Summary</text:span></text:span></text:p>
            </table:table-cell>
            <table:covered-table-cell/>
            <table:table-cell table:style-name="Tabelle24.A1" office:value-type="string">
              <text:p text:style-name="P91"><text:span text:style-name="Page_20_Reference_20_Font"><text:span text:style-name="T28">Page</text:span></text:span></text:p>
            </table:table-cell>
          </table:table-row>
          <table:table-row table:style-name="Tabelle24.1">
            <table:table-cell table:style-name="Tabelle24.A2" office:value-type="string">
              <text:p text:style-name="P94"><text:a xlink:type="simple" xlink:href="#r81"><text:span text:style-name="Code_20_Small1"><text:span text:style-name="T48">ReferenceCardinality</text:span></text:span></text:a></text:p>
            </table:table-cell>
            <table:table-cell table:style-name="Tabelle24.A2" office:value-type="string">
              <text:p text:style-name="P97"><text:a xlink:type="simple" xlink:href="#r66"><text:span text:style-name="Code2"><text:span text:style-name="T49">cardinality</text:span></text:span></text:a></text:p>
              <text:p text:style-name="P99">The cardinality of the reference.</text:p>
            </table:table-cell>
            <table:table-cell table:style-name="Tabelle24.C2" office:value-type="string">
              <text:p text:style-name="P93"><text:span text:style-name="Page_20_Reference_20_Font"><text:span text:style-name="T5"><text:bookmark-ref text:reference-format="page" text:ref-name="r66"/></text:span></text:span></text:p>
            </table:table-cell>
          </table:table-row>
          <table:table-row table:style-name="Tabelle24.1">
            <table:table-cell table:style-name="Tabelle24.A3" office:value-type="string">
              <text:p text:style-name="P92"><text:span text:style-name="Code_20_Small1"><text:span text:style-name="T5">String</text:span></text:span></text:p>
            </table:table-cell>
            <table:table-cell table:style-name="Tabelle24.A3" office:value-type="string">
              <text:p text:style-name="P97"><text:a xlink:type="simple" xlink:href="#r64"><text:span text:style-name="Code2"><text:span text:style-name="T49">name</text:span></text:span></text:a></text:p>
              <text:p text:style-name="P99">The name of this reference.</text:p>
            </table:table-cell>
            <table:table-cell table:style-name="Tabelle24.C3" office:value-type="string">
              <text:p text:style-name="P93"><text:span text:style-name="Page_20_Reference_20_Font"><text:span text:style-name="T5"><text:bookmark-ref text:reference-format="page" text:ref-name="r64"/></text:span></text:span></text:p>
            </table:table-cell>
          </table:table-row>
          <table:table-row table:style-name="Tabelle24.1">
            <table:table-cell table:style-name="Tabelle24.A3" office:value-type="string">
              <text:p text:style-name="P94"><text:a xlink:type="simple" xlink:href="#r87"><text:span text:style-name="Code_20_Small1"><text:span text:style-name="T48">ReferencePolicy</text:span></text:span></text:a></text:p>
            </table:table-cell>
            <table:table-cell table:style-name="Tabelle24.A3" office:value-type="string">
              <text:p text:style-name="P97"><text:a xlink:type="simple" xlink:href="#r67"><text:span text:style-name="Code2"><text:span text:style-name="T49">policy</text:span></text:span></text:a></text:p>
              <text:p text:style-name="P99">The policy for the reference.</text:p>
            </table:table-cell>
            <table:table-cell table:style-name="Tabelle24.C3" office:value-type="string">
              <text:p text:style-name="P93"><text:span text:style-name="Page_20_Reference_20_Font"><text:span text:style-name="T5"><text:bookmark-ref text:reference-format="page" text:ref-name="r67"/></text:span></text:span></text:p>
            </table:table-cell>
          </table:table-row>
          <table:table-row table:style-name="Tabelle24.1">
            <table:table-cell table:style-name="Tabelle24.A3" office:value-type="string">
              <text:p text:style-name="P94"><text:a xlink:type="simple" xlink:href="#r93"><text:span text:style-name="Code_20_Small1"><text:span text:style-name="T48">ReferencePolicyOption</text:span></text:span></text:a></text:p>
            </table:table-cell>
            <table:table-cell table:style-name="Tabelle24.A3" office:value-type="string">
              <text:p text:style-name="P97"><text:a xlink:type="simple" xlink:href="#r70"><text:span text:style-name="Code2"><text:span text:style-name="T49">policyOption</text:span></text:span></text:a></text:p>
              <text:p text:style-name="P99">The policy option for the reference.</text:p>
            </table:table-cell>
            <table:table-cell table:style-name="Tabelle24.C3" office:value-type="string">
              <text:p text:style-name="P93"><text:span text:style-name="Page_20_Reference_20_Font"><text:span text:style-name="T5"><text:bookmark-ref text:reference-format="page" text:ref-name="r70"/></text:span></text:span></text:p>
            </table:table-cell>
          </table:table-row>
          <table:table-row table:style-name="Tabelle24.1">
            <table:table-cell table:style-name="Tabelle24.A3" office:value-type="string">
              <text:p text:style-name="P94"><text:a xlink:type="simple" xlink:href="#r99"><text:span text:style-name="Code_20_Small1"><text:span text:style-name="T48">ReferenceScope</text:span></text:span></text:a></text:p>
            </table:table-cell>
            <table:table-cell table:style-name="Tabelle24.A3" office:value-type="string">
              <text:p text:style-name="P97"><text:a xlink:type="simple" xlink:href="#r72"><text:span text:style-name="Code2"><text:span text:style-name="T49">scope</text:span></text:span></text:a></text:p>
              <text:p text:style-name="P99">The requested service scope for this Reference.</text:p>
            </table:table-cell>
            <table:table-cell table:style-name="Tabelle24.C3" office:value-type="string">
              <text:p text:style-name="P93"><text:span text:style-name="Page_20_Reference_20_Font"><text:span text:style-name="T5"><text:bookmark-ref text:reference-format="page" text:ref-name="r72"/></text:span></text:span></text:p>
            </table:table-cell>
          </table:table-row>
          <table:table-row table:style-name="Tabelle24.1">
            <table:table-cell table:style-name="Tabelle24.A3" office:value-type="string">
              <text:p text:style-name="P92"><text:span text:style-name="Code_20_Small1"><text:span text:style-name="T5">Class&lt;?&gt;</text:span></text:span></text:p>
            </table:table-cell>
            <table:table-cell table:style-name="Tabelle24.A3" office:value-type="string">
              <text:p text:style-name="P97"><text:a xlink:type="simple" xlink:href="#r65"><text:span text:style-name="Code2"><text:span text:style-name="T49">service</text:span></text:span></text:a></text:p>
              <text:p text:style-name="P99">The type of the service to bind to this reference.</text:p>
            </table:table-cell>
            <table:table-cell table:style-name="Tabelle24.C3" office:value-type="string">
              <text:p text:style-name="P93"><text:span text:style-name="Page_20_Reference_20_Font"><text:span text:style-name="T5"><text:bookmark-ref text:reference-format="page" text:ref-name="r65"/></text:span></text:span></text:p>
            </table:table-cell>
          </table:table-row>
          <table:table-row table:style-name="Tabelle24.1">
            <table:table-cell table:style-name="Tabelle24.A3" office:value-type="string">
              <text:p text:style-name="P92"><text:span text:style-name="Code_20_Small1"><text:span text:style-name="T5">String</text:span></text:span></text:p>
            </table:table-cell>
            <table:table-cell table:style-name="Tabelle24.A3" office:value-type="string">
              <text:p text:style-name="P97"><text:a xlink:type="simple" xlink:href="#r68"><text:span text:style-name="Code2"><text:span text:style-name="T49">target</text:span></text:span></text:a></text:p>
              <text:p text:style-name="P99">The target filter for the reference.</text:p>
            </table:table-cell>
            <table:table-cell table:style-name="Tabelle24.C3" office:value-type="string">
              <text:p text:style-name="P93"><text:span text:style-name="Page_20_Reference_20_Font"><text:span text:style-name="T5"><text:bookmark-ref text:reference-format="page" text:ref-name="r68"/></text:span></text:span></text:p>
            </table:table-cell>
          </table:table-row>
          <table:table-row table:style-name="Tabelle24.1">
            <table:table-cell table:style-name="Tabelle24.A3" office:value-type="string">
              <text:p text:style-name="P92"><text:span text:style-name="Code_20_Small1"><text:span text:style-name="T5">String</text:span></text:span></text:p>
            </table:table-cell>
            <table:table-cell table:style-name="Tabelle24.A3" office:value-type="string">
              <text:p text:style-name="P97"><text:a xlink:type="simple" xlink:href="#r69"><text:span text:style-name="Code2"><text:span text:style-name="T49">unbind</text:span></text:span></text:a></text:p>
              <text:p text:style-name="P99">The name of the unbind method which is associated with the annotated bind method.</text:p>
            </table:table-cell>
            <table:table-cell table:style-name="Tabelle24.C3" office:value-type="string">
              <text:p text:style-name="P93"><text:span text:style-name="Page_20_Reference_20_Font"><text:span text:style-name="T5"><text:bookmark-ref text:reference-format="page" text:ref-name="r69"/></text:span></text:span></text:p>
            </table:table-cell>
          </table:table-row>
          <table:table-row table:style-name="Tabelle24.1">
            <table:table-cell table:style-name="Tabelle24.A3" office:value-type="string">
              <text:p text:style-name="P92"><text:span text:style-name="Code_20_Small1"><text:span text:style-name="T5">String</text:span></text:span></text:p>
            </table:table-cell>
            <table:table-cell table:style-name="Tabelle24.A3" office:value-type="string">
              <text:p text:style-name="P97"><text:a xlink:type="simple" xlink:href="#r71"><text:span text:style-name="Code2"><text:span text:style-name="T49">updated</text:span></text:span></text:a></text:p>
              <text:p text:style-name="P99">The name of the updated method which is associated with the annotated bind method.</text:p>
            </table:table-cell>
            <table:table-cell table:style-name="Tabelle24.C3" office:value-type="string">
              <text:p text:style-name="P93"><text:span text:style-name="Page_20_Reference_20_Font"><text:span text:style-name="T5"><text:bookmark-ref text:reference-format="page" text:ref-name="r71"/></text:span></text:span></text:p>
            </table:table-cell>
          </table:table-row>
        </table:table>
        <text:p text:style-name="P159">Element Detail</text:p>
        <text:p text:style-name="P162"><text:bookmark text:name="r64"/>name</text:p>
        <text:p text:style-name="P52"><text:span text:style-name="Code2">public abstract String </text:span><text:span text:style-name="Code2"><text:span text:style-name="T59">name</text:span></text:span></text:p>
        <text:p text:style-name="P77">The name of this reference.</text:p>
        <text:p text:style-name="P75"><text:span text:style-name="T35">If not specified, the name of this reference is based upon the name of the method being annotated. If the method name begins with </text:span><text:span text:style-name="Code2">bind</text:span><text:span text:style-name="Default_20_Paragraph_20_Font"><text:span text:style-name="T35">, </text:span></text:span><text:span text:style-name="Code2">set</text:span><text:span text:style-name="Default_20_Paragraph_20_Font"><text:span text:style-name="T35"> or </text:span></text:span><text:span text:style-name="Code2">add</text:span><text:span text:style-name="Default_20_Paragraph_20_Font"><text:span text:style-name="T35">, that is removed.</text:span></text:span></text:p>
        <text:p text:style-name="P79">Default:</text:p>
        <text:p text:style-name="P102">""</text:p>
        <text:p text:style-name="P79">See Also:</text:p>
        <text:p text:style-name="P102">"The name attribute of the reference element of a Component Description."</text:p>
        <text:p text:style-name="P105"/>
        <text:p text:style-name="P161"><text:bookmark text:name="r65"/>service</text:p>
        <text:p text:style-name="P52"><text:span text:style-name="Code2">public abstract Class&lt;?&gt; </text:span><text:span text:style-name="Code2"><text:span text:style-name="T59">service</text:span></text:span></text:p>
        <text:p text:style-name="P77">The type of the service to bind to this reference.</text:p>
        <text:p text:style-name="P76">If not specified, the type of the service to bind is based upon the type of the first argument of the method being annotated.</text:p>
        <text:p text:style-name="P79">Default:</text:p>
        <text:p text:style-name="P102">Object.class</text:p>
        <text:p text:style-name="P79">See Also:</text:p>
        <text:p text:style-name="P102">"The interface attribute of the reference element of a Component Description."</text:p>
        <text:p text:style-name="P105"/>
        <text:p text:style-name="P161"><text:bookmark text:name="r66"/>cardinality</text:p>
        <text:p text:style-name="P52"><text:span text:style-name="Code2">public abstract </text:span><text:a xlink:type="simple" xlink:href="#r81"><text:span text:style-name="Code2"><text:span text:style-name="T48">ReferenceCardinality</text:span></text:span></text:a><text:span text:style-name="Code2"> </text:span><text:span text:style-name="Code2"><text:span text:style-name="T59">cardinality</text:span></text:span></text:p>
        <text:p text:style-name="P77">The cardinality of the reference.</text:p>
        <text:p text:style-name="P75"><text:span text:style-name="T35">If not specified, the reference has a </text:span><text:a xlink:type="simple" xlink:href="#r75"><text:span text:style-name="Code2"><text:span text:style-name="T48">1..1</text:span></text:span></text:a><text:span text:style-name="Default_20_Paragraph_20_Font"><text:span text:style-name="T35"> cardinality.</text:span></text:span></text:p>
        <text:p text:style-name="P79">Default:</text:p>
        <text:p text:style-name="P103"><text:a xlink:type="simple" xlink:href="#r75"><text:span text:style-name="T45">ReferenceCardinality.MANDATORY</text:span></text:a></text:p>
        <text:p text:style-name="P79">See Also:</text:p>
        <text:p text:style-name="P102">"The cardinality attribute of the reference element of a Component Description."</text:p>
        <text:p text:style-name="P105"/>
        <text:p text:style-name="P161"><text:bookmark text:name="r67"/>policy</text:p>
        <text:p text:style-name="P52"><text:span text:style-name="Code2">public abstract </text:span><text:a xlink:type="simple" xlink:href="#r87"><text:span text:style-name="Code2"><text:span text:style-name="T48">ReferencePolicy</text:span></text:span></text:a><text:span text:style-name="Code2"> </text:span><text:span text:style-name="Code2"><text:span text:style-name="T59">policy</text:span></text:span></text:p>
        <text:p text:style-name="P77">The policy for the reference.</text:p>
        <text:p text:style-name="P75"><text:span text:style-name="T35">If not specified, the </text:span><text:a xlink:type="simple" xlink:href="#r82"><text:span text:style-name="Code2"><text:span text:style-name="T48">STATIC</text:span></text:span></text:a><text:span text:style-name="Default_20_Paragraph_20_Font"><text:span text:style-name="T35"> reference policy is used.</text:span></text:span></text:p>
        <text:p text:style-name="P79">Default:</text:p>
        <text:p text:style-name="P103"><text:a xlink:type="simple" xlink:href="#r82"><text:span text:style-name="T45">ReferencePolicy.STATIC</text:span></text:a></text:p>
        <text:p text:style-name="P79"><text:soft-page-break/>See Also:</text:p>
        <text:p text:style-name="P102">"The policy attribute of the reference element of a Component Description."</text:p>
        <text:p text:style-name="P105"/>
        <text:p text:style-name="P161"><text:bookmark text:name="r68"/>target</text:p>
        <text:p text:style-name="P52"><text:span text:style-name="Code2">public abstract String </text:span><text:span text:style-name="Code2"><text:span text:style-name="T59">target</text:span></text:span></text:p>
        <text:p text:style-name="P76">The target filter for the reference.</text:p>
        <text:p text:style-name="P79">Default:</text:p>
        <text:p text:style-name="P102">""</text:p>
        <text:p text:style-name="P79">See Also:</text:p>
        <text:p text:style-name="P102">"The target attribute of the reference element of a Component Description."</text:p>
        <text:p text:style-name="P105"/>
        <text:p text:style-name="P161"><text:bookmark text:name="r69"/>unbind</text:p>
        <text:p text:style-name="P52"><text:span text:style-name="Code2">public abstract String </text:span><text:span text:style-name="Code2"><text:span text:style-name="T59">unbind</text:span></text:span></text:p>
        <text:p text:style-name="P77">The name of the unbind method which is associated with the annotated bind method.</text:p>
        <text:p text:style-name="P78"><text:span text:style-name="T35">To declare no unbind method, the value </text:span><text:span text:style-name="Code2">"-"</text:span><text:span text:style-name="Default_20_Paragraph_20_Font"><text:span text:style-name="T35"> must be used.</text:span></text:span></text:p>
        <text:p text:style-name="P75"><text:span text:style-name="T35">If not specified, the name of the unbind method is derived from the name of the annotated bind method. If the annotated method name begins with </text:span><text:span text:style-name="Code2">bind</text:span><text:span text:style-name="Default_20_Paragraph_20_Font"><text:span text:style-name="T35">, </text:span></text:span><text:span text:style-name="Code2">set</text:span><text:span text:style-name="Default_20_Paragraph_20_Font"><text:span text:style-name="T35"> or </text:span></text:span><text:span text:style-name="Code2">add</text:span><text:span text:style-name="Default_20_Paragraph_20_Font"><text:span text:style-name="T35">, that is replaced with </text:span></text:span><text:span text:style-name="Code2">unbind</text:span><text:span text:style-name="Default_20_Paragraph_20_Font"><text:span text:style-name="T35">, </text:span></text:span><text:span text:style-name="Code2">unset</text:span><text:span text:style-name="Default_20_Paragraph_20_Font"><text:span text:style-name="T35"> or </text:span></text:span><text:span text:style-name="Code2">remove</text:span><text:span text:style-name="Default_20_Paragraph_20_Font"><text:span text:style-name="T35">, respectively, to derive the unbind method name. Otherwise, </text:span></text:span><text:span text:style-name="Code2">un</text:span><text:span text:style-name="Default_20_Paragraph_20_Font"><text:span text:style-name="T35"> is prefixed to the annotated method name to derive the unbind method name. The unbind method is only set if the component type contains a method with the derived name.</text:span></text:span></text:p>
        <text:p text:style-name="P79">Default:</text:p>
        <text:p text:style-name="P102">""</text:p>
        <text:p text:style-name="P79">See Also:</text:p>
        <text:p text:style-name="P102">"The unbind attribute of the reference element of a Component Description."</text:p>
        <text:p text:style-name="P105"/>
        <text:p text:style-name="P161"><text:bookmark text:name="r70"/>policyOption</text:p>
        <text:p text:style-name="P52"><text:span text:style-name="Code2">public abstract </text:span><text:a xlink:type="simple" xlink:href="#r93"><text:span text:style-name="Code2"><text:span text:style-name="T48">ReferencePolicyOption</text:span></text:span></text:a><text:span text:style-name="Code2"> </text:span><text:span text:style-name="Code2"><text:span text:style-name="T59">policyOption</text:span></text:span></text:p>
        <text:p text:style-name="P77">The policy option for the reference.</text:p>
        <text:p text:style-name="P75"><text:span text:style-name="T35">If not specified, the </text:span><text:a xlink:type="simple" xlink:href="#r88"><text:span text:style-name="Code2"><text:span text:style-name="T48">RELUCTANT</text:span></text:span></text:a><text:span text:style-name="Default_20_Paragraph_20_Font"><text:span text:style-name="T35"> reference policy option is used.</text:span></text:span></text:p>
        <text:p text:style-name="P79">Default:</text:p>
        <text:p text:style-name="P103"><text:a xlink:type="simple" xlink:href="#r88"><text:span text:style-name="T45">ReferencePolicyOption.RELUCTANT</text:span></text:a></text:p>
        <text:p text:style-name="P79">Since:</text:p>
        <text:p text:style-name="P102">1.2</text:p>
        <text:p text:style-name="P79">See Also:</text:p>
        <text:p text:style-name="P102">"The policy-option attribute of the reference element of a Component Description."</text:p>
        <text:p text:style-name="P105"/>
        <text:p text:style-name="P161"><text:bookmark text:name="r71"/>updated</text:p>
        <text:p text:style-name="P52"><text:span text:style-name="Code2">public abstract String </text:span><text:span text:style-name="Code2"><text:span text:style-name="T59">updated</text:span></text:span></text:p>
        <text:p text:style-name="P77">The name of the updated method which is associated with the annotated bind method.</text:p>
        <text:p text:style-name="P78"><text:soft-page-break/><text:span text:style-name="T35">To declare no updated method, the value </text:span><text:span text:style-name="Code2">"-"</text:span><text:span text:style-name="Default_20_Paragraph_20_Font"><text:span text:style-name="T35"> must be used.</text:span></text:span></text:p>
        <text:p text:style-name="P75"><text:span text:style-name="T35">If not specified, the name of the updated method is derived from the name of the annotated bind method. If the annotated method name begins with </text:span><text:span text:style-name="Code2">bind</text:span><text:span text:style-name="Default_20_Paragraph_20_Font"><text:span text:style-name="T35">, </text:span></text:span><text:span text:style-name="Code2">set</text:span><text:span text:style-name="Default_20_Paragraph_20_Font"><text:span text:style-name="T35"> or </text:span></text:span><text:span text:style-name="Code2">add</text:span><text:span text:style-name="Default_20_Paragraph_20_Font"><text:span text:style-name="T35">, that is replaced with </text:span></text:span><text:span text:style-name="Code2">updated</text:span><text:span text:style-name="Default_20_Paragraph_20_Font"><text:span text:style-name="T35"> to derive the updated method name. Otherwise, </text:span></text:span><text:span text:style-name="Code2">updated</text:span><text:span text:style-name="Default_20_Paragraph_20_Font"><text:span text:style-name="T35"> is prefixed to the annotated method name to derive the updated method name. The updated method is only set if the component type contains a method with the derived name.</text:span></text:span></text:p>
        <text:p text:style-name="P79">Default:</text:p>
        <text:p text:style-name="P102">""</text:p>
        <text:p text:style-name="P79">Since:</text:p>
        <text:p text:style-name="P102">1.2</text:p>
        <text:p text:style-name="P79"><text:soft-page-break/>See Also:</text:p>
        <text:p text:style-name="P102">"The updated attribute of the reference element of a Component Description."</text:p>
        <text:p text:style-name="P105"/>
        <text:p text:style-name="P161"><text:bookmark text:name="r72"/>scope</text:p>
        <text:p text:style-name="P52"><text:span text:style-name="Code2">public abstract </text:span><text:a xlink:type="simple" xlink:href="#r99"><text:span text:style-name="Code2"><text:span text:style-name="T48">ReferenceScope</text:span></text:span></text:a><text:span text:style-name="Code2"> </text:span><text:span text:style-name="Code2"><text:span text:style-name="T59">scope</text:span></text:span></text:p>
        <text:p text:style-name="P77">The requested service scope for this Reference.</text:p>
        <text:p text:style-name="P75"><text:span text:style-name="T35">If not specified, the </text:span><text:a xlink:type="simple" xlink:href="#r94"><text:span text:style-name="Code2"><text:span text:style-name="T48">bundle</text:span></text:span></text:a><text:span text:style-name="Default_20_Paragraph_20_Font"><text:span text:style-name="T35"> service scope is requested.</text:span></text:span></text:p>
        <text:p text:style-name="P79">Default:</text:p>
        <text:p text:style-name="P103"><text:a xlink:type="simple" xlink:href="#r94"><text:span text:style-name="T45">ReferenceScope.BUNDLE</text:span></text:a></text:p>
        <text:p text:style-name="P79">Since:</text:p>
        <text:p text:style-name="P102">1.3</text:p>
        <text:p text:style-name="P79">See Also:</text:p>
        <text:p text:style-name="P102">"The scope attribute of the reference element of a Component Description."</text:p>
        <text:p text:style-name="P148"><text:bookmark text:name="r81"/>Enum ReferenceCardinality</text:p>
        <text:p text:style-name="P85"><text:a xlink:type="simple" xlink:href="#r40"><text:span text:style-name="T47">org.osgi.service.component.annotations</text:span></text:a></text:p>
        <text:p text:style-name="P74"><text:span text:style-name="Code2">java.lang.Object</text:span></text:p>
        <text:p text:style-name="P87"><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java.lang.Enum&lt;</text:span><text:a xlink:type="simple" xlink:href="#r81"><text:span text:style-name="Code2"><text:span text:style-name="T48">ReferenceCardinality</text:span></text:span></text:a><text:span text:style-name="Code2">&gt;</text:span></text:p>
        <text:p text:style-name="P43"><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59">org.osgi.service.component.annotations.ReferenceCardinality</text:span></text:span></text:p>
        <text:p text:style-name="P158">All Implemented Interfaces:</text:p>
        <text:p text:style-name="P81"><text:span text:style-name="T35">Comparable&lt;</text:span><text:a xlink:type="simple" xlink:href="#r81"><text:span text:style-name="T45">ReferenceCardinality</text:span></text:a><text:span text:style-name="Default_20_Paragraph_20_Font"><text:span text:style-name="T35">&gt;, Serializable</text:span></text:span></text:p>
        <text:p text:style-name="P73"/>
        <text:p text:style-name="P106"><text:span text:style-name="Code2">public enum </text:span><text:span text:style-name="Code2"><text:span text:style-name="T59">ReferenceCardinality</text:span></text:span></text:p>
        <text:p text:style-name="P52"><text:span text:style-name="Code2">extends Enum&lt;</text:span><text:a xlink:type="simple" xlink:href="#r81"><text:span text:style-name="Code2"><text:span text:style-name="T48">ReferenceCardinality</text:span></text:span></text:a><text:span text:style-name="Code2">&gt;</text:span></text:p>
        <text:p text:style-name="P84"><text:span text:style-name="T35">Cardinality for the </text:span><text:a xlink:type="simple" xlink:href="#r73"><text:span text:style-name="Code2"><text:span text:style-name="T48">Reference</text:span></text:span></text:a><text:span text:style-name="Default_20_Paragraph_20_Font"><text:span text:style-name="T35"> annotation.</text:span></text:span></text:p>
        <text:p text:style-name="P42">Specifies if the reference is optional and if the component implementation support a single bound service or multiple bound services.</text:p>
        <text:p text:style-name="P89"/>
        <table:table table:name="Tabelle25" table:style-name="Tabelle25">
          <table:table-column table:style-name="Tabelle25.A"/>
          <table:table-column table:style-name="Tabelle25.B"/>
          <table:table-row table:style-name="Tabelle25.1">
            <table:table-cell table:style-name="Tabelle25.A1" office:value-type="string">
              <text:p text:style-name="P90"><text:span text:style-name="Summary_20_Heading_20_Font2"><text:span text:style-name="T5">Enum Constant Summary</text:span></text:span></text:p>
            </table:table-cell>
            <table:table-cell table:style-name="Tabelle25.A1" office:value-type="string">
              <text:p text:style-name="P91"><text:span text:style-name="Page_20_Reference_20_Font"><text:span text:style-name="T28">Page</text:span></text:span></text:p>
            </table:table-cell>
          </table:table-row>
          <table:table-row table:style-name="Tabelle25.1">
            <table:table-cell table:style-name="Tabelle25.A2" office:value-type="string">
              <text:p text:style-name="P97"><text:a xlink:type="simple" xlink:href="#r77"><text:span text:style-name="Code2"><text:span text:style-name="T49">AT_LEAST_ONE</text:span></text:span></text:a></text:p>
              <text:p text:style-name="P99">The reference is mandatory and multiple.</text:p>
            </table:table-cell>
            <table:table-cell table:style-name="Tabelle25.B2" office:value-type="string">
              <text:p text:style-name="P93"><text:span text:style-name="Page_20_Reference_20_Font"><text:span text:style-name="T5"><text:bookmark-ref text:reference-format="page" text:ref-name="r77"/></text:span></text:span></text:p>
            </table:table-cell>
          </table:table-row>
          <table:table-row table:style-name="Tabelle25.1">
            <table:table-cell table:style-name="Tabelle25.A3" office:value-type="string">
              <text:p text:style-name="P97"><text:a xlink:type="simple" xlink:href="#r75"><text:span text:style-name="Code2"><text:span text:style-name="T49">MANDATORY</text:span></text:span></text:a></text:p>
              <text:p text:style-name="P99">The reference is mandatory and unary.</text:p>
            </table:table-cell>
            <table:table-cell table:style-name="Tabelle25.B3" office:value-type="string">
              <text:p text:style-name="P93"><text:span text:style-name="Page_20_Reference_20_Font"><text:span text:style-name="T5"><text:bookmark-ref text:reference-format="page" text:ref-name="r75"/></text:span></text:span></text:p>
            </table:table-cell>
          </table:table-row>
          <table:table-row table:style-name="Tabelle25.1">
            <table:table-cell table:style-name="Tabelle25.A3" office:value-type="string">
              <text:p text:style-name="P97"><text:a xlink:type="simple" xlink:href="#r76"><text:span text:style-name="Code2"><text:span text:style-name="T49">MULTIPLE</text:span></text:span></text:a></text:p>
              <text:p text:style-name="P99">The reference is optional and multiple.</text:p>
            </table:table-cell>
            <table:table-cell table:style-name="Tabelle25.B3" office:value-type="string">
              <text:p text:style-name="P93"><text:span text:style-name="Page_20_Reference_20_Font"><text:span text:style-name="T5"><text:bookmark-ref text:reference-format="page" text:ref-name="r76"/></text:span></text:span></text:p>
            </table:table-cell>
          </table:table-row>
          <table:table-row table:style-name="Tabelle25.1">
            <table:table-cell table:style-name="Tabelle25.A3" office:value-type="string">
              <text:p text:style-name="P97"><text:a xlink:type="simple" xlink:href="#r74"><text:span text:style-name="Code2"><text:span text:style-name="T49">OPTIONAL</text:span></text:span></text:a></text:p>
              <text:p text:style-name="P99">The reference is optional and unary.</text:p>
            </table:table-cell>
            <table:table-cell table:style-name="Tabelle25.B3" office:value-type="string">
              <text:p text:style-name="P93"><text:span text:style-name="Page_20_Reference_20_Font"><text:span text:style-name="T5"><text:bookmark-ref text:reference-format="page" text:ref-name="r74"/></text:span></text:span></text:p>
            </table:table-cell>
          </table:table-row>
        </table:table>
        <text:p text:style-name="P40"/>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90"><text:span text:style-name="Summary_20_Heading_20_Font2"><text:span text:style-name="T5">Method Summary</text:span></text:span></text:p>
            </table:table-cell>
            <table:covered-table-cell/>
            <table:table-cell table:style-name="Tabelle27.A1" office:value-type="string">
              <text:p text:style-name="P91"><text:span text:style-name="Page_20_Reference_20_Font"><text:span text:style-name="T28">Page</text:span></text:span></text:p>
            </table:table-cell>
          </table:table-row>
          <table:table-row table:style-name="Tabelle27.1">
            <table:table-cell table:style-name="Tabelle27.A2" office:value-type="string">
              <text:p text:style-name="P92"><text:span text:style-name="Code_20_Small1"><text:span text:style-name="T5">String</text:span></text:span></text:p>
            </table:table-cell>
            <table:table-cell table:style-name="Tabelle27.A2" office:value-type="string">
              <text:p text:style-name="P96"><text:a xlink:type="simple" xlink:href="#r80"><text:span text:style-name="Code2"><text:span text:style-name="T49">toString</text:span></text:span></text:a><text:span text:style-name="Code2"><text:span text:style-name="T5">()</text:span></text:span></text:p>
            </table:table-cell>
            <table:table-cell table:style-name="Tabelle27.C2" office:value-type="string">
              <text:p text:style-name="P93"><text:span text:style-name="Page_20_Reference_20_Font"><text:span text:style-name="T5"><text:bookmark-ref text:reference-format="page" text:ref-name="r80"/></text:span></text:span></text:p>
            </table:table-cell>
          </table:table-row>
          <table:table-row table:style-name="Tabelle27.1">
            <table:table-cell table:style-name="Tabelle27.A3" office:value-type="string">
              <text:p text:style-name="P94"><text:span text:style-name="Code_20_Small1"><text:span text:style-name="T5">static </text:span></text:span><text:a xlink:type="simple" xlink:href="#r81"><text:span text:style-name="Code_20_Small1"><text:span text:style-name="T48">ReferenceCardinality</text:span></text:span></text:a></text:p>
            </table:table-cell>
            <table:table-cell table:style-name="Tabelle27.A3" office:value-type="string">
              <text:p text:style-name="P96"><text:a xlink:type="simple" xlink:href="#r79"><text:span text:style-name="Code2"><text:span text:style-name="T49">valueOf</text:span></text:span></text:a><text:span text:style-name="Code2"><text:span text:style-name="T5">(String name)</text:span></text:span></text:p>
            </table:table-cell>
            <table:table-cell table:style-name="Tabelle27.C3" office:value-type="string">
              <text:p text:style-name="P93"><text:span text:style-name="Page_20_Reference_20_Font"><text:span text:style-name="T5"><text:bookmark-ref text:reference-format="page" text:ref-name="r79"/></text:span></text:span></text:p>
            </table:table-cell>
          </table:table-row>
          <table:table-row table:style-name="Tabelle27.1">
            <table:table-cell table:style-name="Tabelle27.A3" office:value-type="string">
              <text:p text:style-name="P94"><text:span text:style-name="Code_20_Small1"><text:span text:style-name="T5">static </text:span></text:span><text:a xlink:type="simple" xlink:href="#r81"><text:span text:style-name="Code_20_Small1"><text:span text:style-name="T48">ReferenceCardinality</text:span></text:span></text:a><text:span text:style-name="Code_20_Small1"><text:span text:style-name="T5">[]</text:span></text:span></text:p>
            </table:table-cell>
            <table:table-cell table:style-name="Tabelle27.A3" office:value-type="string">
              <text:p text:style-name="P96"><text:a xlink:type="simple" xlink:href="#r78"><text:span text:style-name="Code2"><text:span text:style-name="T49">values</text:span></text:span></text:a><text:span text:style-name="Code2"><text:span text:style-name="T5">()</text:span></text:span></text:p>
            </table:table-cell>
            <table:table-cell table:style-name="Tabelle27.C3" office:value-type="string">
              <text:p text:style-name="P93"><text:span text:style-name="Page_20_Reference_20_Font"><text:span text:style-name="T5"><text:bookmark-ref text:reference-format="page" text:ref-name="r78"/></text:span></text:span></text:p>
            </table:table-cell>
          </table:table-row>
        </table:table>
        <text:p text:style-name="P159">Enum Constant Detail</text:p>
        <text:p text:style-name="P162"><text:bookmark text:name="r74"/>OPTIONAL</text:p>
        <text:p text:style-name="P52"><text:span text:style-name="Code2">public static final </text:span><text:a xlink:type="simple" xlink:href="#r81"><text:span text:style-name="Code2"><text:span text:style-name="T48">ReferenceCardinality</text:span></text:span></text:a><text:span text:style-name="Code2"> </text:span><text:span text:style-name="Code2"><text:span text:style-name="T59">OPTIONAL</text:span></text:span></text:p>
        <text:p text:style-name="P75"><text:span text:style-name="T35">The reference is optional and unary. That is, the reference has a cardinality of </text:span><text:span text:style-name="Code2">0..1</text:span><text:span text:style-name="Default_20_Paragraph_20_Font"><text:span text:style-name="T35">.</text:span></text:span></text:p>
        <text:p text:style-name="P101"/>
        <text:p text:style-name="P161"><text:bookmark text:name="r75"/>MANDATORY</text:p>
        <text:p text:style-name="P52"><text:span text:style-name="Code2">public static final </text:span><text:a xlink:type="simple" xlink:href="#r81"><text:span text:style-name="Code2"><text:span text:style-name="T48">ReferenceCardinality</text:span></text:span></text:a><text:span text:style-name="Code2"> </text:span><text:span text:style-name="Code2"><text:span text:style-name="T59">MANDATORY</text:span></text:span></text:p>
        <text:p text:style-name="P75"><text:span text:style-name="T35">The reference is mandatory and unary. That is, the reference has a cardinality of </text:span><text:span text:style-name="Code2">1..1</text:span><text:span text:style-name="Default_20_Paragraph_20_Font"><text:span text:style-name="T35">.</text:span></text:span></text:p>
        <text:p text:style-name="P101"/>
        <text:p text:style-name="P161"><text:bookmark text:name="r76"/>MULTIPLE</text:p>
        <text:p text:style-name="P52"><text:span text:style-name="Code2">public static final </text:span><text:a xlink:type="simple" xlink:href="#r81"><text:span text:style-name="Code2"><text:span text:style-name="T48">ReferenceCardinality</text:span></text:span></text:a><text:span text:style-name="Code2"> </text:span><text:span text:style-name="Code2"><text:span text:style-name="T59">MULTIPLE</text:span></text:span></text:p>
        <text:p text:style-name="P75"><text:span text:style-name="T35">The reference is optional and multiple. That is, the reference has a cardinality of </text:span><text:span text:style-name="Code2">0..n</text:span><text:span text:style-name="Default_20_Paragraph_20_Font"><text:span text:style-name="T35">.</text:span></text:span></text:p>
        <text:p text:style-name="P101"/>
        <text:p text:style-name="P161"><text:bookmark text:name="r77"/>AT_LEAST_ONE</text:p>
        <text:p text:style-name="P52"><text:soft-page-break/><text:span text:style-name="Code2">public static final </text:span><text:a xlink:type="simple" xlink:href="#r81"><text:span text:style-name="Code2"><text:span text:style-name="T48">ReferenceCardinality</text:span></text:span></text:a><text:span text:style-name="Code2"> </text:span><text:span text:style-name="Code2"><text:span text:style-name="T59">AT_LEAST_ONE</text:span></text:span></text:p>
        <text:p text:style-name="P75"><text:span text:style-name="T35">The reference is mandatory and multiple. That is, the reference has a cardinality of </text:span><text:span text:style-name="Code2">1..n</text:span><text:span text:style-name="Default_20_Paragraph_20_Font"><text:span text:style-name="T35">.</text:span></text:span></text:p>
        <text:p text:style-name="P160">Method Detail</text:p>
        <text:p text:style-name="P162"><text:bookmark text:name="r78"/>values</text:p>
        <text:p text:style-name="P52"><text:span text:style-name="Code2">public static </text:span><text:a xlink:type="simple" xlink:href="#r81"><text:span text:style-name="Code2"><text:span text:style-name="T48">ReferenceCardinality</text:span></text:span></text:a><text:span text:style-name="Code2">[] </text:span><text:span text:style-name="Code2"><text:span text:style-name="T59">values</text:span></text:span><text:span text:style-name="Code2">()</text:span></text:p>
        <text:p text:style-name="P101"/>
        <text:p text:style-name="P161"><text:bookmark text:name="r79"/>valueOf</text:p>
        <text:p text:style-name="P52"><text:span text:style-name="Code2">public static </text:span><text:a xlink:type="simple" xlink:href="#r81"><text:span text:style-name="Code2"><text:span text:style-name="T48">ReferenceCardinality</text:span></text:span></text:a><text:span text:style-name="Code2"> </text:span><text:span text:style-name="Code2"><text:span text:style-name="T59">valueOf</text:span></text:span><text:span text:style-name="Code2">(String name)</text:span></text:p>
        <text:p text:style-name="P101"/>
        <text:p text:style-name="P161"><text:bookmark text:name="r80"/>toString</text:p>
        <text:p text:style-name="P52"><text:span text:style-name="Code2">public String </text:span><text:span text:style-name="Code2"><text:span text:style-name="T59">toString</text:span></text:span><text:span text:style-name="Code2">()</text:span></text:p>
        <text:p text:style-name="P79">Overrides:</text:p>
        <text:p text:style-name="P103"><text:span text:style-name="Code2">toString</text:span><text:span text:style-name="Default_20_Paragraph_20_Font"><text:span text:style-name="T35"> in class </text:span></text:span><text:span text:style-name="Code2">Enum</text:span></text:p>
        <text:p text:style-name="P149"><text:bookmark text:name="r87"/>Enum ReferencePolicy</text:p>
        <text:p text:style-name="P85"><text:a xlink:type="simple" xlink:href="#r40"><text:span text:style-name="T47">org.osgi.service.component.annotations</text:span></text:a></text:p>
        <text:p text:style-name="P74"><text:span text:style-name="Code2">java.lang.Object</text:span></text:p>
        <text:p text:style-name="P87"><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java.lang.Enum&lt;</text:span><text:a xlink:type="simple" xlink:href="#r87"><text:span text:style-name="Code2"><text:span text:style-name="T48">ReferencePolicy</text:span></text:span></text:a><text:span text:style-name="Code2">&gt;</text:span></text:p>
        <text:p text:style-name="P43"><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59">org.osgi.service.component.annotations.ReferencePolicy</text:span></text:span></text:p>
        <text:p text:style-name="P158">All Implemented Interfaces:</text:p>
        <text:p text:style-name="P81"><text:span text:style-name="T35">Comparable&lt;</text:span><text:a xlink:type="simple" xlink:href="#r87"><text:span text:style-name="T45">ReferencePolicy</text:span></text:a><text:span text:style-name="Default_20_Paragraph_20_Font"><text:span text:style-name="T35">&gt;, Serializable</text:span></text:span></text:p>
        <text:p text:style-name="P73"/>
        <text:p text:style-name="P106"><text:span text:style-name="Code2">public enum </text:span><text:span text:style-name="Code2"><text:span text:style-name="T59">ReferencePolicy</text:span></text:span></text:p>
        <text:p text:style-name="P52"><text:span text:style-name="Code2">extends Enum&lt;</text:span><text:a xlink:type="simple" xlink:href="#r87"><text:span text:style-name="Code2"><text:span text:style-name="T48">ReferencePolicy</text:span></text:span></text:a><text:span text:style-name="Code2">&gt;</text:span></text:p>
        <text:p text:style-name="P41"><text:span text:style-name="T35">Policy for the </text:span><text:a xlink:type="simple" xlink:href="#r73"><text:span text:style-name="Code2"><text:span text:style-name="T48">Reference</text:span></text:span></text:a><text:span text:style-name="Default_20_Paragraph_20_Font"><text:span text:style-name="T35"> annotation.</text:span></text:span></text:p>
        <text:p text:style-name="P89"/>
        <table:table table:name="Tabelle29" table:style-name="Tabelle29">
          <table:table-column table:style-name="Tabelle29.A"/>
          <table:table-column table:style-name="Tabelle29.B"/>
          <table:table-row table:style-name="Tabelle29.1">
            <table:table-cell table:style-name="Tabelle29.A1" office:value-type="string">
              <text:p text:style-name="P90"><text:span text:style-name="Summary_20_Heading_20_Font2"><text:span text:style-name="T5">Enum Constant Summary</text:span></text:span></text:p>
            </table:table-cell>
            <table:table-cell table:style-name="Tabelle29.A1" office:value-type="string">
              <text:p text:style-name="P91"><text:span text:style-name="Page_20_Reference_20_Font"><text:span text:style-name="T28">Page</text:span></text:span></text:p>
            </table:table-cell>
          </table:table-row>
          <table:table-row table:style-name="Tabelle29.1">
            <table:table-cell table:style-name="Tabelle29.A2" office:value-type="string">
              <text:p text:style-name="P97"><text:a xlink:type="simple" xlink:href="#r83"><text:span text:style-name="Code2"><text:span text:style-name="T49">DYNAMIC</text:span></text:span></text:a></text:p>
              <text:p text:style-name="P99">The dynamic policy is slightly more complex since the component implementation must properly handle changes in the set of bound services.</text:p>
            </table:table-cell>
            <table:table-cell table:style-name="Tabelle29.B2" office:value-type="string">
              <text:p text:style-name="P93"><text:span text:style-name="Page_20_Reference_20_Font"><text:span text:style-name="T5"><text:bookmark-ref text:reference-format="page" text:ref-name="r83"/></text:span></text:span></text:p>
            </table:table-cell>
          </table:table-row>
          <table:table-row table:style-name="Tabelle29.1">
            <table:table-cell table:style-name="Tabelle29.A3" office:value-type="string">
              <text:p text:style-name="P97"><text:a xlink:type="simple" xlink:href="#r82"><text:span text:style-name="Code2"><text:span text:style-name="T49">STATIC</text:span></text:span></text:a></text:p>
              <text:p text:style-name="P99">The static policy is the most simple policy and is the default policy.</text:p>
            </table:table-cell>
            <table:table-cell table:style-name="Tabelle29.B3" office:value-type="string">
              <text:p text:style-name="P93"><text:span text:style-name="Page_20_Reference_20_Font"><text:span text:style-name="T5"><text:bookmark-ref text:reference-format="page" text:ref-name="r82"/></text:span></text:span></text:p>
            </table:table-cell>
          </table:table-row>
        </table:table>
        <text:p text:style-name="P40"/>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90"><text:span text:style-name="Summary_20_Heading_20_Font2"><text:span text:style-name="T5">Method Summary</text:span></text:span></text:p>
            </table:table-cell>
            <table:covered-table-cell/>
            <table:table-cell table:style-name="Tabelle31.A1" office:value-type="string">
              <text:p text:style-name="P91"><text:span text:style-name="Page_20_Reference_20_Font"><text:span text:style-name="T28">Page</text:span></text:span></text:p>
            </table:table-cell>
          </table:table-row>
          <table:table-row table:style-name="Tabelle31.1">
            <table:table-cell table:style-name="Tabelle31.A2" office:value-type="string">
              <text:p text:style-name="P92"><text:span text:style-name="Code_20_Small1"><text:span text:style-name="T5">String</text:span></text:span></text:p>
            </table:table-cell>
            <table:table-cell table:style-name="Tabelle31.A2" office:value-type="string">
              <text:p text:style-name="P96"><text:a xlink:type="simple" xlink:href="#r86"><text:span text:style-name="Code2"><text:span text:style-name="T49">toString</text:span></text:span></text:a><text:span text:style-name="Code2"><text:span text:style-name="T5">()</text:span></text:span></text:p>
            </table:table-cell>
            <table:table-cell table:style-name="Tabelle31.C2" office:value-type="string">
              <text:p text:style-name="P93"><text:span text:style-name="Page_20_Reference_20_Font"><text:span text:style-name="T5"><text:bookmark-ref text:reference-format="page" text:ref-name="r86"/></text:span></text:span></text:p>
            </table:table-cell>
          </table:table-row>
          <table:table-row table:style-name="Tabelle31.1">
            <table:table-cell table:style-name="Tabelle31.A3" office:value-type="string">
              <text:p text:style-name="P94"><text:span text:style-name="Code_20_Small1"><text:span text:style-name="T5">static </text:span></text:span><text:a xlink:type="simple" xlink:href="#r87"><text:span text:style-name="Code_20_Small1"><text:span text:style-name="T48">ReferencePolicy</text:span></text:span></text:a></text:p>
            </table:table-cell>
            <table:table-cell table:style-name="Tabelle31.A3" office:value-type="string">
              <text:p text:style-name="P96"><text:a xlink:type="simple" xlink:href="#r85"><text:span text:style-name="Code2"><text:span text:style-name="T49">valueOf</text:span></text:span></text:a><text:span text:style-name="Code2"><text:span text:style-name="T5">(String name)</text:span></text:span></text:p>
            </table:table-cell>
            <table:table-cell table:style-name="Tabelle31.C3" office:value-type="string">
              <text:p text:style-name="P93"><text:span text:style-name="Page_20_Reference_20_Font"><text:span text:style-name="T5"><text:bookmark-ref text:reference-format="page" text:ref-name="r85"/></text:span></text:span></text:p>
            </table:table-cell>
          </table:table-row>
          <table:table-row table:style-name="Tabelle31.1">
            <table:table-cell table:style-name="Tabelle31.A3" office:value-type="string">
              <text:p text:style-name="P94"><text:span text:style-name="Code_20_Small1"><text:span text:style-name="T5">static </text:span></text:span><text:a xlink:type="simple" xlink:href="#r87"><text:span text:style-name="Code_20_Small1"><text:span text:style-name="T48">ReferencePolicy</text:span></text:span></text:a><text:span text:style-name="Code_20_Small1"><text:span text:style-name="T5">[]</text:span></text:span></text:p>
            </table:table-cell>
            <table:table-cell table:style-name="Tabelle31.A3" office:value-type="string">
              <text:p text:style-name="P96"><text:a xlink:type="simple" xlink:href="#r84"><text:span text:style-name="Code2"><text:span text:style-name="T49">values</text:span></text:span></text:a><text:span text:style-name="Code2"><text:span text:style-name="T5">()</text:span></text:span></text:p>
            </table:table-cell>
            <table:table-cell table:style-name="Tabelle31.C3" office:value-type="string">
              <text:p text:style-name="P93"><text:span text:style-name="Page_20_Reference_20_Font"><text:span text:style-name="T5"><text:bookmark-ref text:reference-format="page" text:ref-name="r84"/></text:span></text:span></text:p>
            </table:table-cell>
          </table:table-row>
        </table:table>
        <text:p text:style-name="P159">Enum Constant Detail</text:p>
        <text:p text:style-name="P162"><text:bookmark text:name="r82"/>STATIC</text:p>
        <text:p text:style-name="P52"><text:span text:style-name="Code2">public static final </text:span><text:a xlink:type="simple" xlink:href="#r87"><text:span text:style-name="Code2"><text:span text:style-name="T48">ReferencePolicy</text:span></text:span></text:a><text:span text:style-name="Code2"> </text:span><text:span text:style-name="Code2"><text:span text:style-name="T59">STATIC</text:span></text:span></text:p>
        <text:p text:style-name="P76">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1"/>
        <text:p text:style-name="P161"><text:bookmark text:name="r83"/>DYNAMIC</text:p>
        <text:p text:style-name="P52"><text:soft-page-break/><text:span text:style-name="Code2">public static final </text:span><text:a xlink:type="simple" xlink:href="#r87"><text:span text:style-name="Code2"><text:span text:style-name="T48">ReferencePolicy</text:span></text:span></text:a><text:span text:style-name="Code2"> </text:span><text:span text:style-name="Code2"><text:span text:style-name="T59">DYNAMIC</text:span></text:span></text:p>
        <text:p text:style-name="P76">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60">Method Detail</text:p>
        <text:p text:style-name="P162"><text:bookmark text:name="r84"/>values</text:p>
        <text:p text:style-name="P52"><text:span text:style-name="Code2">public static </text:span><text:a xlink:type="simple" xlink:href="#r87"><text:span text:style-name="Code2"><text:span text:style-name="T48">ReferencePolicy</text:span></text:span></text:a><text:span text:style-name="Code2">[] </text:span><text:span text:style-name="Code2"><text:span text:style-name="T59">values</text:span></text:span><text:span text:style-name="Code2">()</text:span></text:p>
        <text:p text:style-name="P101"/>
        <text:p text:style-name="P161"><text:bookmark text:name="r85"/>valueOf</text:p>
        <text:p text:style-name="P52"><text:span text:style-name="Code2">public static </text:span><text:a xlink:type="simple" xlink:href="#r87"><text:span text:style-name="Code2"><text:span text:style-name="T48">ReferencePolicy</text:span></text:span></text:a><text:span text:style-name="Code2"> </text:span><text:span text:style-name="Code2"><text:span text:style-name="T59">valueOf</text:span></text:span><text:span text:style-name="Code2">(String name)</text:span></text:p>
        <text:p text:style-name="P101"/>
        <text:p text:style-name="P161"><text:bookmark text:name="r86"/>toString</text:p>
        <text:p text:style-name="P52"><text:span text:style-name="Code2">public String </text:span><text:span text:style-name="Code2"><text:span text:style-name="T59">toString</text:span></text:span><text:span text:style-name="Code2">()</text:span></text:p>
        <text:p text:style-name="P79">Overrides:</text:p>
        <text:p text:style-name="P103"><text:span text:style-name="Code2">toString</text:span><text:span text:style-name="Default_20_Paragraph_20_Font"><text:span text:style-name="T35"> in class </text:span></text:span><text:span text:style-name="Code2">Enum</text:span></text:p>
        <text:p text:style-name="P150"><text:bookmark text:name="r93"/>Enum ReferencePolicyOption</text:p>
        <text:p text:style-name="P85"><text:a xlink:type="simple" xlink:href="#r40"><text:span text:style-name="T47">org.osgi.service.component.annotations</text:span></text:a></text:p>
        <text:p text:style-name="P74"><text:span text:style-name="Code2">java.lang.Object</text:span></text:p>
        <text:p text:style-name="P87"><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num&lt;</text:span><text:a xlink:type="simple" xlink:href="#r93"><text:span text:style-name="Code2"><text:span text:style-name="T48">ReferencePolicyOption</text:span></text:span></text:a><text:span text:style-name="Code2">&gt;</text:span></text:p>
        <text:p text:style-name="P43"><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59">org.osgi.service.component.annotations.ReferencePolicyOption</text:span></text:span></text:p>
        <text:p text:style-name="P158">All Implemented Interfaces:</text:p>
        <text:p text:style-name="P81"><text:span text:style-name="T35">Comparable&lt;</text:span><text:a xlink:type="simple" xlink:href="#r93"><text:span text:style-name="T45">ReferencePolicyOption</text:span></text:a><text:span text:style-name="Default_20_Paragraph_20_Font"><text:span text:style-name="T35">&gt;, Serializable</text:span></text:span></text:p>
        <text:p text:style-name="P73"/>
        <text:p text:style-name="P106"><text:span text:style-name="Code2">public enum </text:span><text:span text:style-name="Code2"><text:span text:style-name="T59">ReferencePolicyOption</text:span></text:span></text:p>
        <text:p text:style-name="P52"><text:span text:style-name="Code2">extends Enum&lt;</text:span><text:a xlink:type="simple" xlink:href="#r93"><text:span text:style-name="Code2"><text:span text:style-name="T48">ReferencePolicyOption</text:span></text:span></text:a><text:span text:style-name="Code2">&gt;</text:span></text:p>
        <text:p text:style-name="P53"><text:span text:style-name="T35">Policy option for the </text:span><text:a xlink:type="simple" xlink:href="#r73"><text:span text:style-name="Code2"><text:span text:style-name="T48">Reference</text:span></text:span></text:a><text:span text:style-name="Default_20_Paragraph_20_Font"><text:span text:style-name="T35"> annotation.</text:span></text:span></text:p>
        <text:p text:style-name="P86">Since:</text:p>
        <text:p text:style-name="P80">1.2</text:p>
        <text:p text:style-name="P89"/>
        <table:table table:name="Tabelle32" table:style-name="Tabelle32">
          <table:table-column table:style-name="Tabelle32.A"/>
          <table:table-column table:style-name="Tabelle32.B"/>
          <table:table-row table:style-name="Tabelle32.1">
            <table:table-cell table:style-name="Tabelle32.A1" office:value-type="string">
              <text:p text:style-name="P90"><text:span text:style-name="Summary_20_Heading_20_Font2"><text:span text:style-name="T5">Enum Constant Summary</text:span></text:span></text:p>
            </table:table-cell>
            <table:table-cell table:style-name="Tabelle32.A1" office:value-type="string">
              <text:p text:style-name="P91"><text:span text:style-name="Page_20_Reference_20_Font"><text:span text:style-name="T28">Page</text:span></text:span></text:p>
            </table:table-cell>
          </table:table-row>
          <table:table-row table:style-name="Tabelle32.1">
            <table:table-cell table:style-name="Tabelle32.A2" office:value-type="string">
              <text:p text:style-name="P97"><text:a xlink:type="simple" xlink:href="#r89"><text:span text:style-name="Code2"><text:span text:style-name="T49">GREEDY</text:span></text:span></text:a></text:p>
              <text:p text:style-name="P100"><text:span text:style-name="T24">The greedy policy option is a valid policy option for both </text:span><text:a xlink:type="simple" xlink:href="#r82"><text:span text:style-name="Code2"><text:span text:style-name="T48">static</text:span></text:span></text:a><text:span text:style-name="Default_20_Paragraph_20_Font"><text:span text:style-name="T24"> and </text:span></text:span><text:a xlink:type="simple" xlink:href="#r83"><text:span text:style-name="Code2"><text:span text:style-name="T48">dynamic</text:span></text:span></text:a><text:span text:style-name="Default_20_Paragraph_20_Font"><text:span text:style-name="T24"> reference policies.</text:span></text:span></text:p>
            </table:table-cell>
            <table:table-cell table:style-name="Tabelle32.B2" office:value-type="string">
              <text:p text:style-name="P93"><text:span text:style-name="Page_20_Reference_20_Font"><text:span text:style-name="T5"><text:bookmark-ref text:reference-format="page" text:ref-name="r89"/></text:span></text:span></text:p>
            </table:table-cell>
          </table:table-row>
          <table:table-row table:style-name="Tabelle32.1">
            <table:table-cell table:style-name="Tabelle32.A3" office:value-type="string">
              <text:p text:style-name="P97"><text:a xlink:type="simple" xlink:href="#r88"><text:span text:style-name="Code2"><text:span text:style-name="T49">RELUCTANT</text:span></text:span></text:a></text:p>
              <text:p text:style-name="P100"><text:span text:style-name="T24">The reluctant policy option is the default policy option for both </text:span><text:a xlink:type="simple" xlink:href="#r82"><text:span text:style-name="Code2"><text:span text:style-name="T48">static</text:span></text:span></text:a><text:span text:style-name="Default_20_Paragraph_20_Font"><text:span text:style-name="T24"> and </text:span></text:span><text:a xlink:type="simple" xlink:href="#r83"><text:span text:style-name="Code2"><text:span text:style-name="T48">dynamic</text:span></text:span></text:a><text:span text:style-name="Default_20_Paragraph_20_Font"><text:span text:style-name="T24"> reference policies.</text:span></text:span></text:p>
            </table:table-cell>
            <table:table-cell table:style-name="Tabelle32.B3" office:value-type="string">
              <text:p text:style-name="P93"><text:span text:style-name="Page_20_Reference_20_Font"><text:span text:style-name="T5"><text:bookmark-ref text:reference-format="page" text:ref-name="r88"/></text:span></text:span></text:p>
            </table:table-cell>
          </table:table-row>
        </table:table>
        <text:p text:style-name="P40"/>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90"><text:span text:style-name="Summary_20_Heading_20_Font2"><text:span text:style-name="T5">Method Summary</text:span></text:span></text:p>
            </table:table-cell>
            <table:covered-table-cell/>
            <table:table-cell table:style-name="Tabelle33.A1" office:value-type="string">
              <text:p text:style-name="P91"><text:span text:style-name="Page_20_Reference_20_Font"><text:span text:style-name="T28">Page</text:span></text:span></text:p>
            </table:table-cell>
          </table:table-row>
          <table:table-row table:style-name="Tabelle33.1">
            <table:table-cell table:style-name="Tabelle33.A2" office:value-type="string">
              <text:p text:style-name="P92"><text:span text:style-name="Code_20_Small1"><text:span text:style-name="T5">String</text:span></text:span></text:p>
            </table:table-cell>
            <table:table-cell table:style-name="Tabelle33.A2" office:value-type="string">
              <text:p text:style-name="P96"><text:a xlink:type="simple" xlink:href="#r92"><text:span text:style-name="Code2"><text:span text:style-name="T49">toString</text:span></text:span></text:a><text:span text:style-name="Code2"><text:span text:style-name="T5">()</text:span></text:span></text:p>
            </table:table-cell>
            <table:table-cell table:style-name="Tabelle33.C2" office:value-type="string">
              <text:p text:style-name="P93"><text:span text:style-name="Page_20_Reference_20_Font"><text:span text:style-name="T5"><text:bookmark-ref text:reference-format="page" text:ref-name="r92"/></text:span></text:span></text:p>
            </table:table-cell>
          </table:table-row>
          <table:table-row table:style-name="Tabelle33.1">
            <table:table-cell table:style-name="Tabelle33.A3" office:value-type="string">
              <text:p text:style-name="P94"><text:span text:style-name="Code_20_Small1"><text:span text:style-name="T5">static </text:span></text:span><text:a xlink:type="simple" xlink:href="#r93"><text:span text:style-name="Code_20_Small1"><text:span text:style-name="T48">ReferencePolicyOption</text:span></text:span></text:a></text:p>
            </table:table-cell>
            <table:table-cell table:style-name="Tabelle33.A3" office:value-type="string">
              <text:p text:style-name="P96"><text:a xlink:type="simple" xlink:href="#r91"><text:span text:style-name="Code2"><text:span text:style-name="T49">valueOf</text:span></text:span></text:a><text:span text:style-name="Code2"><text:span text:style-name="T5">(String name)</text:span></text:span></text:p>
            </table:table-cell>
            <table:table-cell table:style-name="Tabelle33.C3" office:value-type="string">
              <text:p text:style-name="P93"><text:span text:style-name="Page_20_Reference_20_Font"><text:span text:style-name="T5"><text:bookmark-ref text:reference-format="page" text:ref-name="r91"/></text:span></text:span></text:p>
            </table:table-cell>
          </table:table-row>
          <table:table-row table:style-name="Tabelle33.1">
            <table:table-cell table:style-name="Tabelle33.A3" office:value-type="string">
              <text:p text:style-name="P94"><text:span text:style-name="Code_20_Small1"><text:span text:style-name="T5">static </text:span></text:span><text:a xlink:type="simple" xlink:href="#r93"><text:span text:style-name="Code_20_Small1"><text:span text:style-name="T48">ReferencePolicyOption</text:span></text:span></text:a><text:span text:style-name="Code_20_Small1"><text:span text:style-name="T5">[]</text:span></text:span></text:p>
            </table:table-cell>
            <table:table-cell table:style-name="Tabelle33.A3" office:value-type="string">
              <text:p text:style-name="P96"><text:a xlink:type="simple" xlink:href="#r90"><text:span text:style-name="Code2"><text:span text:style-name="T49">values</text:span></text:span></text:a><text:span text:style-name="Code2"><text:span text:style-name="T5">()</text:span></text:span></text:p>
            </table:table-cell>
            <table:table-cell table:style-name="Tabelle33.C3" office:value-type="string">
              <text:p text:style-name="P93"><text:span text:style-name="Page_20_Reference_20_Font"><text:span text:style-name="T5"><text:bookmark-ref text:reference-format="page" text:ref-name="r90"/></text:span></text:span></text:p>
            </table:table-cell>
          </table:table-row>
        </table:table>
        <text:p text:style-name="P159">Enum Constant Detail</text:p>
        <text:p text:style-name="P162"><text:bookmark text:name="r88"/>RELUCTANT</text:p>
        <text:p text:style-name="P52"><text:span text:style-name="Code2">public static final </text:span><text:a xlink:type="simple" xlink:href="#r93"><text:span text:style-name="Code2"><text:span text:style-name="T48">ReferencePolicyOption</text:span></text:span></text:a><text:span text:style-name="Code2"> </text:span><text:span text:style-name="Code2"><text:span text:style-name="T59">RELUCTANT</text:span></text:span></text:p>
        <text:p text:style-name="P75"><text:span text:style-name="T35">The reluctant policy option is the default policy option for both </text:span><text:a xlink:type="simple" xlink:href="#r82"><text:span text:style-name="Code2"><text:span text:style-name="T48">static</text:span></text:span></text:a><text:span text:style-name="Default_20_Paragraph_20_Font"><text:span text:style-name="T35"> and </text:span></text:span><text:a xlink:type="simple" xlink:href="#r83"><text:span text:style-name="Code2"><text:span text:style-name="T48">dynamic</text:span></text:span></text:a><text:span text:style-name="Default_20_Paragraph_20_Font"><text:span text:style-name="T35">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1"/>
        <text:p text:style-name="P161"><text:bookmark text:name="r89"/>GREEDY</text:p>
        <text:p text:style-name="P52"><text:soft-page-break/><text:span text:style-name="Code2">public static final </text:span><text:a xlink:type="simple" xlink:href="#r93"><text:span text:style-name="Code2"><text:span text:style-name="T48">ReferencePolicyOption</text:span></text:span></text:a><text:span text:style-name="Code2"> </text:span><text:span text:style-name="Code2"><text:span text:style-name="T59">GREEDY</text:span></text:span></text:p>
        <text:p text:style-name="P75"><text:span text:style-name="T35">The greedy policy option is a valid policy option for both </text:span><text:a xlink:type="simple" xlink:href="#r82"><text:span text:style-name="Code2"><text:span text:style-name="T48">static</text:span></text:span></text:a><text:span text:style-name="Default_20_Paragraph_20_Font"><text:span text:style-name="T35"> and </text:span></text:span><text:a xlink:type="simple" xlink:href="#r83"><text:span text:style-name="Code2"><text:span text:style-name="T48">dynamic</text:span></text:span></text:a><text:span text:style-name="Default_20_Paragraph_20_Font"><text:span text:style-name="T35"> reference policies. When a new target service for a reference becomes available, references having the greedy policy option will bind the new target service.</text:span></text:span></text:p>
        <text:p text:style-name="P160">Method Detail</text:p>
        <text:p text:style-name="P162"><text:bookmark text:name="r90"/>values</text:p>
        <text:p text:style-name="P52"><text:span text:style-name="Code2">public static </text:span><text:a xlink:type="simple" xlink:href="#r93"><text:span text:style-name="Code2"><text:span text:style-name="T48">ReferencePolicyOption</text:span></text:span></text:a><text:span text:style-name="Code2">[] </text:span><text:span text:style-name="Code2"><text:span text:style-name="T59">values</text:span></text:span><text:span text:style-name="Code2">()</text:span></text:p>
        <text:p text:style-name="P101"/>
        <text:p text:style-name="P161"><text:bookmark text:name="r91"/>valueOf</text:p>
        <text:p text:style-name="P52"><text:span text:style-name="Code2">public static </text:span><text:a xlink:type="simple" xlink:href="#r93"><text:span text:style-name="Code2"><text:span text:style-name="T48">ReferencePolicyOption</text:span></text:span></text:a><text:span text:style-name="Code2"> </text:span><text:span text:style-name="Code2"><text:span text:style-name="T59">valueOf</text:span></text:span><text:span text:style-name="Code2">(String name)</text:span></text:p>
        <text:p text:style-name="P101"/>
        <text:p text:style-name="P161"><text:bookmark text:name="r92"/>toString</text:p>
        <text:p text:style-name="P52"><text:span text:style-name="Code2">public String </text:span><text:span text:style-name="Code2"><text:span text:style-name="T59">toString</text:span></text:span><text:span text:style-name="Code2">()</text:span></text:p>
        <text:p text:style-name="P79">Overrides:</text:p>
        <text:p text:style-name="P103"><text:span text:style-name="Code2">toString</text:span><text:span text:style-name="Default_20_Paragraph_20_Font"><text:span text:style-name="T35"> in class </text:span></text:span><text:span text:style-name="Code2">Enum</text:span></text:p>
        <text:p text:style-name="P151"><text:bookmark text:name="r99"/>Enum ReferenceScope</text:p>
        <text:p text:style-name="P85"><text:a xlink:type="simple" xlink:href="#r40"><text:span text:style-name="T47">org.osgi.service.component.annotations</text:span></text:a></text:p>
        <text:p text:style-name="P74"><text:span text:style-name="Code2">java.lang.Object</text:span></text:p>
        <text:p text:style-name="P87"><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java.lang.Enum&lt;</text:span><text:a xlink:type="simple" xlink:href="#r99"><text:span text:style-name="Code2"><text:span text:style-name="T48">ReferenceScope</text:span></text:span></text:a><text:span text:style-name="Code2">&gt;</text:span></text:p>
        <text:p text:style-name="P43"><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59">org.osgi.service.component.annotations.ReferenceScope</text:span></text:span></text:p>
        <text:p text:style-name="P158">All Implemented Interfaces:</text:p>
        <text:p text:style-name="P81"><text:span text:style-name="T35">Comparable&lt;</text:span><text:a xlink:type="simple" xlink:href="#r99"><text:span text:style-name="T45">ReferenceScope</text:span></text:a><text:span text:style-name="Default_20_Paragraph_20_Font"><text:span text:style-name="T35">&gt;, Serializable</text:span></text:span></text:p>
        <text:p text:style-name="P73"/>
        <text:p text:style-name="P106"><text:span text:style-name="Code2">public enum </text:span><text:span text:style-name="Code2"><text:span text:style-name="T59">ReferenceScope</text:span></text:span></text:p>
        <text:p text:style-name="P52"><text:span text:style-name="Code2">extends Enum&lt;</text:span><text:a xlink:type="simple" xlink:href="#r99"><text:span text:style-name="Code2"><text:span text:style-name="T48">ReferenceScope</text:span></text:span></text:a><text:span text:style-name="Code2">&gt;</text:span></text:p>
        <text:p text:style-name="P53"><text:span text:style-name="T35">Reference scope for the </text:span><text:a xlink:type="simple" xlink:href="#r73"><text:span text:style-name="Code2"><text:span text:style-name="T48">Reference</text:span></text:span></text:a><text:span text:style-name="Default_20_Paragraph_20_Font"><text:span text:style-name="T35"> annotation.</text:span></text:span></text:p>
        <text:p text:style-name="P86">Since:</text:p>
        <text:p text:style-name="P80">1.3</text:p>
        <text:p text:style-name="P89"/>
        <table:table table:name="Tabelle35" table:style-name="Tabelle35">
          <table:table-column table:style-name="Tabelle35.A"/>
          <table:table-column table:style-name="Tabelle35.B"/>
          <table:table-row table:style-name="Tabelle35.1">
            <table:table-cell table:style-name="Tabelle35.A1" office:value-type="string">
              <text:p text:style-name="P90"><text:span text:style-name="Summary_20_Heading_20_Font2"><text:span text:style-name="T5">Enum Constant Summary</text:span></text:span></text:p>
            </table:table-cell>
            <table:table-cell table:style-name="Tabelle35.A1" office:value-type="string">
              <text:p text:style-name="P91"><text:span text:style-name="Page_20_Reference_20_Font"><text:span text:style-name="T28">Page</text:span></text:span></text:p>
            </table:table-cell>
          </table:table-row>
          <table:table-row table:style-name="Tabelle35.1">
            <table:table-cell table:style-name="Tabelle35.A2" office:value-type="string">
              <text:p text:style-name="P97"><text:a xlink:type="simple" xlink:href="#r94"><text:span text:style-name="Code2"><text:span text:style-name="T49">BUNDLE</text:span></text:span></text:a></text:p>
              <text:p text:style-name="P99">A single service object is used for all references to the service in this bundle.</text:p>
            </table:table-cell>
            <table:table-cell table:style-name="Tabelle35.B2" office:value-type="string">
              <text:p text:style-name="P93"><text:span text:style-name="Page_20_Reference_20_Font"><text:span text:style-name="T5"><text:bookmark-ref text:reference-format="page" text:ref-name="r94"/></text:span></text:span></text:p>
            </table:table-cell>
          </table:table-row>
          <table:table-row table:style-name="Tabelle35.1">
            <table:table-cell table:style-name="Tabelle35.A3" office:value-type="string">
              <text:p text:style-name="P97"><text:a xlink:type="simple" xlink:href="#r95"><text:span text:style-name="Code2"><text:span text:style-name="T49">PROTOTYPE</text:span></text:span></text:a></text:p>
              <text:p text:style-name="P99">If the referenced service has prototype service scope, then each instance of the component with this reference can receive a unique instance of the service.</text:p>
            </table:table-cell>
            <table:table-cell table:style-name="Tabelle35.B3" office:value-type="string">
              <text:p text:style-name="P93"><text:span text:style-name="Page_20_Reference_20_Font"><text:span text:style-name="T5"><text:bookmark-ref text:reference-format="page" text:ref-name="r95"/></text:span></text:span></text:p>
            </table:table-cell>
          </table:table-row>
        </table:table>
        <text:p text:style-name="P40"/>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90"><text:span text:style-name="Summary_20_Heading_20_Font2"><text:span text:style-name="T5">Method Summary</text:span></text:span></text:p>
            </table:table-cell>
            <table:covered-table-cell/>
            <table:table-cell table:style-name="Tabelle37.A1" office:value-type="string">
              <text:p text:style-name="P91"><text:span text:style-name="Page_20_Reference_20_Font"><text:span text:style-name="T28">Page</text:span></text:span></text:p>
            </table:table-cell>
          </table:table-row>
          <table:table-row table:style-name="Tabelle37.1">
            <table:table-cell table:style-name="Tabelle37.A2" office:value-type="string">
              <text:p text:style-name="P92"><text:span text:style-name="Code_20_Small1"><text:span text:style-name="T5">String</text:span></text:span></text:p>
            </table:table-cell>
            <table:table-cell table:style-name="Tabelle37.A2" office:value-type="string">
              <text:p text:style-name="P96"><text:a xlink:type="simple" xlink:href="#r98"><text:span text:style-name="Code2"><text:span text:style-name="T49">toString</text:span></text:span></text:a><text:span text:style-name="Code2"><text:span text:style-name="T5">()</text:span></text:span></text:p>
            </table:table-cell>
            <table:table-cell table:style-name="Tabelle37.C2" office:value-type="string">
              <text:p text:style-name="P93"><text:span text:style-name="Page_20_Reference_20_Font"><text:span text:style-name="T5"><text:bookmark-ref text:reference-format="page" text:ref-name="r98"/></text:span></text:span></text:p>
            </table:table-cell>
          </table:table-row>
          <table:table-row table:style-name="Tabelle37.1">
            <table:table-cell table:style-name="Tabelle37.A3" office:value-type="string">
              <text:p text:style-name="P94"><text:span text:style-name="Code_20_Small1"><text:span text:style-name="T5">static </text:span></text:span><text:a xlink:type="simple" xlink:href="#r99"><text:span text:style-name="Code_20_Small1"><text:span text:style-name="T48">ReferenceScope</text:span></text:span></text:a></text:p>
            </table:table-cell>
            <table:table-cell table:style-name="Tabelle37.A3" office:value-type="string">
              <text:p text:style-name="P96"><text:a xlink:type="simple" xlink:href="#r97"><text:span text:style-name="Code2"><text:span text:style-name="T49">valueOf</text:span></text:span></text:a><text:span text:style-name="Code2"><text:span text:style-name="T5">(String name)</text:span></text:span></text:p>
            </table:table-cell>
            <table:table-cell table:style-name="Tabelle37.C3" office:value-type="string">
              <text:p text:style-name="P93"><text:span text:style-name="Page_20_Reference_20_Font"><text:span text:style-name="T5"><text:bookmark-ref text:reference-format="page" text:ref-name="r97"/></text:span></text:span></text:p>
            </table:table-cell>
          </table:table-row>
          <table:table-row table:style-name="Tabelle37.1">
            <table:table-cell table:style-name="Tabelle37.A3" office:value-type="string">
              <text:p text:style-name="P94"><text:span text:style-name="Code_20_Small1"><text:span text:style-name="T5">static </text:span></text:span><text:a xlink:type="simple" xlink:href="#r99"><text:span text:style-name="Code_20_Small1"><text:span text:style-name="T48">ReferenceScope</text:span></text:span></text:a><text:span text:style-name="Code_20_Small1"><text:span text:style-name="T5">[]</text:span></text:span></text:p>
            </table:table-cell>
            <table:table-cell table:style-name="Tabelle37.A3" office:value-type="string">
              <text:p text:style-name="P96"><text:a xlink:type="simple" xlink:href="#r96"><text:span text:style-name="Code2"><text:span text:style-name="T49">values</text:span></text:span></text:a><text:span text:style-name="Code2"><text:span text:style-name="T5">()</text:span></text:span></text:p>
            </table:table-cell>
            <table:table-cell table:style-name="Tabelle37.C3" office:value-type="string">
              <text:p text:style-name="P93"><text:span text:style-name="Page_20_Reference_20_Font"><text:span text:style-name="T5"><text:bookmark-ref text:reference-format="page" text:ref-name="r96"/></text:span></text:span></text:p>
            </table:table-cell>
          </table:table-row>
        </table:table>
        <text:p text:style-name="P159">Enum Constant Detail</text:p>
        <text:p text:style-name="P162"><text:bookmark text:name="r94"/>BUNDLE</text:p>
        <text:p text:style-name="P52"><text:span text:style-name="Code2">public static final </text:span><text:a xlink:type="simple" xlink:href="#r99"><text:span text:style-name="Code2"><text:span text:style-name="T48">ReferenceScope</text:span></text:span></text:a><text:span text:style-name="Code2"> </text:span><text:span text:style-name="Code2"><text:span text:style-name="T59">BUNDLE</text:span></text:span></text:p>
        <text:p text:style-name="P76">A single service object is used for all references to the service in this bundle.</text:p>
        <text:p text:style-name="P101"/>
        <text:p text:style-name="P161"><text:bookmark text:name="r95"/>PROTOTYPE</text:p>
        <text:p text:style-name="P52"><text:soft-page-break/><text:span text:style-name="Code2">public static final </text:span><text:a xlink:type="simple" xlink:href="#r99"><text:span text:style-name="Code2"><text:span text:style-name="T48">ReferenceScope</text:span></text:span></text:a><text:span text:style-name="Code2"> </text:span><text:span text:style-name="Code2"><text:span text:style-name="T59">PROTOTYPE</text:span></text:span></text:p>
        <text:p text:style-name="P76">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60">Method Detail</text:p>
        <text:p text:style-name="P162"><text:bookmark text:name="r96"/>values</text:p>
        <text:p text:style-name="P52"><text:span text:style-name="Code2">public static </text:span><text:a xlink:type="simple" xlink:href="#r99"><text:span text:style-name="Code2"><text:span text:style-name="T48">ReferenceScope</text:span></text:span></text:a><text:span text:style-name="Code2">[] </text:span><text:span text:style-name="Code2"><text:span text:style-name="T59">values</text:span></text:span><text:span text:style-name="Code2">()</text:span></text:p>
        <text:p text:style-name="P101"/>
        <text:p text:style-name="P161"><text:bookmark text:name="r97"/>valueOf</text:p>
        <text:p text:style-name="P52"><text:span text:style-name="Code2">public static </text:span><text:a xlink:type="simple" xlink:href="#r99"><text:span text:style-name="Code2"><text:span text:style-name="T48">ReferenceScope</text:span></text:span></text:a><text:span text:style-name="Code2"> </text:span><text:span text:style-name="Code2"><text:span text:style-name="T59">valueOf</text:span></text:span><text:span text:style-name="Code2">(String name)</text:span></text:p>
        <text:p text:style-name="P101"/>
        <text:p text:style-name="P161"><text:bookmark text:name="r98"/>toString</text:p>
        <text:p text:style-name="P52"><text:span text:style-name="Code2">public String </text:span><text:span text:style-name="Code2"><text:span text:style-name="T59">toString</text:span></text:span><text:span text:style-name="Code2">()</text:span></text:p>
        <text:p text:style-name="P79">Overrides:</text:p>
        <text:p text:style-name="P103"><text:span text:style-name="Code2">toString</text:span><text:span text:style-name="Default_20_Paragraph_20_Font"><text:span text:style-name="T35"> in class </text:span></text:span><text:span text:style-name="Code2">Enum</text:span></text:p>
        <text:p text:style-name="P152"><text:bookmark text:name="r107"/>Enum ServiceScope</text:p>
        <text:p text:style-name="P85"><text:a xlink:type="simple" xlink:href="#r40"><text:span text:style-name="T47">org.osgi.service.component.annotations</text:span></text:a></text:p>
        <text:p text:style-name="P74"><text:span text:style-name="Code2">java.lang.Object</text:span></text:p>
        <text:p text:style-name="P87"><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lang.Enum&lt;</text:span><text:a xlink:type="simple" xlink:href="#r107"><text:span text:style-name="Code2"><text:span text:style-name="T48">ServiceScope</text:span></text:span></text:a><text:span text:style-name="Code2">&gt;</text:span></text:p>
        <text:p text:style-name="P43"><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59">org.osgi.service.component.annotations.ServiceScope</text:span></text:span></text:p>
        <text:p text:style-name="P158">All Implemented Interfaces:</text:p>
        <text:p text:style-name="P81"><text:span text:style-name="T35">Comparable&lt;</text:span><text:a xlink:type="simple" xlink:href="#r107"><text:span text:style-name="T45">ServiceScope</text:span></text:a><text:span text:style-name="Default_20_Paragraph_20_Font"><text:span text:style-name="T35">&gt;, Serializable</text:span></text:span></text:p>
        <text:p text:style-name="P73"/>
        <text:p text:style-name="P106"><text:span text:style-name="Code2">public enum </text:span><text:span text:style-name="Code2"><text:span text:style-name="T59">ServiceScope</text:span></text:span></text:p>
        <text:p text:style-name="P52"><text:span text:style-name="Code2">extends Enum&lt;</text:span><text:a xlink:type="simple" xlink:href="#r107"><text:span text:style-name="Code2"><text:span text:style-name="T48">ServiceScope</text:span></text:span></text:a><text:span text:style-name="Code2">&gt;</text:span></text:p>
        <text:p text:style-name="P53"><text:span text:style-name="T35">Service scope for the </text:span><text:a xlink:type="simple" xlink:href="#r54"><text:span text:style-name="Code2"><text:span text:style-name="T48">Component</text:span></text:span></text:a><text:span text:style-name="Default_20_Paragraph_20_Font"><text:span text:style-name="T35"> annotation.</text:span></text:span></text:p>
        <text:p text:style-name="P86">Since:</text:p>
        <text:p text:style-name="P80">1.3</text:p>
        <text:p text:style-name="P89"/>
        <table:table table:name="Tabelle38" table:style-name="Tabelle38">
          <table:table-column table:style-name="Tabelle38.A"/>
          <table:table-column table:style-name="Tabelle38.B"/>
          <table:table-row table:style-name="Tabelle38.1">
            <table:table-cell table:style-name="Tabelle38.A1" office:value-type="string">
              <text:p text:style-name="P90"><text:span text:style-name="Summary_20_Heading_20_Font2"><text:span text:style-name="T5">Enum Constant Summary</text:span></text:span></text:p>
            </table:table-cell>
            <table:table-cell table:style-name="Tabelle38.A1" office:value-type="string">
              <text:p text:style-name="P91"><text:span text:style-name="Page_20_Reference_20_Font"><text:span text:style-name="T28">Page</text:span></text:span></text:p>
            </table:table-cell>
          </table:table-row>
          <table:table-row table:style-name="Tabelle38.1">
            <table:table-cell table:style-name="Tabelle38.A2" office:value-type="string">
              <text:p text:style-name="P97"><text:a xlink:type="simple" xlink:href="#r101"><text:span text:style-name="Code2"><text:span text:style-name="T49">BUNDLE</text:span></text:span></text:a></text:p>
              <text:p text:style-name="P99">When the component is registered as a service, it will be registered as a bundle scope service and an instance of the component will be created for each bundle using the service.</text:p>
            </table:table-cell>
            <table:table-cell table:style-name="Tabelle38.B2" office:value-type="string">
              <text:p text:style-name="P93"><text:span text:style-name="Page_20_Reference_20_Font"><text:span text:style-name="T5"><text:bookmark-ref text:reference-format="page" text:ref-name="r101"/></text:span></text:span></text:p>
            </table:table-cell>
          </table:table-row>
          <table:table-row table:style-name="Tabelle38.1">
            <table:table-cell table:style-name="Tabelle38.A3" office:value-type="string">
              <text:p text:style-name="P97"><text:a xlink:type="simple" xlink:href="#r103"><text:span text:style-name="Code2"><text:span text:style-name="T49">DEFAULT</text:span></text:span></text:a></text:p>
              <text:p text:style-name="P99">Default element value for annotation.</text:p>
            </table:table-cell>
            <table:table-cell table:style-name="Tabelle38.B3" office:value-type="string">
              <text:p text:style-name="P93"><text:span text:style-name="Page_20_Reference_20_Font"><text:span text:style-name="T5"><text:bookmark-ref text:reference-format="page" text:ref-name="r103"/></text:span></text:span></text:p>
            </table:table-cell>
          </table:table-row>
          <table:table-row table:style-name="Tabelle38.1">
            <table:table-cell table:style-name="Tabelle38.A3" office:value-type="string">
              <text:p text:style-name="P97"><text:a xlink:type="simple" xlink:href="#r102"><text:span text:style-name="Code2"><text:span text:style-name="T49">PROTOTYPE</text:span></text:span></text:a></text:p>
              <text:p text:style-name="P99">When the component is registered as a service, it will be registered as a prototype scope service.</text:p>
            </table:table-cell>
            <table:table-cell table:style-name="Tabelle38.B3" office:value-type="string">
              <text:p text:style-name="P93"><text:span text:style-name="Page_20_Reference_20_Font"><text:span text:style-name="T5"><text:bookmark-ref text:reference-format="page" text:ref-name="r102"/></text:span></text:span></text:p>
            </table:table-cell>
          </table:table-row>
          <table:table-row table:style-name="Tabelle38.1">
            <table:table-cell table:style-name="Tabelle38.A3" office:value-type="string">
              <text:p text:style-name="P97"><text:a xlink:type="simple" xlink:href="#r100"><text:span text:style-name="Code2"><text:span text:style-name="T49">SINGLETON</text:span></text:span></text:a></text:p>
              <text:p text:style-name="P99">When the component is registered as a service, it will be registered as a bundle scope service but only a single instance of the component will be used for all bundles using the service.</text:p>
            </table:table-cell>
            <table:table-cell table:style-name="Tabelle38.B3" office:value-type="string">
              <text:p text:style-name="P93"><text:span text:style-name="Page_20_Reference_20_Font"><text:span text:style-name="T5"><text:bookmark-ref text:reference-format="page" text:ref-name="r100"/></text:span></text:span></text:p>
            </table:table-cell>
          </table:table-row>
        </table:table>
        <text:p text:style-name="P40"/>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0"><text:span text:style-name="Summary_20_Heading_20_Font2"><text:span text:style-name="T5">Method Summary</text:span></text:span></text:p>
            </table:table-cell>
            <table:covered-table-cell/>
            <table:table-cell table:style-name="Tabelle39.A1" office:value-type="string">
              <text:p text:style-name="P91"><text:span text:style-name="Page_20_Reference_20_Font"><text:span text:style-name="T28">Page</text:span></text:span></text:p>
            </table:table-cell>
          </table:table-row>
          <table:table-row table:style-name="Tabelle39.1">
            <table:table-cell table:style-name="Tabelle39.A2" office:value-type="string">
              <text:p text:style-name="P92"><text:span text:style-name="Code_20_Small1"><text:span text:style-name="T5">String</text:span></text:span></text:p>
            </table:table-cell>
            <table:table-cell table:style-name="Tabelle39.A2" office:value-type="string">
              <text:p text:style-name="P96"><text:a xlink:type="simple" xlink:href="#r106"><text:span text:style-name="Code2"><text:span text:style-name="T49">toString</text:span></text:span></text:a><text:span text:style-name="Code2"><text:span text:style-name="T5">()</text:span></text:span></text:p>
            </table:table-cell>
            <table:table-cell table:style-name="Tabelle39.C2" office:value-type="string">
              <text:p text:style-name="P93"><text:span text:style-name="Page_20_Reference_20_Font"><text:span text:style-name="T5"><text:bookmark-ref text:reference-format="page" text:ref-name="r106"/></text:span></text:span></text:p>
            </table:table-cell>
          </table:table-row>
          <table:table-row table:style-name="Tabelle39.1">
            <table:table-cell table:style-name="Tabelle39.A3" office:value-type="string">
              <text:p text:style-name="P94"><text:span text:style-name="Code_20_Small1"><text:span text:style-name="T5">static </text:span></text:span><text:a xlink:type="simple" xlink:href="#r107"><text:span text:style-name="Code_20_Small1"><text:span text:style-name="T48">ServiceScope</text:span></text:span></text:a></text:p>
            </table:table-cell>
            <table:table-cell table:style-name="Tabelle39.A3" office:value-type="string">
              <text:p text:style-name="P96"><text:a xlink:type="simple" xlink:href="#r105"><text:span text:style-name="Code2"><text:span text:style-name="T49">valueOf</text:span></text:span></text:a><text:span text:style-name="Code2"><text:span text:style-name="T5">(String name)</text:span></text:span></text:p>
            </table:table-cell>
            <table:table-cell table:style-name="Tabelle39.C3" office:value-type="string">
              <text:p text:style-name="P93"><text:span text:style-name="Page_20_Reference_20_Font"><text:span text:style-name="T5"><text:bookmark-ref text:reference-format="page" text:ref-name="r105"/></text:span></text:span></text:p>
            </table:table-cell>
          </table:table-row>
          <table:table-row table:style-name="Tabelle39.1">
            <table:table-cell table:style-name="Tabelle39.A3" office:value-type="string">
              <text:p text:style-name="P94"><text:span text:style-name="Code_20_Small1"><text:span text:style-name="T5">static </text:span></text:span><text:a xlink:type="simple" xlink:href="#r107"><text:span text:style-name="Code_20_Small1"><text:span text:style-name="T48">ServiceScope</text:span></text:span></text:a><text:span text:style-name="Code_20_Small1"><text:span text:style-name="T5">[]</text:span></text:span></text:p>
            </table:table-cell>
            <table:table-cell table:style-name="Tabelle39.A3" office:value-type="string">
              <text:p text:style-name="P96"><text:a xlink:type="simple" xlink:href="#r104"><text:span text:style-name="Code2"><text:span text:style-name="T49">values</text:span></text:span></text:a><text:span text:style-name="Code2"><text:span text:style-name="T5">()</text:span></text:span></text:p>
            </table:table-cell>
            <table:table-cell table:style-name="Tabelle39.C3" office:value-type="string">
              <text:p text:style-name="P93"><text:span text:style-name="Page_20_Reference_20_Font"><text:span text:style-name="T5"><text:bookmark-ref text:reference-format="page" text:ref-name="r104"/></text:span></text:span></text:p>
            </table:table-cell>
          </table:table-row>
        </table:table>
        <text:p text:style-name="P159">Enum Constant Detail</text:p>
        <text:p text:style-name="P162"><text:bookmark text:name="r100"/>SINGLETON</text:p>
        <text:p text:style-name="P52"><text:span text:style-name="Code2">public static final </text:span><text:a xlink:type="simple" xlink:href="#r107"><text:span text:style-name="Code2"><text:span text:style-name="T48">ServiceScope</text:span></text:span></text:a><text:span text:style-name="Code2"> </text:span><text:span text:style-name="Code2"><text:span text:style-name="T59">SINGLETON</text:span></text:span></text:p>
        <text:p text:style-name="P76">When the component is registered as a service, it will be registered as a bundle scope service but only a single instance of the component will be used for all bundles using the service.</text:p>
        <text:p text:style-name="P101"/>
        <text:p text:style-name="P161"><text:bookmark text:name="r101"/>BUNDLE</text:p>
        <text:p text:style-name="P52"><text:span text:style-name="Code2">public static final </text:span><text:a xlink:type="simple" xlink:href="#r107"><text:span text:style-name="Code2"><text:span text:style-name="T48">ServiceScope</text:span></text:span></text:a><text:span text:style-name="Code2"> </text:span><text:span text:style-name="Code2"><text:span text:style-name="T59">BUNDLE</text:span></text:span></text:p>
        <text:p text:style-name="P76">When the component is registered as a service, it will be registered as a bundle scope service and an instance of the component will be created for each bundle using the service.</text:p>
        <text:p text:style-name="P101"/>
        <text:p text:style-name="P161"><text:bookmark text:name="r102"/>PROTOTYPE</text:p>
        <text:p text:style-name="P52"><text:span text:style-name="Code2">public static final </text:span><text:a xlink:type="simple" xlink:href="#r107"><text:span text:style-name="Code2"><text:span text:style-name="T48">ServiceScope</text:span></text:span></text:a><text:span text:style-name="Code2"> </text:span><text:span text:style-name="Code2"><text:span text:style-name="T59">PROTOTYPE</text:span></text:span></text:p>
        <text:p text:style-name="P76">When the component is registered as a service, it will be registered as a prototype scope service.</text:p>
        <text:p text:style-name="P101"/>
        <text:p text:style-name="P161"><text:bookmark text:name="r103"/>DEFAULT</text:p>
        <text:p text:style-name="P52"><text:soft-page-break/><text:span text:style-name="Code2">public static final </text:span><text:a xlink:type="simple" xlink:href="#r107"><text:span text:style-name="Code2"><text:span text:style-name="T48">ServiceScope</text:span></text:span></text:a><text:span text:style-name="Code2"> </text:span><text:span text:style-name="Code2"><text:span text:style-name="T59">DEFAULT</text:span></text:span></text:p>
        <text:p text:style-name="P76">Default element value for annotation. This is used to distinguish the default value for an element and should not otherwise be used.</text:p>
        <text:p text:style-name="P160">Method Detail</text:p>
        <text:p text:style-name="P162"><text:bookmark text:name="r104"/>values</text:p>
        <text:p text:style-name="P52"><text:span text:style-name="Code2">public static </text:span><text:a xlink:type="simple" xlink:href="#r107"><text:span text:style-name="Code2"><text:span text:style-name="T48">ServiceScope</text:span></text:span></text:a><text:span text:style-name="Code2">[] </text:span><text:span text:style-name="Code2"><text:span text:style-name="T59">values</text:span></text:span><text:span text:style-name="Code2">()</text:span></text:p>
        <text:p text:style-name="P101"/>
        <text:p text:style-name="P161"><text:bookmark text:name="r105"/>valueOf</text:p>
        <text:p text:style-name="P52"><text:span text:style-name="Code2">public static </text:span><text:a xlink:type="simple" xlink:href="#r107"><text:span text:style-name="Code2"><text:span text:style-name="T48">ServiceScope</text:span></text:span></text:a><text:span text:style-name="Code2"> </text:span><text:span text:style-name="Code2"><text:span text:style-name="T59">valueOf</text:span></text:span><text:span text:style-name="Code2">(String name)</text:span></text:p>
        <text:p text:style-name="P101"/>
        <text:p text:style-name="P161"><text:bookmark text:name="r106"/>toString</text:p>
        <text:p text:style-name="P52"><text:span text:style-name="Code2">public String </text:span><text:span text:style-name="Code2"><text:span text:style-name="T59">toString</text:span></text:span><text:span text:style-name="Code2">()</text:span></text:p>
        <text:p text:style-name="P79">Overrides:</text:p>
        <text:p text:style-name="P103"><text:span text:style-name="Code2">toString</text:span><text:span text:style-name="Default_20_Paragraph_20_Font"><text:span text:style-name="T35"> in class </text:span></text:span><text:span text:style-name="Code2">Enum</text:span></text:p>
        <text:p text:style-name="P136"><text:bookmark text:name="r109"/>Package org.osgi.service.component.runtime</text:p>
        <text:p text:style-name="P70"><text:span text:style-name="Code_20_Small">@org.osgi.annotation.versioning.Version(value="1.3")</text:span></text:p>
        <text:p text:style-name="P71">Service Component Package Version 1.3.</text:p>
        <text:p text:style-name="P72">See:</text:p>
        <text:p text:style-name="P75"><text:a xlink:type="simple" xlink:href="#r108"><text:span text:style-name="T44">Description</text:span></text:a></text:p>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65"><text:span text:style-name="Summary_20_Heading_20_Font1">Interface Summary</text:span></text:p>
            </table:table-cell>
            <table:covered-table-cell/>
            <table:table-cell table:style-name="Tabelle43.A1" office:value-type="string">
              <text:p text:style-name="P66"><text:span text:style-name="Page_20_Reference_20_Font">Page</text:span></text:p>
            </table:table-cell>
          </table:table-row>
          <table:table-row table:style-name="Tabelle43.1">
            <table:table-cell table:style-name="Tabelle43.A2" office:value-type="string">
              <text:p text:style-name="P57"><text:a xlink:type="simple" xlink:href="#r164"><text:span text:style-name="T46">ServiceComponentRuntime</text:span></text:a></text:p>
            </table:table-cell>
            <table:table-cell table:style-name="Tabelle43.A2" office:value-type="string">
              <text:p text:style-name="P61"><text:span text:style-name="T60">The </text:span><text:span text:style-name="Code1"><text:span text:style-name="T60">ServiceComponentRuntime</text:span></text:span><text:span text:style-name="Default_20_Paragraph_20_Font"><text:span text:style-name="T60"> service represents the Declarative Services main controller also known as the Service Component Runtime or SCR for short.</text:span></text:span></text:p>
            </table:table-cell>
            <table:table-cell table:style-name="Tabelle43.A2" office:value-type="string">
              <text:p text:style-name="P60"><text:span text:style-name="Page_20_Reference_20_Font"><text:span text:style-name="T60"><text:bookmark-ref text:reference-format="page" text:ref-name="r164"/></text:span></text:span></text:p>
            </table:table-cell>
          </table:table-row>
        </table:table>
        <text:p text:style-name="P39"/>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7"><text:span text:style-name="Summary_20_Heading_20_Font1"><text:span text:style-name="T5">Class Summary</text:span></text:span></text:p>
            </table:table-cell>
            <table:covered-table-cell/>
            <table:table-cell table:style-name="Tabelle45.A1" office:value-type="string">
              <text:p text:style-name="P68"><text:span text:style-name="Page_20_Reference_20_Font"><text:span text:style-name="T28">Page</text:span></text:span></text:p>
            </table:table-cell>
          </table:table-row>
          <table:table-row table:style-name="Tabelle45.1">
            <table:table-cell table:style-name="Tabelle45.A2" office:value-type="string">
              <text:p text:style-name="P57"><text:a xlink:type="simple" xlink:href="#r115"><text:span text:style-name="T44">BoundReference</text:span></text:a></text:p>
            </table:table-cell>
            <table:table-cell table:style-name="Tabelle45.A2" office:value-type="string">
              <text:p text:style-name="P57"><text:span text:style-name="T24">The </text:span><text:span text:style-name="Code1"><text:span text:style-name="T5">BoundReference</text:span></text:span><text:span text:style-name="Default_20_Paragraph_20_Font"><text:span text:style-name="T24"> interface represents the actual service binding of a service reference declared in the </text:span></text:span><text:a xlink:type="simple" xlink:href="#r157"><text:span text:style-name="Default_20_Paragraph_20_Font"><text:span text:style-name="T45">reference element</text:span></text:span></text:a><text:span text:style-name="Default_20_Paragraph_20_Font"><text:span text:style-name="T24"> of the component declaration.</text:span></text:span></text:p>
            </table:table-cell>
            <table:table-cell table:style-name="Tabelle45.A2" office:value-type="string">
              <text:p text:style-name="P63"><text:span text:style-name="Page_20_Reference_20_Font"><text:span text:style-name="T5"><text:bookmark-ref text:reference-format="page" text:ref-name="r115"/></text:span></text:span></text:p>
            </table:table-cell>
          </table:table-row>
          <table:table-row table:style-name="Tabelle45.1">
            <table:table-cell table:style-name="Tabelle45.A3" office:value-type="string">
              <text:p text:style-name="P57"><text:a xlink:type="simple" xlink:href="#r127"><text:span text:style-name="T44">ComponentConfiguration</text:span></text:a></text:p>
            </table:table-cell>
            <table:table-cell table:style-name="Tabelle45.A3" office:value-type="string">
              <text:p text:style-name="P57"><text:span text:style-name="T24">The </text:span><text:span text:style-name="Code1"><text:span text:style-name="T5">ComponentConfiguration</text:span></text:span><text:span text:style-name="Default_20_Paragraph_20_Font"><text:span text:style-name="T24"> interface represents an actual instance of a declared </text:span></text:span><text:a xlink:type="simple" xlink:href="#r144"><text:span text:style-name="Code1"><text:span text:style-name="T48">ComponentDescription</text:span></text:span></text:a><text:span text:style-name="Default_20_Paragraph_20_Font"><text:span text:style-name="T24">.</text:span></text:span></text:p>
            </table:table-cell>
            <table:table-cell table:style-name="Tabelle45.A3" office:value-type="string">
              <text:p text:style-name="P63"><text:span text:style-name="Page_20_Reference_20_Font"><text:span text:style-name="T5"><text:bookmark-ref text:reference-format="page" text:ref-name="r127"/></text:span></text:span></text:p>
            </table:table-cell>
          </table:table-row>
          <table:table-row table:style-name="Tabelle45.1">
            <table:table-cell table:style-name="Tabelle45.A3" office:value-type="string">
              <text:p text:style-name="P57"><text:a xlink:type="simple" xlink:href="#r144"><text:span text:style-name="T44">ComponentDescription</text:span></text:a></text:p>
            </table:table-cell>
            <table:table-cell table:style-name="Tabelle45.A3" office:value-type="string">
              <text:p text:style-name="P64"><text:span text:style-name="T24">The </text:span><text:span text:style-name="Code1"><text:span text:style-name="T5">Component</text:span></text:span><text:span text:style-name="Default_20_Paragraph_20_Font"><text:span text:style-name="T24"> interface represents the declaration of a component in a Declarative Services descriptor.</text:span></text:span></text:p>
            </table:table-cell>
            <table:table-cell table:style-name="Tabelle45.A3" office:value-type="string">
              <text:p text:style-name="P63"><text:span text:style-name="Page_20_Reference_20_Font"><text:span text:style-name="T5"><text:bookmark-ref text:reference-format="page" text:ref-name="r144"/></text:span></text:span></text:p>
            </table:table-cell>
          </table:table-row>
          <table:table-row table:style-name="Tabelle45.1">
            <table:table-cell table:style-name="Tabelle45.A3" office:value-type="string">
              <text:p text:style-name="P57"><text:a xlink:type="simple" xlink:href="#r157"><text:span text:style-name="T44">Reference</text:span></text:a></text:p>
            </table:table-cell>
            <table:table-cell table:style-name="Tabelle45.A3" office:value-type="string">
              <text:p text:style-name="P64"><text:span text:style-name="T24">The </text:span><text:span text:style-name="Code1"><text:span text:style-name="T5">Reference</text:span></text:span><text:span text:style-name="Default_20_Paragraph_20_Font"><text:span text:style-name="T24"> interface represents a single reference (or dependency) to a service used by a Component as declared in the </text:span></text:span><text:span text:style-name="Code1"><text:span text:style-name="T5">reference</text:span></text:span><text:span text:style-name="Default_20_Paragraph_20_Font"><text:span text:style-name="T24"> elements of a Declarative Services descriptor.</text:span></text:span></text:p>
            </table:table-cell>
            <table:table-cell table:style-name="Tabelle45.A3" office:value-type="string">
              <text:p text:style-name="P63"><text:span text:style-name="Page_20_Reference_20_Font"><text:span text:style-name="T5"><text:bookmark-ref text:reference-format="page" text:ref-name="r157"/></text:span></text:span></text:p>
            </table:table-cell>
          </table:table-row>
        </table:table>
        <text:p text:style-name="P82"><text:bookmark text:name="r108"/>Package org.osgi.service.component.runtime Description</text:p>
        <text:p text:style-name="P83">Service Component Package Version 1.3.</text:p>
        <text:p text:style-name="P83">Bundles wishing to use this package must list the package in the Import-Package header of the bundle's manifest. This package has two types of users: the consumers that use the API in this package and the providers that implement the API in this package.</text:p>
        <text:p text:style-name="P83">Example import for consumers using the API in this package:</text:p>
        <text:p text:style-name="P84"><text:span text:style-name="Code1">Import-Package: org.osgi.service.component; version="[1.3,2.0)"</text:span></text:p>
        <text:p text:style-name="P83">Example import for providers implementing the API in this package:</text:p>
        <text:p text:style-name="P41"><text:span text:style-name="Code1">Import-Package: org.osgi.service.component; version="[1.3,1.4)"</text:span></text:p>
        <text:p text:style-name="P153"><text:bookmark text:name="r115"/>Class BoundReference</text:p>
        <text:p text:style-name="P85"><text:a xlink:type="simple" xlink:href="#r109"><text:span text:style-name="T47">org.osgi.service.component.runtime</text:span></text:a></text:p>
        <text:p text:style-name="P74"><text:span text:style-name="Code2">java.lang.Object</text:span></text:p>
        <text:p text:style-name="P87"><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59">org.osgi.service.component.runtime.BoundReference</text:span></text:span></text:p>
        <text:p text:style-name="P73"/>
        <text:p text:style-name="P106"><text:span text:style-name="Code2">public class </text:span><text:span text:style-name="Code2"><text:span text:style-name="T59">BoundReference</text:span></text:span></text:p>
        <text:p text:style-name="P52"><text:span text:style-name="Code2">extends org.osgi.dto.DTO</text:span></text:p>
        <text:p text:style-name="P53"><text:span text:style-name="T35">The </text:span><text:span text:style-name="Code2">BoundReference</text:span><text:span text:style-name="Default_20_Paragraph_20_Font"><text:span text:style-name="T35"> interface represents the actual service binding of a service reference declared in the </text:span></text:span><text:a xlink:type="simple" xlink:href="#r157"><text:span text:style-name="Default_20_Paragraph_20_Font"><text:span text:style-name="T45">reference element</text:span></text:span></text:a><text:span text:style-name="Default_20_Paragraph_20_Font"><text:span text:style-name="T35"> of the component declaration.</text:span></text:span></text:p>
        <text:p text:style-name="P86">Since:</text:p>
        <text:p text:style-name="P80">1.3</text:p>
        <text:p text:style-name="P86">Version:</text:p>
        <text:p text:style-name="P80">$Id: 5d17c4cfdf9a25336ba9498daf0cb28ddded7c04 $</text:p>
        <text:p text:style-name="P86">NotThreadSafe</text:p>
        <text:p text:style-name="P89"/>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90"><text:span text:style-name="Summary_20_Heading_20_Font2"><text:span text:style-name="T5">Field Summary</text:span></text:span></text:p>
            </table:table-cell>
            <table:covered-table-cell/>
            <table:table-cell table:style-name="Tabelle46.A1" office:value-type="string">
              <text:p text:style-name="P91"><text:span text:style-name="Page_20_Reference_20_Font"><text:span text:style-name="T28">Page</text:span></text:span></text:p>
            </table:table-cell>
          </table:table-row>
          <table:table-row table:style-name="Tabelle46.1">
            <table:table-cell table:style-name="Tabelle46.A2" office:value-type="string">
              <text:p text:style-name="P94"><text:a xlink:type="simple" xlink:href="#r157"><text:span text:style-name="Code_20_Small1"><text:span text:style-name="T48">Reference</text:span></text:span></text:a></text:p>
            </table:table-cell>
            <table:table-cell table:style-name="Tabelle46.A2" office:value-type="string">
              <text:p text:style-name="P97"><text:a xlink:type="simple" xlink:href="#r110"><text:span text:style-name="Code2"><text:span text:style-name="T49">reference</text:span></text:span></text:a></text:p>
              <text:p text:style-name="P98"><text:span text:style-name="T24">Returns the </text:span><text:span text:style-name="Code2"><text:span text:style-name="T5">component/reference</text:span></text:span><text:span text:style-name="Default_20_Paragraph_20_Font"><text:span text:style-name="T24"> element of the component descriptor defining this bound reference.</text:span></text:span></text:p>
            </table:table-cell>
            <table:table-cell table:style-name="Tabelle46.C2" office:value-type="string">
              <text:p text:style-name="P93"><text:span text:style-name="Page_20_Reference_20_Font"><text:span text:style-name="T5"><text:bookmark-ref text:reference-format="page" text:ref-name="r110"/></text:span></text:span></text:p>
            </table:table-cell>
          </table:table-row>
          <table:table-row table:style-name="Tabelle46.1">
            <table:table-cell table:style-name="Tabelle46.A3" office:value-type="string">
              <text:p text:style-name="P92"><text:span text:style-name="Code_20_Small1"><text:span text:style-name="T5">boolean</text:span></text:span></text:p>
            </table:table-cell>
            <table:table-cell table:style-name="Tabelle46.A3" office:value-type="string">
              <text:p text:style-name="P97"><text:a xlink:type="simple" xlink:href="#r111"><text:span text:style-name="Code2"><text:span text:style-name="T49">satisfied</text:span></text:span></text:a></text:p>
              <text:p text:style-name="P99">Returns whether this reference is satisfied.</text:p>
            </table:table-cell>
            <table:table-cell table:style-name="Tabelle46.C3" office:value-type="string">
              <text:p text:style-name="P93"><text:span text:style-name="Page_20_Reference_20_Font"><text:span text:style-name="T5"><text:bookmark-ref text:reference-format="page" text:ref-name="r111"/></text:span></text:span></text:p>
            </table:table-cell>
          </table:table-row>
          <table:table-row table:style-name="Tabelle46.1">
            <table:table-cell table:style-name="Tabelle46.A3" office:value-type="string">
              <text:p text:style-name="P92"><text:span text:style-name="Code_20_Small1"><text:span text:style-name="T5">org.osgi.dto.framework.ServiceReferenceDTO[]</text:span></text:span></text:p>
            </table:table-cell>
            <table:table-cell table:style-name="Tabelle46.A3" office:value-type="string">
              <text:p text:style-name="P97"><text:a xlink:type="simple" xlink:href="#r113"><text:span text:style-name="Code2"><text:span text:style-name="T49">serviceReferences</text:span></text:span></text:a></text:p>
              <text:p text:style-name="P98"><text:span text:style-name="T24">An array of </text:span><text:span text:style-name="Code2"><text:span text:style-name="T5">ServiceReferenceDTO</text:span></text:span><text:span text:style-name="Default_20_Paragraph_20_Font"><text:span text:style-name="T24"> instances representing the bound services.</text:span></text:span></text:p>
            </table:table-cell>
            <table:table-cell table:style-name="Tabelle46.C3" office:value-type="string">
              <text:p text:style-name="P93"><text:span text:style-name="Page_20_Reference_20_Font"><text:span text:style-name="T5"><text:bookmark-ref text:reference-format="page" text:ref-name="r113"/></text:span></text:span></text:p>
            </table:table-cell>
          </table:table-row>
          <table:table-row table:style-name="Tabelle46.1">
            <table:table-cell table:style-name="Tabelle46.A3" office:value-type="string">
              <text:p text:style-name="P92"><text:span text:style-name="Code_20_Small1"><text:span text:style-name="T5">String</text:span></text:span></text:p>
            </table:table-cell>
            <table:table-cell table:style-name="Tabelle46.A3" office:value-type="string">
              <text:p text:style-name="P97"><text:a xlink:type="simple" xlink:href="#r112"><text:span text:style-name="Code2"><text:span text:style-name="T49">target</text:span></text:span></text:a></text:p>
              <text:p text:style-name="P99">The value of the actual target value used to select services to bind to.</text:p>
            </table:table-cell>
            <table:table-cell table:style-name="Tabelle46.C3" office:value-type="string">
              <text:p text:style-name="P93"><text:span text:style-name="Page_20_Reference_20_Font"><text:span text:style-name="T5"><text:bookmark-ref text:reference-format="page" text:ref-name="r112"/></text:span></text:span></text:p>
            </table:table-cell>
          </table:table-row>
        </table:table>
        <text:p text:style-name="P40"/>
        <table:table table:name="Tabelle50" table:style-name="Tabelle50">
          <table:table-column table:style-name="Tabelle50.A"/>
          <table:table-column table:style-name="Tabelle50.B"/>
          <table:table-row table:style-name="Tabelle50.1">
            <table:table-cell table:style-name="Tabelle50.A1" office:value-type="string">
              <text:p text:style-name="P90"><text:span text:style-name="Summary_20_Heading_20_Font2"><text:span text:style-name="T5">Constructor Summary</text:span></text:span></text:p>
            </table:table-cell>
            <table:table-cell table:style-name="Tabelle50.A1" office:value-type="string">
              <text:p text:style-name="P91"><text:span text:style-name="Page_20_Reference_20_Font"><text:span text:style-name="T28">Page</text:span></text:span></text:p>
            </table:table-cell>
          </table:table-row>
          <table:table-row table:style-name="Tabelle50.1">
            <table:table-cell table:style-name="Tabelle50.A2" office:value-type="string">
              <text:p text:style-name="P96"><text:a xlink:type="simple" xlink:href="#r114"><text:span text:style-name="Code2"><text:span text:style-name="T49">BoundReference</text:span></text:span></text:a><text:span text:style-name="Code2"><text:span text:style-name="T5">()</text:span></text:span></text:p>
            </table:table-cell>
            <table:table-cell table:style-name="Tabelle50.B2" office:value-type="string">
              <text:p text:style-name="P93"><text:span text:style-name="Page_20_Reference_20_Font"><text:span text:style-name="T5"><text:bookmark-ref text:reference-format="page" text:ref-name="r114"/></text:span></text:span></text:p>
            </table:table-cell>
          </table:table-row>
        </table:table>
        <text:p text:style-name="P40"/>
        <table:table table:name="Tabelle52" table:style-name="Tabelle52">
          <table:table-column table:style-name="Tabelle52.A"/>
          <table:table-row table:style-name="Tabelle52.1">
            <table:table-cell table:style-name="Tabelle52.A1" office:value-type="string">
              <text:p text:style-name="P69">Methods inherited from class org.osgi.dto.DTO</text:p>
            </table:table-cell>
          </table:table-row>
          <table:table-row table:style-name="Tabelle52.2">
            <table:table-cell table:style-name="Tabelle52.A2" office:value-type="string">
              <text:p text:style-name="P64"><text:span text:style-name="Code2"><text:span text:style-name="T5">toString</text:span></text:span></text:p>
            </table:table-cell>
          </table:table-row>
        </table:table>
        <text:p text:style-name="P159">Field Detail</text:p>
        <text:p text:style-name="P162"><text:bookmark text:name="r110"/>reference</text:p>
        <text:p text:style-name="P52"><text:span text:style-name="Code2">public </text:span><text:a xlink:type="simple" xlink:href="#r157"><text:span text:style-name="Code2"><text:span text:style-name="T48">Reference</text:span></text:span></text:a><text:span text:style-name="Code2"> </text:span><text:span text:style-name="Code2"><text:span text:style-name="T59">reference</text:span></text:span></text:p>
        <text:p text:style-name="P75"><text:span text:style-name="T35">Returns the </text:span><text:span text:style-name="Code2">component/reference</text:span><text:span text:style-name="Default_20_Paragraph_20_Font"><text:span text:style-name="T35"> element of the component descriptor defining this bound reference.</text:span></text:span></text:p>
        <text:p text:style-name="P101"/>
        <text:p text:style-name="P161"><text:bookmark text:name="r111"/>satisfied</text:p>
        <text:p text:style-name="P52"><text:soft-page-break/><text:span text:style-name="Code2">public boolean </text:span><text:span text:style-name="Code2"><text:span text:style-name="T59">satisfied</text:span></text:span></text:p>
        <text:p text:style-name="P75"><text:span text:style-name="T35">Returns whether this reference is satisfied. An </text:span><text:a xlink:type="simple" xlink:href="#r147"><text:span text:style-name="T45">optional</text:span></text:a><text:span text:style-name="Default_20_Paragraph_20_Font"><text:span text:style-name="T35"> reference is always satisfied. Otherwise </text:span></text:span><text:span text:style-name="Code2">true</text:span><text:span text:style-name="Default_20_Paragraph_20_Font"><text:span text:style-name="T35"> is only returned if at least one service is bound.</text:span></text:span></text:p>
        <text:p text:style-name="P101"/>
        <text:p text:style-name="P161"><text:bookmark text:name="r112"/>target</text:p>
        <text:p text:style-name="P52"><text:span text:style-name="Code2">public String </text:span><text:span text:style-name="Code2"><text:span text:style-name="T59">target</text:span></text:span></text:p>
        <text:p text:style-name="P75"><text:span text:style-name="T35">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35"> attribute of the reference declaration. If configuration overwrites the target property, this method returns the value of the component property whose name is derived from the </text:span></text:span><text:a xlink:type="simple" xlink:href="#r145"><text:span text:style-name="Default_20_Paragraph_20_Font"><text:span text:style-name="T45">reference name</text:span></text:span></text:a><text:span text:style-name="Default_20_Paragraph_20_Font"><text:span text:style-name="T35"> plus the suffix </text:span></text:span><text:span text:style-name="Default_20_Paragraph_20_Font"><text:span text:style-name="T38">.target</text:span></text:span><text:span text:style-name="Default_20_Paragraph_20_Font"><text:span text:style-name="T35">. If no target property exists this field is set to </text:span></text:span><text:span text:style-name="Code2">null</text:span><text:span text:style-name="Default_20_Paragraph_20_Font"><text:span text:style-name="T35">.</text:span></text:span></text:p>
        <text:p text:style-name="P101"/>
        <text:p text:style-name="P161"><text:bookmark text:name="r113"/>serviceReferences</text:p>
        <text:p text:style-name="P52"><text:span text:style-name="Code2">public org.osgi.dto.framework.ServiceReferenceDTO[] </text:span><text:span text:style-name="Code2"><text:span text:style-name="T59">serviceReferences</text:span></text:span></text:p>
        <text:p text:style-name="P75"><text:span text:style-name="T35">An array of </text:span><text:span text:style-name="Code2">ServiceReferenceDTO</text:span><text:span text:style-name="Default_20_Paragraph_20_Font"><text:span text:style-name="T35"> instances representing the bound services. If no services are actually bound, this field is set to </text:span></text:span><text:span text:style-name="Code2">null</text:span><text:span text:style-name="Default_20_Paragraph_20_Font"><text:span text:style-name="T35">.</text:span></text:span></text:p>
        <text:p text:style-name="P160">Constructor Detail</text:p>
        <text:p text:style-name="P162"><text:bookmark text:name="r114"/>BoundReference</text:p>
        <text:p text:style-name="P52"><text:span text:style-name="Code2">public </text:span><text:span text:style-name="Code2"><text:span text:style-name="T59">BoundReference</text:span></text:span><text:span text:style-name="Code2">()</text:span></text:p>
        <text:p text:style-name="P154"><text:bookmark text:name="r127"/>Class ComponentConfiguration</text:p>
        <text:p text:style-name="P85"><text:a xlink:type="simple" xlink:href="#r109"><text:span text:style-name="T47">org.osgi.service.component.runtime</text:span></text:a></text:p>
        <text:p text:style-name="P74"><text:span text:style-name="Code2">java.lang.Object</text:span></text:p>
        <text:p text:style-name="P87"><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span text:style-name="Code2"><text:span text:style-name="T59">org.osgi.service.component.runtime.ComponentConfiguration</text:span></text:span></text:p>
        <text:p text:style-name="P73"/>
        <text:p text:style-name="P106"><text:span text:style-name="Code2">public class </text:span><text:span text:style-name="Code2"><text:span text:style-name="T59">ComponentConfiguration</text:span></text:span></text:p>
        <text:p text:style-name="P52"><text:span text:style-name="Code2">extends org.osgi.dto.DTO</text:span></text:p>
        <text:p text:style-name="P53"><text:span text:style-name="T35">The </text:span><text:span text:style-name="Code2">ComponentConfiguration</text:span><text:span text:style-name="Default_20_Paragraph_20_Font"><text:span text:style-name="T35"> interface represents an actual instance of a declared </text:span></text:span><text:a xlink:type="simple" xlink:href="#r144"><text:span text:style-name="Code2"><text:span text:style-name="T48">ComponentDescription</text:span></text:span></text:a><text:span text:style-name="Default_20_Paragraph_20_Font"><text:span text:style-name="T35">. These instances are called </text:span></text:span><text:span text:style-name="Default_20_Paragraph_20_Font"><text:span text:style-name="T38">configurations</text:span></text:span><text:span text:style-name="Default_20_Paragraph_20_Font"><text:span text:style-name="T35"> in the Declarative Services specification hence the name.</text:span></text:span></text:p>
        <text:p text:style-name="P86">Since:</text:p>
        <text:p text:style-name="P80">1.3</text:p>
        <text:p text:style-name="P86">Version:</text:p>
        <text:p text:style-name="P80">$Id: 9d2a68e7a6f4be379a58a9e0b5e82a5df9095a05 $</text:p>
        <text:p text:style-name="P86">NotThreadSafe</text:p>
        <text:p text:style-name="P89"/>
        <table:table table:name="Tabelle54" table:style-name="Tabelle54">
          <table:table-column table:style-name="Tabelle54.A"/>
          <table:table-column table:style-name="Tabelle54.B"/>
          <table:table-column table:style-name="Tabelle54.C"/>
          <table:table-row table:style-name="Tabelle54.1">
            <table:table-cell table:style-name="Tabelle54.A1" table:number-columns-spanned="2" office:value-type="string">
              <text:p text:style-name="P90"><text:span text:style-name="Summary_20_Heading_20_Font2"><text:span text:style-name="T5">Field Summary</text:span></text:span></text:p>
            </table:table-cell>
            <table:covered-table-cell/>
            <table:table-cell table:style-name="Tabelle54.A1" office:value-type="string">
              <text:p text:style-name="P91"><text:span text:style-name="Page_20_Reference_20_Font"><text:span text:style-name="T28">Page</text:span></text:span></text:p>
            </table:table-cell>
          </table:table-row>
          <table:table-row table:style-name="Tabelle54.1">
            <table:table-cell table:style-name="Tabelle54.A2" office:value-type="string">
              <text:p text:style-name="P94"><text:a xlink:type="simple" xlink:href="#r115"><text:span text:style-name="Code_20_Small1"><text:span text:style-name="T48">BoundReference</text:span></text:span></text:a><text:span text:style-name="Code_20_Small1"><text:span text:style-name="T5">[]</text:span></text:span></text:p>
            </table:table-cell>
            <table:table-cell table:style-name="Tabelle54.A2" office:value-type="string">
              <text:p text:style-name="P97"><text:a xlink:type="simple" xlink:href="#r125"><text:span text:style-name="Code2"><text:span text:style-name="T49">boundReferences</text:span></text:span></text:a></text:p>
              <text:p text:style-name="P100"><text:span text:style-name="T24">An array of </text:span><text:a xlink:type="simple" xlink:href="#r115"><text:span text:style-name="Code2"><text:span text:style-name="T48">BoundReference</text:span></text:span></text:a><text:span text:style-name="Default_20_Paragraph_20_Font"><text:span text:style-name="T24"> instances representing the service references bound to this component configuration.</text:span></text:span></text:p>
            </table:table-cell>
            <table:table-cell table:style-name="Tabelle54.C2" office:value-type="string">
              <text:p text:style-name="P93"><text:span text:style-name="Page_20_Reference_20_Font"><text:span text:style-name="T5"><text:bookmark-ref text:reference-format="page" text:ref-name="r125"/></text:span></text:span></text:p>
            </table:table-cell>
          </table:table-row>
          <table:table-row table:style-name="Tabelle54.1">
            <table:table-cell table:style-name="Tabelle54.A3" office:value-type="string">
              <text:p text:style-name="P94"><text:a xlink:type="simple" xlink:href="#r144"><text:span text:style-name="Code_20_Small1"><text:span text:style-name="T48">ComponentDescription</text:span></text:span></text:a></text:p>
            </table:table-cell>
            <table:table-cell table:style-name="Tabelle54.A3" office:value-type="string">
              <text:p text:style-name="P97"><text:a xlink:type="simple" xlink:href="#r121"><text:span text:style-name="Code2"><text:span text:style-name="T49">component</text:span></text:span></text:a></text:p>
              <text:p text:style-name="P99">The declaration of this component configuration.</text:p>
            </table:table-cell>
            <table:table-cell table:style-name="Tabelle54.C3" office:value-type="string">
              <text:p text:style-name="P93"><text:span text:style-name="Page_20_Reference_20_Font"><text:span text:style-name="T5"><text:bookmark-ref text:reference-format="page" text:ref-name="r121"/></text:span></text:span></text:p>
            </table:table-cell>
          </table:table-row>
          <table:table-row table:style-name="Tabelle54.1">
            <table:table-cell table:style-name="Tabelle54.A3" office:value-type="string">
              <text:p text:style-name="P92"><text:span text:style-name="Code_20_Small1"><text:span text:style-name="T5">String</text:span></text:span></text:p>
            </table:table-cell>
            <table:table-cell table:style-name="Tabelle54.A3" office:value-type="string">
              <text:p text:style-name="P97"><text:a xlink:type="simple" xlink:href="#r123"><text:span text:style-name="Code2"><text:span text:style-name="T49">configurationPid</text:span></text:span></text:a></text:p>
              <text:p text:style-name="P98"><text:span text:style-name="T24">The </text:span><text:span text:style-name="Code2"><text:span text:style-name="T5">service.pid</text:span></text:span><text:span text:style-name="Default_20_Paragraph_20_Font"><text:span text:style-name="T24"> property of the configuration properties provided by the Configuration Admin service for this component configuration or </text:span></text:span><text:span text:style-name="Code2"><text:span text:style-name="T5">null</text:span></text:span><text:span text:style-name="Default_20_Paragraph_20_Font"><text:span text:style-name="T24"> if no configuration from the Configuration Admin is provided to this component configuration.</text:span></text:span></text:p>
            </table:table-cell>
            <table:table-cell table:style-name="Tabelle54.C3" office:value-type="string">
              <text:p text:style-name="P93"><text:span text:style-name="Page_20_Reference_20_Font"><text:span text:style-name="T5"><text:bookmark-ref text:reference-format="page" text:ref-name="r123"/></text:span></text:span></text:p>
            </table:table-cell>
          </table:table-row>
          <table:table-row table:style-name="Tabelle54.1">
            <table:table-cell table:style-name="Tabelle54.A3" office:value-type="string">
              <text:p text:style-name="P92"><text:span text:style-name="Code_20_Small1"><text:span text:style-name="T5">Map&lt;String,Object&gt;</text:span></text:span></text:p>
            </table:table-cell>
            <table:table-cell table:style-name="Tabelle54.A3" office:value-type="string">
              <text:p text:style-name="P97"><text:a xlink:type="simple" xlink:href="#r124"><text:span text:style-name="Code2"><text:span text:style-name="T49">properties</text:span></text:span></text:a></text:p>
              <text:p text:style-name="P99">A map of the actual properties provided to the component configuration.</text:p>
            </table:table-cell>
            <table:table-cell table:style-name="Tabelle54.C3" office:value-type="string">
              <text:p text:style-name="P93"><text:span text:style-name="Page_20_Reference_20_Font"><text:span text:style-name="T5"><text:bookmark-ref text:reference-format="page" text:ref-name="r124"/></text:span></text:span></text:p>
            </table:table-cell>
          </table:table-row>
          <table:table-row table:style-name="Tabelle54.1">
            <table:table-cell table:style-name="Tabelle54.A3" office:value-type="string">
              <text:p text:style-name="P92"><text:span text:style-name="Code_20_Small1"><text:span text:style-name="T5">int</text:span></text:span></text:p>
            </table:table-cell>
            <table:table-cell table:style-name="Tabelle54.A3" office:value-type="string">
              <text:p text:style-name="P97"><text:a xlink:type="simple" xlink:href="#r122"><text:span text:style-name="Code2"><text:span text:style-name="T49">state</text:span></text:span></text:a></text:p>
              <text:p text:style-name="P98"><text:span text:style-name="T24">The current state of this component configuration, which is one of the </text:span><text:span text:style-name="Code2"><text:span text:style-name="T5">STATE_*</text:span></text:span><text:span text:style-name="Default_20_Paragraph_20_Font"><text:span text:style-name="T24"> constants defined in this interface.</text:span></text:span></text:p>
            </table:table-cell>
            <table:table-cell table:style-name="Tabelle54.C3" office:value-type="string">
              <text:p text:style-name="P93"><text:span text:style-name="Page_20_Reference_20_Font"><text:span text:style-name="T5"><text:bookmark-ref text:reference-format="page" text:ref-name="r122"/></text:span></text:span></text:p>
            </table:table-cell>
          </table:table-row>
          <table:table-row table:style-name="Tabelle54.1">
            <table:table-cell table:style-name="Tabelle54.A3" office:value-type="string">
              <text:p text:style-name="P92"><text:span text:style-name="Code_20_Small1"><text:span text:style-name="T5">static int</text:span></text:span></text:p>
            </table:table-cell>
            <table:table-cell table:style-name="Tabelle54.A3" office:value-type="string">
              <text:p text:style-name="P97"><text:a xlink:type="simple" xlink:href="#r117"><text:span text:style-name="Code2"><text:span text:style-name="T49">STATE_ACTIVATING</text:span></text:span></text:a></text:p>
              <text:p text:style-name="P99">A satisfied component is being activated (value is 2).</text:p>
            </table:table-cell>
            <table:table-cell table:style-name="Tabelle54.C3" office:value-type="string">
              <text:p text:style-name="P93"><text:span text:style-name="Page_20_Reference_20_Font"><text:span text:style-name="T5"><text:bookmark-ref text:reference-format="page" text:ref-name="r117"/></text:span></text:span></text:p>
            </table:table-cell>
          </table:table-row>
          <table:table-row table:style-name="Tabelle54.1">
            <table:table-cell table:style-name="Tabelle54.A3" office:value-type="string">
              <text:p text:style-name="P92"><text:span text:style-name="Code_20_Small1"><text:span text:style-name="T5">static int</text:span></text:span></text:p>
            </table:table-cell>
            <table:table-cell table:style-name="Tabelle54.A3" office:value-type="string">
              <text:p text:style-name="P97"><text:a xlink:type="simple" xlink:href="#r119"><text:span text:style-name="Code2"><text:span text:style-name="T49">STATE_ACTIVE</text:span></text:span></text:a></text:p>
              <text:p text:style-name="P99">A component is in the active state (value is 8).</text:p>
            </table:table-cell>
            <table:table-cell table:style-name="Tabelle54.C3" office:value-type="string">
              <text:p text:style-name="P93"><text:span text:style-name="Page_20_Reference_20_Font"><text:span text:style-name="T5"><text:bookmark-ref text:reference-format="page" text:ref-name="r119"/></text:span></text:span></text:p>
            </table:table-cell>
          </table:table-row>
          <table:table-row table:style-name="Tabelle54.1">
            <table:table-cell table:style-name="Tabelle54.A3" office:value-type="string">
              <text:p text:style-name="P92"><text:span text:style-name="Code_20_Small1"><text:span text:style-name="T5">static int</text:span></text:span></text:p>
            </table:table-cell>
            <table:table-cell table:style-name="Tabelle54.A3" office:value-type="string">
              <text:p text:style-name="P97"><text:a xlink:type="simple" xlink:href="#r120"><text:span text:style-name="Code2"><text:span text:style-name="T49">STATE_DEACTIVATING</text:span></text:span></text:a></text:p>
              <text:p text:style-name="P99">The Component is being deactivated either because it is being disabled or because a dependency is not satisfied any more (value is 16).</text:p>
            </table:table-cell>
            <table:table-cell table:style-name="Tabelle54.C3" office:value-type="string">
              <text:p text:style-name="P93"><text:span text:style-name="Page_20_Reference_20_Font"><text:span text:style-name="T5"><text:bookmark-ref text:reference-format="page" text:ref-name="r120"/></text:span></text:span></text:p>
            </table:table-cell>
          </table:table-row>
          <table:table-row table:style-name="Tabelle54.1">
            <table:table-cell table:style-name="Tabelle54.A3" office:value-type="string">
              <text:p text:style-name="P92"><text:span text:style-name="Code_20_Small1"><text:span text:style-name="T5">static int</text:span></text:span></text:p>
            </table:table-cell>
            <table:table-cell table:style-name="Tabelle54.A3" office:value-type="string">
              <text:p text:style-name="P97"><text:a xlink:type="simple" xlink:href="#r118"><text:span text:style-name="Code2"><text:span text:style-name="T49">STATE_REGISTERED</text:span></text:span></text:a></text:p>
              <text:p text:style-name="P99">The Component has successfully been activated but is a delayed or service factory component pending instantiation on first use (value is 4).</text:p>
            </table:table-cell>
            <table:table-cell table:style-name="Tabelle54.C3" office:value-type="string">
              <text:p text:style-name="P93"><text:span text:style-name="Page_20_Reference_20_Font"><text:span text:style-name="T5"><text:bookmark-ref text:reference-format="page" text:ref-name="r118"/></text:span></text:span></text:p>
            </table:table-cell>
          </table:table-row>
          <table:table-row table:style-name="Tabelle54.1">
            <table:table-cell table:style-name="Tabelle54.A3" office:value-type="string">
              <text:p text:style-name="P92"><text:span text:style-name="Code_20_Small1"><text:span text:style-name="T5">static int</text:span></text:span></text:p>
            </table:table-cell>
            <table:table-cell table:style-name="Tabelle54.A3" office:value-type="string">
              <text:p text:style-name="P97"><text:a xlink:type="simple" xlink:href="#r116"><text:span text:style-name="Code2"><text:span text:style-name="T49">STATE_UNSATISFIED</text:span></text:span></text:a></text:p>
              <text:p text:style-name="P99">The initial state of a component (value is 1).</text:p>
            </table:table-cell>
            <table:table-cell table:style-name="Tabelle54.C3" office:value-type="string">
              <text:p text:style-name="P93"><text:span text:style-name="Page_20_Reference_20_Font"><text:span text:style-name="T5"><text:bookmark-ref text:reference-format="page" text:ref-name="r116"/></text:span></text:span></text:p>
            </table:table-cell>
          </table:table-row>
        </table:table>
        <text:p text:style-name="P40"/>
        <table:table table:name="Tabelle56" table:style-name="Tabelle56">
          <table:table-column table:style-name="Tabelle56.A"/>
          <table:table-column table:style-name="Tabelle56.B"/>
          <table:table-row table:style-name="Tabelle56.1">
            <table:table-cell table:style-name="Tabelle56.A1" office:value-type="string">
              <text:p text:style-name="P90"><text:span text:style-name="Summary_20_Heading_20_Font2"><text:span text:style-name="T5">Constructor Summary</text:span></text:span></text:p>
            </table:table-cell>
            <table:table-cell table:style-name="Tabelle56.A1" office:value-type="string">
              <text:p text:style-name="P91"><text:span text:style-name="Page_20_Reference_20_Font"><text:span text:style-name="T28">Page</text:span></text:span></text:p>
            </table:table-cell>
          </table:table-row>
          <table:table-row table:style-name="Tabelle56.1">
            <table:table-cell table:style-name="Tabelle56.A2" office:value-type="string">
              <text:p text:style-name="P96"><text:a xlink:type="simple" xlink:href="#r126"><text:span text:style-name="Code2"><text:span text:style-name="T49">ComponentConfiguration</text:span></text:span></text:a><text:span text:style-name="Code2"><text:span text:style-name="T5">()</text:span></text:span></text:p>
            </table:table-cell>
            <table:table-cell table:style-name="Tabelle56.B2" office:value-type="string">
              <text:p text:style-name="P93"><text:span text:style-name="Page_20_Reference_20_Font"><text:span text:style-name="T5"><text:bookmark-ref text:reference-format="page" text:ref-name="r126"/></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9">Methods inherited from class org.osgi.dto.DTO</text:p>
            </table:table-cell>
          </table:table-row>
          <table:table-row table:style-name="Tabelle57.2">
            <table:table-cell table:style-name="Tabelle57.A2" office:value-type="string">
              <text:p text:style-name="P64"><text:span text:style-name="Code2"><text:span text:style-name="T5">toString</text:span></text:span></text:p>
            </table:table-cell>
          </table:table-row>
        </table:table>
        <text:p text:style-name="P159">Field Detail</text:p>
        <text:p text:style-name="P162"><text:bookmark text:name="r116"/>STATE_UNSATISFIED</text:p>
        <text:p text:style-name="P52"><text:span text:style-name="Code2">public static final int </text:span><text:span text:style-name="Code2"><text:span text:style-name="T59">STATE_UNSATISFIED</text:span></text:span><text:span text:style-name="Code2"> = 1</text:span></text:p>
        <text:p text:style-name="P77">The initial state of a component (value is 1).</text:p>
        <text:p text:style-name="P75"><text:span text:style-name="T35">When the component becomes satisfied it enters the </text:span><text:a xlink:type="simple" xlink:href="#r117"><text:span text:style-name="T45">activating state</text:span></text:a><text:span text:style-name="Default_20_Paragraph_20_Font"><text:span text:style-name="T35"> to be activated.</text:span></text:span></text:p>
        <text:p text:style-name="P101"/>
        <text:p text:style-name="P161"><text:bookmark text:name="r117"/>STATE_ACTIVATING</text:p>
        <text:p text:style-name="P52"><text:span text:style-name="Code2">public static final int </text:span><text:span text:style-name="Code2"><text:span text:style-name="T59">STATE_ACTIVATING</text:span></text:span><text:span text:style-name="Code2"> = 2</text:span></text:p>
        <text:p text:style-name="P77">A satisfied component is being activated (value is 2). Depending on the type of the component this may include the following steps:</text:p>
        <text:list xml:id="list6123139432997031673" text:style-name="RTF_5f_Num_20_3">
          <text:list-item>
            <text:p text:style-name="P45">Register as a service (if providing service(s))</text:p>
          </text:list-item>
          <text:list-item>
            <text:p text:style-name="P45">Create the component instance</text:p>
          </text:list-item>
          <text:list-item>
            <text:p text:style-name="P45">Bind available references</text:p>
          </text:list-item>
          <text:list-item>
            <text:p text:style-name="P49">Call the activator method (if any)</text:p>
          </text:list-item>
        </text:list>
        <text:p text:style-name="P78"><text:span text:style-name="T35">If activation succeeds the component enters the </text:span><text:a xlink:type="simple" xlink:href="#r119"><text:span text:style-name="T45">active state</text:span></text:a><text:span text:style-name="Default_20_Paragraph_20_Font"><text:span text:style-name="T35"> if it is an immediate component or the </text:span></text:span><text:a xlink:type="simple" xlink:href="#r118"><text:span text:style-name="Default_20_Paragraph_20_Font"><text:span text:style-name="T45">registered state</text:span></text:span></text:a><text:span text:style-name="Default_20_Paragraph_20_Font"><text:span text:style-name="T35"> if it is a delayed or factory service component or if it is a component factory component.</text:span></text:span></text:p>
        <text:p text:style-name="P75"><text:span text:style-name="T35">If activation fails the component falls back to the </text:span><text:a xlink:type="simple" xlink:href="#r116"><text:span text:style-name="T45">unsatisfied state</text:span></text:a><text:span text:style-name="Default_20_Paragraph_20_Font"><text:span text:style-name="T35">.</text:span></text:span></text:p>
        <text:p text:style-name="P101"/>
        <text:p text:style-name="P161"><text:bookmark text:name="r118"/>STATE_REGISTERED</text:p>
        <text:p text:style-name="P52"><text:span text:style-name="Code2">public static final int </text:span><text:span text:style-name="Code2"><text:span text:style-name="T59">STATE_REGISTERED</text:span></text:span><text:span text:style-name="Code2"> = 4</text:span></text:p>
        <text:p text:style-name="P77"><text:soft-page-break/>The Component has successfully been activated but is a delayed or service factory component pending instantiation on first use (value is 4).</text:p>
        <text:p text:style-name="P78"><text:span text:style-name="T35">If the service is retrieved from the service factory for the first time the component is being activated and on success enters the </text:span><text:a xlink:type="simple" xlink:href="#r119"><text:span text:style-name="T45">active state</text:span></text:a><text:span text:style-name="Default_20_Paragraph_20_Font"><text:span text:style-name="T35">.</text:span></text:span></text:p>
        <text:p text:style-name="P78"><text:span text:style-name="T35">If activation fails, the component remains in the </text:span><text:a xlink:type="simple" xlink:href="#r118"><text:span text:style-name="T45">registered state</text:span></text:a><text:span text:style-name="Default_20_Paragraph_20_Font"><text:span text:style-name="T35">.</text:span></text:span></text:p>
        <text:p text:style-name="P75"><text:span text:style-name="T35">If the component is being deactivated it enters the </text:span><text:a xlink:type="simple" xlink:href="#r120"><text:span text:style-name="T45">deactivating state</text:span></text:a><text:span text:style-name="Default_20_Paragraph_20_Font"><text:span text:style-name="T35">.</text:span></text:span></text:p>
        <text:p text:style-name="P101"/>
        <text:p text:style-name="P161"><text:bookmark text:name="r119"/>STATE_ACTIVE</text:p>
        <text:p text:style-name="P52"><text:span text:style-name="Code2">public static final int </text:span><text:span text:style-name="Code2"><text:span text:style-name="T59">STATE_ACTIVE</text:span></text:span><text:span text:style-name="Code2"> = 8</text:span></text:p>
        <text:p text:style-name="P77">A component is in the active state (value is 8). The activate state means the following depending on the type of component:</text:p>
        <text:list xml:id="list4704222901202804500" text:style-name="RTF_5f_Num_20_4">
          <text:list-item>
            <text:p text:style-name="P46">The component is an immediate component</text:p>
          </text:list-item>
          <text:list-item>
            <text:p text:style-name="P46">The component is a delayed or service factory component and at least one consumer has retrieved the provided service</text:p>
          </text:list-item>
          <text:list-item>
            <text:p text:style-name="P50"><text:span text:style-name="T24">The component is an instance of a Component Factory component created with the </text:span><text:a xlink:type="simple" xlink:href="#r34"><text:span text:style-name="Code2"><text:span text:style-name="T48">ComponentFactory.newInstance(java.util.Dictionary)</text:span></text:span></text:a><text:span text:style-name="Default_20_Paragraph_20_Font"><text:span text:style-name="T24"> method</text:span></text:span></text:p>
          </text:list-item>
        </text:list>
        <text:p text:style-name="P78"><text:span text:style-name="T35">If the component becomes unsatisfied it is being deactivated and enters the </text:span><text:a xlink:type="simple" xlink:href="#r120"><text:span text:style-name="T45">deactivating state</text:span></text:a><text:span text:style-name="Default_20_Paragraph_20_Font"><text:span text:style-name="T35">.</text:span></text:span></text:p>
        <text:p text:style-name="P78"><text:span text:style-name="T35">If the component is a Component Factory created instance and is disposed off with the </text:span><text:a xlink:type="simple" xlink:href="#r36"><text:span text:style-name="Code2"><text:span text:style-name="T48">ComponentInstance.dispose()</text:span></text:span></text:a><text:span text:style-name="Default_20_Paragraph_20_Font"><text:span text:style-name="T35"> method it is being destroyed and also enters the </text:span></text:span><text:a xlink:type="simple" xlink:href="#r120"><text:span text:style-name="Default_20_Paragraph_20_Font"><text:span text:style-name="T45">deactivating state</text:span></text:span></text:a><text:span text:style-name="Default_20_Paragraph_20_Font"><text:span text:style-name="T35">.</text:span></text:span></text:p>
        <text:p text:style-name="P75"><text:span text:style-name="T35">If the last consumer of a delayed or service factory component ungets the provided service, the component instance is destroyed and the component enters the </text:span><text:a xlink:type="simple" xlink:href="#r118"><text:span text:style-name="T45">registered state</text:span></text:a><text:span text:style-name="Default_20_Paragraph_20_Font"><text:span text:style-name="T35">.</text:span></text:span></text:p>
        <text:p text:style-name="P101"/>
        <text:p text:style-name="P161"><text:bookmark text:name="r120"/>STATE_DEACTIVATING</text:p>
        <text:p text:style-name="P52"><text:span text:style-name="Code2">public static final int </text:span><text:span text:style-name="Code2"><text:span text:style-name="T59">STATE_DEACTIVATING</text:span></text:span><text:span text:style-name="Code2"> = 16</text:span></text:p>
        <text:p text:style-name="P75"><text:span text:style-name="T35">The Component is being deactivated either because it is being disabled or because a dependency is not satisfied any more (value is 16). After deactivation the Component enters the </text:span><text:a xlink:type="simple" xlink:href="#r116"><text:span text:style-name="T45">unsatisfied state</text:span></text:a><text:span text:style-name="Default_20_Paragraph_20_Font"><text:span text:style-name="T35">.</text:span></text:span></text:p>
        <text:p text:style-name="P101"/>
        <text:p text:style-name="P161"><text:bookmark text:name="r121"/>component</text:p>
        <text:p text:style-name="P52"><text:span text:style-name="Code2">public </text:span><text:a xlink:type="simple" xlink:href="#r144"><text:span text:style-name="Code2"><text:span text:style-name="T48">ComponentDescription</text:span></text:span></text:a><text:span text:style-name="Code2"> </text:span><text:span text:style-name="Code2"><text:span text:style-name="T59">component</text:span></text:span></text:p>
        <text:p text:style-name="P76">The declaration of this component configuration.</text:p>
        <text:p text:style-name="P101"/>
        <text:p text:style-name="P161"><text:bookmark text:name="r122"/>state</text:p>
        <text:p text:style-name="P52"><text:span text:style-name="Code2">public int </text:span><text:span text:style-name="Code2"><text:span text:style-name="T59">state</text:span></text:span></text:p>
        <text:p text:style-name="P75"><text:span text:style-name="T35">The current state of this component configuration, which is one of the </text:span><text:span text:style-name="Code2">STATE_*</text:span><text:span text:style-name="Default_20_Paragraph_20_Font"><text:span text:style-name="T35"> constants defined in this interface.</text:span></text:span></text:p>
        <text:p text:style-name="P101"/>
        <text:p text:style-name="P161"><text:bookmark text:name="r123"/>configurationPid</text:p>
        <text:p text:style-name="P52"><text:soft-page-break/><text:span text:style-name="Code2">public String </text:span><text:span text:style-name="Code2"><text:span text:style-name="T59">configurationPid</text:span></text:span></text:p>
        <text:p text:style-name="P75"><text:span text:style-name="T35">The </text:span><text:span text:style-name="Code2">service.pid</text:span><text:span text:style-name="Default_20_Paragraph_20_Font"><text:span text:style-name="T35"> property of the configuration properties provided by the Configuration Admin service for this component configuration or </text:span></text:span><text:span text:style-name="Code2">null</text:span><text:span text:style-name="Default_20_Paragraph_20_Font"><text:span text:style-name="T35"> if no configuration from the Configuration Admin is provided to this component configuration.</text:span></text:span></text:p>
        <text:p text:style-name="P101"/>
        <text:p text:style-name="P161"><text:bookmark text:name="r124"/>properties</text:p>
        <text:p text:style-name="P52"><text:span text:style-name="Code2">public Map&lt;String,Object&gt; </text:span><text:span text:style-name="Code2"><text:span text:style-name="T59">properties</text:span></text:span></text:p>
        <text:p text:style-name="P75"><text:span text:style-name="T35">A map of the actual properties provided to the component configuration. This map provides the same content as the </text:span><text:a xlink:type="simple" xlink:href="#r17"><text:span text:style-name="Code2"><text:span text:style-name="T48">ComponentContext.getProperties()</text:span></text:span></text:a><text:span text:style-name="Default_20_Paragraph_20_Font"><text:span text:style-name="T35"> method.</text:span></text:span></text:p>
        <text:p text:style-name="P101"/>
        <text:p text:style-name="P161"><text:bookmark text:name="r125"/>boundReferences</text:p>
        <text:p text:style-name="P52"><text:span text:style-name="Code2">public </text:span><text:a xlink:type="simple" xlink:href="#r115"><text:span text:style-name="Code2"><text:span text:style-name="T48">BoundReference</text:span></text:span></text:a><text:span text:style-name="Code2">[] </text:span><text:span text:style-name="Code2"><text:span text:style-name="T59">boundReferences</text:span></text:span></text:p>
        <text:p text:style-name="P75"><text:span text:style-name="T35">An array of </text:span><text:a xlink:type="simple" xlink:href="#r115"><text:span text:style-name="Code2"><text:span text:style-name="T48">BoundReference</text:span></text:span></text:a><text:span text:style-name="Default_20_Paragraph_20_Font"><text:span text:style-name="T35"> instances representing the service references bound to this component configuration. </text:span></text:span><text:span text:style-name="Code2">null</text:span><text:span text:style-name="Default_20_Paragraph_20_Font"><text:span text:style-name="T35"> is returned if the component configuration has no bound references.</text:span></text:span></text:p>
        <text:p text:style-name="P160">Constructor Detail</text:p>
        <text:p text:style-name="P162"><text:bookmark text:name="r126"/>ComponentConfiguration</text:p>
        <text:p text:style-name="P52"><text:span text:style-name="Code2">public </text:span><text:span text:style-name="Code2"><text:span text:style-name="T59">ComponentConfiguration</text:span></text:span><text:span text:style-name="Code2">()</text:span></text:p>
        <text:p text:style-name="P155"><text:bookmark text:name="r144"/>Class ComponentDescription</text:p>
        <text:p text:style-name="P85"><text:a xlink:type="simple" xlink:href="#r109"><text:span text:style-name="T47">org.osgi.service.component.runtime</text:span></text:a></text:p>
        <text:p text:style-name="P74"><text:soft-page-break/><text:span text:style-name="Code2">java.lang.Object</text:span></text:p>
        <text:p text:style-name="P87"><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21" text:anchor-type="as-char" svg:width="0.1563in" svg:height="0.1457in" draw:z-index="0"><draw:image xlink:href="Pictures/100002000000000F0000000E443DCD33.png" xlink:type="simple" xlink:show="embed" xlink:actuate="onLoad"/></draw:frame></text:span><text:span text:style-name="Code2"><text:span text:style-name="T59">org.osgi.service.component.runtime.ComponentDescription</text:span></text:span></text:p>
        <text:p text:style-name="P73"/>
        <text:p text:style-name="P106"><text:span text:style-name="Code2">public class </text:span><text:span text:style-name="Code2"><text:span text:style-name="T59">ComponentDescription</text:span></text:span></text:p>
        <text:p text:style-name="P52"><text:span text:style-name="Code2">extends org.osgi.dto.DTO</text:span></text:p>
        <text:p text:style-name="P53"><text:span text:style-name="T35">The </text:span><text:span text:style-name="Code2">Component</text:span><text:span text:style-name="Default_20_Paragraph_20_Font"><text:span text:style-name="T35"> interface represents the declaration of a component in a Declarative Services descriptor.</text:span></text:span></text:p>
        <text:p text:style-name="P86">Since:</text:p>
        <text:p text:style-name="P80">1.3</text:p>
        <text:p text:style-name="P86">Version:</text:p>
        <text:p text:style-name="P80">$Id: dc999e7d8096c5dbfbc5a206c6a6c6c22a5fd00a $</text:p>
        <text:p text:style-name="P86">NotThreadSafe</text:p>
        <text:p text:style-name="P89"/>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0"><text:span text:style-name="Summary_20_Heading_20_Font2"><text:span text:style-name="T5">Field Summary</text:span></text:span></text:p>
            </table:table-cell>
            <table:covered-table-cell/>
            <table:table-cell table:style-name="Tabelle59.A1" office:value-type="string">
              <text:p text:style-name="P91"><text:span text:style-name="Page_20_Reference_20_Font"><text:span text:style-name="T28">Page</text:span></text:span></text:p>
            </table:table-cell>
          </table:table-row>
          <table:table-row table:style-name="Tabelle59.1">
            <table:table-cell table:style-name="Tabelle59.A2" office:value-type="string">
              <text:p text:style-name="P92"><text:span text:style-name="Code_20_Small1"><text:span text:style-name="T5">String</text:span></text:span></text:p>
            </table:table-cell>
            <table:table-cell table:style-name="Tabelle59.A2" office:value-type="string">
              <text:p text:style-name="P97"><text:a xlink:type="simple" xlink:href="#r138"><text:span text:style-name="Code2"><text:span text:style-name="T49">activate</text:span></text:span></text:a></text:p>
              <text:p text:style-name="P98"><text:span text:style-name="T24">The name of the method to be called when the component is being activated as defined in the </text:span><text:span text:style-name="Code2"><text:span text:style-name="T5">component.activate</text:span></text:span><text:span text:style-name="Default_20_Paragraph_20_Font"><text:span text:style-name="T24"> attribute or </text:span></text:span><text:span text:style-name="Code2"><text:span text:style-name="T5">null</text:span></text:span><text:span text:style-name="Default_20_Paragraph_20_Font"><text:span text:style-name="T24"> if not explicitly declared.</text:span></text:span></text:p>
            </table:table-cell>
            <table:table-cell table:style-name="Tabelle59.C2" office:value-type="string">
              <text:p text:style-name="P93"><text:span text:style-name="Page_20_Reference_20_Font"><text:span text:style-name="T5"><text:bookmark-ref text:reference-format="page" text:ref-name="r138"/></text:span></text:span></text:p>
            </table:table-cell>
          </table:table-row>
          <table:table-row table:style-name="Tabelle59.1">
            <table:table-cell table:style-name="Tabelle59.A3" office:value-type="string">
              <text:p text:style-name="P92"><text:span text:style-name="Code_20_Small1"><text:span text:style-name="T5">org.osgi.dto.framework.BundleDTO</text:span></text:span></text:p>
            </table:table-cell>
            <table:table-cell table:style-name="Tabelle59.A3" office:value-type="string">
              <text:p text:style-name="P97"><text:a xlink:type="simple" xlink:href="#r129"><text:span text:style-name="Code2"><text:span text:style-name="T49">bundle</text:span></text:span></text:a></text:p>
              <text:p text:style-name="P99">The bundle declaring this component.</text:p>
            </table:table-cell>
            <table:table-cell table:style-name="Tabelle59.C3" office:value-type="string">
              <text:p text:style-name="P93"><text:span text:style-name="Page_20_Reference_20_Font"><text:span text:style-name="T5"><text:bookmark-ref text:reference-format="page" text:ref-name="r129"/></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41"><text:span text:style-name="Code2"><text:span text:style-name="T49">configurationPolicy</text:span></text:span></text:a></text:p>
              <text:p text:style-name="P98"><text:span text:style-name="T24">The configuration policy declared in the </text:span><text:span text:style-name="Code2"><text:span text:style-name="T5">component.configuration-policy</text:span></text:span><text:span text:style-name="Default_20_Paragraph_20_Font"><text:span text:style-name="T24"> attribute.</text:span></text:span></text:p>
            </table:table-cell>
            <table:table-cell table:style-name="Tabelle59.C3" office:value-type="string">
              <text:p text:style-name="P93"><text:span text:style-name="Page_20_Reference_20_Font"><text:span text:style-name="T5"><text:bookmark-ref text:reference-format="page" text:ref-name="r141"/></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39"><text:span text:style-name="Code2"><text:span text:style-name="T49">deactivate</text:span></text:span></text:a></text:p>
              <text:p text:style-name="P98"><text:span text:style-name="T24">The name of the method to be called when the component is being deactivated as defined in the </text:span><text:span text:style-name="Code2"><text:span text:style-name="T5">component.deactivate</text:span></text:span><text:span text:style-name="Default_20_Paragraph_20_Font"><text:span text:style-name="T24"> attribute or </text:span></text:span><text:span text:style-name="Code2"><text:span text:style-name="T5">null</text:span></text:span><text:span text:style-name="Default_20_Paragraph_20_Font"><text:span text:style-name="T24"> if not explicitly declared.</text:span></text:span></text:p>
            </table:table-cell>
            <table:table-cell table:style-name="Tabelle59.C3" office:value-type="string">
              <text:p text:style-name="P93"><text:span text:style-name="Page_20_Reference_20_Font"><text:span text:style-name="T5"><text:bookmark-ref text:reference-format="page" text:ref-name="r139"/></text:span></text:span></text:p>
            </table:table-cell>
          </table:table-row>
          <table:table-row table:style-name="Tabelle59.1">
            <table:table-cell table:style-name="Tabelle59.A3" office:value-type="string">
              <text:p text:style-name="P92"><text:span text:style-name="Code_20_Small1"><text:span text:style-name="T5">boolean</text:span></text:span></text:p>
            </table:table-cell>
            <table:table-cell table:style-name="Tabelle59.A3" office:value-type="string">
              <text:p text:style-name="P97"><text:a xlink:type="simple" xlink:href="#r133"><text:span text:style-name="Code2"><text:span text:style-name="T49">defaultEnabled</text:span></text:span></text:a></text:p>
              <text:p text:style-name="P98"><text:span text:style-name="T24">Whether the component is declared to be enabled by default (</text:span><text:span text:style-name="Code2"><text:span text:style-name="T5">true</text:span></text:span><text:span text:style-name="Default_20_Paragraph_20_Font"><text:span text:style-name="T24">) as defined by the </text:span></text:span><text:span text:style-name="Code2"><text:span text:style-name="T5">component.enabled</text:span></text:span><text:span text:style-name="Default_20_Paragraph_20_Font"><text:span text:style-name="T24"> attribute.</text:span></text:span></text:p>
            </table:table-cell>
            <table:table-cell table:style-name="Tabelle59.C3" office:value-type="string">
              <text:p text:style-name="P93"><text:span text:style-name="Page_20_Reference_20_Font"><text:span text:style-name="T5"><text:bookmark-ref text:reference-format="page" text:ref-name="r133"/></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30"><text:span text:style-name="Code2"><text:span text:style-name="T49">factory</text:span></text:span></text:a></text:p>
              <text:p text:style-name="P98"><text:span text:style-name="T24">The component factory name from </text:span><text:span text:style-name="Code2"><text:span text:style-name="T5">component.factory</text:span></text:span><text:span text:style-name="Default_20_Paragraph_20_Font"><text:span text:style-name="T24"> attribute or </text:span></text:span><text:span text:style-name="Code2"><text:span text:style-name="T5">null</text:span></text:span><text:span text:style-name="Default_20_Paragraph_20_Font"><text:span text:style-name="T24"> if this component is not defined as a component factory.</text:span></text:span></text:p>
            </table:table-cell>
            <table:table-cell table:style-name="Tabelle59.C3" office:value-type="string">
              <text:p text:style-name="P93"><text:span text:style-name="Page_20_Reference_20_Font"><text:span text:style-name="T5"><text:bookmark-ref text:reference-format="page" text:ref-name="r130"/></text:span></text:span></text:p>
            </table:table-cell>
          </table:table-row>
          <table:table-row table:style-name="Tabelle59.1">
            <table:table-cell table:style-name="Tabelle59.A3" office:value-type="string">
              <text:p text:style-name="P92"><text:span text:style-name="Code_20_Small1"><text:span text:style-name="T5">long</text:span></text:span></text:p>
            </table:table-cell>
            <table:table-cell table:style-name="Tabelle59.A3" office:value-type="string">
              <text:p text:style-name="P97"><text:a xlink:type="simple" xlink:href="#r142"><text:span text:style-name="Code2"><text:span text:style-name="T49">id</text:span></text:span></text:a></text:p>
              <text:p text:style-name="P99">The unique ID of this component managed by the Service Component Runtime.</text:p>
            </table:table-cell>
            <table:table-cell table:style-name="Tabelle59.C3" office:value-type="string">
              <text:p text:style-name="P93"><text:span text:style-name="Page_20_Reference_20_Font"><text:span text:style-name="T5"><text:bookmark-ref text:reference-format="page" text:ref-name="r142"/></text:span></text:span></text:p>
            </table:table-cell>
          </table:table-row>
          <table:table-row table:style-name="Tabelle59.1">
            <table:table-cell table:style-name="Tabelle59.A3" office:value-type="string">
              <text:p text:style-name="P92"><text:span text:style-name="Code_20_Small1"><text:span text:style-name="T5">boolean</text:span></text:span></text:p>
            </table:table-cell>
            <table:table-cell table:style-name="Tabelle59.A3" office:value-type="string">
              <text:p text:style-name="P97"><text:a xlink:type="simple" xlink:href="#r134"><text:span text:style-name="Code2"><text:span text:style-name="T49">immediate</text:span></text:span></text:a></text:p>
              <text:p text:style-name="P98"><text:span text:style-name="T24">Whether the component is an immediate or a delayed component as defined by the </text:span><text:span text:style-name="Code2"><text:span text:style-name="T5">component.immediate</text:span></text:span><text:span text:style-name="Default_20_Paragraph_20_Font"><text:span text:style-name="T24"> attribute.</text:span></text:span></text:p>
            </table:table-cell>
            <table:table-cell table:style-name="Tabelle59.C3" office:value-type="string">
              <text:p text:style-name="P93"><text:span text:style-name="Page_20_Reference_20_Font"><text:span text:style-name="T5"><text:bookmark-ref text:reference-format="page" text:ref-name="r134"/></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32"><text:span text:style-name="Code2"><text:span text:style-name="T49">implementationClass</text:span></text:span></text:a></text:p>
              <text:p text:style-name="P98"><text:span text:style-name="T24">The fully qualified name of the class implementing this component from the </text:span><text:span text:style-name="Code2"><text:span text:style-name="T5">component/implementation.class</text:span></text:span><text:span text:style-name="Default_20_Paragraph_20_Font"><text:span text:style-name="T24"> attribute.</text:span></text:span></text:p>
            </table:table-cell>
            <table:table-cell table:style-name="Tabelle59.C3" office:value-type="string">
              <text:p text:style-name="P93"><text:span text:style-name="Page_20_Reference_20_Font"><text:span text:style-name="T5"><text:bookmark-ref text:reference-format="page" text:ref-name="r132"/></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40"><text:span text:style-name="Code2"><text:span text:style-name="T49">modified</text:span></text:span></text:a></text:p>
              <text:p text:style-name="P98"><text:span text:style-name="T24">The name of the method to be called when the component's configuration is being updated as defined in the </text:span><text:span text:style-name="Code2"><text:span text:style-name="T5">component.modified</text:span></text:span><text:span text:style-name="Default_20_Paragraph_20_Font"><text:span text:style-name="T24"> attribute or </text:span></text:span><text:span text:style-name="Code2"><text:span text:style-name="T5">null</text:span></text:span><text:span text:style-name="Default_20_Paragraph_20_Font"><text:span text:style-name="T24"> if not declared.</text:span></text:span></text:p>
            </table:table-cell>
            <table:table-cell table:style-name="Tabelle59.C3" office:value-type="string">
              <text:p text:style-name="P93"><text:span text:style-name="Page_20_Reference_20_Font"><text:span text:style-name="T5"><text:bookmark-ref text:reference-format="page" text:ref-name="r140"/></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28"><text:span text:style-name="Code2"><text:span text:style-name="T49">name</text:span></text:span></text:a></text:p>
              <text:p text:style-name="P98"><text:span text:style-name="T24">The name of the component defined in the </text:span><text:span text:style-name="Code2"><text:span text:style-name="T5">component.name</text:span></text:span><text:span text:style-name="Default_20_Paragraph_20_Font"><text:span text:style-name="T24"> attribute which may be </text:span></text:span><text:span text:style-name="Code2"><text:span text:style-name="T5">null</text:span></text:span><text:span text:style-name="Default_20_Paragraph_20_Font"><text:span text:style-name="T24">.</text:span></text:span></text:p>
            </table:table-cell>
            <table:table-cell table:style-name="Tabelle59.C3" office:value-type="string">
              <text:p text:style-name="P93"><text:span text:style-name="Page_20_Reference_20_Font"><text:span text:style-name="T5"><text:bookmark-ref text:reference-format="page" text:ref-name="r128"/></text:span></text:span></text:p>
            </table:table-cell>
          </table:table-row>
          <table:table-row table:style-name="Tabelle59.1">
            <table:table-cell table:style-name="Tabelle59.A3" office:value-type="string">
              <text:p text:style-name="P92"><text:span text:style-name="Code_20_Small1"><text:span text:style-name="T5">Map&lt;String,Object&gt;</text:span></text:span></text:p>
            </table:table-cell>
            <table:table-cell table:style-name="Tabelle59.A3" office:value-type="string">
              <text:p text:style-name="P97"><text:a xlink:type="simple" xlink:href="#r136"><text:span text:style-name="Code2"><text:span text:style-name="T49">properties</text:span></text:span></text:a></text:p>
              <text:p text:style-name="P98"><text:span text:style-name="T24">The declared properties of the component as defined by the </text:span><text:span text:style-name="Code2"><text:span text:style-name="T5">component/property</text:span></text:span><text:span text:style-name="Default_20_Paragraph_20_Font"><text:span text:style-name="T24"> and </text:span></text:span><text:span text:style-name="Code2"><text:span text:style-name="T5">component/properties</text:span></text:span><text:span text:style-name="Default_20_Paragraph_20_Font"><text:span text:style-name="T24"> elements.</text:span></text:span></text:p>
            </table:table-cell>
            <table:table-cell table:style-name="Tabelle59.C3" office:value-type="string">
              <text:p text:style-name="P93"><text:span text:style-name="Page_20_Reference_20_Font"><text:span text:style-name="T5"><text:bookmark-ref text:reference-format="page" text:ref-name="r136"/></text:span></text:span></text:p>
            </table:table-cell>
          </table:table-row>
          <table:table-row table:style-name="Tabelle59.1">
            <table:table-cell table:style-name="Tabelle59.A3" office:value-type="string">
              <text:p text:style-name="P94"><text:a xlink:type="simple" xlink:href="#r157"><text:span text:style-name="Code_20_Small1"><text:span text:style-name="T48">Reference</text:span></text:span></text:a><text:span text:style-name="Code_20_Small1"><text:span text:style-name="T5">[]</text:span></text:span></text:p>
            </table:table-cell>
            <table:table-cell table:style-name="Tabelle59.A3" office:value-type="string">
              <text:p text:style-name="P97"><text:a xlink:type="simple" xlink:href="#r137"><text:span text:style-name="Code2"><text:span text:style-name="T49">references</text:span></text:span></text:a></text:p>
              <text:p text:style-name="P100"><text:span text:style-name="T24">An array of </text:span><text:a xlink:type="simple" xlink:href="#r157"><text:span text:style-name="Code2"><text:span text:style-name="T48">Reference</text:span></text:span></text:a><text:span text:style-name="Default_20_Paragraph_20_Font"><text:span text:style-name="T24"> instances representing the service references (or dependencies) of this component as defined in the </text:span></text:span><text:span text:style-name="Code2"><text:span text:style-name="T5">component/reference</text:span></text:span><text:span text:style-name="Default_20_Paragraph_20_Font"><text:span text:style-name="T24"> elements.</text:span></text:span></text:p>
            </table:table-cell>
            <table:table-cell table:style-name="Tabelle59.C3" office:value-type="string">
              <text:p text:style-name="P93"><text:span text:style-name="Page_20_Reference_20_Font"><text:span text:style-name="T5"><text:bookmark-ref text:reference-format="page" text:ref-name="r137"/></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31"><text:span text:style-name="Code2"><text:span text:style-name="T49">scope</text:span></text:span></text:a></text:p>
              <text:p text:style-name="P98"><text:span text:style-name="T24">The service scope for the service of this Component as defined by the </text:span><text:span text:style-name="Code2"><text:span text:style-name="T5">service/scope</text:span></text:span><text:span text:style-name="Default_20_Paragraph_20_Font"><text:span text:style-name="T24"> attribute.</text:span></text:span></text:p>
            </table:table-cell>
            <table:table-cell table:style-name="Tabelle59.C3" office:value-type="string">
              <text:p text:style-name="P93"><text:span text:style-name="Page_20_Reference_20_Font"><text:span text:style-name="T5"><text:bookmark-ref text:reference-format="page" text:ref-name="r131"/></text:span></text:span></text:p>
            </table:table-cell>
          </table:table-row>
          <table:table-row table:style-name="Tabelle59.1">
            <table:table-cell table:style-name="Tabelle59.A3" office:value-type="string">
              <text:p text:style-name="P92"><text:span text:style-name="Code_20_Small1"><text:span text:style-name="T5">String[]</text:span></text:span></text:p>
            </table:table-cell>
            <table:table-cell table:style-name="Tabelle59.A3" office:value-type="string">
              <text:p text:style-name="P97"><text:a xlink:type="simple" xlink:href="#r135"><text:span text:style-name="Code2"><text:span text:style-name="T49">serviceInterfaces</text:span></text:span></text:a></text:p>
              <text:p text:style-name="P98"><text:span text:style-name="T24">An array of service names provided by this component or </text:span><text:span text:style-name="Code2"><text:span text:style-name="T5">null</text:span></text:span><text:span text:style-name="Default_20_Paragraph_20_Font"><text:span text:style-name="T24"> if the component is not registered as a service as defined by the </text:span></text:span><text:span text:style-name="Code2"><text:span text:style-name="T5">component/service/provide.interface</text:span></text:span><text:span text:style-name="Default_20_Paragraph_20_Font"><text:span text:style-name="T24"> attributes.</text:span></text:span></text:p>
            </table:table-cell>
            <table:table-cell table:style-name="Tabelle59.C3" office:value-type="string">
              <text:p text:style-name="P95"><text:span text:style-name="Page_20_Reference_20_Font"><text:span text:style-name="T5"><text:bookmark-ref text:reference-format="page" text:ref-name="r135"/></text:span></text:span></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90"><text:span text:style-name="Summary_20_Heading_20_Font2"><text:span text:style-name="T5">Constructor Summary</text:span></text:span></text:p>
            </table:table-cell>
            <table:table-cell table:style-name="Tabelle60.A1" office:value-type="string">
              <text:p text:style-name="P91"><text:span text:style-name="Page_20_Reference_20_Font"><text:span text:style-name="T28">Page</text:span></text:span></text:p>
            </table:table-cell>
          </table:table-row>
          <table:table-row table:style-name="Tabelle60.1">
            <table:table-cell table:style-name="Tabelle60.A2" office:value-type="string">
              <text:p text:style-name="P96"><text:a xlink:type="simple" xlink:href="#r143"><text:span text:style-name="Code2"><text:span text:style-name="T49">ComponentDescription</text:span></text:span></text:a><text:span text:style-name="Code2"><text:span text:style-name="T5">()</text:span></text:span></text:p>
            </table:table-cell>
            <table:table-cell table:style-name="Tabelle60.B2" office:value-type="string">
              <text:p text:style-name="P93"><text:span text:style-name="Page_20_Reference_20_Font"><text:span text:style-name="T5"><text:bookmark-ref text:reference-format="page" text:ref-name="r143"/></text:span></text:span></text:p>
            </table:table-cell>
          </table:table-row>
        </table:table>
        <text:p text:style-name="P40"/>
        <table:table table:name="Tabelle62" table:style-name="Tabelle62">
          <table:table-column table:style-name="Tabelle62.A"/>
          <table:table-row table:style-name="Tabelle62.1">
            <table:table-cell table:style-name="Tabelle62.A1" office:value-type="string">
              <text:p text:style-name="P69">Methods inherited from class org.osgi.dto.DTO</text:p>
            </table:table-cell>
          </table:table-row>
          <table:table-row table:style-name="Tabelle62.2">
            <table:table-cell table:style-name="Tabelle62.A2" office:value-type="string">
              <text:p text:style-name="P64"><text:span text:style-name="Code2"><text:span text:style-name="T5">toString</text:span></text:span></text:p>
            </table:table-cell>
          </table:table-row>
        </table:table>
        <text:p text:style-name="P159">Field Detail</text:p>
        <text:p text:style-name="P162"><text:bookmark text:name="r128"/>name</text:p>
        <text:p text:style-name="P52"><text:span text:style-name="Code2">public String </text:span><text:span text:style-name="Code2"><text:span text:style-name="T59">name</text:span></text:span></text:p>
        <text:p text:style-name="P75"><text:span text:style-name="T35">The name of the component defined in the </text:span><text:span text:style-name="Code2">component.name</text:span><text:span text:style-name="Default_20_Paragraph_20_Font"><text:span text:style-name="T35"> attribute which may be </text:span></text:span><text:span text:style-name="Code2">null</text:span><text:span text:style-name="Default_20_Paragraph_20_Font"><text:span text:style-name="T35">.</text:span></text:span></text:p>
        <text:p text:style-name="P101"/>
        <text:p text:style-name="P161"><text:bookmark text:name="r129"/>bundle</text:p>
        <text:p text:style-name="P52"><text:span text:style-name="Code2">public org.osgi.dto.framework.BundleDTO </text:span><text:span text:style-name="Code2"><text:span text:style-name="T59">bundle</text:span></text:span></text:p>
        <text:p text:style-name="P76">The bundle declaring this component.</text:p>
        <text:p text:style-name="P101"><text:soft-page-break/></text:p>
        <text:p text:style-name="P161"><text:bookmark text:name="r130"/>factory</text:p>
        <text:p text:style-name="P52"><text:span text:style-name="Code2">public String </text:span><text:span text:style-name="Code2"><text:span text:style-name="T59">factory</text:span></text:span></text:p>
        <text:p text:style-name="P75"><text:span text:style-name="T35">The component factory name from </text:span><text:span text:style-name="Code2">component.factory</text:span><text:span text:style-name="Default_20_Paragraph_20_Font"><text:span text:style-name="T35"> attribute or </text:span></text:span><text:span text:style-name="Code2">null</text:span><text:span text:style-name="Default_20_Paragraph_20_Font"><text:span text:style-name="T35"> if this component is not defined as a component factory.</text:span></text:span></text:p>
        <text:p text:style-name="P101"/>
        <text:p text:style-name="P161"><text:bookmark text:name="r131"/>scope</text:p>
        <text:p text:style-name="P52"><text:span text:style-name="Code2">public String </text:span><text:span text:style-name="Code2"><text:span text:style-name="T59">scope</text:span></text:span></text:p>
        <text:p text:style-name="P75"><text:span text:style-name="T35">The service scope for the service of this Component as defined by the </text:span><text:span text:style-name="Code2">service/scope</text:span><text:span text:style-name="Default_20_Paragraph_20_Font"><text:span text:style-name="T35"> attribute.</text:span></text:span></text:p>
        <text:p text:style-name="P101"/>
        <text:p text:style-name="P161"><text:bookmark text:name="r132"/>implementationClass</text:p>
        <text:p text:style-name="P52"><text:span text:style-name="Code2">public String </text:span><text:span text:style-name="Code2"><text:span text:style-name="T59">implementationClass</text:span></text:span></text:p>
        <text:p text:style-name="P75"><text:span text:style-name="T35">The fully qualified name of the class implementing this component from the </text:span><text:span text:style-name="Code2">component/implementation.class</text:span><text:span text:style-name="Default_20_Paragraph_20_Font"><text:span text:style-name="T35"> attribute.</text:span></text:span></text:p>
        <text:p text:style-name="P101"/>
        <text:p text:style-name="P161"><text:bookmark text:name="r133"/>defaultEnabled</text:p>
        <text:p text:style-name="P52"><text:span text:style-name="Code2">public boolean </text:span><text:span text:style-name="Code2"><text:span text:style-name="T59">defaultEnabled</text:span></text:span></text:p>
        <text:p text:style-name="P75"><text:span text:style-name="T35">Whether the component is declared to be enabled by default (</text:span><text:span text:style-name="Code2">true</text:span><text:span text:style-name="Default_20_Paragraph_20_Font"><text:span text:style-name="T35">) as defined by the </text:span></text:span><text:span text:style-name="Code2">component.enabled</text:span><text:span text:style-name="Default_20_Paragraph_20_Font"><text:span text:style-name="T35"> attribute.</text:span></text:span></text:p>
        <text:p text:style-name="P101"/>
        <text:p text:style-name="P161"><text:bookmark text:name="r134"/>immediate</text:p>
        <text:p text:style-name="P52"><text:span text:style-name="Code2">public boolean </text:span><text:span text:style-name="Code2"><text:span text:style-name="T59">immediate</text:span></text:span></text:p>
        <text:p text:style-name="P75"><text:span text:style-name="T35">Whether the component is an immediate or a delayed component as defined by the </text:span><text:span text:style-name="Code2">component.immediate</text:span><text:span text:style-name="Default_20_Paragraph_20_Font"><text:span text:style-name="T35"> attribute.</text:span></text:span></text:p>
        <text:p text:style-name="P101"/>
        <text:p text:style-name="P161"><text:bookmark text:name="r135"/>serviceInterfaces</text:p>
        <text:p text:style-name="P52"><text:span text:style-name="Code2">public String[] </text:span><text:span text:style-name="Code2"><text:span text:style-name="T59">serviceInterfaces</text:span></text:span></text:p>
        <text:p text:style-name="P75"><text:span text:style-name="T35">An array of service names provided by this component or </text:span><text:span text:style-name="Code2">null</text:span><text:span text:style-name="Default_20_Paragraph_20_Font"><text:span text:style-name="T35"> if the component is not registered as a service as defined by the </text:span></text:span><text:span text:style-name="Code2">component/service/provide.interface</text:span><text:span text:style-name="Default_20_Paragraph_20_Font"><text:span text:style-name="T35"> attributes.</text:span></text:span></text:p>
        <text:p text:style-name="P101"/>
        <text:p text:style-name="P161"><text:bookmark text:name="r136"/>properties</text:p>
        <text:p text:style-name="P52"><text:span text:style-name="Code2">public Map&lt;String,Object&gt; </text:span><text:span text:style-name="Code2"><text:span text:style-name="T59">properties</text:span></text:span></text:p>
        <text:p text:style-name="P75"><text:span text:style-name="T35">The declared properties of the component as defined by the </text:span><text:span text:style-name="Code2">component/property</text:span><text:span text:style-name="Default_20_Paragraph_20_Font"><text:span text:style-name="T35"> and </text:span></text:span><text:span text:style-name="Code2">component/properties</text:span><text:span text:style-name="Default_20_Paragraph_20_Font"><text:span text:style-name="T35"> elements.</text:span></text:span></text:p>
        <text:p text:style-name="P101"><text:soft-page-break/></text:p>
        <text:p text:style-name="P161"><text:bookmark text:name="r137"/>references</text:p>
        <text:p text:style-name="P52"><text:span text:style-name="Code2">public </text:span><text:a xlink:type="simple" xlink:href="#r157"><text:span text:style-name="Code2"><text:span text:style-name="T48">Reference</text:span></text:span></text:a><text:span text:style-name="Code2">[] </text:span><text:span text:style-name="Code2"><text:span text:style-name="T59">references</text:span></text:span></text:p>
        <text:p text:style-name="P75"><text:span text:style-name="T35">An array of </text:span><text:a xlink:type="simple" xlink:href="#r157"><text:span text:style-name="Code2"><text:span text:style-name="T48">Reference</text:span></text:span></text:a><text:span text:style-name="Default_20_Paragraph_20_Font"><text:span text:style-name="T35"> instances representing the service references (or dependencies) of this component as defined in the </text:span></text:span><text:span text:style-name="Code2">component/reference</text:span><text:span text:style-name="Default_20_Paragraph_20_Font"><text:span text:style-name="T35"> elements.</text:span></text:span></text:p>
        <text:p text:style-name="P101"/>
        <text:p text:style-name="P161"><text:bookmark text:name="r138"/>activate</text:p>
        <text:p text:style-name="P52"><text:span text:style-name="Code2">public String </text:span><text:span text:style-name="Code2"><text:span text:style-name="T59">activate</text:span></text:span></text:p>
        <text:p text:style-name="P75"><text:span text:style-name="T35">The name of the method to be called when the component is being activated as defined in the </text:span><text:span text:style-name="Code2">component.activate</text:span><text:span text:style-name="Default_20_Paragraph_20_Font"><text:span text:style-name="T35"> attribute or </text:span></text:span><text:span text:style-name="Code2">null</text:span><text:span text:style-name="Default_20_Paragraph_20_Font"><text:span text:style-name="T35"> if not explicitly declared.</text:span></text:span></text:p>
        <text:p text:style-name="P101"/>
        <text:p text:style-name="P161"><text:bookmark text:name="r139"/>deactivate</text:p>
        <text:p text:style-name="P52"><text:span text:style-name="Code2">public String </text:span><text:span text:style-name="Code2"><text:span text:style-name="T59">deactivate</text:span></text:span></text:p>
        <text:p text:style-name="P75"><text:span text:style-name="T35">The name of the method to be called when the component is being deactivated as defined in the </text:span><text:span text:style-name="Code2">component.deactivate</text:span><text:span text:style-name="Default_20_Paragraph_20_Font"><text:span text:style-name="T35"> attribute or </text:span></text:span><text:span text:style-name="Code2">null</text:span><text:span text:style-name="Default_20_Paragraph_20_Font"><text:span text:style-name="T35"> if not explicitly declared.</text:span></text:span></text:p>
        <text:p text:style-name="P101"/>
        <text:p text:style-name="P161"><text:bookmark text:name="r140"/>modified</text:p>
        <text:p text:style-name="P52"><text:span text:style-name="Code2">public String </text:span><text:span text:style-name="Code2"><text:span text:style-name="T59">modified</text:span></text:span></text:p>
        <text:p text:style-name="P75"><text:span text:style-name="T35">The name of the method to be called when the component's configuration is being updated as defined in the </text:span><text:span text:style-name="Code2">component.modified</text:span><text:span text:style-name="Default_20_Paragraph_20_Font"><text:span text:style-name="T35"> attribute or </text:span></text:span><text:span text:style-name="Code2">null</text:span><text:span text:style-name="Default_20_Paragraph_20_Font"><text:span text:style-name="T35"> if not declared.</text:span></text:span></text:p>
        <text:p text:style-name="P101"/>
        <text:p text:style-name="P161"><text:bookmark text:name="r141"/>configurationPolicy</text:p>
        <text:p text:style-name="P52"><text:span text:style-name="Code2">public String </text:span><text:span text:style-name="Code2"><text:span text:style-name="T59">configurationPolicy</text:span></text:span></text:p>
        <text:p text:style-name="P78"><text:span text:style-name="T35">The configuration policy declared in the </text:span><text:span text:style-name="Code2">component.configuration-policy</text:span><text:span text:style-name="Default_20_Paragraph_20_Font"><text:span text:style-name="T35"> attribute. If the component descriptor is a Declarative Services 1.0 descriptor or not configuration policy has been declared, the default value </text:span></text:span><text:span text:style-name="Default_20_Paragraph_20_Font"><text:span text:style-name="T38">optional</text:span></text:span><text:span text:style-name="Default_20_Paragraph_20_Font"><text:span text:style-name="T35"> is returned.</text:span></text:span></text:p>
        <text:p text:style-name="P77">The returned string is one of the three policies defined in the Declarative Services specification 1.1:</text:p>
        <text:p text:style-name="P80"><text:soft-page-break/>optional</text:p>
        <text:p text:style-name="P102">Configuration from the Configuration Admin service is supplied to the component if available. Otherwise the component is activated without Configuration Admin configuration. This is the default value reflecting the behaviour of Declarative Services 1.0</text:p>
        <text:p text:style-name="P80">require</text:p>
        <text:p text:style-name="P102">Configuration is required. The component remains unsatisfied until configuartion is available from the Configuration Admin service.</text:p>
        <text:p text:style-name="P80">ignore</text:p>
        <text:p text:style-name="P104">Configuration is ignored. No Configuration Admin service configuration is supplied to the component.</text:p>
        <text:p text:style-name="P101"/>
        <text:p text:style-name="P161"><text:bookmark text:name="r142"/>id</text:p>
        <text:p text:style-name="P52"><text:span text:style-name="Code2">public long </text:span><text:span text:style-name="Code2"><text:span text:style-name="T59">id</text:span></text:span></text:p>
        <text:p text:style-name="P75"><text:span text:style-name="T35">The unique ID of this component managed by the Service Component Runtime. This value is also available as the </text:span><text:span text:style-name="Code2">component.id</text:span><text:span text:style-name="Default_20_Paragraph_20_Font"><text:span text:style-name="T35"> service registration property of component configurations registered as services.</text:span></text:span></text:p>
        <text:p text:style-name="P160">Constructor Detail</text:p>
        <text:p text:style-name="P162"><text:bookmark text:name="r143"/>ComponentDescription</text:p>
        <text:p text:style-name="P52"><text:span text:style-name="Code2">public </text:span><text:span text:style-name="Code2"><text:span text:style-name="T59">ComponentDescription</text:span></text:span><text:span text:style-name="Code2">()</text:span></text:p>
        <text:p text:style-name="P156"><text:bookmark text:name="r157"/>Class Reference</text:p>
        <text:p text:style-name="P85"><text:a xlink:type="simple" xlink:href="#r109"><text:span text:style-name="T47">org.osgi.service.component.runtime</text:span></text:a></text:p>
        <text:p text:style-name="P74"><text:span text:style-name="Code2">java.lang.Object</text:span></text:p>
        <text:p text:style-name="P87"><text:span text:style-name="Code2">  </text:span><text:span text:style-name="Code2"><draw:frame draw:style-name="fr3" draw:name="Grafik22" text:anchor-type="as-char" svg:width="0.1563in" svg:height="0.1457in" draw:z-index="0"><draw:image xlink:href="Pictures/100002000000000F0000000E443DCD33.png" xlink:type="simple" xlink:show="embed" xlink:actuate="onLoad"/></draw:frame></text:span><text:span text:style-name="Code2">org.osgi.dto.DTO</text:span></text:p>
        <text:p text:style-name="P43"><text:span text:style-name="Code2">      </text:span><text:span text:style-name="Code2"><draw:frame draw:style-name="fr3" draw:name="Grafik23" text:anchor-type="as-char" svg:width="0.1563in" svg:height="0.1457in" draw:z-index="0"><draw:image xlink:href="Pictures/100002000000000F0000000E443DCD33.png" xlink:type="simple" xlink:show="embed" xlink:actuate="onLoad"/></draw:frame></text:span><text:span text:style-name="Code2"><text:span text:style-name="T59">org.osgi.service.component.runtime.Reference</text:span></text:span></text:p>
        <text:p text:style-name="P73"/>
        <text:p text:style-name="P106"><text:span text:style-name="Code2">public class </text:span><text:span text:style-name="Code2"><text:span text:style-name="T59">Reference</text:span></text:span></text:p>
        <text:p text:style-name="P52"><text:span text:style-name="Code2">extends org.osgi.dto.DTO</text:span></text:p>
        <text:p text:style-name="P53"><text:span text:style-name="T35">The </text:span><text:span text:style-name="Code2">Reference</text:span><text:span text:style-name="Default_20_Paragraph_20_Font"><text:span text:style-name="T35"> interface represents a single reference (or dependency) to a service used by a Component as declared in the </text:span></text:span><text:span text:style-name="Code2">reference</text:span><text:span text:style-name="Default_20_Paragraph_20_Font"><text:span text:style-name="T35"> elements of a Declarative Services descriptor.</text:span></text:span></text:p>
        <text:p text:style-name="P86">Since:</text:p>
        <text:p text:style-name="P80">1.3</text:p>
        <text:p text:style-name="P86">Version:</text:p>
        <text:p text:style-name="P80">$Id: 44060765b30df744f52a143ed719105722117a8a $</text:p>
        <text:p text:style-name="P86">NotThreadSafe</text:p>
        <text:p text:style-name="P89"/>
        <table:table table:name="Tabelle63" table:style-name="Tabelle63">
          <table:table-column table:style-name="Tabelle63.A"/>
          <table:table-column table:style-name="Tabelle63.B"/>
          <table:table-column table:style-name="Tabelle63.C"/>
          <table:table-row table:style-name="Tabelle63.1">
            <table:table-cell table:style-name="Tabelle63.A1" table:number-columns-spanned="2" office:value-type="string">
              <text:p text:style-name="P90"><text:span text:style-name="Summary_20_Heading_20_Font2"><text:span text:style-name="T5">Field Summary</text:span></text:span></text:p>
            </table:table-cell>
            <table:covered-table-cell/>
            <table:table-cell table:style-name="Tabelle63.A1" office:value-type="string">
              <text:p text:style-name="P91"><text:span text:style-name="Page_20_Reference_20_Font"><text:span text:style-name="T28">Page</text:span></text:span></text:p>
            </table:table-cell>
          </table:table-row>
          <table:table-row table:style-name="Tabelle63.1">
            <table:table-cell table:style-name="Tabelle63.A2" office:value-type="string">
              <text:p text:style-name="P92"><text:span text:style-name="Code_20_Small1"><text:span text:style-name="T5">String</text:span></text:span></text:p>
            </table:table-cell>
            <table:table-cell table:style-name="Tabelle63.A2" office:value-type="string">
              <text:p text:style-name="P97"><text:a xlink:type="simple" xlink:href="#r152"><text:span text:style-name="Code2"><text:span text:style-name="T49">bind</text:span></text:span></text:a></text:p>
              <text:p text:style-name="P98"><text:span text:style-name="T24">The name of the method called if a service is being bound to the component as defined by the </text:span><text:span text:style-name="Code2"><text:span text:style-name="T5">reference.bind</text:span></text:span><text:span text:style-name="Default_20_Paragraph_20_Font"><text:span text:style-name="T24"> attribute or </text:span></text:span><text:span text:style-name="Code2"><text:span text:style-name="T5">null</text:span></text:span><text:span text:style-name="Default_20_Paragraph_20_Font"><text:span text:style-name="T24"> if no such method is declared.</text:span></text:span></text:p>
            </table:table-cell>
            <table:table-cell table:style-name="Tabelle63.C2" office:value-type="string">
              <text:p text:style-name="P93"><text:span text:style-name="Page_20_Reference_20_Font"><text:span text:style-name="T5"><text:bookmark-ref text:reference-format="page" text:ref-name="r152"/></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46"><text:span text:style-name="Code2"><text:span text:style-name="T49">interfaceName</text:span></text:span></text:a></text:p>
              <text:p text:style-name="P98"><text:span text:style-name="T24">The name of the service used by this reference as defined by the </text:span><text:span text:style-name="Code2"><text:span text:style-name="T5">reference.interface</text:span></text:span><text:span text:style-name="Default_20_Paragraph_20_Font"><text:span text:style-name="T24"> attribute.</text:span></text:span></text:p>
            </table:table-cell>
            <table:table-cell table:style-name="Tabelle63.C3" office:value-type="string">
              <text:p text:style-name="P93"><text:span text:style-name="Page_20_Reference_20_Font"><text:span text:style-name="T5"><text:bookmark-ref text:reference-format="page" text:ref-name="r146"/></text:span></text:span></text:p>
            </table:table-cell>
          </table:table-row>
          <table:table-row table:style-name="Tabelle63.1">
            <table:table-cell table:style-name="Tabelle63.A3" office:value-type="string">
              <text:p text:style-name="P92"><text:span text:style-name="Code_20_Small1"><text:span text:style-name="T5">boolean</text:span></text:span></text:p>
            </table:table-cell>
            <table:table-cell table:style-name="Tabelle63.A3" office:value-type="string">
              <text:p text:style-name="P97"><text:a xlink:type="simple" xlink:href="#r148"><text:span text:style-name="Code2"><text:span text:style-name="T49">multiple</text:span></text:span></text:a></text:p>
              <text:p text:style-name="P98"><text:span text:style-name="T24">Whether this reference is multiple as defined by the upper bound of the </text:span><text:span text:style-name="Code2"><text:span text:style-name="T5">reference.cardinality</text:span></text:span><text:span text:style-name="Default_20_Paragraph_20_Font"><text:span text:style-name="T24">.</text:span></text:span></text:p>
            </table:table-cell>
            <table:table-cell table:style-name="Tabelle63.C3" office:value-type="string">
              <text:p text:style-name="P93"><text:span text:style-name="Page_20_Reference_20_Font"><text:span text:style-name="T5"><text:bookmark-ref text:reference-format="page" text:ref-name="r148"/></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45"><text:span text:style-name="Code2"><text:span text:style-name="T49">name</text:span></text:span></text:a></text:p>
              <text:p text:style-name="P98"><text:span text:style-name="T24">The name of this Reference as defined by the </text:span><text:span text:style-name="Code2"><text:span text:style-name="T5">reference.name</text:span></text:span><text:span text:style-name="Default_20_Paragraph_20_Font"><text:span text:style-name="T24"> attribute or </text:span></text:span><text:span text:style-name="Code2"><text:span text:style-name="T5">null</text:span></text:span><text:span text:style-name="Default_20_Paragraph_20_Font"><text:span text:style-name="T24"> if not declared.</text:span></text:span></text:p>
            </table:table-cell>
            <table:table-cell table:style-name="Tabelle63.C3" office:value-type="string">
              <text:p text:style-name="P93"><text:span text:style-name="Page_20_Reference_20_Font"><text:span text:style-name="T5"><text:bookmark-ref text:reference-format="page" text:ref-name="r145"/></text:span></text:span></text:p>
            </table:table-cell>
          </table:table-row>
          <table:table-row table:style-name="Tabelle63.1">
            <table:table-cell table:style-name="Tabelle63.A3" office:value-type="string">
              <text:p text:style-name="P92"><text:span text:style-name="Code_20_Small1"><text:span text:style-name="T5">boolean</text:span></text:span></text:p>
            </table:table-cell>
            <table:table-cell table:style-name="Tabelle63.A3" office:value-type="string">
              <text:p text:style-name="P97"><text:a xlink:type="simple" xlink:href="#r147"><text:span text:style-name="Code2"><text:span text:style-name="T49">optional</text:span></text:span></text:a></text:p>
              <text:p text:style-name="P98"><text:span text:style-name="T24">Whether this reference is optional as defined by the lower bound of the </text:span><text:span text:style-name="Code2"><text:span text:style-name="T5">reference.cardinality</text:span></text:span><text:span text:style-name="Default_20_Paragraph_20_Font"><text:span text:style-name="T24">.</text:span></text:span></text:p>
            </table:table-cell>
            <table:table-cell table:style-name="Tabelle63.C3" office:value-type="string">
              <text:p text:style-name="P93"><text:span text:style-name="Page_20_Reference_20_Font"><text:span text:style-name="T5"><text:bookmark-ref text:reference-format="page" text:ref-name="r147"/></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49"><text:span text:style-name="Code2"><text:span text:style-name="T49">policy</text:span></text:span></text:a></text:p>
              <text:p text:style-name="P98"><text:span text:style-name="T24">Whether the reference is statically or dynamically bound as defined by the </text:span><text:span text:style-name="Code2"><text:span text:style-name="T5">reference.policy</text:span></text:span><text:span text:style-name="Default_20_Paragraph_20_Font"><text:span text:style-name="T24"> attribute.</text:span></text:span></text:p>
            </table:table-cell>
            <table:table-cell table:style-name="Tabelle63.C3" office:value-type="string">
              <text:p text:style-name="P93"><text:span text:style-name="Page_20_Reference_20_Font"><text:span text:style-name="T5"><text:bookmark-ref text:reference-format="page" text:ref-name="r149"/></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50"><text:span text:style-name="Code2"><text:span text:style-name="T49">policyOption</text:span></text:span></text:a></text:p>
              <text:p text:style-name="P98"><text:span text:style-name="T24">Policy of handling of availability of a better service as defined by the </text:span><text:span text:style-name="Code2"><text:span text:style-name="T5">reference.policy-option</text:span></text:span><text:span text:style-name="Default_20_Paragraph_20_Font"><text:span text:style-name="T24"> attribute.</text:span></text:span></text:p>
            </table:table-cell>
            <table:table-cell table:style-name="Tabelle63.C3" office:value-type="string">
              <text:p text:style-name="P93"><text:span text:style-name="Page_20_Reference_20_Font"><text:span text:style-name="T5"><text:bookmark-ref text:reference-format="page" text:ref-name="r150"/></text:span></text:span></text:p>
            </table:table-cell>
          </table:table-row>
          <table:table-row table:style-name="Tabelle63.1">
            <table:table-cell table:style-name="Tabelle63.A3" office:value-type="string">
              <text:p text:style-name="P94"><text:a xlink:type="simple" xlink:href="#r99"><text:span text:style-name="Code_20_Small1"><text:span text:style-name="T48">ReferenceScope</text:span></text:span></text:a></text:p>
            </table:table-cell>
            <table:table-cell table:style-name="Tabelle63.A3" office:value-type="string">
              <text:p text:style-name="P97"><text:a xlink:type="simple" xlink:href="#r155"><text:span text:style-name="Code2"><text:span text:style-name="T49">scope</text:span></text:span></text:a></text:p>
              <text:p text:style-name="P98"><text:span text:style-name="T24">The requested service scope for this Reference as defined by the </text:span><text:span text:style-name="Code2"><text:span text:style-name="T5">reference.scope</text:span></text:span><text:span text:style-name="Default_20_Paragraph_20_Font"><text:span text:style-name="T24"> attribute.</text:span></text:span></text:p>
            </table:table-cell>
            <table:table-cell table:style-name="Tabelle63.C3" office:value-type="string">
              <text:p text:style-name="P93"><text:span text:style-name="Page_20_Reference_20_Font"><text:span text:style-name="T5"><text:bookmark-ref text:reference-format="page" text:ref-name="r155"/></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51"><text:span text:style-name="Code2"><text:span text:style-name="T49">target</text:span></text:span></text:a></text:p>
              <text:p text:style-name="P98"><text:span text:style-name="T24">The value of the target property of this reference as defined by the </text:span><text:span text:style-name="Code2"><text:span text:style-name="T5">reference.target</text:span></text:span><text:span text:style-name="Default_20_Paragraph_20_Font"><text:span text:style-name="T24"> attribute or </text:span></text:span><text:span text:style-name="Code2"><text:span text:style-name="T5">null</text:span></text:span><text:span text:style-name="Default_20_Paragraph_20_Font"><text:span text:style-name="T24"> if not declared.</text:span></text:span></text:p>
            </table:table-cell>
            <table:table-cell table:style-name="Tabelle63.C3" office:value-type="string">
              <text:p text:style-name="P93"><text:span text:style-name="Page_20_Reference_20_Font"><text:span text:style-name="T5"><text:bookmark-ref text:reference-format="page" text:ref-name="r151"/></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53"><text:span text:style-name="Code2"><text:span text:style-name="T49">unbind</text:span></text:span></text:a></text:p>
              <text:p text:style-name="P98"><text:span text:style-name="T24">The name of the method called if a service is being unbound from the component as defined by the </text:span><text:span text:style-name="Code2"><text:span text:style-name="T5">reference.unbind</text:span></text:span><text:span text:style-name="Default_20_Paragraph_20_Font"><text:span text:style-name="T24"> attribute or </text:span></text:span><text:span text:style-name="Code2"><text:span text:style-name="T5">null</text:span></text:span><text:span text:style-name="Default_20_Paragraph_20_Font"><text:span text:style-name="T24"> if no such method is declared.</text:span></text:span></text:p>
            </table:table-cell>
            <table:table-cell table:style-name="Tabelle63.C3" office:value-type="string">
              <text:p text:style-name="P93"><text:span text:style-name="Page_20_Reference_20_Font"><text:span text:style-name="T5"><text:bookmark-ref text:reference-format="page" text:ref-name="r153"/></text:span></text:span></text:p>
            </table:table-cell>
          </table:table-row>
          <table:table-row table:style-name="Tabelle63.1">
            <table:table-cell table:style-name="Tabelle63.A3" office:value-type="string">
              <text:p text:style-name="P92"><text:span text:style-name="Code_20_Small1"><text:span text:style-name="T5">String</text:span></text:span></text:p>
            </table:table-cell>
            <table:table-cell table:style-name="Tabelle63.A3" office:value-type="string">
              <text:p text:style-name="P97"><text:a xlink:type="simple" xlink:href="#r154"><text:span text:style-name="Code2"><text:span text:style-name="T49">updated</text:span></text:span></text:a></text:p>
              <text:p text:style-name="P98"><text:span text:style-name="T24">The name of the method called if the bound service service is updated as defined by the </text:span><text:span text:style-name="Code2"><text:span text:style-name="T5">reference.updated</text:span></text:span><text:span text:style-name="Default_20_Paragraph_20_Font"><text:span text:style-name="T24"> attribute or </text:span></text:span><text:span text:style-name="Code2"><text:span text:style-name="T5">null</text:span></text:span><text:span text:style-name="Default_20_Paragraph_20_Font"><text:span text:style-name="T24"> if no such method is declared.</text:span></text:span></text:p>
            </table:table-cell>
            <table:table-cell table:style-name="Tabelle63.C3" office:value-type="string">
              <text:p text:style-name="P93"><text:span text:style-name="Page_20_Reference_20_Font"><text:span text:style-name="T5"><text:bookmark-ref text:reference-format="page" text:ref-name="r154"/></text:span></text:span></text:p>
            </table:table-cell>
          </table:table-row>
        </table:table>
        <text:p text:style-name="P40"/>
        <table:table table:name="Tabelle65" table:style-name="Tabelle65">
          <table:table-column table:style-name="Tabelle65.A"/>
          <table:table-column table:style-name="Tabelle65.B"/>
          <table:table-row table:style-name="Tabelle65.1">
            <table:table-cell table:style-name="Tabelle65.A1" office:value-type="string">
              <text:p text:style-name="P90"><text:span text:style-name="Summary_20_Heading_20_Font2"><text:span text:style-name="T5">Constructor Summary</text:span></text:span></text:p>
            </table:table-cell>
            <table:table-cell table:style-name="Tabelle65.A1" office:value-type="string">
              <text:p text:style-name="P91"><text:span text:style-name="Page_20_Reference_20_Font"><text:span text:style-name="T28">Page</text:span></text:span></text:p>
            </table:table-cell>
          </table:table-row>
          <table:table-row table:style-name="Tabelle65.1">
            <table:table-cell table:style-name="Tabelle65.A2" office:value-type="string">
              <text:p text:style-name="P96"><text:a xlink:type="simple" xlink:href="#r156"><text:span text:style-name="Code2"><text:span text:style-name="T49">Reference</text:span></text:span></text:a><text:span text:style-name="Code2"><text:span text:style-name="T5">()</text:span></text:span></text:p>
            </table:table-cell>
            <table:table-cell table:style-name="Tabelle65.B2" office:value-type="string">
              <text:p text:style-name="P93"><text:span text:style-name="Page_20_Reference_20_Font"><text:span text:style-name="T5"><text:bookmark-ref text:reference-format="page" text:ref-name="r156"/></text:span></text:span></text:p>
            </table:table-cell>
          </table:table-row>
        </table:table>
        <text:p text:style-name="P40"/>
        <table:table table:name="Tabelle66" table:style-name="Tabelle66">
          <table:table-column table:style-name="Tabelle66.A"/>
          <table:table-row table:style-name="Tabelle66.1">
            <table:table-cell table:style-name="Tabelle66.A1" office:value-type="string">
              <text:p text:style-name="P69">Methods inherited from class org.osgi.dto.DTO</text:p>
            </table:table-cell>
          </table:table-row>
          <table:table-row table:style-name="Tabelle66.2">
            <table:table-cell table:style-name="Tabelle66.A2" office:value-type="string">
              <text:p text:style-name="P64"><text:span text:style-name="Code2"><text:span text:style-name="T5">toString</text:span></text:span></text:p>
            </table:table-cell>
          </table:table-row>
        </table:table>
        <text:p text:style-name="P159">Field Detail</text:p>
        <text:p text:style-name="P162"><text:bookmark text:name="r145"/>name</text:p>
        <text:p text:style-name="P52"><text:span text:style-name="Code2">public String </text:span><text:span text:style-name="Code2"><text:span text:style-name="T59">name</text:span></text:span></text:p>
        <text:p text:style-name="P75"><text:span text:style-name="T35">The name of this Reference as defined by the </text:span><text:span text:style-name="Code2">reference.name</text:span><text:span text:style-name="Default_20_Paragraph_20_Font"><text:span text:style-name="T35"> attribute or </text:span></text:span><text:span text:style-name="Code2">null</text:span><text:span text:style-name="Default_20_Paragraph_20_Font"><text:span text:style-name="T35"> if not declared.</text:span></text:span></text:p>
        <text:p text:style-name="P101"/>
        <text:p text:style-name="P161"><text:bookmark text:name="r146"/>interfaceName</text:p>
        <text:p text:style-name="P52"><text:span text:style-name="Code2">public String </text:span><text:span text:style-name="Code2"><text:span text:style-name="T59">interfaceName</text:span></text:span></text:p>
        <text:p text:style-name="P75"><text:span text:style-name="T35">The name of the service used by this reference as defined by the </text:span><text:span text:style-name="Code2">reference.interface</text:span><text:span text:style-name="Default_20_Paragraph_20_Font"><text:span text:style-name="T35"> attribute.</text:span></text:span></text:p>
        <text:p text:style-name="P101"/>
        <text:p text:style-name="P161"><text:bookmark text:name="r147"/>optional</text:p>
        <text:p text:style-name="P52"><text:span text:style-name="Code2">public boolean </text:span><text:span text:style-name="Code2"><text:span text:style-name="T59">optional</text:span></text:span></text:p>
        <text:p text:style-name="P75"><text:span text:style-name="T35">Whether this reference is optional as defined by the lower bound of the </text:span><text:span text:style-name="Code2">reference.cardinality</text:span><text:span text:style-name="Default_20_Paragraph_20_Font"><text:span text:style-name="T35">. In other words this field is set to </text:span></text:span><text:span text:style-name="Code2">true</text:span><text:span text:style-name="Default_20_Paragraph_20_Font"><text:span text:style-name="T35"> if the cardinality is </text:span></text:span><text:span text:style-name="Default_20_Paragraph_20_Font"><text:span text:style-name="T38">0..1</text:span></text:span><text:span text:style-name="Default_20_Paragraph_20_Font"><text:span text:style-name="T35"> or </text:span></text:span><text:span text:style-name="Default_20_Paragraph_20_Font"><text:span text:style-name="T38">0..n</text:span></text:span><text:span text:style-name="Default_20_Paragraph_20_Font"><text:span text:style-name="T35">.</text:span></text:span></text:p>
        <text:p text:style-name="P101"><text:soft-page-break/></text:p>
        <text:p text:style-name="P161"><text:bookmark text:name="r148"/>multiple</text:p>
        <text:p text:style-name="P52"><text:span text:style-name="Code2">public boolean </text:span><text:span text:style-name="Code2"><text:span text:style-name="T59">multiple</text:span></text:span></text:p>
        <text:p text:style-name="P75"><text:span text:style-name="T35">Whether this reference is multiple as defined by the upper bound of the </text:span><text:span text:style-name="Code2">reference.cardinality</text:span><text:span text:style-name="Default_20_Paragraph_20_Font"><text:span text:style-name="T35">. In other words this field is set to </text:span></text:span><text:span text:style-name="Code2">true</text:span><text:span text:style-name="Default_20_Paragraph_20_Font"><text:span text:style-name="T35"> if the cardinality is </text:span></text:span><text:span text:style-name="Default_20_Paragraph_20_Font"><text:span text:style-name="T38">0..n</text:span></text:span><text:span text:style-name="Default_20_Paragraph_20_Font"><text:span text:style-name="T35"> or </text:span></text:span><text:span text:style-name="Default_20_Paragraph_20_Font"><text:span text:style-name="T38">1..n</text:span></text:span><text:span text:style-name="Default_20_Paragraph_20_Font"><text:span text:style-name="T35">.</text:span></text:span></text:p>
        <text:p text:style-name="P101"/>
        <text:p text:style-name="P161"><text:bookmark text:name="r149"/>policy</text:p>
        <text:p text:style-name="P52"><text:span text:style-name="Code2">public String </text:span><text:span text:style-name="Code2"><text:span text:style-name="T59">policy</text:span></text:span></text:p>
        <text:p text:style-name="P75"><text:span text:style-name="T35">Whether the reference is statically or dynamically bound as defined by the </text:span><text:span text:style-name="Code2">reference.policy</text:span><text:span text:style-name="Default_20_Paragraph_20_Font"><text:span text:style-name="T35"> attribute.</text:span></text:span></text:p>
        <text:p text:style-name="P101"/>
        <text:p text:style-name="P161"><text:bookmark text:name="r150"/>policyOption</text:p>
        <text:p text:style-name="P52"><text:span text:style-name="Code2">public String </text:span><text:span text:style-name="Code2"><text:span text:style-name="T59">policyOption</text:span></text:span></text:p>
        <text:p text:style-name="P75"><text:span text:style-name="T35">Policy of handling of availability of a better service as defined by the </text:span><text:span text:style-name="Code2">reference.policy-option</text:span><text:span text:style-name="Default_20_Paragraph_20_Font"><text:span text:style-name="T35"> attribute.</text:span></text:span></text:p>
        <text:p text:style-name="P101"/>
        <text:p text:style-name="P161"><text:bookmark text:name="r151"/>target</text:p>
        <text:p text:style-name="P52"><text:span text:style-name="Code2">public String </text:span><text:span text:style-name="Code2"><text:span text:style-name="T59">target</text:span></text:span></text:p>
        <text:p text:style-name="P75"><text:span text:style-name="T35">The value of the target property of this reference as defined by the </text:span><text:span text:style-name="Code2">reference.target</text:span><text:span text:style-name="Default_20_Paragraph_20_Font"><text:span text:style-name="T35"> attribute or </text:span></text:span><text:span text:style-name="Code2">null</text:span><text:span text:style-name="Default_20_Paragraph_20_Font"><text:span text:style-name="T35"> if not declared.</text:span></text:span></text:p>
        <text:p text:style-name="P101"/>
        <text:p text:style-name="P161"><text:bookmark text:name="r152"/>bind</text:p>
        <text:p text:style-name="P52"><text:span text:style-name="Code2">public String </text:span><text:span text:style-name="Code2"><text:span text:style-name="T59">bind</text:span></text:span></text:p>
        <text:p text:style-name="P75"><text:span text:style-name="T35">The name of the method called if a service is being bound to the component as defined by the </text:span><text:span text:style-name="Code2">reference.bind</text:span><text:span text:style-name="Default_20_Paragraph_20_Font"><text:span text:style-name="T35"> attribute or </text:span></text:span><text:span text:style-name="Code2">null</text:span><text:span text:style-name="Default_20_Paragraph_20_Font"><text:span text:style-name="T35"> if no such method is declared.</text:span></text:span></text:p>
        <text:p text:style-name="P101"/>
        <text:p text:style-name="P161"><text:bookmark text:name="r153"/>unbind</text:p>
        <text:p text:style-name="P52"><text:soft-page-break/><text:span text:style-name="Code2">public String </text:span><text:span text:style-name="Code2"><text:span text:style-name="T59">unbind</text:span></text:span></text:p>
        <text:p text:style-name="P75"><text:span text:style-name="T35">The name of the method called if a service is being unbound from the component as defined by the </text:span><text:span text:style-name="Code2">reference.unbind</text:span><text:span text:style-name="Default_20_Paragraph_20_Font"><text:span text:style-name="T35"> attribute or </text:span></text:span><text:span text:style-name="Code2">null</text:span><text:span text:style-name="Default_20_Paragraph_20_Font"><text:span text:style-name="T35"> if no such method is declared.</text:span></text:span></text:p>
        <text:p text:style-name="P101"/>
        <text:p text:style-name="P161"><text:bookmark text:name="r154"/>updated</text:p>
        <text:p text:style-name="P52"><text:span text:style-name="Code2">public String </text:span><text:span text:style-name="Code2"><text:span text:style-name="T59">updated</text:span></text:span></text:p>
        <text:p text:style-name="P75"><text:span text:style-name="T35">The name of the method called if the bound service service is updated as defined by the </text:span><text:span text:style-name="Code2">reference.updated</text:span><text:span text:style-name="Default_20_Paragraph_20_Font"><text:span text:style-name="T35"> attribute or </text:span></text:span><text:span text:style-name="Code2">null</text:span><text:span text:style-name="Default_20_Paragraph_20_Font"><text:span text:style-name="T35"> if no such method is declared.</text:span></text:span></text:p>
        <text:p text:style-name="P101"/>
        <text:p text:style-name="P161"><text:bookmark text:name="r155"/>scope</text:p>
        <text:p text:style-name="P52"><text:span text:style-name="Code2">public </text:span><text:a xlink:type="simple" xlink:href="#r99"><text:span text:style-name="Code2"><text:span text:style-name="T48">ReferenceScope</text:span></text:span></text:a><text:span text:style-name="Code2"> </text:span><text:span text:style-name="Code2"><text:span text:style-name="T59">scope</text:span></text:span></text:p>
        <text:p text:style-name="P75"><text:span text:style-name="T35">The requested service scope for this Reference as defined by the </text:span><text:span text:style-name="Code2">reference.scope</text:span><text:span text:style-name="Default_20_Paragraph_20_Font"><text:span text:style-name="T35"> attribute.</text:span></text:span></text:p>
        <text:p text:style-name="P160">Constructor Detail</text:p>
        <text:p text:style-name="P162"><text:bookmark text:name="r156"/>Reference</text:p>
        <text:p text:style-name="P52"><text:span text:style-name="Code2">public </text:span><text:span text:style-name="Code2"><text:span text:style-name="T59">Reference</text:span></text:span><text:span text:style-name="Code2">()</text:span></text:p>
        <text:p text:style-name="P157"><text:bookmark text:name="r164"/>Interface ServiceComponentRuntime</text:p>
        <text:p text:style-name="P85"><text:a xlink:type="simple" xlink:href="#r109"><text:span text:style-name="T47">org.osgi.service.component.runtime</text:span></text:a></text:p>
        <text:p text:style-name="P73"/>
        <text:p text:style-name="P88"><text:span text:style-name="Code_20_Small1">@org.osgi.annotation.versioning.ProviderType<text:line-break/></text:span><text:span text:style-name="Code2">public interface </text:span><text:span text:style-name="Code2"><text:span text:style-name="T59">ServiceComponentRuntime</text:span></text:span></text:p>
        <text:p text:style-name="P84"><text:span text:style-name="T35">The </text:span><text:span text:style-name="Code2">ServiceComponentRuntime</text:span><text:span text:style-name="Default_20_Paragraph_20_Font"><text:span text:style-name="T35"> service represents the Declarative Services main controller also known as the Service Component Runtime or SCR for short. It provides access to the components managed by the Service Component Runtime.</text:span></text:span></text:p>
        <text:p text:style-name="P84"><text:span text:style-name="T35">This service differentiates between </text:span><text:a xlink:type="simple" xlink:href="#r144"><text:span text:style-name="Code2"><text:span text:style-name="T48">ComponentDescription</text:span></text:span></text:a><text:span text:style-name="Default_20_Paragraph_20_Font"><text:span text:style-name="T35"> and </text:span></text:span><text:a xlink:type="simple" xlink:href="#r127"><text:span text:style-name="Code2"><text:span text:style-name="T48">ComponentConfiguration</text:span></text:span></text:a><text:span text:style-name="Default_20_Paragraph_20_Font"><text:span text:style-name="T35">. A </text:span></text:span><text:a xlink:type="simple" xlink:href="#r144"><text:span text:style-name="Code2"><text:span text:style-name="T48">ComponentDescription</text:span></text:span></text:a><text:span text:style-name="Default_20_Paragraph_20_Font"><text:span text:style-name="T35"> is the declaration of the component in the Declarative Services descriptor. A </text:span></text:span><text:a xlink:type="simple" xlink:href="#r127"><text:span text:style-name="Code2"><text:span text:style-name="T48">ComponentConfiguration</text:span></text:span></text:a><text:span text:style-name="Default_20_Paragraph_20_Font"><text:span text:style-name="T35"> is an actual instance of a declared </text:span></text:span><text:a xlink:type="simple" xlink:href="#r144"><text:span text:style-name="Code2"><text:span text:style-name="T48">ComponentDescription</text:span></text:span></text:a><text:span text:style-name="Default_20_Paragraph_20_Font"><text:span text:style-name="T35"> and is backed by an object instance of the </text:span></text:span><text:a xlink:type="simple" xlink:href="#r132"><text:span text:style-name="Default_20_Paragraph_20_Font"><text:span text:style-name="T45">implementation class name declared in the component</text:span></text:span></text:a><text:span text:style-name="Default_20_Paragraph_20_Font"><text:span text:style-name="T35">.</text:span></text:span></text:p>
        <text:p text:style-name="P53"><text:span text:style-name="T35">Access to this service requires the </text:span><text:span text:style-name="Code2">ServicePermission[org.osgi.service.component.ServiceComponentRuntime, GET]</text:span><text:span text:style-name="Default_20_Paragraph_20_Font"><text:span text:style-name="T35"> permission. It is intended that only administrative bundles should be granted this permission to limit access to the potentially intrusive methods provided by this service.</text:span></text:span></text:p>
        <text:p text:style-name="P86">Since:</text:p>
        <text:p text:style-name="P80">1.3</text:p>
        <text:p text:style-name="P86">Version:</text:p>
        <text:p text:style-name="P80">$Id: 0cf40154dcc16759a08f7f3391de7ad32c7df87f $</text:p>
        <text:p text:style-name="P86">ThreadSafe</text:p>
        <text:p text:style-name="P89"/>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90"><text:span text:style-name="Summary_20_Heading_20_Font2"><text:span text:style-name="T5">Method Summary</text:span></text:span></text:p>
            </table:table-cell>
            <table:covered-table-cell/>
            <table:table-cell table:style-name="Tabelle68.A1" office:value-type="string">
              <text:p text:style-name="P91"><text:span text:style-name="Page_20_Reference_20_Font"><text:span text:style-name="T28">Page</text:span></text:span></text:p>
            </table:table-cell>
          </table:table-row>
          <table:table-row table:style-name="Tabelle68.1">
            <table:table-cell table:style-name="Tabelle68.A2" office:value-type="string">
              <text:p text:style-name="P92"><text:span text:style-name="Code_20_Small1"><text:span text:style-name="T5">void</text:span></text:span></text:p>
            </table:table-cell>
            <table:table-cell table:style-name="Tabelle68.A2" office:value-type="string">
              <text:p text:style-name="P97"><text:a xlink:type="simple" xlink:href="#r163"><text:span text:style-name="Code2"><text:span text:style-name="T49">disableComponent</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99">Disables this ComponentDescription if it is enabled.</text:p>
            </table:table-cell>
            <table:table-cell table:style-name="Tabelle68.C2" office:value-type="string">
              <text:p text:style-name="P93"><text:span text:style-name="Page_20_Reference_20_Font"><text:span text:style-name="T5"><text:bookmark-ref text:reference-format="page" text:ref-name="r163"/></text:span></text:span></text:p>
            </table:table-cell>
          </table:table-row>
          <table:table-row table:style-name="Tabelle68.1">
            <table:table-cell table:style-name="Tabelle68.A3" office:value-type="string">
              <text:p text:style-name="P92"><text:span text:style-name="Code_20_Small1"><text:span text:style-name="T5">void</text:span></text:span></text:p>
            </table:table-cell>
            <table:table-cell table:style-name="Tabelle68.A3" office:value-type="string">
              <text:p text:style-name="P97"><text:a xlink:type="simple" xlink:href="#r162"><text:span text:style-name="Code2"><text:span text:style-name="T49">enableComponent</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99">Enables this ComponentDescription if it is disabled.</text:p>
            </table:table-cell>
            <table:table-cell table:style-name="Tabelle68.C3" office:value-type="string">
              <text:p text:style-name="P93"><text:span text:style-name="Page_20_Reference_20_Font"><text:span text:style-name="T5"><text:bookmark-ref text:reference-format="page" text:ref-name="r162"/></text:span></text:span></text:p>
            </table:table-cell>
          </table:table-row>
          <table:table-row table:style-name="Tabelle68.1">
            <table:table-cell table:style-name="Tabelle68.A3" office:value-type="string">
              <text:p text:style-name="P94"><text:span text:style-name="Code_20_Small1"><text:span text:style-name="T5">Collection&lt;</text:span></text:span><text:a xlink:type="simple" xlink:href="#r127"><text:span text:style-name="Code_20_Small1"><text:span text:style-name="T48">ComponentConfiguration</text:span></text:span></text:a><text:span text:style-name="Code_20_Small1"><text:span text:style-name="T5">&gt;</text:span></text:span></text:p>
            </table:table-cell>
            <table:table-cell table:style-name="Tabelle68.A3" office:value-type="string">
              <text:p text:style-name="P97"><text:a xlink:type="simple" xlink:href="#r160"><text:span text:style-name="Code2"><text:span text:style-name="T49">getComponentConfigurations</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100"><text:span text:style-name="T24">Return a collection of </text:span><text:a xlink:type="simple" xlink:href="#r127"><text:span text:style-name="T45">component configurations</text:span></text:a><text:span text:style-name="Default_20_Paragraph_20_Font"><text:span text:style-name="T24"> created for the component description.</text:span></text:span></text:p>
            </table:table-cell>
            <table:table-cell table:style-name="Tabelle68.C3" office:value-type="string">
              <text:p text:style-name="P93"><text:span text:style-name="Page_20_Reference_20_Font"><text:span text:style-name="T5"><text:bookmark-ref text:reference-format="page" text:ref-name="r160"/></text:span></text:span></text:p>
            </table:table-cell>
          </table:table-row>
          <table:table-row table:style-name="Tabelle68.1">
            <table:table-cell table:style-name="Tabelle68.A3" office:value-type="string">
              <text:p text:style-name="P94"><text:a xlink:type="simple" xlink:href="#r144"><text:span text:style-name="Code_20_Small1"><text:span text:style-name="T48">ComponentDescription</text:span></text:span></text:a></text:p>
            </table:table-cell>
            <table:table-cell table:style-name="Tabelle68.A3" office:value-type="string">
              <text:p text:style-name="P97"><text:a xlink:type="simple" xlink:href="#r159"><text:span text:style-name="Code2"><text:span text:style-name="T49">getComponentDescription</text:span></text:span></text:a><text:span text:style-name="Code2"><text:span text:style-name="T5">(org.osgi.framework.Bundle bundle, String name)</text:span></text:span></text:p>
              <text:p text:style-name="P100"><text:span text:style-name="T24">Return the </text:span><text:a xlink:type="simple" xlink:href="#r144"><text:span text:style-name="Code2"><text:span text:style-name="T48">ComponentDescription</text:span></text:span></text:a><text:span text:style-name="Default_20_Paragraph_20_Font"><text:span text:style-name="T24"> declared with the given </text:span></text:span><text:span text:style-name="Code2"><text:span text:style-name="T5">name</text:span></text:span><text:span text:style-name="Default_20_Paragraph_20_Font"><text:span text:style-name="T24"> or </text:span></text:span><text:span text:style-name="Code2"><text:span text:style-name="T5">null</text:span></text:span><text:span text:style-name="Default_20_Paragraph_20_Font"><text:span text:style-name="T24"> if no such component is declared by the given </text:span></text:span><text:span text:style-name="Code2"><text:span text:style-name="T5">bundle</text:span></text:span><text:span text:style-name="Default_20_Paragraph_20_Font"><text:span text:style-name="T24"> or the bundle is not active.</text:span></text:span></text:p>
            </table:table-cell>
            <table:table-cell table:style-name="Tabelle68.C3" office:value-type="string">
              <text:p text:style-name="P93"><text:span text:style-name="Page_20_Reference_20_Font"><text:span text:style-name="T5"><text:bookmark-ref text:reference-format="page" text:ref-name="r159"/></text:span></text:span></text:p>
            </table:table-cell>
          </table:table-row>
          <table:table-row table:style-name="Tabelle68.1">
            <table:table-cell table:style-name="Tabelle68.A3" office:value-type="string">
              <text:p text:style-name="P94"><text:span text:style-name="Code_20_Small1"><text:span text:style-name="T5">Collection&lt;</text:span></text:span><text:a xlink:type="simple" xlink:href="#r144"><text:span text:style-name="Code_20_Small1"><text:span text:style-name="T48">ComponentDescription</text:span></text:span></text:a><text:span text:style-name="Code_20_Small1"><text:span text:style-name="T5">&gt;</text:span></text:span></text:p>
            </table:table-cell>
            <table:table-cell table:style-name="Tabelle68.A3" office:value-type="string">
              <text:p text:style-name="P97"><text:a xlink:type="simple" xlink:href="#r158"><text:span text:style-name="Code2"><text:span text:style-name="T49">getComponentDescriptions</text:span></text:span></text:a><text:span text:style-name="Code2"><text:span text:style-name="T5">(org.osgi.framework.Bundle... bundles)</text:span></text:span></text:p>
              <text:p text:style-name="P98"><text:span text:style-name="T24">Returns the component descriptions declared by the given bundles or the component descriptions declared by all active bundles if </text:span><text:span text:style-name="Code2"><text:span text:style-name="T5">bundles</text:span></text:span><text:span text:style-name="Default_20_Paragraph_20_Font"><text:span text:style-name="T24"> is </text:span></text:span><text:span text:style-name="Code2"><text:span text:style-name="T5">null</text:span></text:span><text:span text:style-name="Default_20_Paragraph_20_Font"><text:span text:style-name="T24">.</text:span></text:span></text:p>
            </table:table-cell>
            <table:table-cell table:style-name="Tabelle68.C3" office:value-type="string">
              <text:p text:style-name="P93"><text:span text:style-name="Page_20_Reference_20_Font"><text:span text:style-name="T5"><text:bookmark-ref text:reference-format="page" text:ref-name="r158"/></text:span></text:span></text:p>
            </table:table-cell>
          </table:table-row>
          <table:table-row table:style-name="Tabelle68.1">
            <table:table-cell table:style-name="Tabelle68.A3" office:value-type="string">
              <text:p text:style-name="P92"><text:span text:style-name="Code_20_Small1"><text:span text:style-name="T5">boolean</text:span></text:span></text:p>
            </table:table-cell>
            <table:table-cell table:style-name="Tabelle68.A3" office:value-type="string">
              <text:p text:style-name="P97"><text:a xlink:type="simple" xlink:href="#r161"><text:span text:style-name="Code2"><text:span text:style-name="T49">isComponentEnabled</text:span></text:span></text:a><text:span text:style-name="Code2"><text:span text:style-name="T5">(</text:span></text:span><text:a xlink:type="simple" xlink:href="#r144"><text:span text:style-name="Code2"><text:span text:style-name="T48">ComponentDescription</text:span></text:span></text:a><text:span text:style-name="Code2"><text:span text:style-name="T5"> description)</text:span></text:span></text:p>
              <text:p text:style-name="P98"><text:span text:style-name="T24">Whether this component is currently enabled (</text:span><text:span text:style-name="Code2"><text:span text:style-name="T5">true</text:span></text:span><text:span text:style-name="Default_20_Paragraph_20_Font"><text:span text:style-name="T24">) or not.</text:span></text:span></text:p>
            </table:table-cell>
            <table:table-cell table:style-name="Tabelle68.C3" office:value-type="string">
              <text:p text:style-name="P95"><text:span text:style-name="Page_20_Reference_20_Font"><text:span text:style-name="T5"><text:bookmark-ref text:reference-format="page" text:ref-name="r161"/></text:span></text:span></text:p>
            </table:table-cell>
          </table:table-row>
        </table:table>
        <text:p text:style-name="P159">Method Detail</text:p>
        <text:p text:style-name="P162"><text:bookmark text:name="r158"/>getComponentDescriptions</text:p>
        <text:p text:style-name="P52"><text:span text:style-name="Code2">Collection&lt;</text:span><text:a xlink:type="simple" xlink:href="#r144"><text:span text:style-name="Code2"><text:span text:style-name="T48">ComponentDescription</text:span></text:span></text:a><text:span text:style-name="Code2">&gt; </text:span><text:span text:style-name="Code2"><text:span text:style-name="T59">getComponentDescriptions</text:span></text:span><text:span text:style-name="Code2">(org.osgi.framework.Bundle... bundles)</text:span></text:p>
        <text:p text:style-name="P75"><text:span text:style-name="T35">Returns the component descriptions declared by the given bundles or the component descriptions declared by all active bundles if </text:span><text:span text:style-name="Code2">bundles</text:span><text:span text:style-name="Default_20_Paragraph_20_Font"><text:span text:style-name="T35"> is </text:span></text:span><text:span text:style-name="Code2">null</text:span><text:span text:style-name="Default_20_Paragraph_20_Font"><text:span text:style-name="T35">. If the bundles have no declared components or the bundles are not active an empty collection is returned.</text:span></text:span></text:p>
        <text:p text:style-name="P79">Parameters:</text:p>
        <text:p text:style-name="P103"><text:span text:style-name="Code2">bundles</text:span><text:span text:style-name="Default_20_Paragraph_20_Font"><text:span text:style-name="T35"> - The bundles whose declared components are to be returned or </text:span></text:span><text:span text:style-name="Code2">null</text:span><text:span text:style-name="Default_20_Paragraph_20_Font"><text:span text:style-name="T35"> if the declared components from all active bundles are to be returned.</text:span></text:span></text:p>
        <text:p text:style-name="P79">Returns:</text:p>
        <text:p text:style-name="P103"><text:span text:style-name="T35">The declared component descriptions of the given (active) </text:span><text:span text:style-name="Code2">bundles</text:span><text:span text:style-name="Default_20_Paragraph_20_Font"><text:span text:style-name="T35"> or the declared component descriptions from all active bundles if </text:span></text:span><text:span text:style-name="Code2">bundle</text:span><text:span text:style-name="Default_20_Paragraph_20_Font"><text:span text:style-name="T35"> is </text:span></text:span><text:span text:style-name="Default_20_Paragraph_20_Font"><text:span text:style-name="T62">null</text:span></text:span><text:span text:style-name="Default_20_Paragraph_20_Font"><text:span text:style-name="T35">. An empty collection is returned if no components are declared by active bundles.</text:span></text:span></text:p>
        <text:p text:style-name="P105"/>
        <text:p text:style-name="P161"><text:bookmark text:name="r159"/>getComponentDescription</text:p>
        <text:p text:style-name="P52"><text:a xlink:type="simple" xlink:href="#r144"><text:span text:style-name="Code2"><text:span text:style-name="T48">ComponentDescription</text:span></text:span></text:a><text:span text:style-name="Code2"> </text:span><text:span text:style-name="Code2"><text:span text:style-name="T59">getComponentDescription</text:span></text:span><text:span text:style-name="Code2">(org.osgi.framework.Bundle bundle,<text:line-break/>                                             String name)</text:span></text:p>
        <text:p text:style-name="P75"><text:span text:style-name="T35">Return the </text:span><text:a xlink:type="simple" xlink:href="#r144"><text:span text:style-name="Code2"><text:span text:style-name="T48">ComponentDescription</text:span></text:span></text:a><text:span text:style-name="Default_20_Paragraph_20_Font"><text:span text:style-name="T35"> declared with the given </text:span></text:span><text:span text:style-name="Code2">name</text:span><text:span text:style-name="Default_20_Paragraph_20_Font"><text:span text:style-name="T35"> or </text:span></text:span><text:span text:style-name="Code2">null</text:span><text:span text:style-name="Default_20_Paragraph_20_Font"><text:span text:style-name="T35"> if no such component is declared by the given </text:span></text:span><text:span text:style-name="Code2">bundle</text:span><text:span text:style-name="Default_20_Paragraph_20_Font"><text:span text:style-name="T35"> or the bundle is not active.</text:span></text:span></text:p>
        <text:p text:style-name="P79">Parameters:</text:p>
        <text:p text:style-name="P103"><text:span text:style-name="Code2">bundle</text:span><text:span text:style-name="Default_20_Paragraph_20_Font"><text:span text:style-name="T35"> - The bundle declaring the requested component</text:span></text:span></text:p>
        <text:p text:style-name="P103"><text:span text:style-name="Code2">name</text:span><text:span text:style-name="Default_20_Paragraph_20_Font"><text:span text:style-name="T35"> - The name of the </text:span></text:span><text:a xlink:type="simple" xlink:href="#r144"><text:span text:style-name="Code2"><text:span text:style-name="T48">ComponentDescription</text:span></text:span></text:a><text:span text:style-name="Default_20_Paragraph_20_Font"><text:span text:style-name="T35"> to return</text:span></text:span></text:p>
        <text:p text:style-name="P79">Returns:</text:p>
        <text:p text:style-name="P103"><text:span text:style-name="T35">The named component or </text:span><text:span text:style-name="Code2">null</text:span><text:span text:style-name="Default_20_Paragraph_20_Font"><text:span text:style-name="T35"> if none of the active bundles declare a component with that name.</text:span></text:span></text:p>
        <text:p text:style-name="P79">Throws:</text:p>
        <text:p text:style-name="P103"><text:span text:style-name="Code2">NullPointerException</text:span><text:span text:style-name="Default_20_Paragraph_20_Font"><text:span text:style-name="T35"> - if </text:span></text:span><text:span text:style-name="Code2">name</text:span><text:span text:style-name="Default_20_Paragraph_20_Font"><text:span text:style-name="T35"> or </text:span></text:span><text:span text:style-name="Code2">bundle</text:span><text:span text:style-name="Default_20_Paragraph_20_Font"><text:span text:style-name="T35"> is </text:span></text:span><text:span text:style-name="Code2">null</text:span><text:span text:style-name="Default_20_Paragraph_20_Font"><text:span text:style-name="T35">.</text:span></text:span></text:p>
        <text:p text:style-name="P105"/>
        <text:p text:style-name="P161"><text:bookmark text:name="r160"/>getComponentConfigurations</text:p>
        <text:p text:style-name="P52"><text:span text:style-name="Code2">Collection&lt;</text:span><text:a xlink:type="simple" xlink:href="#r127"><text:span text:style-name="Code2"><text:span text:style-name="T48">ComponentConfiguration</text:span></text:span></text:a><text:span text:style-name="Code2">&gt; </text:span><text:span text:style-name="Code2"><text:span text:style-name="T59">getComponentConfigurations</text:span></text:span><text:span text:style-name="Code2">(</text:span><text:a xlink:type="simple" xlink:href="#r144"><text:span text:style-name="Code2"><text:span text:style-name="T48">ComponentDescription</text:span></text:span></text:a><text:span text:style-name="Code2"> description)</text:span></text:p>
        <text:p text:style-name="P75"><text:span text:style-name="T35">Return a collection of </text:span><text:a xlink:type="simple" xlink:href="#r127"><text:span text:style-name="T45">component configurations</text:span></text:a><text:span text:style-name="Default_20_Paragraph_20_Font"><text:span text:style-name="T35"> created for the component description. If there are no component configurations currently created, the collection is empty. This collection of configurations represents a snapshot of the current state.</text:span></text:span></text:p>
        <text:p text:style-name="P79">Parameters:</text:p>
        <text:p text:style-name="P103"><text:span text:style-name="Code2">description</text:span><text:span text:style-name="Default_20_Paragraph_20_Font"><text:span text:style-name="T35"> - The component description.</text:span></text:span></text:p>
        <text:p text:style-name="P79">Returns:</text:p>
        <text:p text:style-name="P102">The component configurations created for the given component description. An empty collection is returned if there are non.</text:p>
        <text:p text:style-name="P79">Throws:</text:p>
        <text:p text:style-name="P103"><text:span text:style-name="Code2">NullPointerException</text:span><text:span text:style-name="Default_20_Paragraph_20_Font"><text:span text:style-name="T35"> - if </text:span></text:span><text:span text:style-name="Code2">description</text:span><text:span text:style-name="Default_20_Paragraph_20_Font"><text:span text:style-name="T35"> or </text:span></text:span><text:span text:style-name="Code2">null</text:span><text:span text:style-name="Default_20_Paragraph_20_Font"><text:span text:style-name="T35">.</text:span></text:span></text:p>
        <text:p text:style-name="P105"/>
        <text:p text:style-name="P161"><text:bookmark text:name="r161"/><text:soft-page-break/>isComponentEnabled</text:p>
        <text:p text:style-name="P52"><text:span text:style-name="Code2">boolean </text:span><text:span text:style-name="Code2"><text:span text:style-name="T59">isComponentEnabled</text:span></text:span><text:span text:style-name="Code2">(</text:span><text:a xlink:type="simple" xlink:href="#r144"><text:span text:style-name="Code2"><text:span text:style-name="T48">ComponentDescription</text:span></text:span></text:a><text:span text:style-name="Code2"> description)</text:span></text:p>
        <text:p text:style-name="P78"><text:span text:style-name="T35">Whether this component is currently enabled (</text:span><text:span text:style-name="Code2">true</text:span><text:span text:style-name="Default_20_Paragraph_20_Font"><text:span text:style-name="T35">) or not.</text:span></text:span></text:p>
        <text:p text:style-name="P75"><text:span text:style-name="T35">Initially this follows the </text:span><text:span text:style-name="Code2">Component.enabled</text:span><text:span text:style-name="Default_20_Paragraph_20_Font"><text:span text:style-name="T35"> attribute of the declaration and can be changed by the </text:span></text:span><text:a xlink:type="simple" xlink:href="#r162"><text:span text:style-name="Code2"><text:span text:style-name="T48">enableComponent(ComponentDescription)</text:span></text:span></text:a><text:span text:style-name="Default_20_Paragraph_20_Font"><text:span text:style-name="T35"> method, </text:span></text:span><text:a xlink:type="simple" xlink:href="#r163"><text:span text:style-name="Code2"><text:span text:style-name="T48">disableComponent(ComponentDescription)</text:span></text:span></text:a><text:span text:style-name="Default_20_Paragraph_20_Font"><text:span text:style-name="T35"> method, </text:span></text:span><text:a xlink:type="simple" xlink:href="#r25"><text:span text:style-name="Code2"><text:span text:style-name="T48">ComponentContext.disableComponent(String)</text:span></text:span></text:a><text:span text:style-name="Default_20_Paragraph_20_Font"><text:span text:style-name="T35"> or </text:span></text:span><text:a xlink:type="simple" xlink:href="#r24"><text:span text:style-name="Code2"><text:span text:style-name="T48">ComponentContext.enableComponent(String)</text:span></text:span></text:a><text:span text:style-name="Default_20_Paragraph_20_Font"><text:span text:style-name="T35">.</text:span></text:span></text:p>
        <text:p text:style-name="P79">Parameters:</text:p>
        <text:p text:style-name="P103"><text:span text:style-name="Code2">description</text:span><text:span text:style-name="Default_20_Paragraph_20_Font"><text:span text:style-name="T35"> - The component description.</text:span></text:span></text:p>
        <text:p text:style-name="P79">Returns:</text:p>
        <text:p text:style-name="P102">Whether this component is currently enabled or not.</text:p>
        <text:p text:style-name="P79">Throws:</text:p>
        <text:p text:style-name="P103"><text:span text:style-name="Code2">NullPointerException</text:span><text:span text:style-name="Default_20_Paragraph_20_Font"><text:span text:style-name="T35"> - if </text:span></text:span><text:span text:style-name="Code2">description</text:span><text:span text:style-name="Default_20_Paragraph_20_Font"><text:span text:style-name="T35"> or </text:span></text:span><text:span text:style-name="Code2">null</text:span><text:span text:style-name="Default_20_Paragraph_20_Font"><text:span text:style-name="T35">.</text:span></text:span></text:p>
        <text:p text:style-name="P79">See Also:</text:p>
        <text:p text:style-name="P103"><text:a xlink:type="simple" xlink:href="#r133"><text:span text:style-name="Code2"><text:span text:style-name="T48">ComponentDescription.defaultEnabled</text:span></text:span></text:a></text:p>
        <text:p text:style-name="P105"/>
        <text:p text:style-name="P161"><text:bookmark text:name="r162"/>enableComponent</text:p>
        <text:p text:style-name="P52"><text:span text:style-name="Code2">void </text:span><text:span text:style-name="Code2"><text:span text:style-name="T59">enableComponent</text:span></text:span><text:span text:style-name="Code2">(</text:span><text:a xlink:type="simple" xlink:href="#r144"><text:span text:style-name="Code2"><text:span text:style-name="T48">ComponentDescription</text:span></text:span></text:a><text:span text:style-name="Code2"> description)</text:span></text:p>
        <text:p text:style-name="P76">Enables this ComponentDescription if it is disabled. If the ComponentDescription is not currently disabled this method has no effect.</text:p>
        <text:p text:style-name="P79">Parameters:</text:p>
        <text:p text:style-name="P103"><text:span text:style-name="Code2">description</text:span><text:span text:style-name="Default_20_Paragraph_20_Font"><text:span text:style-name="T35"> - The component description to enable.</text:span></text:span></text:p>
        <text:p text:style-name="P79">Throws:</text:p>
        <text:p text:style-name="P103"><text:span text:style-name="Code2">NullPointerException</text:span><text:span text:style-name="Default_20_Paragraph_20_Font"><text:span text:style-name="T35"> - if </text:span></text:span><text:span text:style-name="Code2">description</text:span><text:span text:style-name="Default_20_Paragraph_20_Font"><text:span text:style-name="T35"> or is </text:span></text:span><text:span text:style-name="Code2">null</text:span><text:span text:style-name="Default_20_Paragraph_20_Font"><text:span text:style-name="T35">.</text:span></text:span></text:p>
        <text:p text:style-name="P105"/>
        <text:p text:style-name="P161"><text:bookmark text:name="r163"/>disableComponent</text:p>
        <text:p text:style-name="P52"><text:span text:style-name="Code2">void </text:span><text:span text:style-name="Code2"><text:span text:style-name="T59">disableComponent</text:span></text:span><text:span text:style-name="Code2">(</text:span><text:a xlink:type="simple" xlink:href="#r144"><text:span text:style-name="Code2"><text:span text:style-name="T48">ComponentDescription</text:span></text:span></text:a><text:span text:style-name="Code2"> description)</text:span></text:p>
        <text:p text:style-name="P76">Disables this ComponentDescription if it is enabled. If the ComponentDescription is currently disabled this method has no effect.</text:p>
        <text:p text:style-name="P79">Parameters:</text:p>
        <text:p text:style-name="P103"><text:span text:style-name="Code2">description</text:span><text:span text:style-name="Default_20_Paragraph_20_Font"><text:span text:style-name="T35"> - The component description to disable.</text:span></text:span></text:p>
        <text:p text:style-name="P79">Throws:</text:p>
        <text:p text:style-name="P103"><text:span text:style-name="Code2">NullPointerException</text:span><text:span text:style-name="Default_20_Paragraph_20_Font"><text:span text:style-name="T35"> - if </text:span></text:span><text:span text:style-name="Code2">description</text:span><text:span text:style-name="Default_20_Paragraph_20_Font"><text:span text:style-name="T35"> or is </text:span></text:span><text:span text:style-name="Code2">null</text:span><text:span text:style-name="Default_20_Paragraph_20_Font"><text:span text:style-name="T35">.</text:span></text:span></text:p>
        <text:section text:style-name="Sect2" text:name="Bereich1">
          <text:p text:style-name="P107"><text:span text:style-name="T53">Java API documentation generated with </text:span><text:a xlink:type="simple" xlink:href="http://www.filigris.com/products/docflex_javadoc/#docflex-doclet"><text:span text:style-name="T52">DocFlex/Doclet</text:span></text:a><text:span text:style-name="Default_20_Paragraph_20_Font"><text:span text:style-name="T53"> v1.5.6</text:span></text:span></text:p>
          <text:p text:style-name="P41"><text:span text:style-name="T53">DocFlex/Doclet is both a multi-format Javadoc doclet and a free edition of </text:span><text:a xlink:type="simple" xlink:href="http://www.filigris.com/products/docflex_javadoc/"><text:span text:style-name="T52">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6652198782021198984" text:style-name="L13">
        <text:list-item>
          <text:p text:style-name="P122">Lack of a security model: Except for the ServicePermission[GET] to access the ScrService service no security is defined at all</text:p>
        </text:list-item>
        <text:list-item>
          <text:p text:style-name="P122">The service is badly named “ScrService”</text:p>
        </text:list-item>
        <text:list-item>
          <text:p text:style-name="P12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text:soft-page-break/>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0" text:outline-level="2">Create separate Service annotation (Bug 2140)</text:h>
      <text:p text:style-name="P17">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change-start text:change-id="ct582372240"/></text:p>
      <text:h text:style-name="Heading_20_2" text:outline-level="2"><text:change-end text:change-id="ct582372240"/><text:change-start text:change-id="ct582372448"/>Create separate Property annocation (Bug 2141)</text:h>
      <text:p text:style-name="Body">The original bug 2141 asked for a separate property annotation. After extensive considerations this suggestion has been withdrawn and replaced with the new annotation based approach to define properties.<text:change-end text:change-id="ct582372448"/></text:p>
      <text:p text:style-name="P18">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5">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5">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655483513417220503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7">Name</text:p>
          </table:table-cell>
          <table:table-cell table:style-name="Tabelle21.B1" office:value-type="string">
            <text:p text:style-name="P27">Felix Meschberger</text:p>
          </table:table-cell>
        </table:table-row>
        <table:table-row table:style-name="Tabelle21.1">
          <table:table-cell table:style-name="Tabelle21.A1" office:value-type="string">
            <text:p text:style-name="P27">Company</text:p>
          </table:table-cell>
          <table:table-cell table:style-name="Tabelle21.B1" office:value-type="string">
            <text:p text:style-name="P27">Adobe Systems Incorporated</text:p>
          </table:table-cell>
        </table:table-row>
        <table:table-row table:style-name="Tabelle21.1">
          <table:table-cell table:style-name="Tabelle21.A1" office:value-type="string">
            <text:p text:style-name="P27">Address</text:p>
          </table:table-cell>
          <table:table-cell table:style-name="Tabelle21.B1" office:value-type="string">
            <text:p text:style-name="P27">Barfüsserplatz 6, 4055 Basel, Switzerland</text:p>
          </table:table-cell>
        </table:table-row>
        <table:table-row table:style-name="Tabelle21.1">
          <table:table-cell table:style-name="Tabelle21.A1" office:value-type="string">
            <text:p text:style-name="P27">Voice</text:p>
          </table:table-cell>
          <table:table-cell table:style-name="Tabelle21.B1" office:value-type="string">
            <text:p text:style-name="P27">+41 61 226 55 49</text:p>
          </table:table-cell>
        </table:table-row>
        <table:table-row table:style-name="Tabelle21.1">
          <table:table-cell table:style-name="Tabelle21.A1" office:value-type="string">
            <text:p text:style-name="P32">e-mail</text:p>
          </table:table-cell>
          <table:table-cell table:style-name="Tabelle21.B1" office:value-type="string">
            <text:p text:style-name="P32">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7">Name</text:p>
          </table:table-cell>
          <table:table-cell table:style-name="Tabelle72.B1" office:value-type="string">
            <text:p text:style-name="P27">Carsten Ziegeler</text:p>
          </table:table-cell>
        </table:table-row>
        <table:table-row table:style-name="Tabelle72.1">
          <table:table-cell table:style-name="Tabelle72.A1" office:value-type="string">
            <text:p text:style-name="P27">Company</text:p>
          </table:table-cell>
          <table:table-cell table:style-name="Tabelle72.B1" office:value-type="string">
            <text:p text:style-name="P27">Adobe Systems Incorporated</text:p>
          </table:table-cell>
        </table:table-row>
        <table:table-row table:style-name="Tabelle72.1">
          <table:table-cell table:style-name="Tabelle72.A1" office:value-type="string">
            <text:p text:style-name="P27">Address</text:p>
          </table:table-cell>
          <table:table-cell table:style-name="Tabelle72.B1" office:value-type="string">
            <text:p text:style-name="P27">Barfüsserplatz 6, 4055 Basel, Switzerland</text:p>
          </table:table-cell>
        </table:table-row>
        <table:table-row table:style-name="Tabelle72.1">
          <table:table-cell table:style-name="Tabelle72.A1" office:value-type="string">
            <text:p text:style-name="P27">Voice</text:p>
          </table:table-cell>
          <table:table-cell table:style-name="Tabelle72.B1" office:value-type="string">
            <text:p text:style-name="P27">+41 61 226 55 0</text:p>
          </table:table-cell>
        </table:table-row>
        <table:table-row table:style-name="Tabelle72.1">
          <table:table-cell table:style-name="Tabelle72.A1" office:value-type="string">
            <text:p text:style-name="P32">e-mail</text:p>
          </table:table-cell>
          <table:table-cell table:style-name="Tabelle72.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5"><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9</text:page-number> of <text:page-count style:num-format="1">72</text:page-count></text:p>
        <text:p text:style-name="Header"/>
        <text:p text:style-name="Header"><text:tab/>Draft<text:tab/> <text:modification-date style:data-style-name="N76">September 19,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7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7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7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7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7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7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03</meta:editing-cycles>
    <meta:editing-duration>P4DT5H50M22S</meta:editing-duration>
    <meta:initial-creator>Felix Meschberger</meta:initial-creator>
    <dc:date>2013-09-19T09:21:53</dc:date>
    <dc:creator>Carsten Ziegeler</dc:creator>
    <meta:document-statistic meta:table-count="71" meta:image-count="26" meta:object-count="0" meta:page-count="72" meta:paragraph-count="2023" meta:word-count="14035" meta:character-count="101047"/>
    <meta:user-defined meta:name="Company">Adobe Systems Incorporated</meta:user-defined>
    <meta:user-defined meta:name="Info 3"/>
    <meta:user-defined meta:name="Info 4"/>
    <meta:user-defined meta:name="RFC Title">RFC 190 - Declarative Services Enhancements</meta:user-defined>
  </office:meta>
</office:document-meta>
</file>